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6.36pt"/>
    </style:style>
    <style:style style:name="co3" style:family="table-column">
      <style:table-column-properties fo:break-before="auto" style:column-width="298.94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4.09pt"/>
    </style:style>
    <style:style style:name="co8" style:family="table-column">
      <style:table-column-properties fo:break-before="auto" style:column-width="19.5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111.4pt"/>
    </style:style>
    <style:style style:name="co11" style:family="table-column">
      <style:table-column-properties fo:break-before="auto" style:column-width="27.24pt"/>
    </style:style>
    <style:style style:name="co12" style:family="table-column">
      <style:table-column-properties fo:break-before="auto" style:column-width="30.36pt"/>
    </style:style>
    <style:style style:name="co13" style:family="table-column">
      <style:table-column-properties fo:break-before="auto" style:column-width="86.71pt"/>
    </style:style>
    <style:style style:name="co14" style:family="table-column">
      <style:table-column-properties fo:break-before="auto" style:column-width="88.21pt"/>
    </style:style>
    <style:style style:name="co15" style:family="table-column">
      <style:table-column-properties fo:break-before="auto" style:column-width="92.1pt"/>
    </style:style>
    <style:style style:name="co16" style:family="table-column">
      <style:table-column-properties fo:break-before="auto" style:column-width="58.9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65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19" style:family="table-cell" style:parent-style-name="Default" style:data-style-name="N100">
      <style:text-properties style:font-name="Andale Mono"/>
    </style:style>
    <style:style style:name="ce20" style:family="table-cell" style:parent-style-name="Default">
      <style:text-properties style:font-name="Andale Mono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24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8" style:family="table-cell" style:parent-style-name="Default">
      <style:table-cell-properties fo:background-color="#999999"/>
      <style:text-properties fo:font-weight="bold"/>
    </style:style>
    <style:style style:name="ce2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999999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pt"/>
    </style:style>
    <style:style style:name="ce34" style:family="table-cell" style:parent-style-name="Default">
      <style:table-cell-properties fo:background-color="#999999" style:text-align-source="fix" style:repeat-content="false"/>
      <style:paragraph-properties fo:text-align="end" fo:margin-left="0pt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/>
      <table:table table:name="MPU9250 regis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9" table:default-cell-style-name="ce12"/>
        <table:table-column table:style-name="co10" table:default-cell-style-name="Default"/>
        <table:table-column table:style-name="co11" table:visibility="collapse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visibility="collapse" table:number-columns-repeated="2" table:default-cell-style-name="Default"/>
        <table:table-column table:style-name="co5" table:default-cell-style-name="Default"/>
        <table:table-column table:style-name="co14" table:default-cell-style-name="Default"/>
        <table:table-column table:style-name="co7" table:visibility="collapse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7" table:visibility="collapse" table:number-columns-repeated="2" table:default-cell-style-name="Default"/>
        <table:table-column table:style-name="co7" table:default-cell-style-name="Default"/>
        <table:table-column table:style-name="co16" table:default-cell-style-name="Default"/>
        <table:table-column table:style-name="co7" table:visibility="collapse" table:number-columns-repeated="2" table:default-cell-style-name="Default"/>
        <table:table-column table:style-name="co7" table:default-cell-style-name="Default"/>
        <table:table-column table:style-name="co17" table:default-cell-style-name="Default"/>
        <table:table-column table:style-name="co7" table:visibility="collapse" table:number-columns-repeated="2" table:default-cell-style-name="Default"/>
        <table:table-column table:style-name="co7" table:default-cell-style-name="Default"/>
        <table:table-column table:style-name="co17" table:default-cell-style-name="Default"/>
        <table:table-column table:style-name="co7" table:visibility="collapse" table:number-columns-repeated="2" table:default-cell-style-name="Default"/>
        <table:table-column table:style-name="co7" table:default-cell-style-name="Default"/>
        <table:table-column table:style-name="co18" table:default-cell-style-name="Default"/>
        <table:table-column table:style-name="co7" table:visibility="collapse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00</text:p>
          </table:table-cell>
          <table:table-cell table:style-name="ce19" office:value-type="string" calcext:value-type="string">
            <text:p>a0fb320f110315000000000000000000</text:p>
          </table:table-cell>
          <table:table-cell table:formula="of:=IF([.F1]&lt;&gt;&quot;reserved&quot;;CONCATENATE(&quot;  static const int &quot;;[.F1];&quot;=0x&quot;;[.D1]);&quot;/* reserved */&quot;)" office:value-type="string" office:string-value="  static const int CHIP_ID=0x00" calcext:value-type="string">
            <text:p><text:s text:c="2"/>static const int CHIP_ID=0x00</text:p>
          </table:table-cell>
          <table:table-cell table:formula="of:=DEC2HEX([.E1];2)" office:value-type="string" office:string-value="00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P_ID</text:p>
          </table:table-cell>
          <table:table-cell table:formula="of:=FLOOR([.E1]/16)" office:value-type="float" office:value="0" calcext:value-type="float">
            <text:p>0</text:p>
          </table:table-cell>
          <table:table-cell table:formula="of:=MOD([.E1];16)" office:value-type="float" office:value="0" calcext:value-type="float">
            <text:p>0</text:p>
          </table:table-cell>
          <table:table-cell table:formula="of:=MID(INDEX([.$B$1:.$B$16];[.G1]+1;0);[.H1]*2+1;2)" office:value-type="string" office:string-value="a0" calcext:value-type="string">
            <text:p>a0</text:p>
          </table:table-cell>
          <table:table-cell table:formula="of:=HEX2DEC([.I1])" office:value-type="float" office:value="160" calcext:value-type="float">
            <text:p>160</text:p>
          </table:table-cell>
          <table:table-cell table:formula="of:=HEX2BIN([.I1];8)" office:value-type="string" office:string-value="10100000" calcext:value-type="string">
            <text:p>10100000</text:p>
          </table:table-cell>
          <table:table-cell office:value-type="string" calcext:value-type="string">
            <text:p>Should be 0xA0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10</text:p>
          </table:table-cell>
          <table:table-cell table:style-name="ce19" office:value-type="string" calcext:value-type="string">
            <text:p>00000000000000000000000000000000</text:p>
          </table:table-cell>
          <table:table-cell table:formula="of:=IF([.F2]&lt;&gt;&quot;reserved&quot;;CONCATENATE(&quot;  static const int &quot;;[.F2];&quot;=0x&quot;;[.D2]);&quot;/* reserved */&quot;)" office:value-type="string" office:string-value="  static const int ACC_ID=0x01" calcext:value-type="string">
            <text:p><text:s text:c="2"/>static const int ACC_ID=0x01</text:p>
          </table:table-cell>
          <table:table-cell table:formula="of:=DEC2HEX([.E2];2)" office:value-type="string" office:string-value="01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_ID</text:p>
          </table:table-cell>
          <table:table-cell table:formula="of:=FLOOR([.E2]/16)" office:value-type="float" office:value="0" calcext:value-type="float">
            <text:p>0</text:p>
          </table:table-cell>
          <table:table-cell table:formula="of:=MOD([.E2];16)" office:value-type="float" office:value="1" calcext:value-type="float">
            <text:p>1</text:p>
          </table:table-cell>
          <table:table-cell table:formula="of:=MID(INDEX([.$B$1:.$B$16];[.G2]+1;0);[.H2]*2+1;2)" office:value-type="string" office:string-value="fb" calcext:value-type="string">
            <text:p>fb</text:p>
          </table:table-cell>
          <table:table-cell table:formula="of:=HEX2DEC([.I2])" office:value-type="float" office:value="251" calcext:value-type="float">
            <text:p>251</text:p>
          </table:table-cell>
          <table:table-cell table:formula="of:=HEX2BIN([.I2];8)" office:value-type="string" office:string-value="11111011" calcext:value-type="string">
            <text:p>11111011</text:p>
          </table:table-cell>
          <table:table-cell office:value-type="string" calcext:value-type="string">
            <text:p>Should be 0xFB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20</text:p>
          </table:table-cell>
          <table:table-cell table:style-name="ce19" office:value-type="string" calcext:value-type="string">
            <text:p>00000000000000000000000000000000</text:p>
          </table:table-cell>
          <table:table-cell table:formula="of:=IF([.F3]&lt;&gt;&quot;reserved&quot;;CONCATENATE(&quot;  static const int &quot;;[.F3];&quot;=0x&quot;;[.D3]);&quot;/* reserved */&quot;)" office:value-type="string" office:string-value="  static const int MAG_ID=0x02" calcext:value-type="string">
            <text:p><text:s text:c="2"/>static const int MAG_ID=0x02</text:p>
          </table:table-cell>
          <table:table-cell table:formula="of:=DEC2HEX([.E3];2)" office:value-type="string" office:string-value="02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_ID</text:p>
          </table:table-cell>
          <table:table-cell table:formula="of:=FLOOR([.E3]/16)" office:value-type="float" office:value="0" calcext:value-type="float">
            <text:p>0</text:p>
          </table:table-cell>
          <table:table-cell table:formula="of:=MOD([.E3];16)" office:value-type="float" office:value="2" calcext:value-type="float">
            <text:p>2</text:p>
          </table:table-cell>
          <table:table-cell table:formula="of:=MID(INDEX([.$B$1:.$B$16];[.G3]+1;0);[.H3]*2+1;2)" office:value-type="string" office:string-value="32" calcext:value-type="string">
            <text:p>32</text:p>
          </table:table-cell>
          <table:table-cell table:formula="of:=HEX2DEC([.I3])" office:value-type="float" office:value="50" calcext:value-type="float">
            <text:p>50</text:p>
          </table:table-cell>
          <table:table-cell table:formula="of:=HEX2BIN([.I3];8)" office:value-type="string" office:string-value="00110010" calcext:value-type="string">
            <text:p>00110010</text:p>
          </table:table-cell>
          <table:table-cell office:value-type="string" calcext:value-type="string">
            <text:p>should be 0x32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30</text:p>
          </table:table-cell>
          <table:table-cell table:style-name="ce19" office:value-type="string" calcext:value-type="string">
            <text:p>0000000000000f000000008000900000</text:p>
          </table:table-cell>
          <table:table-cell table:formula="of:=IF([.F4]&lt;&gt;&quot;reserved&quot;;CONCATENATE(&quot;  static const int &quot;;[.F4];&quot;=0x&quot;;[.D4]);&quot;/* reserved */&quot;)" office:value-type="string" office:string-value="  static const int GYR_ID=0x03" calcext:value-type="string">
            <text:p><text:s text:c="2"/>static const int GYR_ID=0x03</text:p>
          </table:table-cell>
          <table:table-cell table:formula="of:=DEC2HEX([.E4];2)" office:value-type="string" office:string-value="03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YR_ID</text:p>
          </table:table-cell>
          <table:table-cell table:formula="of:=FLOOR([.E4]/16)" office:value-type="float" office:value="0" calcext:value-type="float">
            <text:p>0</text:p>
          </table:table-cell>
          <table:table-cell table:formula="of:=MOD([.E4];16)" office:value-type="float" office:value="3" calcext:value-type="float">
            <text:p>3</text:p>
          </table:table-cell>
          <table:table-cell table:formula="of:=MID(INDEX([.$B$1:.$B$16];[.G4]+1;0);[.H4]*2+1;2)" office:value-type="string" office:string-value="0f" calcext:value-type="string">
            <text:p>0f</text:p>
          </table:table-cell>
          <table:table-cell table:formula="of:=HEX2DEC([.I4])" office:value-type="float" office:value="15" calcext:value-type="float">
            <text:p>15</text:p>
          </table:table-cell>
          <table:table-cell table:formula="of:=HEX2BIN([.I4];8)" office:value-type="string" office:string-value="00001111" calcext:value-type="string">
            <text:p>00001111</text:p>
          </table:table-cell>
          <table:table-cell office:value-type="string" calcext:value-type="string">
            <text:p>should be 0x0F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40</text:p>
          </table:table-cell>
          <table:table-cell table:style-name="ce19" office:value-type="string" calcext:value-type="string">
            <text:p>00240000000000000000000000000000</text:p>
          </table:table-cell>
          <table:table-cell table:formula="of:=IF([.F5]&lt;&gt;&quot;reserved&quot;;CONCATENATE(&quot;  static const int &quot;;[.F5];&quot;=0x&quot;;[.D5]);&quot;/* reserved */&quot;)" office:value-type="string" office:string-value="  static const int sw_rev_LSB=0x04" calcext:value-type="string">
            <text:p><text:s text:c="2"/>static const int sw_rev_LSB=0x04</text:p>
          </table:table-cell>
          <table:table-cell table:formula="of:=DEC2HEX([.E5];2)" office:value-type="string" office:string-value="04" calcext:value-type="string">
            <text:p>04</text:p>
          </table:table-cell>
          <table:table-cell office:value-type="float" office:value="4" calcext:value-type="float">
            <text:p>4</text:p>
          </table:table-cell>
          <table:table-cell table:style-name="ce9" table:formula="of:=CONCATENATE([.L6];&quot;_LSB&quot;)" office:value-type="string" office:string-value="sw_rev_LSB" calcext:value-type="string">
            <text:p>sw_rev_LSB</text:p>
          </table:table-cell>
          <table:table-cell table:formula="of:=FLOOR([.E5]/16)" office:value-type="float" office:value="0" calcext:value-type="float">
            <text:p>0</text:p>
          </table:table-cell>
          <table:table-cell table:formula="of:=MOD([.E5];16)" office:value-type="float" office:value="4" calcext:value-type="float">
            <text:p>4</text:p>
          </table:table-cell>
          <table:table-cell table:formula="of:=MID(INDEX([.$B$1:.$B$16];[.G5]+1;0);[.H5]*2+1;2)" office:value-type="string" office:string-value="11" calcext:value-type="string">
            <text:p>11</text:p>
          </table:table-cell>
          <table:table-cell table:formula="of:=HEX2DEC([.I5])" office:value-type="float" office:value="17" calcext:value-type="float">
            <text:p>17</text:p>
          </table:table-cell>
          <table:table-cell table:formula="of:=HEX2BIN([.I5];8)" office:value-type="string" office:string-value="00010001" calcext:value-type="string">
            <text:p>00010001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9" office:value-type="string" calcext:value-type="string">
            <text:p>00000000008000000000000000000000</text:p>
          </table:table-cell>
          <table:table-cell table:formula="of:=IF([.F6]&lt;&gt;&quot;reserved&quot;;CONCATENATE(&quot;  static const int &quot;;[.F6];&quot;=0x&quot;;[.D6]);&quot;/* reserved */&quot;)" office:value-type="string" office:string-value="  static const int sw_rev_MSB=0x05" calcext:value-type="string">
            <text:p><text:s text:c="2"/>static const int sw_rev_MSB=0x05</text:p>
          </table:table-cell>
          <table:table-cell table:formula="of:=DEC2HEX([.E6];2)" office:value-type="string" office:string-value="05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table:style-name="ce9" table:formula="of:=CONCATENATE([.L6];&quot;_MSB&quot;)" office:value-type="string" office:string-value="sw_rev_MSB" calcext:value-type="string">
            <text:p>sw_rev_MSB</text:p>
          </table:table-cell>
          <table:table-cell table:formula="of:=FLOOR([.E6]/16)" office:value-type="float" office:value="0" calcext:value-type="float">
            <text:p>0</text:p>
          </table:table-cell>
          <table:table-cell table:formula="of:=MOD([.E6];16)" office:value-type="float" office:value="5" calcext:value-type="float">
            <text:p>5</text:p>
          </table:table-cell>
          <table:table-cell table:formula="of:=MID(INDEX([.$B$1:.$B$16];[.G6]+1;0);[.H6]*2+1;2)" office:value-type="string" office:string-value="03" calcext:value-type="string">
            <text:p>03</text:p>
          </table:table-cell>
          <table:table-cell table:formula="of:=HEX2DEC([.I6])" office:value-type="float" office:value="3" calcext:value-type="float">
            <text:p>3</text:p>
          </table:table-cell>
          <table:table-cell table:formula="of:=HEX2BIN([.I6];8)" office:value-type="string" office:string-value="00000011" calcext:value-type="string">
            <text:p>00000011</text:p>
          </table:table-cell>
          <table:table-cell office:value-type="string" calcext:value-type="string">
            <text:p>sw_rev</text:p>
          </table:table-cell>
          <table:table-cell table:number-columns-repeated="2"/>
          <table:table-cell table:formula="of:=CONCATENATE([.I6];[.I5])" office:value-type="string" office:string-value="0311" calcext:value-type="string">
            <text:p>0311</text:p>
          </table:table-cell>
          <table:table-cell table:formula="of:=HEX2DEC([.O6])" office:value-type="float" office:value="785" calcext:value-type="float">
            <text:p>785</text:p>
          </table:table-cell>
          <table:table-cell table:number-columns-repeated="2"/>
          <table:table-cell table:formula="of:=IF([.P6]&gt;32767;[.P6]-65536;[.P6])" office:value-type="float" office:value="785" calcext:value-type="float">
            <text:p>785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60</text:p>
          </table:table-cell>
          <table:table-cell table:style-name="ce19" office:value-type="string" calcext:value-type="string">
            <text:p>000000000000000000e0010000000000</text:p>
          </table:table-cell>
          <table:table-cell table:formula="of:=IF([.F7]&lt;&gt;&quot;reserved&quot;;CONCATENATE(&quot;  static const int &quot;;[.F7];&quot;=0x&quot;;[.D7]);&quot;/* reserved */&quot;)" office:value-type="string" office:string-value="  static const int BL_rev_ID=0x06" calcext:value-type="string">
            <text:p><text:s text:c="2"/>static const int BL_rev_ID=0x06</text:p>
          </table:table-cell>
          <table:table-cell table:formula="of:=DEC2HEX([.E7];2)" office:value-type="string" office:string-value="06" calcext:value-type="string">
            <text:p>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_rev_ID</text:p>
          </table:table-cell>
          <table:table-cell table:formula="of:=FLOOR([.E7]/16)" office:value-type="float" office:value="0" calcext:value-type="float">
            <text:p>0</text:p>
          </table:table-cell>
          <table:table-cell table:formula="of:=MOD([.E7];16)" office:value-type="float" office:value="6" calcext:value-type="float">
            <text:p>6</text:p>
          </table:table-cell>
          <table:table-cell table:formula="of:=MID(INDEX([.$B$1:.$B$16];[.G7]+1;0);[.H7]*2+1;2)" office:value-type="string" office:string-value="15" calcext:value-type="string">
            <text:p>15</text:p>
          </table:table-cell>
          <table:table-cell table:formula="of:=HEX2DEC([.I7])" office:value-type="float" office:value="21" calcext:value-type="float">
            <text:p>21</text:p>
          </table:table-cell>
          <table:table-cell table:formula="of:=HEX2BIN([.I7];8)" office:value-type="string" office:string-value="00010101" calcext:value-type="string">
            <text:p>00010101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70</text:p>
          </table:table-cell>
          <table:table-cell table:style-name="ce19" office:value-type="string" calcext:value-type="string">
            <text:p>00000000000000000000000000000000</text:p>
          </table:table-cell>
          <table:table-cell table:formula="of:=IF([.F8]&lt;&gt;&quot;reserved&quot;;CONCATENATE(&quot;  static const int &quot;;[.F8];&quot;=0x&quot;;[.D8]);&quot;/* reserved */&quot;)" office:value-type="string" office:string-value="  static const int Page ID=0x07" calcext:value-type="string">
            <text:p><text:s text:c="2"/>static const int Page ID=0x07</text:p>
          </table:table-cell>
          <table:table-cell table:formula="of:=DEC2HEX([.E8];2)" office:value-type="string" office:string-value="07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ge ID</text:p>
          </table:table-cell>
          <table:table-cell table:formula="of:=FLOOR([.E8]/16)" office:value-type="float" office:value="0" calcext:value-type="float">
            <text:p>0</text:p>
          </table:table-cell>
          <table:table-cell table:formula="of:=MOD([.E8];16)" office:value-type="float" office:value="7" calcext:value-type="float">
            <text:p>7</text:p>
          </table:table-cell>
          <table:table-cell table:formula="of:=MID(INDEX([.$B$1:.$B$16];[.G8]+1;0);[.H8]*2+1;2)" office:value-type="string" office:string-value="00" calcext:value-type="string">
            <text:p>00</text:p>
          </table:table-cell>
          <table:table-cell table:formula="of:=HEX2DEC([.I8])" office:value-type="float" office:value="0" calcext:value-type="float">
            <text:p>0</text:p>
          </table:table-cell>
          <table:table-cell table:formula="of:=HEX2BIN([.I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80</text:p>
          </table:table-cell>
          <table:table-cell table:style-name="ce20" office:value-type="string" calcext:value-type="string">
            <text:p>00000000000000010d0b380000000080</text:p>
          </table:table-cell>
          <table:table-cell table:formula="of:=IF([.F9]&lt;&gt;&quot;reserved&quot;;CONCATENATE(&quot;  static const int &quot;;[.F9];&quot;=0x&quot;;[.D9]);&quot;/* reserved */&quot;)" office:value-type="string" office:string-value="  static const int acc_data_x_LSB=0x08" calcext:value-type="string">
            <text:p><text:s text:c="2"/>static const int acc_data_x_LSB=0x08</text:p>
          </table:table-cell>
          <table:table-cell table:formula="of:=DEC2HEX([.E9];2)" office:value-type="string" office:string-value="08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table:style-name="ce9" table:formula="of:=CONCATENATE([.L10];&quot;_LSB&quot;)" office:value-type="string" office:string-value="acc_data_x_LSB" calcext:value-type="string">
            <text:p>acc_data_x_LSB</text:p>
          </table:table-cell>
          <table:table-cell table:formula="of:=FLOOR([.E9]/16)" office:value-type="float" office:value="0" calcext:value-type="float">
            <text:p>0</text:p>
          </table:table-cell>
          <table:table-cell table:formula="of:=MOD([.E9];16)" office:value-type="float" office:value="8" calcext:value-type="float">
            <text:p>8</text:p>
          </table:table-cell>
          <table:table-cell table:formula="of:=MID(INDEX([.$B$1:.$B$16];[.G9]+1;0);[.H9]*2+1;2)" office:value-type="string" office:string-value="00" calcext:value-type="string">
            <text:p>00</text:p>
          </table:table-cell>
          <table:table-cell table:formula="of:=HEX2DEC([.I9])" office:value-type="float" office:value="0" calcext:value-type="float">
            <text:p>0</text:p>
          </table:table-cell>
          <table:table-cell table:formula="of:=HEX2BIN([.I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90</text:p>
          </table:table-cell>
          <table:table-cell table:style-name="ce20" office:value-type="string" calcext:value-type="string">
            <text:p>0014030fc00a0b00011901190119040a</text:p>
          </table:table-cell>
          <table:table-cell table:formula="of:=IF([.F10]&lt;&gt;&quot;reserved&quot;;CONCATENATE(&quot;  static const int &quot;;[.F10];&quot;=0x&quot;;[.D10]);&quot;/* reserved */&quot;)" office:value-type="string" office:string-value="  static const int acc_data_x_MSB=0x09" calcext:value-type="string">
            <text:p><text:s text:c="2"/>static const int acc_data_x_MSB=0x09</text:p>
          </table:table-cell>
          <table:table-cell table:formula="of:=DEC2HEX([.E10];2)" office:value-type="string" office:string-value="09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table:style-name="ce9" table:formula="of:=CONCATENATE([.L10];&quot;_MSB&quot;)" office:value-type="string" office:string-value="acc_data_x_MSB" calcext:value-type="string">
            <text:p>acc_data_x_MSB</text:p>
          </table:table-cell>
          <table:table-cell table:formula="of:=FLOOR([.E10]/16)" office:value-type="float" office:value="0" calcext:value-type="float">
            <text:p>0</text:p>
          </table:table-cell>
          <table:table-cell table:formula="of:=MOD([.E10];16)" office:value-type="float" office:value="9" calcext:value-type="float">
            <text:p>9</text:p>
          </table:table-cell>
          <table:table-cell table:formula="of:=MID(INDEX([.$B$1:.$B$16];[.G10]+1;0);[.H10]*2+1;2)" office:value-type="string" office:string-value="00" calcext:value-type="string">
            <text:p>00</text:p>
          </table:table-cell>
          <table:table-cell table:formula="of:=HEX2DEC([.I10])" office:value-type="float" office:value="0" calcext:value-type="float">
            <text:p>0</text:p>
          </table:table-cell>
          <table:table-cell table:formula="of:=HEX2BIN([.I10];8)" office:value-type="string" office:string-value="00000000" calcext:value-type="string">
            <text:p>00000000</text:p>
          </table:table-cell>
          <table:table-cell office:value-type="string" calcext:value-type="string">
            <text:p>acc_data_x</text:p>
          </table:table-cell>
          <table:table-cell table:number-columns-repeated="2"/>
          <table:table-cell table:formula="of:=CONCATENATE([.I10];[.I9])" office:value-type="string" office:string-value="0000" calcext:value-type="string">
            <text:p>0000</text:p>
          </table:table-cell>
          <table:table-cell table:formula="of:=HEX2DEC([.O10])" office:value-type="float" office:value="0" calcext:value-type="float">
            <text:p>0</text:p>
          </table:table-cell>
          <table:table-cell table:number-columns-repeated="2"/>
          <table:table-cell table:formula="of:=IF([.P10]&gt;32767;[.P10]-65536;[.P1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A0</text:p>
          </table:table-cell>
          <table:table-cell table:style-name="ce19" office:value-type="string" calcext:value-type="string">
            <text:p>00000000000000000000000000000000</text:p>
          </table:table-cell>
          <table:table-cell table:formula="of:=IF([.F11]&lt;&gt;&quot;reserved&quot;;CONCATENATE(&quot;  static const int &quot;;[.F11];&quot;=0x&quot;;[.D11]);&quot;/* reserved */&quot;)" office:value-type="string" office:string-value="  static const int acc_data_y_LSB=0x0A" calcext:value-type="string">
            <text:p><text:s text:c="2"/>static const int acc_data_y_LSB=0x0A</text:p>
          </table:table-cell>
          <table:table-cell table:formula="of:=DEC2HEX([.E11];2)" office:value-type="string" office:string-value="0A" calcext:value-type="string">
            <text:p>0A</text:p>
          </table:table-cell>
          <table:table-cell office:value-type="float" office:value="10" calcext:value-type="float">
            <text:p>10</text:p>
          </table:table-cell>
          <table:table-cell table:style-name="ce9" table:formula="of:=CONCATENATE([.L12];&quot;_LSB&quot;)" office:value-type="string" office:string-value="acc_data_y_LSB" calcext:value-type="string">
            <text:p>acc_data_y_LSB</text:p>
          </table:table-cell>
          <table:table-cell table:formula="of:=FLOOR([.E11]/16)" office:value-type="float" office:value="0" calcext:value-type="float">
            <text:p>0</text:p>
          </table:table-cell>
          <table:table-cell table:formula="of:=MOD([.E11];16)" office:value-type="float" office:value="10" calcext:value-type="float">
            <text:p>10</text:p>
          </table:table-cell>
          <table:table-cell table:formula="of:=MID(INDEX([.$B$1:.$B$16];[.G11]+1;0);[.H11]*2+1;2)" office:value-type="string" office:string-value="00" calcext:value-type="string">
            <text:p>00</text:p>
          </table:table-cell>
          <table:table-cell table:formula="of:=HEX2DEC([.I11])" office:value-type="float" office:value="0" calcext:value-type="float">
            <text:p>0</text:p>
          </table:table-cell>
          <table:table-cell table:formula="of:=HEX2BIN([.I1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B0</text:p>
          </table:table-cell>
          <table:table-cell table:style-name="ce19" office:value-type="string" calcext:value-type="string">
            <text:p>00000000000000000000000000000000</text:p>
          </table:table-cell>
          <table:table-cell table:formula="of:=IF([.F12]&lt;&gt;&quot;reserved&quot;;CONCATENATE(&quot;  static const int &quot;;[.F12];&quot;=0x&quot;;[.D12]);&quot;/* reserved */&quot;)" office:value-type="string" office:string-value="  static const int acc_data_y_MSB=0x0B" calcext:value-type="string">
            <text:p><text:s text:c="2"/>static const int acc_data_y_MSB=0x0B</text:p>
          </table:table-cell>
          <table:table-cell table:formula="of:=DEC2HEX([.E12];2)" office:value-type="string" office:string-value="0B" calcext:value-type="string">
            <text:p>0B</text:p>
          </table:table-cell>
          <table:table-cell office:value-type="float" office:value="11" calcext:value-type="float">
            <text:p>11</text:p>
          </table:table-cell>
          <table:table-cell table:style-name="ce9" table:formula="of:=CONCATENATE([.L12];&quot;_MSB&quot;)" office:value-type="string" office:string-value="acc_data_y_MSB" calcext:value-type="string">
            <text:p>acc_data_y_MSB</text:p>
          </table:table-cell>
          <table:table-cell table:formula="of:=FLOOR([.E12]/16)" office:value-type="float" office:value="0" calcext:value-type="float">
            <text:p>0</text:p>
          </table:table-cell>
          <table:table-cell table:formula="of:=MOD([.E12];16)" office:value-type="float" office:value="11" calcext:value-type="float">
            <text:p>11</text:p>
          </table:table-cell>
          <table:table-cell table:formula="of:=MID(INDEX([.$B$1:.$B$16];[.G12]+1;0);[.H12]*2+1;2)" office:value-type="string" office:string-value="00" calcext:value-type="string">
            <text:p>00</text:p>
          </table:table-cell>
          <table:table-cell table:formula="of:=HEX2DEC([.I12])" office:value-type="float" office:value="0" calcext:value-type="float">
            <text:p>0</text:p>
          </table:table-cell>
          <table:table-cell table:formula="of:=HEX2BIN([.I12];8)" office:value-type="string" office:string-value="00000000" calcext:value-type="string">
            <text:p>00000000</text:p>
          </table:table-cell>
          <table:table-cell office:value-type="string" calcext:value-type="string">
            <text:p>acc_data_y</text:p>
          </table:table-cell>
          <table:table-cell table:number-columns-repeated="2"/>
          <table:table-cell table:formula="of:=CONCATENATE([.I12];[.I11])" office:value-type="string" office:string-value="0000" calcext:value-type="string">
            <text:p>0000</text:p>
          </table:table-cell>
          <table:table-cell table:formula="of:=HEX2DEC([.O12])" office:value-type="float" office:value="0" calcext:value-type="float">
            <text:p>0</text:p>
          </table:table-cell>
          <table:table-cell table:number-columns-repeated="2"/>
          <table:table-cell table:formula="of:=IF([.P12]&gt;32767;[.P12]-65536;[.P1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C0</text:p>
          </table:table-cell>
          <table:table-cell table:style-name="ce19" office:value-type="string" calcext:value-type="string">
            <text:p>00000000000000000000000000000000</text:p>
          </table:table-cell>
          <table:table-cell table:formula="of:=IF([.F13]&lt;&gt;&quot;reserved&quot;;CONCATENATE(&quot;  static const int &quot;;[.F13];&quot;=0x&quot;;[.D13]);&quot;/* reserved */&quot;)" office:value-type="string" office:string-value="  static const int acc_data_z_LSB=0x0C" calcext:value-type="string">
            <text:p><text:s text:c="2"/>static const int acc_data_z_LSB=0x0C</text:p>
          </table:table-cell>
          <table:table-cell table:formula="of:=DEC2HEX([.E13];2)" office:value-type="string" office:string-value="0C" calcext:value-type="string">
            <text:p>0C</text:p>
          </table:table-cell>
          <table:table-cell office:value-type="float" office:value="12" calcext:value-type="float">
            <text:p>12</text:p>
          </table:table-cell>
          <table:table-cell table:style-name="ce9" table:formula="of:=CONCATENATE([.L14];&quot;_LSB&quot;)" office:value-type="string" office:string-value="acc_data_z_LSB" calcext:value-type="string">
            <text:p>acc_data_z_LSB</text:p>
          </table:table-cell>
          <table:table-cell table:formula="of:=FLOOR([.E13]/16)" office:value-type="float" office:value="0" calcext:value-type="float">
            <text:p>0</text:p>
          </table:table-cell>
          <table:table-cell table:formula="of:=MOD([.E13];16)" office:value-type="float" office:value="12" calcext:value-type="float">
            <text:p>12</text:p>
          </table:table-cell>
          <table:table-cell table:formula="of:=MID(INDEX([.$B$1:.$B$16];[.G13]+1;0);[.H13]*2+1;2)" office:value-type="string" office:string-value="00" calcext:value-type="string">
            <text:p>00</text:p>
          </table:table-cell>
          <table:table-cell table:formula="of:=HEX2DEC([.I13])" office:value-type="float" office:value="0" calcext:value-type="float">
            <text:p>0</text:p>
          </table:table-cell>
          <table:table-cell table:formula="of:=HEX2BIN([.I1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D0</text:p>
          </table:table-cell>
          <table:table-cell table:style-name="ce20" office:value-type="string" calcext:value-type="string">
            <text:p>3a03981750464d51202020332e2e09ff</text:p>
          </table:table-cell>
          <table:table-cell table:formula="of:=IF([.F14]&lt;&gt;&quot;reserved&quot;;CONCATENATE(&quot;  static const int &quot;;[.F14];&quot;=0x&quot;;[.D14]);&quot;/* reserved */&quot;)" office:value-type="string" office:string-value="  static const int acc_data_z_MSB=0x0D" calcext:value-type="string">
            <text:p><text:s text:c="2"/>static const int acc_data_z_MSB=0x0D</text:p>
          </table:table-cell>
          <table:table-cell table:formula="of:=DEC2HEX([.E14];2)" office:value-type="string" office:string-value="0D" calcext:value-type="string">
            <text:p>0D</text:p>
          </table:table-cell>
          <table:table-cell office:value-type="float" office:value="13" calcext:value-type="float">
            <text:p>13</text:p>
          </table:table-cell>
          <table:table-cell table:style-name="ce9" table:formula="of:=CONCATENATE([.L14];&quot;_MSB&quot;)" office:value-type="string" office:string-value="acc_data_z_MSB" calcext:value-type="string">
            <text:p>acc_data_z_MSB</text:p>
          </table:table-cell>
          <table:table-cell table:formula="of:=FLOOR([.E14]/16)" office:value-type="float" office:value="0" calcext:value-type="float">
            <text:p>0</text:p>
          </table:table-cell>
          <table:table-cell table:formula="of:=MOD([.E14];16)" office:value-type="float" office:value="13" calcext:value-type="float">
            <text:p>13</text:p>
          </table:table-cell>
          <table:table-cell table:formula="of:=MID(INDEX([.$B$1:.$B$16];[.G14]+1;0);[.H14]*2+1;2)" office:value-type="string" office:string-value="00" calcext:value-type="string">
            <text:p>00</text:p>
          </table:table-cell>
          <table:table-cell table:formula="of:=HEX2DEC([.I14])" office:value-type="float" office:value="0" calcext:value-type="float">
            <text:p>0</text:p>
          </table:table-cell>
          <table:table-cell table:formula="of:=HEX2BIN([.I14];8)" office:value-type="string" office:string-value="00000000" calcext:value-type="string">
            <text:p>00000000</text:p>
          </table:table-cell>
          <table:table-cell office:value-type="string" calcext:value-type="string">
            <text:p>acc_data_z</text:p>
          </table:table-cell>
          <table:table-cell table:number-columns-repeated="2"/>
          <table:table-cell table:formula="of:=CONCATENATE([.I14];[.I13])" office:value-type="string" office:string-value="0000" calcext:value-type="string">
            <text:p>0000</text:p>
          </table:table-cell>
          <table:table-cell table:formula="of:=HEX2DEC([.O14])" office:value-type="float" office:value="0" calcext:value-type="float">
            <text:p>0</text:p>
          </table:table-cell>
          <table:table-cell table:number-columns-repeated="2"/>
          <table:table-cell table:formula="of:=IF([.P14]&gt;32767;[.P14]-65536;[.P1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E0</text:p>
          </table:table-cell>
          <table:table-cell table:style-name="ce19" office:value-type="string" calcext:value-type="string">
            <text:p>00000000000000000000000000000000</text:p>
          </table:table-cell>
          <table:table-cell table:formula="of:=IF([.F15]&lt;&gt;&quot;reserved&quot;;CONCATENATE(&quot;  static const int &quot;;[.F15];&quot;=0x&quot;;[.D15]);&quot;/* reserved */&quot;)" office:value-type="string" office:string-value="  static const int mag_data_x_LSB=0x0E" calcext:value-type="string">
            <text:p><text:s text:c="2"/>static const int mag_data_x_LSB=0x0E</text:p>
          </table:table-cell>
          <table:table-cell table:formula="of:=DEC2HEX([.E15];2)" office:value-type="string" office:string-value="0E" calcext:value-type="string">
            <text:p>0E</text:p>
          </table:table-cell>
          <table:table-cell office:value-type="float" office:value="14" calcext:value-type="float">
            <text:p>14</text:p>
          </table:table-cell>
          <table:table-cell table:style-name="ce9" table:formula="of:=CONCATENATE([.L16];&quot;_LSB&quot;)" office:value-type="string" office:string-value="mag_data_x_LSB" calcext:value-type="string">
            <text:p>mag_data_x_LSB</text:p>
          </table:table-cell>
          <table:table-cell table:formula="of:=FLOOR([.E15]/16)" office:value-type="float" office:value="0" calcext:value-type="float">
            <text:p>0</text:p>
          </table:table-cell>
          <table:table-cell table:formula="of:=MOD([.E15];16)" office:value-type="float" office:value="14" calcext:value-type="float">
            <text:p>14</text:p>
          </table:table-cell>
          <table:table-cell table:formula="of:=MID(INDEX([.$B$1:.$B$16];[.G15]+1;0);[.H15]*2+1;2)" office:value-type="string" office:string-value="00" calcext:value-type="string">
            <text:p>00</text:p>
          </table:table-cell>
          <table:table-cell table:formula="of:=HEX2DEC([.I15])" office:value-type="float" office:value="0" calcext:value-type="float">
            <text:p>0</text:p>
          </table:table-cell>
          <table:table-cell table:formula="of:=HEX2BIN([.I1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F0</text:p>
          </table:table-cell>
          <table:table-cell table:style-name="ce19" office:value-type="string" calcext:value-type="string">
            <text:p>00000000000000000000000000000000</text:p>
          </table:table-cell>
          <table:table-cell table:formula="of:=IF([.F16]&lt;&gt;&quot;reserved&quot;;CONCATENATE(&quot;  static const int &quot;;[.F16];&quot;=0x&quot;;[.D16]);&quot;/* reserved */&quot;)" office:value-type="string" office:string-value="  static const int mag_data_x_MSB=0x0F" calcext:value-type="string">
            <text:p><text:s text:c="2"/>static const int mag_data_x_MSB=0x0F</text:p>
          </table:table-cell>
          <table:table-cell table:formula="of:=DEC2HEX([.E16];2)" office:value-type="string" office:string-value="0F" calcext:value-type="string">
            <text:p>0F</text:p>
          </table:table-cell>
          <table:table-cell office:value-type="float" office:value="15" calcext:value-type="float">
            <text:p>15</text:p>
          </table:table-cell>
          <table:table-cell table:style-name="ce9" table:formula="of:=CONCATENATE([.L16];&quot;_MSB&quot;)" office:value-type="string" office:string-value="mag_data_x_MSB" calcext:value-type="string">
            <text:p>mag_data_x_MSB</text:p>
          </table:table-cell>
          <table:table-cell table:formula="of:=FLOOR([.E16]/16)" office:value-type="float" office:value="0" calcext:value-type="float">
            <text:p>0</text:p>
          </table:table-cell>
          <table:table-cell table:formula="of:=MOD([.E16];16)" office:value-type="float" office:value="15" calcext:value-type="float">
            <text:p>15</text:p>
          </table:table-cell>
          <table:table-cell table:formula="of:=MID(INDEX([.$B$1:.$B$16];[.G16]+1;0);[.H16]*2+1;2)" office:value-type="string" office:string-value="00" calcext:value-type="string">
            <text:p>00</text:p>
          </table:table-cell>
          <table:table-cell table:formula="of:=HEX2DEC([.I16])" office:value-type="float" office:value="0" calcext:value-type="float">
            <text:p>0</text:p>
          </table:table-cell>
          <table:table-cell table:formula="of:=HEX2BIN([.I16];8)" office:value-type="string" office:string-value="00000000" calcext:value-type="string">
            <text:p>00000000</text:p>
          </table:table-cell>
          <table:table-cell office:value-type="string" calcext:value-type="string">
            <text:p>mag_data_x</text:p>
          </table:table-cell>
          <table:table-cell table:number-columns-repeated="2"/>
          <table:table-cell table:formula="of:=CONCATENATE([.I16];[.I15])" office:value-type="string" office:string-value="0000" calcext:value-type="string">
            <text:p>0000</text:p>
          </table:table-cell>
          <table:table-cell table:formula="of:=HEX2DEC([.O16])" office:value-type="float" office:value="0" calcext:value-type="float">
            <text:p>0</text:p>
          </table:table-cell>
          <table:table-cell table:number-columns-repeated="2"/>
          <table:table-cell table:formula="of:=IF([.P16]&gt;32767;[.P16]-65536;[.P1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IF([.F17]&lt;&gt;&quot;reserved&quot;;CONCATENATE(&quot;  static const int &quot;;[.F17];&quot;=0x&quot;;[.D17]);&quot;/* reserved */&quot;)" office:value-type="string" office:string-value="  static const int mag_data_y_LSB=0x10" calcext:value-type="string">
            <text:p><text:s text:c="2"/>static const int mag_data_y_LSB=0x10</text:p>
          </table:table-cell>
          <table:table-cell table:formula="of:=DEC2HEX([.E17];2)" office:value-type="string" office:string-value="10" calcext:value-type="string">
            <text:p>10</text:p>
          </table:table-cell>
          <table:table-cell office:value-type="float" office:value="16" calcext:value-type="float">
            <text:p>16</text:p>
          </table:table-cell>
          <table:table-cell table:style-name="ce9" table:formula="of:=CONCATENATE([.L18];&quot;_LSB&quot;)" office:value-type="string" office:string-value="mag_data_y_LSB" calcext:value-type="string">
            <text:p>mag_data_y_LSB</text:p>
          </table:table-cell>
          <table:table-cell table:formula="of:=FLOOR([.E17]/16)" office:value-type="float" office:value="1" calcext:value-type="float">
            <text:p>1</text:p>
          </table:table-cell>
          <table:table-cell table:formula="of:=MOD([.E17];16)" office:value-type="float" office:value="0" calcext:value-type="float">
            <text:p>0</text:p>
          </table:table-cell>
          <table:table-cell table:formula="of:=MID(INDEX([.$B$1:.$B$16];[.G17]+1;0);[.H17]*2+1;2)" office:value-type="string" office:string-value="00" calcext:value-type="string">
            <text:p>00</text:p>
          </table:table-cell>
          <table:table-cell table:formula="of:=HEX2DEC([.I17])" office:value-type="float" office:value="0" calcext:value-type="float">
            <text:p>0</text:p>
          </table:table-cell>
          <table:table-cell table:formula="of:=HEX2BIN([.I17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IF([.F18]&lt;&gt;&quot;reserved&quot;;CONCATENATE(&quot;  static const int &quot;;[.F18];&quot;=0x&quot;;[.D18]);&quot;/* reserved */&quot;)" office:value-type="string" office:string-value="  static const int mag_data_y_MSB=0x11" calcext:value-type="string">
            <text:p><text:s text:c="2"/>static const int mag_data_y_MSB=0x11</text:p>
          </table:table-cell>
          <table:table-cell table:formula="of:=DEC2HEX([.E18];2)" office:value-type="string" office:string-value="11" calcext:value-type="string">
            <text:p>11</text:p>
          </table:table-cell>
          <table:table-cell office:value-type="float" office:value="17" calcext:value-type="float">
            <text:p>17</text:p>
          </table:table-cell>
          <table:table-cell table:style-name="ce9" table:formula="of:=CONCATENATE([.L18];&quot;_MSB&quot;)" office:value-type="string" office:string-value="mag_data_y_MSB" calcext:value-type="string">
            <text:p>mag_data_y_MSB</text:p>
          </table:table-cell>
          <table:table-cell table:formula="of:=FLOOR([.E18]/16)" office:value-type="float" office:value="1" calcext:value-type="float">
            <text:p>1</text:p>
          </table:table-cell>
          <table:table-cell table:formula="of:=MOD([.E18];16)" office:value-type="float" office:value="1" calcext:value-type="float">
            <text:p>1</text:p>
          </table:table-cell>
          <table:table-cell table:formula="of:=MID(INDEX([.$B$1:.$B$16];[.G18]+1;0);[.H18]*2+1;2)" office:value-type="string" office:string-value="00" calcext:value-type="string">
            <text:p>00</text:p>
          </table:table-cell>
          <table:table-cell table:formula="of:=HEX2DEC([.I18])" office:value-type="float" office:value="0" calcext:value-type="float">
            <text:p>0</text:p>
          </table:table-cell>
          <table:table-cell table:formula="of:=HEX2BIN([.I18];8)" office:value-type="string" office:string-value="00000000" calcext:value-type="string">
            <text:p>00000000</text:p>
          </table:table-cell>
          <table:table-cell office:value-type="string" calcext:value-type="string">
            <text:p>mag_data_y</text:p>
          </table:table-cell>
          <table:table-cell table:number-columns-repeated="2"/>
          <table:table-cell table:formula="of:=CONCATENATE([.I18];[.I17])" office:value-type="string" office:string-value="0000" calcext:value-type="string">
            <text:p>0000</text:p>
          </table:table-cell>
          <table:table-cell table:formula="of:=HEX2DEC([.O18])" office:value-type="float" office:value="0" calcext:value-type="float">
            <text:p>0</text:p>
          </table:table-cell>
          <table:table-cell table:number-columns-repeated="2"/>
          <table:table-cell table:formula="of:=IF([.P18]&gt;32767;[.P18]-65536;[.P1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IF([.F19]&lt;&gt;&quot;reserved&quot;;CONCATENATE(&quot;  static const int &quot;;[.F19];&quot;=0x&quot;;[.D19]);&quot;/* reserved */&quot;)" office:value-type="string" office:string-value="  static const int mag_data_z_LSB=0x12" calcext:value-type="string">
            <text:p><text:s text:c="2"/>static const int mag_data_z_LSB=0x12</text:p>
          </table:table-cell>
          <table:table-cell table:formula="of:=DEC2HEX([.E19];2)" office:value-type="string" office:string-value="12" calcext:value-type="string">
            <text:p>12</text:p>
          </table:table-cell>
          <table:table-cell office:value-type="float" office:value="18" calcext:value-type="float">
            <text:p>18</text:p>
          </table:table-cell>
          <table:table-cell table:style-name="ce9" table:formula="of:=CONCATENATE([.L20];&quot;_LSB&quot;)" office:value-type="string" office:string-value="mag_data_z_LSB" calcext:value-type="string">
            <text:p>mag_data_z_LSB</text:p>
          </table:table-cell>
          <table:table-cell table:formula="of:=FLOOR([.E19]/16)" office:value-type="float" office:value="1" calcext:value-type="float">
            <text:p>1</text:p>
          </table:table-cell>
          <table:table-cell table:formula="of:=MOD([.E19];16)" office:value-type="float" office:value="2" calcext:value-type="float">
            <text:p>2</text:p>
          </table:table-cell>
          <table:table-cell table:formula="of:=MID(INDEX([.$B$1:.$B$16];[.G19]+1;0);[.H19]*2+1;2)" office:value-type="string" office:string-value="00" calcext:value-type="string">
            <text:p>00</text:p>
          </table:table-cell>
          <table:table-cell table:formula="of:=HEX2DEC([.I19])" office:value-type="float" office:value="0" calcext:value-type="float">
            <text:p>0</text:p>
          </table:table-cell>
          <table:table-cell table:formula="of:=HEX2BIN([.I1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IF([.F20]&lt;&gt;&quot;reserved&quot;;CONCATENATE(&quot;  static const int &quot;;[.F20];&quot;=0x&quot;;[.D20]);&quot;/* reserved */&quot;)" office:value-type="string" office:string-value="  static const int mag_data_z_MSB=0x13" calcext:value-type="string">
            <text:p><text:s text:c="2"/>static const int mag_data_z_MSB=0x13</text:p>
          </table:table-cell>
          <table:table-cell table:style-name="ce22" table:formula="of:=DEC2HEX([.E20];2)" office:value-type="string" office:string-value="13" calcext:value-type="string">
            <text:p>13</text:p>
          </table:table-cell>
          <table:table-cell table:style-name="ce22" office:value-type="float" office:value="19" calcext:value-type="float">
            <text:p>19</text:p>
          </table:table-cell>
          <table:table-cell table:style-name="ce9" table:formula="of:=CONCATENATE([.L20];&quot;_MSB&quot;)" office:value-type="string" office:string-value="mag_data_z_MSB" calcext:value-type="string">
            <text:p>mag_data_z_MSB</text:p>
          </table:table-cell>
          <table:table-cell table:style-name="ce9" table:formula="of:=FLOOR([.E20]/16)" office:value-type="float" office:value="1" calcext:value-type="float">
            <text:p>1</text:p>
          </table:table-cell>
          <table:table-cell table:style-name="ce9" table:formula="of:=MOD([.E20];16)" office:value-type="float" office:value="3" calcext:value-type="float">
            <text:p>3</text:p>
          </table:table-cell>
          <table:table-cell table:formula="of:=MID(INDEX([.$B$1:.$B$16];[.G20]+1;0);[.H20]*2+1;2)" office:value-type="string" office:string-value="00" calcext:value-type="string">
            <text:p>00</text:p>
          </table:table-cell>
          <table:table-cell table:style-name="ce9" table:formula="of:=HEX2DEC([.I20])" office:value-type="float" office:value="0" calcext:value-type="float">
            <text:p>0</text:p>
          </table:table-cell>
          <table:table-cell table:style-name="ce32" table:formula="of:=HEX2BIN([.I20];8)" office:value-type="string" office:string-value="00000000" calcext:value-type="string">
            <text:p>00000000</text:p>
          </table:table-cell>
          <table:table-cell office:value-type="string" calcext:value-type="string">
            <text:p>mag_data_z</text:p>
          </table:table-cell>
          <table:table-cell table:number-columns-repeated="2"/>
          <table:table-cell table:formula="of:=CONCATENATE([.I20];[.I19])" office:value-type="string" office:string-value="0000" calcext:value-type="string">
            <text:p>0000</text:p>
          </table:table-cell>
          <table:table-cell table:formula="of:=HEX2DEC([.O20])" office:value-type="float" office:value="0" calcext:value-type="float">
            <text:p>0</text:p>
          </table:table-cell>
          <table:table-cell table:number-columns-repeated="2"/>
          <table:table-cell table:formula="of:=IF([.P20]&gt;32767;[.P20]-65536;[.P2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IF([.F21]&lt;&gt;&quot;reserved&quot;;CONCATENATE(&quot;  static const int &quot;;[.F21];&quot;=0x&quot;;[.D21]);&quot;/* reserved */&quot;)" office:value-type="string" office:string-value="  static const int gyr_data_x_LSB=0x14" calcext:value-type="string">
            <text:p><text:s text:c="2"/>static const int gyr_data_x_LSB=0x14</text:p>
          </table:table-cell>
          <table:table-cell table:style-name="ce22" table:formula="of:=DEC2HEX([.E21];2)" office:value-type="string" office:string-value="14" calcext:value-type="string">
            <text:p>14</text:p>
          </table:table-cell>
          <table:table-cell table:style-name="ce22" office:value-type="float" office:value="20" calcext:value-type="float">
            <text:p>20</text:p>
          </table:table-cell>
          <table:table-cell table:style-name="ce9" table:formula="of:=CONCATENATE([.L22];&quot;_LSB&quot;)" office:value-type="string" office:string-value="gyr_data_x_LSB" calcext:value-type="string">
            <text:p>gyr_data_x_LSB</text:p>
          </table:table-cell>
          <table:table-cell table:style-name="ce9" table:formula="of:=FLOOR([.E21]/16)" office:value-type="float" office:value="1" calcext:value-type="float">
            <text:p>1</text:p>
          </table:table-cell>
          <table:table-cell table:style-name="ce9" table:formula="of:=MOD([.E21];16)" office:value-type="float" office:value="4" calcext:value-type="float">
            <text:p>4</text:p>
          </table:table-cell>
          <table:table-cell table:formula="of:=MID(INDEX([.$B$1:.$B$16];[.G21]+1;0);[.H21]*2+1;2)" office:value-type="string" office:string-value="00" calcext:value-type="string">
            <text:p>00</text:p>
          </table:table-cell>
          <table:table-cell table:style-name="ce9" table:formula="of:=HEX2DEC([.I21])" office:value-type="float" office:value="0" calcext:value-type="float">
            <text:p>0</text:p>
          </table:table-cell>
          <table:table-cell table:style-name="ce32" table:formula="of:=HEX2BIN([.I2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IF([.F22]&lt;&gt;&quot;reserved&quot;;CONCATENATE(&quot;  static const int &quot;;[.F22];&quot;=0x&quot;;[.D22]);&quot;/* reserved */&quot;)" office:value-type="string" office:string-value="  static const int gyr_data_x_MSB=0x15" calcext:value-type="string">
            <text:p><text:s text:c="2"/>static const int gyr_data_x_MSB=0x15</text:p>
          </table:table-cell>
          <table:table-cell table:style-name="ce22" table:formula="of:=DEC2HEX([.E22];2)" office:value-type="string" office:string-value="15" calcext:value-type="string">
            <text:p>15</text:p>
          </table:table-cell>
          <table:table-cell table:style-name="ce22" office:value-type="float" office:value="21" calcext:value-type="float">
            <text:p>21</text:p>
          </table:table-cell>
          <table:table-cell table:style-name="ce9" table:formula="of:=CONCATENATE([.L22];&quot;_MSB&quot;)" office:value-type="string" office:string-value="gyr_data_x_MSB" calcext:value-type="string">
            <text:p>gyr_data_x_MSB</text:p>
          </table:table-cell>
          <table:table-cell table:style-name="ce9" table:formula="of:=FLOOR([.E22]/16)" office:value-type="float" office:value="1" calcext:value-type="float">
            <text:p>1</text:p>
          </table:table-cell>
          <table:table-cell table:style-name="ce9" table:formula="of:=MOD([.E22];16)" office:value-type="float" office:value="5" calcext:value-type="float">
            <text:p>5</text:p>
          </table:table-cell>
          <table:table-cell table:formula="of:=MID(INDEX([.$B$1:.$B$16];[.G22]+1;0);[.H22]*2+1;2)" office:value-type="string" office:string-value="00" calcext:value-type="string">
            <text:p>00</text:p>
          </table:table-cell>
          <table:table-cell table:style-name="ce9" table:formula="of:=HEX2DEC([.I22])" office:value-type="float" office:value="0" calcext:value-type="float">
            <text:p>0</text:p>
          </table:table-cell>
          <table:table-cell table:style-name="ce32" table:formula="of:=HEX2BIN([.I22];8)" office:value-type="string" office:string-value="00000000" calcext:value-type="string">
            <text:p>00000000</text:p>
          </table:table-cell>
          <table:table-cell office:value-type="string" calcext:value-type="string">
            <text:p>gyr_data_x</text:p>
          </table:table-cell>
          <table:table-cell table:number-columns-repeated="2"/>
          <table:table-cell table:formula="of:=CONCATENATE([.I22];[.I21])" office:value-type="string" office:string-value="0000" calcext:value-type="string">
            <text:p>0000</text:p>
          </table:table-cell>
          <table:table-cell table:formula="of:=HEX2DEC([.O22])" office:value-type="float" office:value="0" calcext:value-type="float">
            <text:p>0</text:p>
          </table:table-cell>
          <table:table-cell table:number-columns-repeated="2"/>
          <table:table-cell table:formula="of:=IF([.P22]&gt;32767;[.P22]-65536;[.P2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IF([.F23]&lt;&gt;&quot;reserved&quot;;CONCATENATE(&quot;  static const int &quot;;[.F23];&quot;=0x&quot;;[.D23]);&quot;/* reserved */&quot;)" office:value-type="string" office:string-value="  static const int gyr_data_y_LSB=0x16" calcext:value-type="string">
            <text:p><text:s text:c="2"/>static const int gyr_data_y_LSB=0x16</text:p>
          </table:table-cell>
          <table:table-cell table:style-name="ce22" table:formula="of:=DEC2HEX([.E23];2)" office:value-type="string" office:string-value="16" calcext:value-type="string">
            <text:p>16</text:p>
          </table:table-cell>
          <table:table-cell table:style-name="ce22" office:value-type="float" office:value="22" calcext:value-type="float">
            <text:p>22</text:p>
          </table:table-cell>
          <table:table-cell table:style-name="ce9" table:formula="of:=CONCATENATE([.L24];&quot;_LSB&quot;)" office:value-type="string" office:string-value="gyr_data_y_LSB" calcext:value-type="string">
            <text:p>gyr_data_y_LSB</text:p>
          </table:table-cell>
          <table:table-cell table:style-name="ce9" table:formula="of:=FLOOR([.E23]/16)" office:value-type="float" office:value="1" calcext:value-type="float">
            <text:p>1</text:p>
          </table:table-cell>
          <table:table-cell table:style-name="ce9" table:formula="of:=MOD([.E23];16)" office:value-type="float" office:value="6" calcext:value-type="float">
            <text:p>6</text:p>
          </table:table-cell>
          <table:table-cell table:formula="of:=MID(INDEX([.$B$1:.$B$16];[.G23]+1;0);[.H23]*2+1;2)" office:value-type="string" office:string-value="00" calcext:value-type="string">
            <text:p>00</text:p>
          </table:table-cell>
          <table:table-cell table:style-name="ce9" table:formula="of:=HEX2DEC([.I23])" office:value-type="float" office:value="0" calcext:value-type="float">
            <text:p>0</text:p>
          </table:table-cell>
          <table:table-cell table:style-name="ce32" table:formula="of:=HEX2BIN([.I2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IF([.F24]&lt;&gt;&quot;reserved&quot;;CONCATENATE(&quot;  static const int &quot;;[.F24];&quot;=0x&quot;;[.D24]);&quot;/* reserved */&quot;)" office:value-type="string" office:string-value="  static const int gyr_data_y_MSB=0x17" calcext:value-type="string">
            <text:p><text:s text:c="2"/>static const int gyr_data_y_MSB=0x17</text:p>
          </table:table-cell>
          <table:table-cell table:style-name="ce22" table:formula="of:=DEC2HEX([.E24];2)" office:value-type="string" office:string-value="17" calcext:value-type="string">
            <text:p>17</text:p>
          </table:table-cell>
          <table:table-cell table:style-name="ce22" office:value-type="float" office:value="23" calcext:value-type="float">
            <text:p>23</text:p>
          </table:table-cell>
          <table:table-cell table:style-name="ce9" table:formula="of:=CONCATENATE([.L24];&quot;_MSB&quot;)" office:value-type="string" office:string-value="gyr_data_y_MSB" calcext:value-type="string">
            <text:p>gyr_data_y_MSB</text:p>
          </table:table-cell>
          <table:table-cell table:style-name="ce9" table:formula="of:=FLOOR([.E24]/16)" office:value-type="float" office:value="1" calcext:value-type="float">
            <text:p>1</text:p>
          </table:table-cell>
          <table:table-cell table:style-name="ce9" table:formula="of:=MOD([.E24];16)" office:value-type="float" office:value="7" calcext:value-type="float">
            <text:p>7</text:p>
          </table:table-cell>
          <table:table-cell table:formula="of:=MID(INDEX([.$B$1:.$B$16];[.G24]+1;0);[.H24]*2+1;2)" office:value-type="string" office:string-value="00" calcext:value-type="string">
            <text:p>00</text:p>
          </table:table-cell>
          <table:table-cell table:style-name="ce9" table:formula="of:=HEX2DEC([.I24])" office:value-type="float" office:value="0" calcext:value-type="float">
            <text:p>0</text:p>
          </table:table-cell>
          <table:table-cell table:style-name="ce32" table:formula="of:=HEX2BIN([.I24];8)" office:value-type="string" office:string-value="00000000" calcext:value-type="string">
            <text:p>00000000</text:p>
          </table:table-cell>
          <table:table-cell office:value-type="string" calcext:value-type="string">
            <text:p>gyr_data_y</text:p>
          </table:table-cell>
          <table:table-cell table:number-columns-repeated="2"/>
          <table:table-cell table:formula="of:=CONCATENATE([.I24];[.I23])" office:value-type="string" office:string-value="0000" calcext:value-type="string">
            <text:p>0000</text:p>
          </table:table-cell>
          <table:table-cell table:formula="of:=HEX2DEC([.O24])" office:value-type="float" office:value="0" calcext:value-type="float">
            <text:p>0</text:p>
          </table:table-cell>
          <table:table-cell table:number-columns-repeated="2"/>
          <table:table-cell table:formula="of:=IF([.P24]&gt;32767;[.P24]-65536;[.P2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IF([.F25]&lt;&gt;&quot;reserved&quot;;CONCATENATE(&quot;  static const int &quot;;[.F25];&quot;=0x&quot;;[.D25]);&quot;/* reserved */&quot;)" office:value-type="string" office:string-value="  static const int gyr_data_z_LSB=0x18" calcext:value-type="string">
            <text:p><text:s text:c="2"/>static const int gyr_data_z_LSB=0x18</text:p>
          </table:table-cell>
          <table:table-cell table:style-name="ce22" table:formula="of:=DEC2HEX([.E25];2)" office:value-type="string" office:string-value="18" calcext:value-type="string">
            <text:p>18</text:p>
          </table:table-cell>
          <table:table-cell table:style-name="ce22" office:value-type="float" office:value="24" calcext:value-type="float">
            <text:p>24</text:p>
          </table:table-cell>
          <table:table-cell table:style-name="ce9" table:formula="of:=CONCATENATE([.L26];&quot;_LSB&quot;)" office:value-type="string" office:string-value="gyr_data_z_LSB" calcext:value-type="string">
            <text:p>gyr_data_z_LSB</text:p>
          </table:table-cell>
          <table:table-cell table:style-name="ce9" table:formula="of:=FLOOR([.E25]/16)" office:value-type="float" office:value="1" calcext:value-type="float">
            <text:p>1</text:p>
          </table:table-cell>
          <table:table-cell table:style-name="ce9" table:formula="of:=MOD([.E25];16)" office:value-type="float" office:value="8" calcext:value-type="float">
            <text:p>8</text:p>
          </table:table-cell>
          <table:table-cell table:formula="of:=MID(INDEX([.$B$1:.$B$16];[.G25]+1;0);[.H25]*2+1;2)" office:value-type="string" office:string-value="00" calcext:value-type="string">
            <text:p>00</text:p>
          </table:table-cell>
          <table:table-cell table:style-name="ce9" table:formula="of:=HEX2DEC([.I25])" office:value-type="float" office:value="0" calcext:value-type="float">
            <text:p>0</text:p>
          </table:table-cell>
          <table:table-cell table:style-name="ce32" table:formula="of:=HEX2BIN([.I2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IF([.F26]&lt;&gt;&quot;reserved&quot;;CONCATENATE(&quot;  static const int &quot;;[.F26];&quot;=0x&quot;;[.D26]);&quot;/* reserved */&quot;)" office:value-type="string" office:string-value="  static const int gyr_data_z_MSB=0x19" calcext:value-type="string">
            <text:p><text:s text:c="2"/>static const int gyr_data_z_MSB=0x19</text:p>
          </table:table-cell>
          <table:table-cell table:style-name="ce22" table:formula="of:=DEC2HEX([.E26];2)" office:value-type="string" office:string-value="19" calcext:value-type="string">
            <text:p>19</text:p>
          </table:table-cell>
          <table:table-cell table:style-name="ce22" office:value-type="float" office:value="25" calcext:value-type="float">
            <text:p>25</text:p>
          </table:table-cell>
          <table:table-cell table:style-name="ce9" table:formula="of:=CONCATENATE([.L26];&quot;_MSB&quot;)" office:value-type="string" office:string-value="gyr_data_z_MSB" calcext:value-type="string">
            <text:p>gyr_data_z_MSB</text:p>
          </table:table-cell>
          <table:table-cell table:style-name="ce9" table:formula="of:=FLOOR([.E26]/16)" office:value-type="float" office:value="1" calcext:value-type="float">
            <text:p>1</text:p>
          </table:table-cell>
          <table:table-cell table:style-name="ce9" table:formula="of:=MOD([.E26];16)" office:value-type="float" office:value="9" calcext:value-type="float">
            <text:p>9</text:p>
          </table:table-cell>
          <table:table-cell table:formula="of:=MID(INDEX([.$B$1:.$B$16];[.G26]+1;0);[.H26]*2+1;2)" office:value-type="string" office:string-value="00" calcext:value-type="string">
            <text:p>00</text:p>
          </table:table-cell>
          <table:table-cell table:style-name="ce9" table:formula="of:=HEX2DEC([.I26])" office:value-type="float" office:value="0" calcext:value-type="float">
            <text:p>0</text:p>
          </table:table-cell>
          <table:table-cell table:style-name="ce32" table:formula="of:=HEX2BIN([.I26];8)" office:value-type="string" office:string-value="00000000" calcext:value-type="string">
            <text:p>00000000</text:p>
          </table:table-cell>
          <table:table-cell office:value-type="string" calcext:value-type="string">
            <text:p>gyr_data_z</text:p>
          </table:table-cell>
          <table:table-cell table:number-columns-repeated="2"/>
          <table:table-cell table:formula="of:=CONCATENATE([.I26];[.I25])" office:value-type="string" office:string-value="0000" calcext:value-type="string">
            <text:p>0000</text:p>
          </table:table-cell>
          <table:table-cell table:formula="of:=HEX2DEC([.O26])" office:value-type="float" office:value="0" calcext:value-type="float">
            <text:p>0</text:p>
          </table:table-cell>
          <table:table-cell table:number-columns-repeated="2"/>
          <table:table-cell table:formula="of:=IF([.P26]&gt;32767;[.P26]-65536;[.P2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IF([.F27]&lt;&gt;&quot;reserved&quot;;CONCATENATE(&quot;  static const int &quot;;[.F27];&quot;=0x&quot;;[.D27]);&quot;/* reserved */&quot;)" office:value-type="string" office:string-value="  static const int EUL_Heading_LSB=0x1A" calcext:value-type="string">
            <text:p><text:s text:c="2"/>static const int EUL_Heading_LSB=0x1A</text:p>
          </table:table-cell>
          <table:table-cell table:style-name="ce22" table:formula="of:=DEC2HEX([.E27];2)" office:value-type="string" office:string-value="1A" calcext:value-type="string">
            <text:p>1A</text:p>
          </table:table-cell>
          <table:table-cell table:style-name="ce22" office:value-type="float" office:value="26" calcext:value-type="float">
            <text:p>26</text:p>
          </table:table-cell>
          <table:table-cell table:style-name="ce9" table:formula="of:=CONCATENATE([.L28];&quot;_LSB&quot;)" office:value-type="string" office:string-value="EUL_Heading_LSB" calcext:value-type="string">
            <text:p>EUL_Heading_LSB</text:p>
          </table:table-cell>
          <table:table-cell table:style-name="ce9" table:formula="of:=FLOOR([.E27]/16)" office:value-type="float" office:value="1" calcext:value-type="float">
            <text:p>1</text:p>
          </table:table-cell>
          <table:table-cell table:style-name="ce9" table:formula="of:=MOD([.E27];16)" office:value-type="float" office:value="10" calcext:value-type="float">
            <text:p>10</text:p>
          </table:table-cell>
          <table:table-cell table:formula="of:=MID(INDEX([.$B$1:.$B$16];[.G27]+1;0);[.H27]*2+1;2)" office:value-type="string" office:string-value="00" calcext:value-type="string">
            <text:p>00</text:p>
          </table:table-cell>
          <table:table-cell table:style-name="ce9" table:formula="of:=HEX2DEC([.I27])" office:value-type="float" office:value="0" calcext:value-type="float">
            <text:p>0</text:p>
          </table:table-cell>
          <table:table-cell table:style-name="ce32" table:formula="of:=HEX2BIN([.I27];8)" office:value-type="string" office:string-value="00000000" calcext:value-type="string">
            <text:p>00000000</text:p>
          </table:table-cell>
          <table:table-cell table:style-name="ce9" table:number-columns-repeated="7"/>
          <table:table-cell/>
          <table:table-cell table:style-name="ce9" table:number-columns-repeated="24"/>
        </table:table-row>
        <table:table-row table:style-name="ro1">
          <table:table-cell table:number-columns-repeated="2"/>
          <table:table-cell table:formula="of:=IF([.F28]&lt;&gt;&quot;reserved&quot;;CONCATENATE(&quot;  static const int &quot;;[.F28];&quot;=0x&quot;;[.D28]);&quot;/* reserved */&quot;)" office:value-type="string" office:string-value="  static const int EUL_Heading_MSB=0x1B" calcext:value-type="string">
            <text:p><text:s text:c="2"/>static const int EUL_Heading_MSB=0x1B</text:p>
          </table:table-cell>
          <table:table-cell table:style-name="ce22" table:formula="of:=DEC2HEX([.E28];2)" office:value-type="string" office:string-value="1B" calcext:value-type="string">
            <text:p>1B</text:p>
          </table:table-cell>
          <table:table-cell table:style-name="ce22" office:value-type="float" office:value="27" calcext:value-type="float">
            <text:p>27</text:p>
          </table:table-cell>
          <table:table-cell table:style-name="ce9" table:formula="of:=CONCATENATE([.L28];&quot;_MSB&quot;)" office:value-type="string" office:string-value="EUL_Heading_MSB" calcext:value-type="string">
            <text:p>EUL_Heading_MSB</text:p>
          </table:table-cell>
          <table:table-cell table:style-name="ce9" table:formula="of:=FLOOR([.E28]/16)" office:value-type="float" office:value="1" calcext:value-type="float">
            <text:p>1</text:p>
          </table:table-cell>
          <table:table-cell table:style-name="ce9" table:formula="of:=MOD([.E28];16)" office:value-type="float" office:value="11" calcext:value-type="float">
            <text:p>11</text:p>
          </table:table-cell>
          <table:table-cell table:formula="of:=MID(INDEX([.$B$1:.$B$16];[.G28]+1;0);[.H28]*2+1;2)" office:value-type="string" office:string-value="00" calcext:value-type="string">
            <text:p>00</text:p>
          </table:table-cell>
          <table:table-cell table:style-name="ce9" table:formula="of:=HEX2DEC([.I28])" office:value-type="float" office:value="0" calcext:value-type="float">
            <text:p>0</text:p>
          </table:table-cell>
          <table:table-cell table:style-name="ce32" table:formula="of:=HEX2BIN([.I28];8)" office:value-type="string" office:string-value="00000000" calcext:value-type="string">
            <text:p>00000000</text:p>
          </table:table-cell>
          <table:table-cell table:style-name="ce9" office:value-type="string" calcext:value-type="string">
            <text:p>EUL_Heading</text:p>
          </table:table-cell>
          <table:table-cell table:style-name="ce9" table:number-columns-repeated="2"/>
          <table:table-cell table:formula="of:=CONCATENATE([.I28];[.I27])" office:value-type="string" office:string-value="0000" calcext:value-type="string">
            <text:p>0000</text:p>
          </table:table-cell>
          <table:table-cell table:formula="of:=HEX2DEC([.O28])" office:value-type="float" office:value="0" calcext:value-type="float">
            <text:p>0</text:p>
          </table:table-cell>
          <table:table-cell table:style-name="ce9" table:number-columns-repeated="2"/>
          <table:table-cell table:formula="of:=IF([.P28]&gt;32767;[.P28]-65536;[.P28])" office:value-type="float" office:value="0" calcext:value-type="float">
            <text:p>0</text:p>
          </table:table-cell>
          <table:table-cell table:style-name="ce9" table:number-columns-repeated="24"/>
        </table:table-row>
        <table:table-row table:style-name="ro1">
          <table:table-cell table:number-columns-repeated="2"/>
          <table:table-cell table:formula="of:=IF([.F29]&lt;&gt;&quot;reserved&quot;;CONCATENATE(&quot;  static const int &quot;;[.F29];&quot;=0x&quot;;[.D29]);&quot;/* reserved */&quot;)" office:value-type="string" office:string-value="  static const int EUL_Roll_LSB=0x1C" calcext:value-type="string">
            <text:p><text:s text:c="2"/>static const int EUL_Roll_LSB=0x1C</text:p>
          </table:table-cell>
          <table:table-cell table:style-name="ce22" table:formula="of:=DEC2HEX([.E29];2)" office:value-type="string" office:string-value="1C" calcext:value-type="string">
            <text:p>1C</text:p>
          </table:table-cell>
          <table:table-cell table:style-name="ce22" office:value-type="float" office:value="28" calcext:value-type="float">
            <text:p>28</text:p>
          </table:table-cell>
          <table:table-cell table:style-name="ce9" table:formula="of:=CONCATENATE([.L30];&quot;_LSB&quot;)" office:value-type="string" office:string-value="EUL_Roll_LSB" calcext:value-type="string">
            <text:p>EUL_Roll_LSB</text:p>
          </table:table-cell>
          <table:table-cell table:style-name="ce9" table:formula="of:=FLOOR([.E29]/16)" office:value-type="float" office:value="1" calcext:value-type="float">
            <text:p>1</text:p>
          </table:table-cell>
          <table:table-cell table:style-name="ce9" table:formula="of:=MOD([.E29];16)" office:value-type="float" office:value="12" calcext:value-type="float">
            <text:p>12</text:p>
          </table:table-cell>
          <table:table-cell table:formula="of:=MID(INDEX([.$B$1:.$B$16];[.G29]+1;0);[.H29]*2+1;2)" office:value-type="string" office:string-value="00" calcext:value-type="string">
            <text:p>00</text:p>
          </table:table-cell>
          <table:table-cell table:style-name="ce9" table:formula="of:=HEX2DEC([.I29])" office:value-type="float" office:value="0" calcext:value-type="float">
            <text:p>0</text:p>
          </table:table-cell>
          <table:table-cell table:style-name="ce32" table:formula="of:=HEX2BIN([.I29];8)" office:value-type="string" office:string-value="00000000" calcext:value-type="string">
            <text:p>00000000</text:p>
          </table:table-cell>
          <table:table-cell table:style-name="ce9" table:number-columns-repeated="7"/>
          <table:table-cell/>
          <table:table-cell table:style-name="ce9" table:number-columns-repeated="24"/>
        </table:table-row>
        <table:table-row table:style-name="ro1">
          <table:table-cell table:number-columns-repeated="2"/>
          <table:table-cell table:formula="of:=IF([.F30]&lt;&gt;&quot;reserved&quot;;CONCATENATE(&quot;  static const int &quot;;[.F30];&quot;=0x&quot;;[.D30]);&quot;/* reserved */&quot;)" office:value-type="string" office:string-value="  static const int EUL_Roll_MSB=0x1D" calcext:value-type="string">
            <text:p><text:s text:c="2"/>static const int EUL_Roll_MSB=0x1D</text:p>
          </table:table-cell>
          <table:table-cell table:style-name="ce22" table:formula="of:=DEC2HEX([.E30];2)" office:value-type="string" office:string-value="1D" calcext:value-type="string">
            <text:p>1D</text:p>
          </table:table-cell>
          <table:table-cell table:style-name="ce22" office:value-type="float" office:value="29" calcext:value-type="float">
            <text:p>29</text:p>
          </table:table-cell>
          <table:table-cell table:style-name="ce9" table:formula="of:=CONCATENATE([.L30];&quot;_MSB&quot;)" office:value-type="string" office:string-value="EUL_Roll_MSB" calcext:value-type="string">
            <text:p>EUL_Roll_MSB</text:p>
          </table:table-cell>
          <table:table-cell table:style-name="ce9" table:formula="of:=FLOOR([.E30]/16)" office:value-type="float" office:value="1" calcext:value-type="float">
            <text:p>1</text:p>
          </table:table-cell>
          <table:table-cell table:style-name="ce9" table:formula="of:=MOD([.E30];16)" office:value-type="float" office:value="13" calcext:value-type="float">
            <text:p>13</text:p>
          </table:table-cell>
          <table:table-cell table:formula="of:=MID(INDEX([.$B$1:.$B$16];[.G30]+1;0);[.H30]*2+1;2)" office:value-type="string" office:string-value="00" calcext:value-type="string">
            <text:p>00</text:p>
          </table:table-cell>
          <table:table-cell table:style-name="ce9" table:formula="of:=HEX2DEC([.I30])" office:value-type="float" office:value="0" calcext:value-type="float">
            <text:p>0</text:p>
          </table:table-cell>
          <table:table-cell table:style-name="ce32" table:formula="of:=HEX2BIN([.I30];8)" office:value-type="string" office:string-value="00000000" calcext:value-type="string">
            <text:p>00000000</text:p>
          </table:table-cell>
          <table:table-cell table:style-name="ce9" office:value-type="string" calcext:value-type="string">
            <text:p>EUL_Roll</text:p>
          </table:table-cell>
          <table:table-cell table:style-name="ce9" table:number-columns-repeated="2"/>
          <table:table-cell table:formula="of:=CONCATENATE([.I30];[.I29])" office:value-type="string" office:string-value="0000" calcext:value-type="string">
            <text:p>0000</text:p>
          </table:table-cell>
          <table:table-cell table:formula="of:=HEX2DEC([.O30])" office:value-type="float" office:value="0" calcext:value-type="float">
            <text:p>0</text:p>
          </table:table-cell>
          <table:table-cell table:style-name="ce9" table:number-columns-repeated="2"/>
          <table:table-cell table:formula="of:=IF([.P30]&gt;32767;[.P30]-65536;[.P30])" office:value-type="float" office:value="0" calcext:value-type="float">
            <text:p>0</text:p>
          </table:table-cell>
          <table:table-cell table:style-name="ce9" table:number-columns-repeated="24"/>
        </table:table-row>
        <table:table-row table:style-name="ro1">
          <table:table-cell table:number-columns-repeated="2"/>
          <table:table-cell table:formula="of:=IF([.F31]&lt;&gt;&quot;reserved&quot;;CONCATENATE(&quot;  static const int &quot;;[.F31];&quot;=0x&quot;;[.D31]);&quot;/* reserved */&quot;)" office:value-type="string" office:string-value="  static const int EUL_Pitch_LSB=0x1E" calcext:value-type="string">
            <text:p><text:s text:c="2"/>static const int EUL_Pitch_LSB=0x1E</text:p>
          </table:table-cell>
          <table:table-cell table:style-name="ce22" table:formula="of:=DEC2HEX([.E31];2)" office:value-type="string" office:string-value="1E" calcext:value-type="string">
            <text:p>1E</text:p>
          </table:table-cell>
          <table:table-cell table:style-name="ce22" office:value-type="float" office:value="30" calcext:value-type="float">
            <text:p>30</text:p>
          </table:table-cell>
          <table:table-cell table:style-name="ce9" table:formula="of:=CONCATENATE([.L32];&quot;_LSB&quot;)" office:value-type="string" office:string-value="EUL_Pitch_LSB" calcext:value-type="string">
            <text:p>EUL_Pitch_LSB</text:p>
          </table:table-cell>
          <table:table-cell table:style-name="ce9" table:formula="of:=FLOOR([.E31]/16)" office:value-type="float" office:value="1" calcext:value-type="float">
            <text:p>1</text:p>
          </table:table-cell>
          <table:table-cell table:style-name="ce9" table:formula="of:=MOD([.E31];16)" office:value-type="float" office:value="14" calcext:value-type="float">
            <text:p>14</text:p>
          </table:table-cell>
          <table:table-cell table:formula="of:=MID(INDEX([.$B$1:.$B$16];[.G31]+1;0);[.H31]*2+1;2)" office:value-type="string" office:string-value="00" calcext:value-type="string">
            <text:p>00</text:p>
          </table:table-cell>
          <table:table-cell table:style-name="ce9" table:formula="of:=HEX2DEC([.I31])" office:value-type="float" office:value="0" calcext:value-type="float">
            <text:p>0</text:p>
          </table:table-cell>
          <table:table-cell table:style-name="ce32" table:formula="of:=HEX2BIN([.I31];8)" office:value-type="string" office:string-value="00000000" calcext:value-type="string">
            <text:p>00000000</text:p>
          </table:table-cell>
          <table:table-cell table:style-name="ce9" table:number-columns-repeated="7"/>
          <table:table-cell/>
          <table:table-cell table:style-name="ce9" table:number-columns-repeated="24"/>
        </table:table-row>
        <table:table-row table:style-name="ro1">
          <table:table-cell table:number-columns-repeated="2"/>
          <table:table-cell table:formula="of:=IF([.F32]&lt;&gt;&quot;reserved&quot;;CONCATENATE(&quot;  static const int &quot;;[.F32];&quot;=0x&quot;;[.D32]);&quot;/* reserved */&quot;)" office:value-type="string" office:string-value="  static const int EUL_Pitch_MSB=0x1F" calcext:value-type="string">
            <text:p><text:s text:c="2"/>static const int EUL_Pitch_MSB=0x1F</text:p>
          </table:table-cell>
          <table:table-cell table:style-name="ce22" table:formula="of:=DEC2HEX([.E32];2)" office:value-type="string" office:string-value="1F" calcext:value-type="string">
            <text:p>1F</text:p>
          </table:table-cell>
          <table:table-cell table:style-name="ce22" office:value-type="float" office:value="31" calcext:value-type="float">
            <text:p>31</text:p>
          </table:table-cell>
          <table:table-cell table:style-name="ce9" table:formula="of:=CONCATENATE([.L32];&quot;_MSB&quot;)" office:value-type="string" office:string-value="EUL_Pitch_MSB" calcext:value-type="string">
            <text:p>EUL_Pitch_MSB</text:p>
          </table:table-cell>
          <table:table-cell table:style-name="ce9" table:formula="of:=FLOOR([.E32]/16)" office:value-type="float" office:value="1" calcext:value-type="float">
            <text:p>1</text:p>
          </table:table-cell>
          <table:table-cell table:style-name="ce9" table:formula="of:=MOD([.E32];16)" office:value-type="float" office:value="15" calcext:value-type="float">
            <text:p>15</text:p>
          </table:table-cell>
          <table:table-cell table:formula="of:=MID(INDEX([.$B$1:.$B$16];[.G32]+1;0);[.H32]*2+1;2)" office:value-type="string" office:string-value="00" calcext:value-type="string">
            <text:p>00</text:p>
          </table:table-cell>
          <table:table-cell table:style-name="ce9" table:formula="of:=HEX2DEC([.I32])" office:value-type="float" office:value="0" calcext:value-type="float">
            <text:p>0</text:p>
          </table:table-cell>
          <table:table-cell table:style-name="ce32" table:formula="of:=HEX2BIN([.I32];8)" office:value-type="string" office:string-value="00000000" calcext:value-type="string">
            <text:p>00000000</text:p>
          </table:table-cell>
          <table:table-cell table:style-name="ce9" office:value-type="string" calcext:value-type="string">
            <text:p>EUL_Pitch</text:p>
          </table:table-cell>
          <table:table-cell table:style-name="ce9" table:number-columns-repeated="2"/>
          <table:table-cell table:formula="of:=CONCATENATE([.I32];[.I31])" office:value-type="string" office:string-value="0000" calcext:value-type="string">
            <text:p>0000</text:p>
          </table:table-cell>
          <table:table-cell table:formula="of:=HEX2DEC([.O32])" office:value-type="float" office:value="0" calcext:value-type="float">
            <text:p>0</text:p>
          </table:table-cell>
          <table:table-cell table:style-name="ce9" table:number-columns-repeated="2"/>
          <table:table-cell table:formula="of:=IF([.P32]&gt;32767;[.P32]-65536;[.P32])" office:value-type="float" office:value="0" calcext:value-type="float">
            <text:p>0</text:p>
          </table:table-cell>
          <table:table-cell table:style-name="ce9" table:number-columns-repeated="24"/>
        </table:table-row>
        <table:table-row table:style-name="ro1">
          <table:table-cell table:number-columns-repeated="2"/>
          <table:table-cell table:formula="of:=IF([.F33]&lt;&gt;&quot;reserved&quot;;CONCATENATE(&quot;  static const int &quot;;[.F33];&quot;=0x&quot;;[.D33]);&quot;/* reserved */&quot;)" office:value-type="string" office:string-value="  static const int QUA_Data_w_LSB=0x20" calcext:value-type="string">
            <text:p><text:s text:c="2"/>static const int QUA_Data_w_LSB=0x20</text:p>
          </table:table-cell>
          <table:table-cell table:style-name="ce22" table:formula="of:=DEC2HEX([.E33];2)" office:value-type="string" office:string-value="20" calcext:value-type="string">
            <text:p>20</text:p>
          </table:table-cell>
          <table:table-cell table:style-name="ce22" office:value-type="float" office:value="32" calcext:value-type="float">
            <text:p>32</text:p>
          </table:table-cell>
          <table:table-cell table:style-name="ce9" table:formula="of:=CONCATENATE([.L34];&quot;_LSB&quot;)" office:value-type="string" office:string-value="QUA_Data_w_LSB" calcext:value-type="string">
            <text:p>QUA_Data_w_LSB</text:p>
          </table:table-cell>
          <table:table-cell table:style-name="ce9" table:formula="of:=FLOOR([.E33]/16)" office:value-type="float" office:value="2" calcext:value-type="float">
            <text:p>2</text:p>
          </table:table-cell>
          <table:table-cell table:style-name="ce9" table:formula="of:=MOD([.E33];16)" office:value-type="float" office:value="0" calcext:value-type="float">
            <text:p>0</text:p>
          </table:table-cell>
          <table:table-cell table:formula="of:=MID(INDEX([.$B$1:.$B$16];[.G33]+1;0);[.H33]*2+1;2)" office:value-type="string" office:string-value="00" calcext:value-type="string">
            <text:p>00</text:p>
          </table:table-cell>
          <table:table-cell table:style-name="ce9" table:formula="of:=HEX2DEC([.I33])" office:value-type="float" office:value="0" calcext:value-type="float">
            <text:p>0</text:p>
          </table:table-cell>
          <table:table-cell table:style-name="ce32" table:formula="of:=HEX2BIN([.I33];8)" office:value-type="string" office:string-value="00000000" calcext:value-type="string">
            <text:p>00000000</text:p>
          </table:table-cell>
          <table:table-cell table:style-name="ce9" table:number-columns-repeated="7"/>
          <table:table-cell/>
          <table:table-cell table:style-name="ce9" table:number-columns-repeated="24"/>
        </table:table-row>
        <table:table-row table:style-name="ro1">
          <table:table-cell table:number-columns-repeated="2"/>
          <table:table-cell table:formula="of:=IF([.F34]&lt;&gt;&quot;reserved&quot;;CONCATENATE(&quot;  static const int &quot;;[.F34];&quot;=0x&quot;;[.D34]);&quot;/* reserved */&quot;)" office:value-type="string" office:string-value="  static const int QUA_Data_w_MSB=0x21" calcext:value-type="string">
            <text:p><text:s text:c="2"/>static const int QUA_Data_w_MSB=0x21</text:p>
          </table:table-cell>
          <table:table-cell table:style-name="ce22" table:formula="of:=DEC2HEX([.E34];2)" office:value-type="string" office:string-value="21" calcext:value-type="string">
            <text:p>21</text:p>
          </table:table-cell>
          <table:table-cell table:style-name="ce22" office:value-type="float" office:value="33" calcext:value-type="float">
            <text:p>33</text:p>
          </table:table-cell>
          <table:table-cell table:style-name="ce9" table:formula="of:=CONCATENATE([.L34];&quot;_MSB&quot;)" office:value-type="string" office:string-value="QUA_Data_w_MSB" calcext:value-type="string">
            <text:p>QUA_Data_w_MSB</text:p>
          </table:table-cell>
          <table:table-cell table:style-name="ce9" table:formula="of:=FLOOR([.E34]/16)" office:value-type="float" office:value="2" calcext:value-type="float">
            <text:p>2</text:p>
          </table:table-cell>
          <table:table-cell table:style-name="ce9" table:formula="of:=MOD([.E34];16)" office:value-type="float" office:value="1" calcext:value-type="float">
            <text:p>1</text:p>
          </table:table-cell>
          <table:table-cell table:formula="of:=MID(INDEX([.$B$1:.$B$16];[.G34]+1;0);[.H34]*2+1;2)" office:value-type="string" office:string-value="00" calcext:value-type="string">
            <text:p>00</text:p>
          </table:table-cell>
          <table:table-cell table:style-name="ce9" table:formula="of:=HEX2DEC([.I34])" office:value-type="float" office:value="0" calcext:value-type="float">
            <text:p>0</text:p>
          </table:table-cell>
          <table:table-cell table:style-name="ce32" table:formula="of:=HEX2BIN([.I34];8)" office:value-type="string" office:string-value="00000000" calcext:value-type="string">
            <text:p>00000000</text:p>
          </table:table-cell>
          <table:table-cell table:style-name="ce9" office:value-type="string" calcext:value-type="string">
            <text:p>QUA_Data_w</text:p>
          </table:table-cell>
          <table:table-cell table:style-name="ce9" table:number-columns-repeated="2"/>
          <table:table-cell table:formula="of:=CONCATENATE([.I34];[.I33])" office:value-type="string" office:string-value="0000" calcext:value-type="string">
            <text:p>0000</text:p>
          </table:table-cell>
          <table:table-cell table:formula="of:=HEX2DEC([.O34])" office:value-type="float" office:value="0" calcext:value-type="float">
            <text:p>0</text:p>
          </table:table-cell>
          <table:table-cell table:style-name="ce9" table:number-columns-repeated="2"/>
          <table:table-cell table:formula="of:=IF([.P34]&gt;32767;[.P34]-65536;[.P34])" office:value-type="float" office:value="0" calcext:value-type="float">
            <text:p>0</text:p>
          </table:table-cell>
          <table:table-cell table:style-name="ce9" table:number-columns-repeated="24"/>
        </table:table-row>
        <table:table-row table:style-name="ro1">
          <table:table-cell table:number-columns-repeated="2"/>
          <table:table-cell table:formula="of:=IF([.F35]&lt;&gt;&quot;reserved&quot;;CONCATENATE(&quot;  static const int &quot;;[.F35];&quot;=0x&quot;;[.D35]);&quot;/* reserved */&quot;)" office:value-type="string" office:string-value="  static const int QUA_Data_x_LSB=0x22" calcext:value-type="string">
            <text:p><text:s text:c="2"/>static const int QUA_Data_x_LSB=0x22</text:p>
          </table:table-cell>
          <table:table-cell table:style-name="ce22" table:formula="of:=DEC2HEX([.E35];2)" office:value-type="string" office:string-value="22" calcext:value-type="string">
            <text:p>22</text:p>
          </table:table-cell>
          <table:table-cell table:style-name="ce22" office:value-type="float" office:value="34" calcext:value-type="float">
            <text:p>34</text:p>
          </table:table-cell>
          <table:table-cell table:style-name="ce9" table:formula="of:=CONCATENATE([.L36];&quot;_LSB&quot;)" office:value-type="string" office:string-value="QUA_Data_x_LSB" calcext:value-type="string">
            <text:p>QUA_Data_x_LSB</text:p>
          </table:table-cell>
          <table:table-cell table:style-name="ce9" table:formula="of:=FLOOR([.E35]/16)" office:value-type="float" office:value="2" calcext:value-type="float">
            <text:p>2</text:p>
          </table:table-cell>
          <table:table-cell table:style-name="ce9" table:formula="of:=MOD([.E35];16)" office:value-type="float" office:value="2" calcext:value-type="float">
            <text:p>2</text:p>
          </table:table-cell>
          <table:table-cell table:formula="of:=MID(INDEX([.$B$1:.$B$16];[.G35]+1;0);[.H35]*2+1;2)" office:value-type="string" office:string-value="00" calcext:value-type="string">
            <text:p>00</text:p>
          </table:table-cell>
          <table:table-cell table:style-name="ce9" table:formula="of:=HEX2DEC([.I35])" office:value-type="float" office:value="0" calcext:value-type="float">
            <text:p>0</text:p>
          </table:table-cell>
          <table:table-cell table:style-name="ce32" table:formula="of:=HEX2BIN([.I35];8)" office:value-type="string" office:string-value="00000000" calcext:value-type="string">
            <text:p>00000000</text:p>
          </table:table-cell>
          <table:table-cell table:style-name="ce9" table:number-columns-repeated="7"/>
          <table:table-cell/>
          <table:table-cell table:style-name="ce9" table:number-columns-repeated="24"/>
        </table:table-row>
        <table:table-row table:style-name="ro1">
          <table:table-cell table:number-columns-repeated="2"/>
          <table:table-cell table:formula="of:=IF([.F36]&lt;&gt;&quot;reserved&quot;;CONCATENATE(&quot;  static const int &quot;;[.F36];&quot;=0x&quot;;[.D36]);&quot;/* reserved */&quot;)" office:value-type="string" office:string-value="  static const int QUA_Data_x_MSB=0x23" calcext:value-type="string">
            <text:p><text:s text:c="2"/>static const int QUA_Data_x_MSB=0x23</text:p>
          </table:table-cell>
          <table:table-cell table:style-name="ce22" table:formula="of:=DEC2HEX([.E36];2)" office:value-type="string" office:string-value="23" calcext:value-type="string">
            <text:p>23</text:p>
          </table:table-cell>
          <table:table-cell table:style-name="ce22" office:value-type="float" office:value="35" calcext:value-type="float">
            <text:p>35</text:p>
          </table:table-cell>
          <table:table-cell table:style-name="ce9" table:formula="of:=CONCATENATE([.L36];&quot;_MSB&quot;)" office:value-type="string" office:string-value="QUA_Data_x_MSB" calcext:value-type="string">
            <text:p>QUA_Data_x_MSB</text:p>
          </table:table-cell>
          <table:table-cell table:style-name="ce9" table:formula="of:=FLOOR([.E36]/16)" office:value-type="float" office:value="2" calcext:value-type="float">
            <text:p>2</text:p>
          </table:table-cell>
          <table:table-cell table:style-name="ce9" table:formula="of:=MOD([.E36];16)" office:value-type="float" office:value="3" calcext:value-type="float">
            <text:p>3</text:p>
          </table:table-cell>
          <table:table-cell table:formula="of:=MID(INDEX([.$B$1:.$B$16];[.G36]+1;0);[.H36]*2+1;2)" office:value-type="string" office:string-value="00" calcext:value-type="string">
            <text:p>00</text:p>
          </table:table-cell>
          <table:table-cell table:style-name="ce9" table:formula="of:=HEX2DEC([.I36])" office:value-type="float" office:value="0" calcext:value-type="float">
            <text:p>0</text:p>
          </table:table-cell>
          <table:table-cell table:style-name="ce32" table:formula="of:=HEX2BIN([.I36];8)" office:value-type="string" office:string-value="00000000" calcext:value-type="string">
            <text:p>00000000</text:p>
          </table:table-cell>
          <table:table-cell table:style-name="ce9" office:value-type="string" calcext:value-type="string">
            <text:p>QUA_Data_x</text:p>
          </table:table-cell>
          <table:table-cell table:style-name="ce9" table:number-columns-repeated="2"/>
          <table:table-cell table:formula="of:=CONCATENATE([.I36];[.I35])" office:value-type="string" office:string-value="0000" calcext:value-type="string">
            <text:p>0000</text:p>
          </table:table-cell>
          <table:table-cell table:formula="of:=HEX2DEC([.O36])" office:value-type="float" office:value="0" calcext:value-type="float">
            <text:p>0</text:p>
          </table:table-cell>
          <table:table-cell table:style-name="ce9" table:number-columns-repeated="2"/>
          <table:table-cell table:formula="of:=IF([.P36]&gt;32767;[.P36]-65536;[.P36])" office:value-type="float" office:value="0" calcext:value-type="float">
            <text:p>0</text:p>
          </table:table-cell>
          <table:table-cell table:style-name="ce9" table:number-columns-repeated="24"/>
        </table:table-row>
        <table:table-row table:style-name="ro1">
          <table:table-cell table:number-columns-repeated="2"/>
          <table:table-cell table:formula="of:=IF([.F37]&lt;&gt;&quot;reserved&quot;;CONCATENATE(&quot;  static const int &quot;;[.F37];&quot;=0x&quot;;[.D37]);&quot;/* reserved */&quot;)" office:value-type="string" office:string-value="  static const int QUA_Data_y_LSB=0x24" calcext:value-type="string">
            <text:p><text:s text:c="2"/>static const int QUA_Data_y_LSB=0x24</text:p>
          </table:table-cell>
          <table:table-cell table:style-name="ce22" table:formula="of:=DEC2HEX([.E37];2)" office:value-type="string" office:string-value="24" calcext:value-type="string">
            <text:p>24</text:p>
          </table:table-cell>
          <table:table-cell table:style-name="ce22" office:value-type="float" office:value="36" calcext:value-type="float">
            <text:p>36</text:p>
          </table:table-cell>
          <table:table-cell table:style-name="ce9" table:formula="of:=CONCATENATE([.L38];&quot;_LSB&quot;)" office:value-type="string" office:string-value="QUA_Data_y_LSB" calcext:value-type="string">
            <text:p>QUA_Data_y_LSB</text:p>
          </table:table-cell>
          <table:table-cell table:style-name="ce9" table:formula="of:=FLOOR([.E37]/16)" office:value-type="float" office:value="2" calcext:value-type="float">
            <text:p>2</text:p>
          </table:table-cell>
          <table:table-cell table:style-name="ce9" table:formula="of:=MOD([.E37];16)" office:value-type="float" office:value="4" calcext:value-type="float">
            <text:p>4</text:p>
          </table:table-cell>
          <table:table-cell table:formula="of:=MID(INDEX([.$B$1:.$B$16];[.G37]+1;0);[.H37]*2+1;2)" office:value-type="string" office:string-value="00" calcext:value-type="string">
            <text:p>00</text:p>
          </table:table-cell>
          <table:table-cell table:style-name="ce9" table:formula="of:=HEX2DEC([.I37])" office:value-type="float" office:value="0" calcext:value-type="float">
            <text:p>0</text:p>
          </table:table-cell>
          <table:table-cell table:style-name="ce32" table:formula="of:=HEX2BIN([.I37];8)" office:value-type="string" office:string-value="00000000" calcext:value-type="string">
            <text:p>00000000</text:p>
          </table:table-cell>
          <table:table-cell table:style-name="ce9" table:number-columns-repeated="7"/>
          <table:table-cell/>
          <table:table-cell table:style-name="ce9" table:number-columns-repeated="24"/>
        </table:table-row>
        <table:table-row table:style-name="ro1">
          <table:table-cell table:number-columns-repeated="2"/>
          <table:table-cell table:formula="of:=IF([.F38]&lt;&gt;&quot;reserved&quot;;CONCATENATE(&quot;  static const int &quot;;[.F38];&quot;=0x&quot;;[.D38]);&quot;/* reserved */&quot;)" office:value-type="string" office:string-value="  static const int QUA_Data_y_MSB=0x25" calcext:value-type="string">
            <text:p><text:s text:c="2"/>static const int QUA_Data_y_MSB=0x25</text:p>
          </table:table-cell>
          <table:table-cell table:style-name="ce22" table:formula="of:=DEC2HEX([.E38];2)" office:value-type="string" office:string-value="25" calcext:value-type="string">
            <text:p>25</text:p>
          </table:table-cell>
          <table:table-cell table:style-name="ce22" office:value-type="float" office:value="37" calcext:value-type="float">
            <text:p>37</text:p>
          </table:table-cell>
          <table:table-cell table:style-name="ce9" table:formula="of:=CONCATENATE([.L38];&quot;_MSB&quot;)" office:value-type="string" office:string-value="QUA_Data_y_MSB" calcext:value-type="string">
            <text:p>QUA_Data_y_MSB</text:p>
          </table:table-cell>
          <table:table-cell table:style-name="ce9" table:formula="of:=FLOOR([.E38]/16)" office:value-type="float" office:value="2" calcext:value-type="float">
            <text:p>2</text:p>
          </table:table-cell>
          <table:table-cell table:style-name="ce9" table:formula="of:=MOD([.E38];16)" office:value-type="float" office:value="5" calcext:value-type="float">
            <text:p>5</text:p>
          </table:table-cell>
          <table:table-cell table:formula="of:=MID(INDEX([.$B$1:.$B$16];[.G38]+1;0);[.H38]*2+1;2)" office:value-type="string" office:string-value="00" calcext:value-type="string">
            <text:p>00</text:p>
          </table:table-cell>
          <table:table-cell table:style-name="ce9" table:formula="of:=HEX2DEC([.I38])" office:value-type="float" office:value="0" calcext:value-type="float">
            <text:p>0</text:p>
          </table:table-cell>
          <table:table-cell table:style-name="ce32" table:formula="of:=HEX2BIN([.I38];8)" office:value-type="string" office:string-value="00000000" calcext:value-type="string">
            <text:p>00000000</text:p>
          </table:table-cell>
          <table:table-cell table:style-name="ce9" office:value-type="string" calcext:value-type="string">
            <text:p>QUA_Data_y</text:p>
          </table:table-cell>
          <table:table-cell table:style-name="ce9" table:number-columns-repeated="2"/>
          <table:table-cell table:formula="of:=CONCATENATE([.I38];[.I37])" office:value-type="string" office:string-value="0000" calcext:value-type="string">
            <text:p>0000</text:p>
          </table:table-cell>
          <table:table-cell table:formula="of:=HEX2DEC([.O38])" office:value-type="float" office:value="0" calcext:value-type="float">
            <text:p>0</text:p>
          </table:table-cell>
          <table:table-cell table:style-name="ce9" table:number-columns-repeated="2"/>
          <table:table-cell table:formula="of:=IF([.P38]&gt;32767;[.P38]-65536;[.P38])" office:value-type="float" office:value="0" calcext:value-type="float">
            <text:p>0</text:p>
          </table:table-cell>
          <table:table-cell table:style-name="ce9" table:number-columns-repeated="24"/>
        </table:table-row>
        <table:table-row table:style-name="ro1">
          <table:table-cell table:number-columns-repeated="2"/>
          <table:table-cell table:formula="of:=IF([.F39]&lt;&gt;&quot;reserved&quot;;CONCATENATE(&quot;  static const int &quot;;[.F39];&quot;=0x&quot;;[.D39]);&quot;/* reserved */&quot;)" office:value-type="string" office:string-value="  static const int QUA_Data_z_LSB=0x26" calcext:value-type="string">
            <text:p><text:s text:c="2"/>static const int QUA_Data_z_LSB=0x26</text:p>
          </table:table-cell>
          <table:table-cell table:style-name="ce22" table:formula="of:=DEC2HEX([.E39];2)" office:value-type="string" office:string-value="26" calcext:value-type="string">
            <text:p>26</text:p>
          </table:table-cell>
          <table:table-cell table:style-name="ce22" office:value-type="float" office:value="38" calcext:value-type="float">
            <text:p>38</text:p>
          </table:table-cell>
          <table:table-cell table:style-name="ce9" table:formula="of:=CONCATENATE([.L40];&quot;_LSB&quot;)" office:value-type="string" office:string-value="QUA_Data_z_LSB" calcext:value-type="string">
            <text:p>QUA_Data_z_LSB</text:p>
          </table:table-cell>
          <table:table-cell table:style-name="ce9" table:formula="of:=FLOOR([.E39]/16)" office:value-type="float" office:value="2" calcext:value-type="float">
            <text:p>2</text:p>
          </table:table-cell>
          <table:table-cell table:style-name="ce9" table:formula="of:=MOD([.E39];16)" office:value-type="float" office:value="6" calcext:value-type="float">
            <text:p>6</text:p>
          </table:table-cell>
          <table:table-cell table:formula="of:=MID(INDEX([.$B$1:.$B$16];[.G39]+1;0);[.H39]*2+1;2)" office:value-type="string" office:string-value="00" calcext:value-type="string">
            <text:p>00</text:p>
          </table:table-cell>
          <table:table-cell table:style-name="ce9" table:formula="of:=HEX2DEC([.I39])" office:value-type="float" office:value="0" calcext:value-type="float">
            <text:p>0</text:p>
          </table:table-cell>
          <table:table-cell table:style-name="ce32" table:formula="of:=HEX2BIN([.I39];8)" office:value-type="string" office:string-value="00000000" calcext:value-type="string">
            <text:p>00000000</text:p>
          </table:table-cell>
          <table:table-cell table:style-name="ce9" table:number-columns-repeated="7"/>
          <table:table-cell/>
          <table:table-cell table:style-name="ce9" table:number-columns-repeated="24"/>
        </table:table-row>
        <table:table-row table:style-name="ro1">
          <table:table-cell table:number-columns-repeated="2"/>
          <table:table-cell table:formula="of:=IF([.F40]&lt;&gt;&quot;reserved&quot;;CONCATENATE(&quot;  static const int &quot;;[.F40];&quot;=0x&quot;;[.D40]);&quot;/* reserved */&quot;)" office:value-type="string" office:string-value="  static const int QUA_Data_z_MSB=0x27" calcext:value-type="string">
            <text:p><text:s text:c="2"/>static const int QUA_Data_z_MSB=0x27</text:p>
          </table:table-cell>
          <table:table-cell table:style-name="ce22" table:formula="of:=DEC2HEX([.E40];2)" office:value-type="string" office:string-value="27" calcext:value-type="string">
            <text:p>27</text:p>
          </table:table-cell>
          <table:table-cell table:style-name="ce22" office:value-type="float" office:value="39" calcext:value-type="float">
            <text:p>39</text:p>
          </table:table-cell>
          <table:table-cell table:style-name="ce9" table:formula="of:=CONCATENATE([.L40];&quot;_MSB&quot;)" office:value-type="string" office:string-value="QUA_Data_z_MSB" calcext:value-type="string">
            <text:p>QUA_Data_z_MSB</text:p>
          </table:table-cell>
          <table:table-cell table:style-name="ce9" table:formula="of:=FLOOR([.E40]/16)" office:value-type="float" office:value="2" calcext:value-type="float">
            <text:p>2</text:p>
          </table:table-cell>
          <table:table-cell table:style-name="ce9" table:formula="of:=MOD([.E40];16)" office:value-type="float" office:value="7" calcext:value-type="float">
            <text:p>7</text:p>
          </table:table-cell>
          <table:table-cell table:formula="of:=MID(INDEX([.$B$1:.$B$16];[.G40]+1;0);[.H40]*2+1;2)" office:value-type="string" office:string-value="00" calcext:value-type="string">
            <text:p>00</text:p>
          </table:table-cell>
          <table:table-cell table:style-name="ce9" table:formula="of:=HEX2DEC([.I40])" office:value-type="float" office:value="0" calcext:value-type="float">
            <text:p>0</text:p>
          </table:table-cell>
          <table:table-cell table:style-name="ce32" table:formula="of:=HEX2BIN([.I40];8)" office:value-type="string" office:string-value="00000000" calcext:value-type="string">
            <text:p>00000000</text:p>
          </table:table-cell>
          <table:table-cell table:style-name="ce9" office:value-type="string" calcext:value-type="string">
            <text:p>QUA_Data_z</text:p>
          </table:table-cell>
          <table:table-cell table:style-name="ce9" table:number-columns-repeated="2"/>
          <table:table-cell table:formula="of:=CONCATENATE([.I40];[.I39])" office:value-type="string" office:string-value="0000" calcext:value-type="string">
            <text:p>0000</text:p>
          </table:table-cell>
          <table:table-cell table:formula="of:=HEX2DEC([.O40])" office:value-type="float" office:value="0" calcext:value-type="float">
            <text:p>0</text:p>
          </table:table-cell>
          <table:table-cell table:style-name="ce9" table:number-columns-repeated="2"/>
          <table:table-cell table:formula="of:=IF([.P40]&gt;32767;[.P40]-65536;[.P40])" office:value-type="float" office:value="0" calcext:value-type="float">
            <text:p>0</text:p>
          </table:table-cell>
          <table:table-cell table:style-name="ce9" table:number-columns-repeated="24"/>
        </table:table-row>
        <table:table-row table:style-name="ro1">
          <table:table-cell table:number-columns-repeated="2"/>
          <table:table-cell table:formula="of:=IF([.F41]&lt;&gt;&quot;reserved&quot;;CONCATENATE(&quot;  static const int &quot;;[.F41];&quot;=0x&quot;;[.D41]);&quot;/* reserved */&quot;)" office:value-type="string" office:string-value="  static const int LIA_Data_X_LSB=0x28" calcext:value-type="string">
            <text:p><text:s text:c="2"/>static const int LIA_Data_X_LSB=0x28</text:p>
          </table:table-cell>
          <table:table-cell table:style-name="ce22" table:formula="of:=DEC2HEX([.E41];2)" office:value-type="string" office:string-value="28" calcext:value-type="string">
            <text:p>28</text:p>
          </table:table-cell>
          <table:table-cell table:style-name="ce22" office:value-type="float" office:value="40" calcext:value-type="float">
            <text:p>40</text:p>
          </table:table-cell>
          <table:table-cell table:style-name="ce9" table:formula="of:=CONCATENATE([.L42];&quot;_LSB&quot;)" office:value-type="string" office:string-value="LIA_Data_X_LSB" calcext:value-type="string">
            <text:p>LIA_Data_X_LSB</text:p>
          </table:table-cell>
          <table:table-cell table:style-name="ce9" table:formula="of:=FLOOR([.E41]/16)" office:value-type="float" office:value="2" calcext:value-type="float">
            <text:p>2</text:p>
          </table:table-cell>
          <table:table-cell table:style-name="ce9" table:formula="of:=MOD([.E41];16)" office:value-type="float" office:value="8" calcext:value-type="float">
            <text:p>8</text:p>
          </table:table-cell>
          <table:table-cell table:formula="of:=MID(INDEX([.$B$1:.$B$16];[.G41]+1;0);[.H41]*2+1;2)" office:value-type="string" office:string-value="00" calcext:value-type="string">
            <text:p>00</text:p>
          </table:table-cell>
          <table:table-cell table:style-name="ce9" table:formula="of:=HEX2DEC([.I41])" office:value-type="float" office:value="0" calcext:value-type="float">
            <text:p>0</text:p>
          </table:table-cell>
          <table:table-cell table:style-name="ce32" table:formula="of:=HEX2BIN([.I41];8)" office:value-type="string" office:string-value="00000000" calcext:value-type="string">
            <text:p>00000000</text:p>
          </table:table-cell>
          <table:table-cell/>
          <table:table-cell table:style-name="ce9" table:number-columns-repeated="31"/>
        </table:table-row>
        <table:table-row table:style-name="ro1">
          <table:table-cell table:number-columns-repeated="2"/>
          <table:table-cell table:formula="of:=IF([.F42]&lt;&gt;&quot;reserved&quot;;CONCATENATE(&quot;  static const int &quot;;[.F42];&quot;=0x&quot;;[.D42]);&quot;/* reserved */&quot;)" office:value-type="string" office:string-value="  static const int LIA_Data_X_MSB=0x29" calcext:value-type="string">
            <text:p><text:s text:c="2"/>static const int LIA_Data_X_MSB=0x29</text:p>
          </table:table-cell>
          <table:table-cell table:style-name="ce22" table:formula="of:=DEC2HEX([.E42];2)" office:value-type="string" office:string-value="29" calcext:value-type="string">
            <text:p>29</text:p>
          </table:table-cell>
          <table:table-cell table:style-name="ce22" office:value-type="float" office:value="41" calcext:value-type="float">
            <text:p>41</text:p>
          </table:table-cell>
          <table:table-cell table:style-name="ce9" table:formula="of:=CONCATENATE([.L42];&quot;_MSB&quot;)" office:value-type="string" office:string-value="LIA_Data_X_MSB" calcext:value-type="string">
            <text:p>LIA_Data_X_MSB</text:p>
          </table:table-cell>
          <table:table-cell table:style-name="ce9" table:formula="of:=FLOOR([.E42]/16)" office:value-type="float" office:value="2" calcext:value-type="float">
            <text:p>2</text:p>
          </table:table-cell>
          <table:table-cell table:style-name="ce9" table:formula="of:=MOD([.E42];16)" office:value-type="float" office:value="9" calcext:value-type="float">
            <text:p>9</text:p>
          </table:table-cell>
          <table:table-cell table:formula="of:=MID(INDEX([.$B$1:.$B$16];[.G42]+1;0);[.H42]*2+1;2)" office:value-type="string" office:string-value="00" calcext:value-type="string">
            <text:p>00</text:p>
          </table:table-cell>
          <table:table-cell table:style-name="ce9" table:formula="of:=HEX2DEC([.I42])" office:value-type="float" office:value="0" calcext:value-type="float">
            <text:p>0</text:p>
          </table:table-cell>
          <table:table-cell table:style-name="ce32" table:formula="of:=HEX2BIN([.I42];8)" office:value-type="string" office:string-value="00000000" calcext:value-type="string">
            <text:p>00000000</text:p>
          </table:table-cell>
          <table:table-cell table:style-name="ce9" office:value-type="string" calcext:value-type="string">
            <text:p>LIA_Data_X</text:p>
          </table:table-cell>
          <table:table-cell table:style-name="ce9" table:number-columns-repeated="2"/>
          <table:table-cell table:formula="of:=CONCATENATE([.I42];[.I41])" office:value-type="string" office:string-value="0000" calcext:value-type="string">
            <text:p>0000</text:p>
          </table:table-cell>
          <table:table-cell table:formula="of:=HEX2DEC([.O42])" office:value-type="float" office:value="0" calcext:value-type="float">
            <text:p>0</text:p>
          </table:table-cell>
          <table:table-cell table:style-name="ce9" table:number-columns-repeated="2"/>
          <table:table-cell table:formula="of:=IF([.P42]&gt;32767;[.P42]-65536;[.P42])" office:value-type="float" office:value="0" calcext:value-type="float">
            <text:p>0</text:p>
          </table:table-cell>
          <table:table-cell table:style-name="ce9" table:number-columns-repeated="24"/>
        </table:table-row>
        <table:table-row table:style-name="ro1">
          <table:table-cell table:number-columns-repeated="2"/>
          <table:table-cell table:formula="of:=IF([.F43]&lt;&gt;&quot;reserved&quot;;CONCATENATE(&quot;  static const int &quot;;[.F43];&quot;=0x&quot;;[.D43]);&quot;/* reserved */&quot;)" office:value-type="string" office:string-value="  static const int LIA_Data_Y_LSB=0x2A" calcext:value-type="string">
            <text:p><text:s text:c="2"/>static const int LIA_Data_Y_LSB=0x2A</text:p>
          </table:table-cell>
          <table:table-cell table:style-name="ce22" table:formula="of:=DEC2HEX([.E43];2)" office:value-type="string" office:string-value="2A" calcext:value-type="string">
            <text:p>2A</text:p>
          </table:table-cell>
          <table:table-cell table:style-name="ce22" office:value-type="float" office:value="42" calcext:value-type="float">
            <text:p>42</text:p>
          </table:table-cell>
          <table:table-cell table:style-name="ce9" table:formula="of:=CONCATENATE([.L44];&quot;_LSB&quot;)" office:value-type="string" office:string-value="LIA_Data_Y_LSB" calcext:value-type="string">
            <text:p>LIA_Data_Y_LSB</text:p>
          </table:table-cell>
          <table:table-cell table:style-name="ce9" table:formula="of:=FLOOR([.E43]/16)" office:value-type="float" office:value="2" calcext:value-type="float">
            <text:p>2</text:p>
          </table:table-cell>
          <table:table-cell table:style-name="ce9" table:formula="of:=MOD([.E43];16)" office:value-type="float" office:value="10" calcext:value-type="float">
            <text:p>10</text:p>
          </table:table-cell>
          <table:table-cell table:formula="of:=MID(INDEX([.$B$1:.$B$16];[.G43]+1;0);[.H43]*2+1;2)" office:value-type="string" office:string-value="00" calcext:value-type="string">
            <text:p>00</text:p>
          </table:table-cell>
          <table:table-cell table:style-name="ce9" table:formula="of:=HEX2DEC([.I43])" office:value-type="float" office:value="0" calcext:value-type="float">
            <text:p>0</text:p>
          </table:table-cell>
          <table:table-cell table:style-name="ce32" table:formula="of:=HEX2BIN([.I43];8)" office:value-type="string" office:string-value="00000000" calcext:value-type="string">
            <text:p>00000000</text:p>
          </table:table-cell>
          <table:table-cell/>
          <table:table-cell table:style-name="ce9" table:number-columns-repeated="31"/>
        </table:table-row>
        <table:table-row table:style-name="ro1">
          <table:table-cell table:number-columns-repeated="2"/>
          <table:table-cell table:formula="of:=IF([.F44]&lt;&gt;&quot;reserved&quot;;CONCATENATE(&quot;  static const int &quot;;[.F44];&quot;=0x&quot;;[.D44]);&quot;/* reserved */&quot;)" office:value-type="string" office:string-value="  static const int LIA_Data_Y_MSB=0x2B" calcext:value-type="string">
            <text:p><text:s text:c="2"/>static const int LIA_Data_Y_MSB=0x2B</text:p>
          </table:table-cell>
          <table:table-cell table:style-name="ce22" table:formula="of:=DEC2HEX([.E44];2)" office:value-type="string" office:string-value="2B" calcext:value-type="string">
            <text:p>2B</text:p>
          </table:table-cell>
          <table:table-cell table:style-name="ce22" office:value-type="float" office:value="43" calcext:value-type="float">
            <text:p>43</text:p>
          </table:table-cell>
          <table:table-cell table:style-name="ce9" table:formula="of:=CONCATENATE([.L44];&quot;_MSB&quot;)" office:value-type="string" office:string-value="LIA_Data_Y_MSB" calcext:value-type="string">
            <text:p>LIA_Data_Y_MSB</text:p>
          </table:table-cell>
          <table:table-cell table:style-name="ce9" table:formula="of:=FLOOR([.E44]/16)" office:value-type="float" office:value="2" calcext:value-type="float">
            <text:p>2</text:p>
          </table:table-cell>
          <table:table-cell table:style-name="ce9" table:formula="of:=MOD([.E44];16)" office:value-type="float" office:value="11" calcext:value-type="float">
            <text:p>11</text:p>
          </table:table-cell>
          <table:table-cell table:formula="of:=MID(INDEX([.$B$1:.$B$16];[.G44]+1;0);[.H44]*2+1;2)" office:value-type="string" office:string-value="00" calcext:value-type="string">
            <text:p>00</text:p>
          </table:table-cell>
          <table:table-cell table:style-name="ce9" table:formula="of:=HEX2DEC([.I44])" office:value-type="float" office:value="0" calcext:value-type="float">
            <text:p>0</text:p>
          </table:table-cell>
          <table:table-cell table:style-name="ce32" table:formula="of:=HEX2BIN([.I44];8)" office:value-type="string" office:string-value="00000000" calcext:value-type="string">
            <text:p>00000000</text:p>
          </table:table-cell>
          <table:table-cell table:style-name="ce9" office:value-type="string" calcext:value-type="string">
            <text:p>LIA_Data_Y</text:p>
          </table:table-cell>
          <table:table-cell table:style-name="ce9" table:number-columns-repeated="2"/>
          <table:table-cell table:formula="of:=CONCATENATE([.I44];[.I43])" office:value-type="string" office:string-value="0000" calcext:value-type="string">
            <text:p>0000</text:p>
          </table:table-cell>
          <table:table-cell table:formula="of:=HEX2DEC([.O44])" office:value-type="float" office:value="0" calcext:value-type="float">
            <text:p>0</text:p>
          </table:table-cell>
          <table:table-cell table:style-name="ce9" table:number-columns-repeated="2"/>
          <table:table-cell table:formula="of:=IF([.P44]&gt;32767;[.P44]-65536;[.P44])" office:value-type="float" office:value="0" calcext:value-type="float">
            <text:p>0</text:p>
          </table:table-cell>
          <table:table-cell table:style-name="ce9" table:number-columns-repeated="24"/>
        </table:table-row>
        <table:table-row table:style-name="ro1">
          <table:table-cell table:number-columns-repeated="2"/>
          <table:table-cell table:formula="of:=IF([.F45]&lt;&gt;&quot;reserved&quot;;CONCATENATE(&quot;  static const int &quot;;[.F45];&quot;=0x&quot;;[.D45]);&quot;/* reserved */&quot;)" office:value-type="string" office:string-value="  static const int LIA_Data_Z_LSB=0x2C" calcext:value-type="string">
            <text:p><text:s text:c="2"/>static const int LIA_Data_Z_LSB=0x2C</text:p>
          </table:table-cell>
          <table:table-cell table:style-name="ce22" table:formula="of:=DEC2HEX([.E45];2)" office:value-type="string" office:string-value="2C" calcext:value-type="string">
            <text:p>2C</text:p>
          </table:table-cell>
          <table:table-cell table:style-name="ce22" office:value-type="float" office:value="44" calcext:value-type="float">
            <text:p>44</text:p>
          </table:table-cell>
          <table:table-cell table:style-name="ce9" table:formula="of:=CONCATENATE([.L46];&quot;_LSB&quot;)" office:value-type="string" office:string-value="LIA_Data_Z_LSB" calcext:value-type="string">
            <text:p>LIA_Data_Z_LSB</text:p>
          </table:table-cell>
          <table:table-cell table:style-name="ce9" table:formula="of:=FLOOR([.E45]/16)" office:value-type="float" office:value="2" calcext:value-type="float">
            <text:p>2</text:p>
          </table:table-cell>
          <table:table-cell table:style-name="ce9" table:formula="of:=MOD([.E45];16)" office:value-type="float" office:value="12" calcext:value-type="float">
            <text:p>12</text:p>
          </table:table-cell>
          <table:table-cell table:formula="of:=MID(INDEX([.$B$1:.$B$16];[.G45]+1;0);[.H45]*2+1;2)" office:value-type="string" office:string-value="00" calcext:value-type="string">
            <text:p>00</text:p>
          </table:table-cell>
          <table:table-cell table:style-name="ce9" table:formula="of:=HEX2DEC([.I45])" office:value-type="float" office:value="0" calcext:value-type="float">
            <text:p>0</text:p>
          </table:table-cell>
          <table:table-cell table:style-name="ce32" table:formula="of:=HEX2BIN([.I45];8)" office:value-type="string" office:string-value="00000000" calcext:value-type="string">
            <text:p>00000000</text:p>
          </table:table-cell>
          <table:table-cell/>
          <table:table-cell table:style-name="ce9" table:number-columns-repeated="31"/>
        </table:table-row>
        <table:table-row table:style-name="ro1">
          <table:table-cell table:number-columns-repeated="2"/>
          <table:table-cell table:formula="of:=IF([.F46]&lt;&gt;&quot;reserved&quot;;CONCATENATE(&quot;  static const int &quot;;[.F46];&quot;=0x&quot;;[.D46]);&quot;/* reserved */&quot;)" office:value-type="string" office:string-value="  static const int LIA_Data_Z_MSB=0x2D" calcext:value-type="string">
            <text:p><text:s text:c="2"/>static const int LIA_Data_Z_MSB=0x2D</text:p>
          </table:table-cell>
          <table:table-cell table:style-name="ce22" table:formula="of:=DEC2HEX([.E46];2)" office:value-type="string" office:string-value="2D" calcext:value-type="string">
            <text:p>2D</text:p>
          </table:table-cell>
          <table:table-cell table:style-name="ce22" office:value-type="float" office:value="45" calcext:value-type="float">
            <text:p>45</text:p>
          </table:table-cell>
          <table:table-cell table:style-name="ce9" table:formula="of:=CONCATENATE([.L46];&quot;_MSB&quot;)" office:value-type="string" office:string-value="LIA_Data_Z_MSB" calcext:value-type="string">
            <text:p>LIA_Data_Z_MSB</text:p>
          </table:table-cell>
          <table:table-cell table:style-name="ce9" table:formula="of:=FLOOR([.E46]/16)" office:value-type="float" office:value="2" calcext:value-type="float">
            <text:p>2</text:p>
          </table:table-cell>
          <table:table-cell table:style-name="ce9" table:formula="of:=MOD([.E46];16)" office:value-type="float" office:value="13" calcext:value-type="float">
            <text:p>13</text:p>
          </table:table-cell>
          <table:table-cell table:formula="of:=MID(INDEX([.$B$1:.$B$16];[.G46]+1;0);[.H46]*2+1;2)" office:value-type="string" office:string-value="00" calcext:value-type="string">
            <text:p>00</text:p>
          </table:table-cell>
          <table:table-cell table:style-name="ce9" table:formula="of:=HEX2DEC([.I46])" office:value-type="float" office:value="0" calcext:value-type="float">
            <text:p>0</text:p>
          </table:table-cell>
          <table:table-cell table:style-name="ce32" table:formula="of:=HEX2BIN([.I46];8)" office:value-type="string" office:string-value="00000000" calcext:value-type="string">
            <text:p>00000000</text:p>
          </table:table-cell>
          <table:table-cell table:style-name="ce9" office:value-type="string" calcext:value-type="string">
            <text:p>LIA_Data_Z</text:p>
          </table:table-cell>
          <table:table-cell table:style-name="ce9" table:number-columns-repeated="2"/>
          <table:table-cell table:formula="of:=CONCATENATE([.I46];[.I45])" office:value-type="string" office:string-value="0000" calcext:value-type="string">
            <text:p>0000</text:p>
          </table:table-cell>
          <table:table-cell table:formula="of:=HEX2DEC([.O46])" office:value-type="float" office:value="0" calcext:value-type="float">
            <text:p>0</text:p>
          </table:table-cell>
          <table:table-cell table:style-name="ce9" table:number-columns-repeated="2"/>
          <table:table-cell table:formula="of:=IF([.P46]&gt;32767;[.P46]-65536;[.P46])" office:value-type="float" office:value="0" calcext:value-type="float">
            <text:p>0</text:p>
          </table:table-cell>
          <table:table-cell table:style-name="ce9" table:number-columns-repeated="24"/>
        </table:table-row>
        <table:table-row table:style-name="ro1">
          <table:table-cell table:number-columns-repeated="2"/>
          <table:table-cell table:formula="of:=IF([.F47]&lt;&gt;&quot;reserved&quot;;CONCATENATE(&quot;  static const int &quot;;[.F47];&quot;=0x&quot;;[.D47]);&quot;/* reserved */&quot;)" office:value-type="string" office:string-value="  static const int GRV_Data_X_LSB=0x2E" calcext:value-type="string">
            <text:p><text:s text:c="2"/>static const int GRV_Data_X_LSB=0x2E</text:p>
          </table:table-cell>
          <table:table-cell table:style-name="ce22" table:formula="of:=DEC2HEX([.E47];2)" office:value-type="string" office:string-value="2E" calcext:value-type="string">
            <text:p>2E</text:p>
          </table:table-cell>
          <table:table-cell table:style-name="ce22" office:value-type="float" office:value="46" calcext:value-type="float">
            <text:p>46</text:p>
          </table:table-cell>
          <table:table-cell table:style-name="ce9" table:formula="of:=CONCATENATE([.L48];&quot;_LSB&quot;)" office:value-type="string" office:string-value="GRV_Data_X_LSB" calcext:value-type="string">
            <text:p>GRV_Data_X_LSB</text:p>
          </table:table-cell>
          <table:table-cell table:style-name="ce9" table:formula="of:=FLOOR([.E47]/16)" office:value-type="float" office:value="2" calcext:value-type="float">
            <text:p>2</text:p>
          </table:table-cell>
          <table:table-cell table:style-name="ce9" table:formula="of:=MOD([.E47];16)" office:value-type="float" office:value="14" calcext:value-type="float">
            <text:p>14</text:p>
          </table:table-cell>
          <table:table-cell table:formula="of:=MID(INDEX([.$B$1:.$B$16];[.G47]+1;0);[.H47]*2+1;2)" office:value-type="string" office:string-value="00" calcext:value-type="string">
            <text:p>00</text:p>
          </table:table-cell>
          <table:table-cell table:style-name="ce9" table:formula="of:=HEX2DEC([.I47])" office:value-type="float" office:value="0" calcext:value-type="float">
            <text:p>0</text:p>
          </table:table-cell>
          <table:table-cell table:style-name="ce32" table:formula="of:=HEX2BIN([.I47];8)" office:value-type="string" office:string-value="00000000" calcext:value-type="string">
            <text:p>00000000</text:p>
          </table:table-cell>
          <table:table-cell table:style-name="ce9" table:number-columns-repeated="32"/>
        </table:table-row>
        <table:table-row table:style-name="ro1">
          <table:table-cell table:number-columns-repeated="2"/>
          <table:table-cell table:formula="of:=IF([.F48]&lt;&gt;&quot;reserved&quot;;CONCATENATE(&quot;  static const int &quot;;[.F48];&quot;=0x&quot;;[.D48]);&quot;/* reserved */&quot;)" office:value-type="string" office:string-value="  static const int GRV_Data_X_MSB=0x2F" calcext:value-type="string">
            <text:p><text:s text:c="2"/>static const int GRV_Data_X_MSB=0x2F</text:p>
          </table:table-cell>
          <table:table-cell table:style-name="ce22" table:formula="of:=DEC2HEX([.E48];2)" office:value-type="string" office:string-value="2F" calcext:value-type="string">
            <text:p>2F</text:p>
          </table:table-cell>
          <table:table-cell table:style-name="ce22" office:value-type="float" office:value="47" calcext:value-type="float">
            <text:p>47</text:p>
          </table:table-cell>
          <table:table-cell table:style-name="ce9" table:formula="of:=CONCATENATE([.L48];&quot;_MSB&quot;)" office:value-type="string" office:string-value="GRV_Data_X_MSB" calcext:value-type="string">
            <text:p>GRV_Data_X_MSB</text:p>
          </table:table-cell>
          <table:table-cell table:style-name="ce9" table:formula="of:=FLOOR([.E48]/16)" office:value-type="float" office:value="2" calcext:value-type="float">
            <text:p>2</text:p>
          </table:table-cell>
          <table:table-cell table:style-name="ce9" table:formula="of:=MOD([.E48];16)" office:value-type="float" office:value="15" calcext:value-type="float">
            <text:p>15</text:p>
          </table:table-cell>
          <table:table-cell table:formula="of:=MID(INDEX([.$B$1:.$B$16];[.G48]+1;0);[.H48]*2+1;2)" office:value-type="string" office:string-value="00" calcext:value-type="string">
            <text:p>00</text:p>
          </table:table-cell>
          <table:table-cell table:style-name="ce9" table:formula="of:=HEX2DEC([.I48])" office:value-type="float" office:value="0" calcext:value-type="float">
            <text:p>0</text:p>
          </table:table-cell>
          <table:table-cell table:style-name="ce32" table:formula="of:=HEX2BIN([.I48];8)" office:value-type="string" office:string-value="00000000" calcext:value-type="string">
            <text:p>00000000</text:p>
          </table:table-cell>
          <table:table-cell table:style-name="ce9" office:value-type="string" calcext:value-type="string">
            <text:p>GRV_Data_X</text:p>
          </table:table-cell>
          <table:table-cell table:style-name="ce9" table:number-columns-repeated="2"/>
          <table:table-cell table:formula="of:=CONCATENATE([.I48];[.I47])" office:value-type="string" office:string-value="0000" calcext:value-type="string">
            <text:p>0000</text:p>
          </table:table-cell>
          <table:table-cell table:formula="of:=HEX2DEC([.O48])" office:value-type="float" office:value="0" calcext:value-type="float">
            <text:p>0</text:p>
          </table:table-cell>
          <table:table-cell table:style-name="ce9" table:number-columns-repeated="2"/>
          <table:table-cell table:formula="of:=IF([.P48]&gt;32767;[.P48]-65536;[.P48])" office:value-type="float" office:value="0" calcext:value-type="float">
            <text:p>0</text:p>
          </table:table-cell>
          <table:table-cell table:style-name="ce9" table:number-columns-repeated="24"/>
        </table:table-row>
        <table:table-row table:style-name="ro1">
          <table:table-cell table:number-columns-repeated="2"/>
          <table:table-cell table:formula="of:=IF([.F49]&lt;&gt;&quot;reserved&quot;;CONCATENATE(&quot;  static const int &quot;;[.F49];&quot;=0x&quot;;[.D49]);&quot;/* reserved */&quot;)" office:value-type="string" office:string-value="  static const int GRV_Data_Y_LSB=0x30" calcext:value-type="string">
            <text:p><text:s text:c="2"/>static const int GRV_Data_Y_LSB=0x30</text:p>
          </table:table-cell>
          <table:table-cell table:style-name="ce22" table:formula="of:=DEC2HEX([.E49];2)" office:value-type="string" office:string-value="30" calcext:value-type="string">
            <text:p>30</text:p>
          </table:table-cell>
          <table:table-cell table:style-name="ce22" office:value-type="float" office:value="48" calcext:value-type="float">
            <text:p>48</text:p>
          </table:table-cell>
          <table:table-cell table:style-name="ce9" table:formula="of:=CONCATENATE([.L50];&quot;_LSB&quot;)" office:value-type="string" office:string-value="GRV_Data_Y_LSB" calcext:value-type="string">
            <text:p>GRV_Data_Y_LSB</text:p>
          </table:table-cell>
          <table:table-cell table:style-name="ce9" table:formula="of:=FLOOR([.E49]/16)" office:value-type="float" office:value="3" calcext:value-type="float">
            <text:p>3</text:p>
          </table:table-cell>
          <table:table-cell table:style-name="ce9" table:formula="of:=MOD([.E49];16)" office:value-type="float" office:value="0" calcext:value-type="float">
            <text:p>0</text:p>
          </table:table-cell>
          <table:table-cell table:formula="of:=MID(INDEX([.$B$1:.$B$16];[.G49]+1;0);[.H49]*2+1;2)" office:value-type="string" office:string-value="00" calcext:value-type="string">
            <text:p>00</text:p>
          </table:table-cell>
          <table:table-cell table:style-name="ce9" table:formula="of:=HEX2DEC([.I49])" office:value-type="float" office:value="0" calcext:value-type="float">
            <text:p>0</text:p>
          </table:table-cell>
          <table:table-cell table:style-name="ce32" table:formula="of:=HEX2BIN([.I49];8)" office:value-type="string" office:string-value="00000000" calcext:value-type="string">
            <text:p>00000000</text:p>
          </table:table-cell>
          <table:table-cell table:style-name="ce9" table:number-columns-repeated="32"/>
        </table:table-row>
        <table:table-row table:style-name="ro1">
          <table:table-cell table:number-columns-repeated="2"/>
          <table:table-cell table:formula="of:=IF([.F50]&lt;&gt;&quot;reserved&quot;;CONCATENATE(&quot;  static const int &quot;;[.F50];&quot;=0x&quot;;[.D50]);&quot;/* reserved */&quot;)" office:value-type="string" office:string-value="  static const int GRV_Data_Y_MSB=0x31" calcext:value-type="string">
            <text:p><text:s text:c="2"/>static const int GRV_Data_Y_MSB=0x31</text:p>
          </table:table-cell>
          <table:table-cell table:style-name="ce22" table:formula="of:=DEC2HEX([.E50];2)" office:value-type="string" office:string-value="31" calcext:value-type="string">
            <text:p>31</text:p>
          </table:table-cell>
          <table:table-cell table:style-name="ce22" office:value-type="float" office:value="49" calcext:value-type="float">
            <text:p>49</text:p>
          </table:table-cell>
          <table:table-cell table:style-name="ce9" table:formula="of:=CONCATENATE([.L50];&quot;_MSB&quot;)" office:value-type="string" office:string-value="GRV_Data_Y_MSB" calcext:value-type="string">
            <text:p>GRV_Data_Y_MSB</text:p>
          </table:table-cell>
          <table:table-cell table:style-name="ce9" table:formula="of:=FLOOR([.E50]/16)" office:value-type="float" office:value="3" calcext:value-type="float">
            <text:p>3</text:p>
          </table:table-cell>
          <table:table-cell table:style-name="ce9" table:formula="of:=MOD([.E50];16)" office:value-type="float" office:value="1" calcext:value-type="float">
            <text:p>1</text:p>
          </table:table-cell>
          <table:table-cell table:formula="of:=MID(INDEX([.$B$1:.$B$16];[.G50]+1;0);[.H50]*2+1;2)" office:value-type="string" office:string-value="00" calcext:value-type="string">
            <text:p>00</text:p>
          </table:table-cell>
          <table:table-cell table:style-name="ce9" table:formula="of:=HEX2DEC([.I50])" office:value-type="float" office:value="0" calcext:value-type="float">
            <text:p>0</text:p>
          </table:table-cell>
          <table:table-cell table:style-name="ce32" table:formula="of:=HEX2BIN([.I50];8)" office:value-type="string" office:string-value="00000000" calcext:value-type="string">
            <text:p>00000000</text:p>
          </table:table-cell>
          <table:table-cell table:style-name="ce9" office:value-type="string" calcext:value-type="string">
            <text:p>GRV_Data_Y</text:p>
          </table:table-cell>
          <table:table-cell table:style-name="ce9" table:number-columns-repeated="2"/>
          <table:table-cell table:formula="of:=CONCATENATE([.I50];[.I49])" office:value-type="string" office:string-value="0000" calcext:value-type="string">
            <text:p>0000</text:p>
          </table:table-cell>
          <table:table-cell table:formula="of:=HEX2DEC([.O50])" office:value-type="float" office:value="0" calcext:value-type="float">
            <text:p>0</text:p>
          </table:table-cell>
          <table:table-cell table:style-name="ce9" table:number-columns-repeated="2"/>
          <table:table-cell table:formula="of:=IF([.P50]&gt;32767;[.P50]-65536;[.P50])" office:value-type="float" office:value="0" calcext:value-type="float">
            <text:p>0</text:p>
          </table:table-cell>
          <table:table-cell table:style-name="ce9" table:number-columns-repeated="24"/>
        </table:table-row>
        <table:table-row table:style-name="ro1">
          <table:table-cell table:number-columns-repeated="2"/>
          <table:table-cell table:formula="of:=IF([.F51]&lt;&gt;&quot;reserved&quot;;CONCATENATE(&quot;  static const int &quot;;[.F51];&quot;=0x&quot;;[.D51]);&quot;/* reserved */&quot;)" office:value-type="string" office:string-value="  static const int GRV_Data_Z_LSB=0x32" calcext:value-type="string">
            <text:p><text:s text:c="2"/>static const int GRV_Data_Z_LSB=0x32</text:p>
          </table:table-cell>
          <table:table-cell table:style-name="ce22" table:formula="of:=DEC2HEX([.E51];2)" office:value-type="string" office:string-value="32" calcext:value-type="string">
            <text:p>32</text:p>
          </table:table-cell>
          <table:table-cell table:style-name="ce22" office:value-type="float" office:value="50" calcext:value-type="float">
            <text:p>50</text:p>
          </table:table-cell>
          <table:table-cell table:style-name="ce9" table:formula="of:=CONCATENATE([.L52];&quot;_LSB&quot;)" office:value-type="string" office:string-value="GRV_Data_Z_LSB" calcext:value-type="string">
            <text:p>GRV_Data_Z_LSB</text:p>
          </table:table-cell>
          <table:table-cell table:style-name="ce9" table:formula="of:=FLOOR([.E51]/16)" office:value-type="float" office:value="3" calcext:value-type="float">
            <text:p>3</text:p>
          </table:table-cell>
          <table:table-cell table:style-name="ce9" table:formula="of:=MOD([.E51];16)" office:value-type="float" office:value="2" calcext:value-type="float">
            <text:p>2</text:p>
          </table:table-cell>
          <table:table-cell table:formula="of:=MID(INDEX([.$B$1:.$B$16];[.G51]+1;0);[.H51]*2+1;2)" office:value-type="string" office:string-value="00" calcext:value-type="string">
            <text:p>00</text:p>
          </table:table-cell>
          <table:table-cell table:style-name="ce9" table:formula="of:=HEX2DEC([.I51])" office:value-type="float" office:value="0" calcext:value-type="float">
            <text:p>0</text:p>
          </table:table-cell>
          <table:table-cell table:style-name="ce32" table:formula="of:=HEX2BIN([.I51];8)" office:value-type="string" office:string-value="00000000" calcext:value-type="string">
            <text:p>00000000</text:p>
          </table:table-cell>
          <table:table-cell table:style-name="ce9" table:number-columns-repeated="32"/>
        </table:table-row>
        <table:table-row table:style-name="ro1">
          <table:table-cell table:number-columns-repeated="2"/>
          <table:table-cell table:formula="of:=IF([.F52]&lt;&gt;&quot;reserved&quot;;CONCATENATE(&quot;  static const int &quot;;[.F52];&quot;=0x&quot;;[.D52]);&quot;/* reserved */&quot;)" office:value-type="string" office:string-value="  static const int GRV_Data_Z_MSB=0x33" calcext:value-type="string">
            <text:p><text:s text:c="2"/>static const int GRV_Data_Z_MSB=0x33</text:p>
          </table:table-cell>
          <table:table-cell table:style-name="ce22" table:formula="of:=DEC2HEX([.E52];2)" office:value-type="string" office:string-value="33" calcext:value-type="string">
            <text:p>33</text:p>
          </table:table-cell>
          <table:table-cell table:style-name="ce22" office:value-type="float" office:value="51" calcext:value-type="float">
            <text:p>51</text:p>
          </table:table-cell>
          <table:table-cell table:style-name="ce9" table:formula="of:=CONCATENATE([.L52];&quot;_MSB&quot;)" office:value-type="string" office:string-value="GRV_Data_Z_MSB" calcext:value-type="string">
            <text:p>GRV_Data_Z_MSB</text:p>
          </table:table-cell>
          <table:table-cell table:style-name="ce9" table:formula="of:=FLOOR([.E52]/16)" office:value-type="float" office:value="3" calcext:value-type="float">
            <text:p>3</text:p>
          </table:table-cell>
          <table:table-cell table:style-name="ce9" table:formula="of:=MOD([.E52];16)" office:value-type="float" office:value="3" calcext:value-type="float">
            <text:p>3</text:p>
          </table:table-cell>
          <table:table-cell table:formula="of:=MID(INDEX([.$B$1:.$B$16];[.G52]+1;0);[.H52]*2+1;2)" office:value-type="string" office:string-value="00" calcext:value-type="string">
            <text:p>00</text:p>
          </table:table-cell>
          <table:table-cell table:style-name="ce9" table:formula="of:=HEX2DEC([.I52])" office:value-type="float" office:value="0" calcext:value-type="float">
            <text:p>0</text:p>
          </table:table-cell>
          <table:table-cell table:style-name="ce32" table:formula="of:=HEX2BIN([.I52];8)" office:value-type="string" office:string-value="00000000" calcext:value-type="string">
            <text:p>00000000</text:p>
          </table:table-cell>
          <table:table-cell table:style-name="ce9" office:value-type="string" calcext:value-type="string">
            <text:p>GRV_Data_Z</text:p>
          </table:table-cell>
          <table:table-cell table:style-name="ce9" table:number-columns-repeated="2"/>
          <table:table-cell table:formula="of:=CONCATENATE([.I52];[.I51])" office:value-type="string" office:string-value="0000" calcext:value-type="string">
            <text:p>0000</text:p>
          </table:table-cell>
          <table:table-cell table:formula="of:=HEX2DEC([.O52])" office:value-type="float" office:value="0" calcext:value-type="float">
            <text:p>0</text:p>
          </table:table-cell>
          <table:table-cell table:style-name="ce9" table:number-columns-repeated="2"/>
          <table:table-cell table:formula="of:=IF([.P52]&gt;32767;[.P52]-65536;[.P52])" office:value-type="float" office:value="0" calcext:value-type="float">
            <text:p>0</text:p>
          </table:table-cell>
          <table:table-cell table:style-name="ce9" table:number-columns-repeated="24"/>
        </table:table-row>
        <table:table-row table:style-name="ro1">
          <table:table-cell table:number-columns-repeated="2"/>
          <table:table-cell table:formula="of:=IF([.F53]&lt;&gt;&quot;reserved&quot;;CONCATENATE(&quot;  static const int &quot;;[.F53];&quot;=0x&quot;;[.D53]);&quot;/* reserved */&quot;)" office:value-type="string" office:string-value="  static const int TEMP=0x34" calcext:value-type="string">
            <text:p><text:s text:c="2"/>static const int TEMP=0x34</text:p>
          </table:table-cell>
          <table:table-cell table:style-name="ce23" table:formula="of:=DEC2HEX([.E53];2)" office:value-type="string" office:string-value="34" calcext:value-type="string">
            <text:p>34</text:p>
          </table:table-cell>
          <table:table-cell table:style-name="ce23" office:value-type="float" office:value="52" calcext:value-type="float">
            <text:p>52</text:p>
          </table:table-cell>
          <table:table-cell table:style-name="ce27" office:value-type="string" calcext:value-type="string">
            <text:p>TEMP</text:p>
          </table:table-cell>
          <table:table-cell table:style-name="ce27" table:formula="of:=FLOOR([.E53]/16)" office:value-type="float" office:value="3" calcext:value-type="float">
            <text:p>3</text:p>
          </table:table-cell>
          <table:table-cell table:style-name="ce27" table:formula="of:=MOD([.E53];16)" office:value-type="float" office:value="4" calcext:value-type="float">
            <text:p>4</text:p>
          </table:table-cell>
          <table:table-cell table:formula="of:=MID(INDEX([.$B$1:.$B$16];[.G53]+1;0);[.H53]*2+1;2)" office:value-type="string" office:string-value="00" calcext:value-type="string">
            <text:p>00</text:p>
          </table:table-cell>
          <table:table-cell table:style-name="ce27" table:formula="of:=HEX2DEC([.I53])" office:value-type="float" office:value="0" calcext:value-type="float">
            <text:p>0</text:p>
          </table:table-cell>
          <table:table-cell table:style-name="ce33" table:formula="of:=HEX2BIN([.I53];8)" office:value-type="string" office:string-value="00000000" calcext:value-type="string">
            <text:p>00000000</text:p>
          </table:table-cell>
          <table:table-cell table:style-name="ce9" office:value-type="string" calcext:value-type="string">
            <text:p>Temperature</text:p>
          </table:table-cell>
          <table:table-cell table:style-name="ce9" office:value-type="string" calcext:value-type="string">
            <text:p>hibit</text:p>
          </table:table-cell>
          <table:table-cell table:style-name="ce9" office:value-type="string" calcext:value-type="string">
            <text:p>lobit</text:p>
          </table:table-cell>
          <table:table-cell table:style-name="ce9" table:number-columns-repeated="29"/>
        </table:table-row>
        <table:table-row table:style-name="ro1">
          <table:table-cell table:number-columns-repeated="2"/>
          <table:table-cell table:formula="of:=IF([.F54]&lt;&gt;&quot;reserved&quot;;CONCATENATE(&quot;  static const int &quot;;[.F54];&quot;=0x&quot;;[.D54]);&quot;/* reserved */&quot;)" office:value-type="string" office:string-value="  static const int CALIB_STAT=0x35" calcext:value-type="string">
            <text:p><text:s text:c="2"/>static const int CALIB_STAT=0x35</text:p>
          </table:table-cell>
          <table:table-cell table:style-name="ce22" table:formula="of:=DEC2HEX([.E54];2)" office:value-type="string" office:string-value="35" calcext:value-type="string">
            <text:p>35</text:p>
          </table:table-cell>
          <table:table-cell table:style-name="ce22" office:value-type="float" office:value="53" calcext:value-type="float">
            <text:p>53</text:p>
          </table:table-cell>
          <table:table-cell table:style-name="ce9" office:value-type="string" calcext:value-type="string">
            <text:p>CALIB_STAT</text:p>
          </table:table-cell>
          <table:table-cell table:style-name="ce9" table:formula="of:=FLOOR([.E54]/16)" office:value-type="float" office:value="3" calcext:value-type="float">
            <text:p>3</text:p>
          </table:table-cell>
          <table:table-cell table:style-name="ce9" table:formula="of:=MOD([.E54];16)" office:value-type="float" office:value="5" calcext:value-type="float">
            <text:p>5</text:p>
          </table:table-cell>
          <table:table-cell table:formula="of:=MID(INDEX([.$B$1:.$B$16];[.G54]+1;0);[.H54]*2+1;2)" office:value-type="string" office:string-value="00" calcext:value-type="string">
            <text:p>00</text:p>
          </table:table-cell>
          <table:table-cell table:style-name="ce9" table:formula="of:=HEX2DEC([.I54])" office:value-type="float" office:value="0" calcext:value-type="float">
            <text:p>0</text:p>
          </table:table-cell>
          <table:table-cell table:style-name="ce32" table:formula="of:=HEX2BIN([.I54];8)" office:value-type="string" office:string-value="00000000" calcext:value-type="string">
            <text:p>00000000</text:p>
          </table:table-cell>
          <table:table-cell office:value-type="string" calcext:value-type="string">
            <text:p>SYS calb statu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6" table:formula="of:=BITAND(FLOOR(HEX2DEC([.$I54])/2^([.N54]));2^([.M54]-[.N54]+1)-1)" office:value-type="float" office:value="0" calcext:value-type="float">
            <text:p>0</text:p>
          </table:table-cell>
          <table:table-cell office:value-type="string" calcext:value-type="string">
            <text:p>GYR calib statu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table:formula="of:=BITAND(FLOOR(HEX2DEC([.$I54])/2^([.R54]));2^([.Q54]-[.R54]+1)-1)" office:value-type="float" office:value="0" calcext:value-type="float">
            <text:p>0</text:p>
          </table:table-cell>
          <table:table-cell office:value-type="string" calcext:value-type="string">
            <text:p>ACC Calib Statu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6" table:formula="of:=BITAND(FLOOR(HEX2DEC([.$I54])/2^([.V54]));2^([.U54]-[.V54]+1)-1)" office:value-type="float" office:value="0" calcext:value-type="float">
            <text:p>0</text:p>
          </table:table-cell>
          <table:table-cell office:value-type="string" calcext:value-type="string">
            <text:p>MAG Calib Stat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TAND(FLOOR(HEX2DEC([.$I54])/2^([.Z54]));2^([.Y54]-[.Z54]+1)-1)" office:value-type="float" office:value="0" calcext:value-type="float">
            <text:p>0</text:p>
          </table:table-cell>
          <table:table-cell table:style-name="ce9" table:number-columns-repeated="16"/>
        </table:table-row>
        <table:table-row table:style-name="ro1">
          <table:table-cell table:number-columns-repeated="2"/>
          <table:table-cell table:formula="of:=IF([.F55]&lt;&gt;&quot;reserved&quot;;CONCATENATE(&quot;  static const int &quot;;[.F55];&quot;=0x&quot;;[.D55]);&quot;/* reserved */&quot;)" office:value-type="string" office:string-value="  static const int ST_RES=0x36" calcext:value-type="string">
            <text:p><text:s text:c="2"/>static const int ST_RES=0x36</text:p>
          </table:table-cell>
          <table:table-cell table:style-name="ce22" table:formula="of:=DEC2HEX([.E55];2)" office:value-type="string" office:string-value="36" calcext:value-type="string">
            <text:p>36</text:p>
          </table:table-cell>
          <table:table-cell table:style-name="ce22" office:value-type="float" office:value="54" calcext:value-type="float">
            <text:p>54</text:p>
          </table:table-cell>
          <table:table-cell table:style-name="ce9" office:value-type="string" calcext:value-type="string">
            <text:p>ST_RES</text:p>
          </table:table-cell>
          <table:table-cell table:style-name="ce9" table:formula="of:=FLOOR([.E55]/16)" office:value-type="float" office:value="3" calcext:value-type="float">
            <text:p>3</text:p>
          </table:table-cell>
          <table:table-cell table:style-name="ce9" table:formula="of:=MOD([.E55];16)" office:value-type="float" office:value="6" calcext:value-type="float">
            <text:p>6</text:p>
          </table:table-cell>
          <table:table-cell table:formula="of:=MID(INDEX([.$B$1:.$B$16];[.G55]+1;0);[.H55]*2+1;2)" office:value-type="string" office:string-value="0f" calcext:value-type="string">
            <text:p>0f</text:p>
          </table:table-cell>
          <table:table-cell table:style-name="ce9" table:formula="of:=HEX2DEC([.I55])" office:value-type="float" office:value="15" calcext:value-type="float">
            <text:p>15</text:p>
          </table:table-cell>
          <table:table-cell table:style-name="ce32" table:formula="of:=HEX2BIN([.I55];8)" office:value-type="string" office:string-value="00001111" calcext:value-type="string">
            <text:p>00001111</text:p>
          </table:table-cell>
          <table:table-cell table:style-name="ce9" office:value-type="string" calcext:value-type="string">
            <text:p>ST_MCU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6" table:formula="of:=BITAND(FLOOR(HEX2DEC([.$I55])/2^([.N55]));2^([.M55]-[.N55]+1)-1)" office:value-type="float" office:value="1" calcext:value-type="float">
            <text:p>1</text:p>
          </table:table-cell>
          <table:table-cell table:style-name="ce9" office:value-type="string" calcext:value-type="string">
            <text:p>ST_GY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6" table:formula="of:=BITAND(FLOOR(HEX2DEC([.$I55])/2^([.R55]));2^([.Q55]-[.R55]+1)-1)" office:value-type="float" office:value="1" calcext:value-type="float">
            <text:p>1</text:p>
          </table:table-cell>
          <table:table-cell table:style-name="ce9" office:value-type="string" calcext:value-type="string">
            <text:p>ST_MAG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TAND(FLOOR(HEX2DEC([.$I55])/2^([.V55]));2^([.U55]-[.V55]+1)-1)" office:value-type="float" office:value="1" calcext:value-type="float">
            <text:p>1</text:p>
          </table:table-cell>
          <table:table-cell table:style-name="ce9" office:value-type="string" calcext:value-type="string">
            <text:p>ST_AC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TAND(FLOOR(HEX2DEC([.$I55])/2^([.Z55]));2^([.Y55]-[.Z55]+1)-1)" office:value-type="float" office:value="1" calcext:value-type="float">
            <text:p>1</text:p>
          </table:table-cell>
          <table:table-cell table:style-name="ce9" table:number-columns-repeated="11"/>
          <table:table-cell table:style-name="ce29"/>
          <table:table-cell table:style-name="ce9" table:number-columns-repeated="4"/>
        </table:table-row>
        <table:table-row table:style-name="ro1">
          <table:table-cell table:number-columns-repeated="2"/>
          <table:table-cell table:formula="of:=IF([.F56]&lt;&gt;&quot;reserved&quot;;CONCATENATE(&quot;  static const int &quot;;[.F56];&quot;=0x&quot;;[.D56]);&quot;/* reserved */&quot;)" office:value-type="string" office:string-value="  static const int INT_STA=0x37" calcext:value-type="string">
            <text:p><text:s text:c="2"/>static const int INT_STA=0x37</text:p>
          </table:table-cell>
          <table:table-cell table:style-name="ce22" table:formula="of:=DEC2HEX([.E56];2)" office:value-type="string" office:string-value="37" calcext:value-type="string">
            <text:p>37</text:p>
          </table:table-cell>
          <table:table-cell table:style-name="ce22" office:value-type="float" office:value="55" calcext:value-type="float">
            <text:p>55</text:p>
          </table:table-cell>
          <table:table-cell table:style-name="ce9" office:value-type="string" calcext:value-type="string">
            <text:p>INT_STA</text:p>
          </table:table-cell>
          <table:table-cell table:style-name="ce9" table:formula="of:=FLOOR([.E56]/16)" office:value-type="float" office:value="3" calcext:value-type="float">
            <text:p>3</text:p>
          </table:table-cell>
          <table:table-cell table:style-name="ce9" table:formula="of:=MOD([.E56];16)" office:value-type="float" office:value="7" calcext:value-type="float">
            <text:p>7</text:p>
          </table:table-cell>
          <table:table-cell table:formula="of:=MID(INDEX([.$B$1:.$B$16];[.G56]+1;0);[.H56]*2+1;2)" office:value-type="string" office:string-value="00" calcext:value-type="string">
            <text:p>00</text:p>
          </table:table-cell>
          <table:table-cell table:style-name="ce9" table:formula="of:=HEX2DEC([.I56])" office:value-type="float" office:value="0" calcext:value-type="float">
            <text:p>0</text:p>
          </table:table-cell>
          <table:table-cell table:style-name="ce32" table:formula="of:=HEX2BIN([.I56];8)" office:value-type="string" office:string-value="00000000" calcext:value-type="string">
            <text:p>00000000</text:p>
          </table:table-cell>
          <table:table-cell table:style-name="ce9" office:value-type="string" calcext:value-type="string">
            <text:p>ACC_NM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" table:formula="of:=BITAND(FLOOR(HEX2DEC([.$I56])/2^([.N56]));2^([.M56]-[.N56]+1)-1)" office:value-type="float" office:value="0" calcext:value-type="float">
            <text:p>0</text:p>
          </table:table-cell>
          <table:table-cell table:style-name="ce9" office:value-type="string" calcext:value-type="string">
            <text:p>ACC_AM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6" table:formula="of:=BITAND(FLOOR(HEX2DEC([.$I56])/2^([.R56]));2^([.Q56]-[.R56]+1)-1)" office:value-type="float" office:value="0" calcext:value-type="float">
            <text:p>0</text:p>
          </table:table-cell>
          <table:table-cell table:style-name="ce9" office:value-type="string" calcext:value-type="string">
            <text:p>ACC_HIGH_G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table:formula="of:=BITAND(FLOOR(HEX2DEC([.$I56])/2^([.V56]));2^([.U56]-[.V56]+1)-1)" office:value-type="float" office:value="0" calcext:value-type="float">
            <text:p>0</text:p>
          </table:table-cell>
          <table:table-cell table:style-name="ce9" office:value-type="string" calcext:value-type="string">
            <text:p>GYR_HIGH_RAT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6" table:formula="of:=BITAND(FLOOR(HEX2DEC([.$I56])/2^([.Z56]));2^([.Y56]-[.Z56]+1)-1)" office:value-type="float" office:value="0" calcext:value-type="float">
            <text:p>0</text:p>
          </table:table-cell>
          <table:table-cell table:style-name="ce9" office:value-type="string" calcext:value-type="string">
            <text:p>GYRO_AM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16" table:formula="of:=BITAND(FLOOR(HEX2DEC([.$I56])/2^([.AD56]));2^([.AC56]-[.AD56]+1)-1)" office:value-type="float" office:value="0" calcext:value-type="float">
            <text:p>0</text:p>
          </table:table-cell>
          <table:table-cell table:style-name="ce9" table:number-columns-repeated="12"/>
        </table:table-row>
        <table:table-row table:style-name="ro1">
          <table:table-cell table:number-columns-repeated="2"/>
          <table:table-cell table:formula="of:=IF([.F57]&lt;&gt;&quot;reserved&quot;;CONCATENATE(&quot;  static const int &quot;;[.F57];&quot;=0x&quot;;[.D57]);&quot;/* reserved */&quot;)" office:value-type="string" office:string-value="  static const int SYS_CLK_STATUS=0x38" calcext:value-type="string">
            <text:p><text:s text:c="2"/>static const int SYS_CLK_STATUS=0x38</text:p>
          </table:table-cell>
          <table:table-cell table:style-name="ce22" table:formula="of:=DEC2HEX([.E57];2)" office:value-type="string" office:string-value="38" calcext:value-type="string">
            <text:p>38</text:p>
          </table:table-cell>
          <table:table-cell table:style-name="ce22" office:value-type="float" office:value="56" calcext:value-type="float">
            <text:p>56</text:p>
          </table:table-cell>
          <table:table-cell table:style-name="ce9" office:value-type="string" calcext:value-type="string">
            <text:p>SYS_CLK_STATUS</text:p>
          </table:table-cell>
          <table:table-cell table:style-name="ce9" table:formula="of:=FLOOR([.E57]/16)" office:value-type="float" office:value="3" calcext:value-type="float">
            <text:p>3</text:p>
          </table:table-cell>
          <table:table-cell table:style-name="ce9" table:formula="of:=MOD([.E57];16)" office:value-type="float" office:value="8" calcext:value-type="float">
            <text:p>8</text:p>
          </table:table-cell>
          <table:table-cell table:formula="of:=MID(INDEX([.$B$1:.$B$16];[.G57]+1;0);[.H57]*2+1;2)" office:value-type="string" office:string-value="00" calcext:value-type="string">
            <text:p>00</text:p>
          </table:table-cell>
          <table:table-cell table:style-name="ce9" table:formula="of:=HEX2DEC([.I57])" office:value-type="float" office:value="0" calcext:value-type="float">
            <text:p>0</text:p>
          </table:table-cell>
          <table:table-cell table:style-name="ce32" table:formula="of:=HEX2BIN([.I57];8)" office:value-type="string" office:string-value="00000000" calcext:value-type="string">
            <text:p>00000000</text:p>
          </table:table-cell>
          <table:table-cell table:style-name="ce9" office:value-type="string" calcext:value-type="string">
            <text:p>ST_MAIN_CLK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TAND(FLOOR(HEX2DEC([.$I57])/2^([.N57]));2^([.M57]-[.N57]+1)-1)" office:value-type="float" office:value="0" calcext:value-type="float">
            <text:p>0</text:p>
          </table:table-cell>
          <table:table-cell table:style-name="ce9" table:number-columns-repeated="28"/>
        </table:table-row>
        <table:table-row table:style-name="ro1">
          <table:table-cell table:number-columns-repeated="2"/>
          <table:table-cell table:formula="of:=IF([.F58]&lt;&gt;&quot;reserved&quot;;CONCATENATE(&quot;  static const int &quot;;[.F58];&quot;=0x&quot;;[.D58]);&quot;/* reserved */&quot;)" office:value-type="string" office:string-value="  static const int SYS_STATUS=0x39" calcext:value-type="string">
            <text:p><text:s text:c="2"/>static const int SYS_STATUS=0x39</text:p>
          </table:table-cell>
          <table:table-cell table:style-name="ce22" table:formula="of:=DEC2HEX([.E58];2)" office:value-type="string" office:string-value="39" calcext:value-type="string">
            <text:p>39</text:p>
          </table:table-cell>
          <table:table-cell table:style-name="ce22" office:value-type="float" office:value="57" calcext:value-type="float">
            <text:p>57</text:p>
          </table:table-cell>
          <table:table-cell table:style-name="ce9" office:value-type="string" calcext:value-type="string">
            <text:p>SYS_STATUS</text:p>
          </table:table-cell>
          <table:table-cell table:style-name="ce9" table:formula="of:=FLOOR([.E58]/16)" office:value-type="float" office:value="3" calcext:value-type="float">
            <text:p>3</text:p>
          </table:table-cell>
          <table:table-cell table:style-name="ce9" table:formula="of:=MOD([.E58];16)" office:value-type="float" office:value="9" calcext:value-type="float">
            <text:p>9</text:p>
          </table:table-cell>
          <table:table-cell table:formula="of:=MID(INDEX([.$B$1:.$B$16];[.G58]+1;0);[.H58]*2+1;2)" office:value-type="string" office:string-value="00" calcext:value-type="string">
            <text:p>00</text:p>
          </table:table-cell>
          <table:table-cell table:style-name="ce9" table:formula="of:=HEX2DEC([.I58])" office:value-type="float" office:value="0" calcext:value-type="float">
            <text:p>0</text:p>
          </table:table-cell>
          <table:table-cell table:style-name="ce32" table:formula="of:=HEX2BIN([.I58];8)" office:value-type="string" office:string-value="00000000" calcext:value-type="string">
            <text:p>00000000</text:p>
          </table:table-cell>
          <table:table-cell table:style-name="ce9" table:number-columns-repeated="32"/>
        </table:table-row>
        <table:table-row table:style-name="ro1">
          <table:table-cell table:number-columns-repeated="2"/>
          <table:table-cell table:formula="of:=IF([.F59]&lt;&gt;&quot;reserved&quot;;CONCATENATE(&quot;  static const int &quot;;[.F59];&quot;=0x&quot;;[.D59]);&quot;/* reserved */&quot;)" office:value-type="string" office:string-value="  static const int SYS_ERR=0x3A" calcext:value-type="string">
            <text:p><text:s text:c="2"/>static const int SYS_ERR=0x3A</text:p>
          </table:table-cell>
          <table:table-cell table:style-name="ce22" table:formula="of:=DEC2HEX([.E59];2)" office:value-type="string" office:string-value="3A" calcext:value-type="string">
            <text:p>3A</text:p>
          </table:table-cell>
          <table:table-cell table:style-name="ce22" office:value-type="float" office:value="58" calcext:value-type="float">
            <text:p>58</text:p>
          </table:table-cell>
          <table:table-cell table:style-name="ce9" office:value-type="string" calcext:value-type="string">
            <text:p>SYS_ERR</text:p>
          </table:table-cell>
          <table:table-cell table:style-name="ce9" table:formula="of:=FLOOR([.E59]/16)" office:value-type="float" office:value="3" calcext:value-type="float">
            <text:p>3</text:p>
          </table:table-cell>
          <table:table-cell table:style-name="ce9" table:formula="of:=MOD([.E59];16)" office:value-type="float" office:value="10" calcext:value-type="float">
            <text:p>10</text:p>
          </table:table-cell>
          <table:table-cell table:formula="of:=MID(INDEX([.$B$1:.$B$16];[.G59]+1;0);[.H59]*2+1;2)" office:value-type="string" office:string-value="00" calcext:value-type="string">
            <text:p>00</text:p>
          </table:table-cell>
          <table:table-cell table:style-name="ce9" table:formula="of:=HEX2DEC([.I59])" office:value-type="float" office:value="0" calcext:value-type="float">
            <text:p>0</text:p>
          </table:table-cell>
          <table:table-cell table:style-name="ce32" table:formula="of:=HEX2BIN([.I59];8)" office:value-type="string" office:string-value="00000000" calcext:value-type="string">
            <text:p>00000000</text:p>
          </table:table-cell>
          <table:table-cell table:style-name="ce9" table:number-columns-repeated="20"/>
          <table:table-cell table:number-columns-repeated="12"/>
        </table:table-row>
        <table:table-row table:style-name="ro1">
          <table:table-cell table:number-columns-repeated="2"/>
          <table:table-cell table:formula="of:=IF([.F60]&lt;&gt;&quot;reserved&quot;;CONCATENATE(&quot;  static const int &quot;;[.F60];&quot;=0x&quot;;[.D60]);&quot;/* reserved */&quot;)" office:value-type="string" office:string-value="  static const int UNIT_SEL=0x3B" calcext:value-type="string">
            <text:p><text:s text:c="2"/>static const int UNIT_SEL=0x3B</text:p>
          </table:table-cell>
          <table:table-cell table:style-name="ce22" table:formula="of:=DEC2HEX([.E60];2)" office:value-type="string" office:string-value="3B" calcext:value-type="string">
            <text:p>3B</text:p>
          </table:table-cell>
          <table:table-cell table:style-name="ce22" office:value-type="float" office:value="59" calcext:value-type="float">
            <text:p>59</text:p>
          </table:table-cell>
          <table:table-cell table:style-name="ce9" office:value-type="string" calcext:value-type="string">
            <text:p>UNIT_SEL</text:p>
          </table:table-cell>
          <table:table-cell table:style-name="ce9" table:formula="of:=FLOOR([.E60]/16)" office:value-type="float" office:value="3" calcext:value-type="float">
            <text:p>3</text:p>
          </table:table-cell>
          <table:table-cell table:style-name="ce9" table:formula="of:=MOD([.E60];16)" office:value-type="float" office:value="11" calcext:value-type="float">
            <text:p>11</text:p>
          </table:table-cell>
          <table:table-cell table:formula="of:=MID(INDEX([.$B$1:.$B$16];[.G60]+1;0);[.H60]*2+1;2)" office:value-type="string" office:string-value="80" calcext:value-type="string">
            <text:p>80</text:p>
          </table:table-cell>
          <table:table-cell table:style-name="ce9" table:formula="of:=HEX2DEC([.I60])" office:value-type="float" office:value="128" calcext:value-type="float">
            <text:p>128</text:p>
          </table:table-cell>
          <table:table-cell table:style-name="ce32" table:formula="of:=HEX2BIN([.I60];8)" office:value-type="string" office:string-value="10000000" calcext:value-type="string">
            <text:p>10000000</text:p>
          </table:table-cell>
          <table:table-cell table:style-name="ce9" office:value-type="string" calcext:value-type="string">
            <text:p>ORI_Android_Windows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" table:formula="of:=BITAND(FLOOR(HEX2DEC([.$I60])/2^([.N60]));2^([.M60]-[.N60]+1)-1)" office:value-type="float" office:value="1" calcext:value-type="float">
            <text:p>1</text:p>
          </table:table-cell>
          <table:table-cell table:style-name="ce9" office:value-type="string" calcext:value-type="string">
            <text:p>TEMP_Unit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" table:formula="of:=BITAND(FLOOR(HEX2DEC([.$I60])/2^([.R60]));2^([.Q60]-[.R60]+1)-1)" office:value-type="float" office:value="0" calcext:value-type="float">
            <text:p>0</text:p>
          </table:table-cell>
          <table:table-cell table:style-name="ce9" office:value-type="string" calcext:value-type="string">
            <text:p>EUL_Unit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6" table:formula="of:=BITAND(FLOOR(HEX2DEC([.$I60])/2^([.V60]));2^([.U60]-[.V60]+1)-1)" office:value-type="float" office:value="0" calcext:value-type="float">
            <text:p>0</text:p>
          </table:table-cell>
          <table:table-cell table:style-name="ce9" office:value-type="string" calcext:value-type="string">
            <text:p>GYR_Uni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TAND(FLOOR(HEX2DEC([.$I60])/2^([.Z60]));2^([.Y60]-[.Z60]+1)-1)" office:value-type="float" office:value="0" calcext:value-type="float">
            <text:p>0</text:p>
          </table:table-cell>
          <table:table-cell table:style-name="ce9" office:value-type="string" calcext:value-type="string">
            <text:p>ACC_Un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TAND(FLOOR(HEX2DEC([.$I60])/2^([.AD60]));2^([.AC60]-[.AD60]+1)-1)" office:value-type="float" office:value="0" calcext:value-type="float">
            <text:p>0</text:p>
          </table:table-cell>
          <table:table-cell table:style-name="ce9" table:number-columns-repeated="4"/>
          <table:table-cell table:number-columns-repeated="8"/>
        </table:table-row>
        <table:table-row table:style-name="ro1">
          <table:table-cell table:number-columns-repeated="2"/>
          <table:table-cell table:formula="of:=IF([.F61]&lt;&gt;&quot;reserved&quot;;CONCATENATE(&quot;  static const int &quot;;[.F61];&quot;=0x&quot;;[.D61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61];2)" office:value-type="string" office:string-value="3C" calcext:value-type="string">
            <text:p>3C</text:p>
          </table:table-cell>
          <table:table-cell table:style-name="ce24" office:value-type="float" office:value="60" calcext:value-type="float">
            <text:p>60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61]/16)" office:value-type="float" office:value="3" calcext:value-type="float">
            <text:p>3</text:p>
          </table:table-cell>
          <table:table-cell table:style-name="ce30" table:formula="of:=MOD([.E61];16)" office:value-type="float" office:value="12" calcext:value-type="float">
            <text:p>12</text:p>
          </table:table-cell>
          <table:table-cell table:formula="of:=MID(INDEX([.$B$1:.$B$16];[.G61]+1;0);[.H61]*2+1;2)" office:value-type="string" office:string-value="00" calcext:value-type="string">
            <text:p>00</text:p>
          </table:table-cell>
          <table:table-cell table:style-name="ce30" table:formula="of:=HEX2DEC([.I61])" office:value-type="float" office:value="0" calcext:value-type="float">
            <text:p>0</text:p>
          </table:table-cell>
          <table:table-cell table:style-name="ce34" table:formula="of:=HEX2BIN([.I61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62]&lt;&gt;&quot;reserved&quot;;CONCATENATE(&quot;  static const int &quot;;[.F62];&quot;=0x&quot;;[.D62]);&quot;/* reserved */&quot;)" office:value-type="string" office:string-value="  static const int OPR_MODE=0x3D" calcext:value-type="string">
            <text:p><text:s text:c="2"/>static const int OPR_MODE=0x3D</text:p>
          </table:table-cell>
          <table:table-cell table:style-name="ce22" table:formula="of:=DEC2HEX([.E62];2)" office:value-type="string" office:string-value="3D" calcext:value-type="string">
            <text:p>3D</text:p>
          </table:table-cell>
          <table:table-cell table:style-name="ce22" office:value-type="float" office:value="61" calcext:value-type="float">
            <text:p>61</text:p>
          </table:table-cell>
          <table:table-cell table:style-name="ce9" office:value-type="string" calcext:value-type="string">
            <text:p>OPR_MODE</text:p>
          </table:table-cell>
          <table:table-cell table:style-name="ce9" table:formula="of:=FLOOR([.E62]/16)" office:value-type="float" office:value="3" calcext:value-type="float">
            <text:p>3</text:p>
          </table:table-cell>
          <table:table-cell table:style-name="ce9" table:formula="of:=MOD([.E62];16)" office:value-type="float" office:value="13" calcext:value-type="float">
            <text:p>13</text:p>
          </table:table-cell>
          <table:table-cell table:formula="of:=MID(INDEX([.$B$1:.$B$16];[.G62]+1;0);[.H62]*2+1;2)" office:value-type="string" office:string-value="90" calcext:value-type="string">
            <text:p>90</text:p>
          </table:table-cell>
          <table:table-cell table:style-name="ce9" table:formula="of:=HEX2DEC([.I62])" office:value-type="float" office:value="144" calcext:value-type="float">
            <text:p>144</text:p>
          </table:table-cell>
          <table:table-cell table:style-name="ce32" table:formula="of:=HEX2BIN([.I62];8)" office:value-type="string" office:string-value="10010000" calcext:value-type="string">
            <text:p>10010000</text:p>
          </table:table-cell>
          <table:table-cell table:style-name="ce9" office:value-type="string" calcext:value-type="string">
            <text:p>Operation Mod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6" table:formula="of:=BITAND(FLOOR(HEX2DEC([.$I62])/2^([.N62]));2^([.M62]-[.N62]+1)-1)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8"/>
        </table:table-row>
        <table:table-row table:style-name="ro1">
          <table:table-cell table:number-columns-repeated="2"/>
          <table:table-cell table:formula="of:=IF([.F63]&lt;&gt;&quot;reserved&quot;;CONCATENATE(&quot;  static const int &quot;;[.F63];&quot;=0x&quot;;[.D63]);&quot;/* reserved */&quot;)" office:value-type="string" office:string-value="  static const int PWR_MODE=0x3E" calcext:value-type="string">
            <text:p><text:s text:c="2"/>static const int PWR_MODE=0x3E</text:p>
          </table:table-cell>
          <table:table-cell table:style-name="ce22" table:formula="of:=DEC2HEX([.E63];2)" office:value-type="string" office:string-value="3E" calcext:value-type="string">
            <text:p>3E</text:p>
          </table:table-cell>
          <table:table-cell table:style-name="ce22" office:value-type="float" office:value="62" calcext:value-type="float">
            <text:p>62</text:p>
          </table:table-cell>
          <table:table-cell table:style-name="ce9" office:value-type="string" calcext:value-type="string">
            <text:p>PWR_MODE</text:p>
          </table:table-cell>
          <table:table-cell table:style-name="ce9" table:formula="of:=FLOOR([.E63]/16)" office:value-type="float" office:value="3" calcext:value-type="float">
            <text:p>3</text:p>
          </table:table-cell>
          <table:table-cell table:style-name="ce9" table:formula="of:=MOD([.E63];16)" office:value-type="float" office:value="14" calcext:value-type="float">
            <text:p>14</text:p>
          </table:table-cell>
          <table:table-cell table:formula="of:=MID(INDEX([.$B$1:.$B$16];[.G63]+1;0);[.H63]*2+1;2)" office:value-type="string" office:string-value="00" calcext:value-type="string">
            <text:p>00</text:p>
          </table:table-cell>
          <table:table-cell table:style-name="ce9" table:formula="of:=HEX2DEC([.I63])" office:value-type="float" office:value="0" calcext:value-type="float">
            <text:p>0</text:p>
          </table:table-cell>
          <table:table-cell table:style-name="ce32" table:formula="of:=HEX2BIN([.I63];8)" office:value-type="string" office:string-value="00000000" calcext:value-type="string">
            <text:p>00000000</text:p>
          </table:table-cell>
          <table:table-cell table:style-name="ce9" office:value-type="string" calcext:value-type="string">
            <text:p>Power Mo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TAND(FLOOR(HEX2DEC([.$I63])/2^([.N63]));2^([.M63]-[.N63]+1)-1)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8"/>
        </table:table-row>
        <table:table-row table:style-name="ro1">
          <table:table-cell table:number-columns-repeated="2"/>
          <table:table-cell table:formula="of:=IF([.F64]&lt;&gt;&quot;reserved&quot;;CONCATENATE(&quot;  static const int &quot;;[.F64];&quot;=0x&quot;;[.D64]);&quot;/* reserved */&quot;)" office:value-type="string" office:string-value="  static const int SYS_TRIGGER=0x3F" calcext:value-type="string">
            <text:p><text:s text:c="2"/>static const int SYS_TRIGGER=0x3F</text:p>
          </table:table-cell>
          <table:table-cell table:style-name="ce22" table:formula="of:=DEC2HEX([.E64];2)" office:value-type="string" office:string-value="3F" calcext:value-type="string">
            <text:p>3F</text:p>
          </table:table-cell>
          <table:table-cell table:style-name="ce22" office:value-type="float" office:value="63" calcext:value-type="float">
            <text:p>63</text:p>
          </table:table-cell>
          <table:table-cell table:style-name="ce9" office:value-type="string" calcext:value-type="string">
            <text:p>SYS_TRIGGER</text:p>
          </table:table-cell>
          <table:table-cell table:style-name="ce9" table:formula="of:=FLOOR([.E64]/16)" office:value-type="float" office:value="3" calcext:value-type="float">
            <text:p>3</text:p>
          </table:table-cell>
          <table:table-cell table:style-name="ce9" table:formula="of:=MOD([.E64];16)" office:value-type="float" office:value="15" calcext:value-type="float">
            <text:p>15</text:p>
          </table:table-cell>
          <table:table-cell table:formula="of:=MID(INDEX([.$B$1:.$B$16];[.G64]+1;0);[.H64]*2+1;2)" office:value-type="string" office:string-value="00" calcext:value-type="string">
            <text:p>00</text:p>
          </table:table-cell>
          <table:table-cell table:style-name="ce9" table:formula="of:=HEX2DEC([.I64])" office:value-type="float" office:value="0" calcext:value-type="float">
            <text:p>0</text:p>
          </table:table-cell>
          <table:table-cell table:style-name="ce32" table:formula="of:=HEX2BIN([.I64];8)" office:value-type="string" office:string-value="00000000" calcext:value-type="string">
            <text:p>00000000</text:p>
          </table:table-cell>
          <table:table-cell table:style-name="ce9" office:value-type="string" calcext:value-type="string">
            <text:p>CLK_SE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" table:formula="of:=BITAND(FLOOR(HEX2DEC([.$I64])/2^([.N64]));2^([.M64]-[.N64]+1)-1)" office:value-type="float" office:value="0" calcext:value-type="float">
            <text:p>0</text:p>
          </table:table-cell>
          <table:table-cell table:style-name="ce9" office:value-type="string" calcext:value-type="string">
            <text:p>RST_IN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6" table:formula="of:=BITAND(FLOOR(HEX2DEC([.$I64])/2^([.R64]));2^([.Q64]-[.R64]+1)-1)" office:value-type="float" office:value="0" calcext:value-type="float">
            <text:p>0</text:p>
          </table:table-cell>
          <table:table-cell table:style-name="ce9" office:value-type="string" calcext:value-type="string">
            <text:p>RST_SYS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table:formula="of:=BITAND(FLOOR(HEX2DEC([.$I64])/2^([.V64]));2^([.U64]-[.V64]+1)-1)" office:value-type="float" office:value="0" calcext:value-type="float">
            <text:p>0</text:p>
          </table:table-cell>
          <table:table-cell table:style-name="ce9" office:value-type="string" calcext:value-type="string">
            <text:p>Self_Te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TAND(FLOOR(HEX2DEC([.$I64])/2^([.Z64]));2^([.Y64]-[.Z64]+1)-1)" office:value-type="float" office:value="0" calcext:value-type="float">
            <text:p>0</text:p>
          </table:table-cell>
          <table:table-cell table:style-name="ce9" table:number-columns-repeated="8"/>
          <table:table-cell table:number-columns-repeated="8"/>
        </table:table-row>
        <table:table-row table:style-name="ro1">
          <table:table-cell table:number-columns-repeated="2"/>
          <table:table-cell table:formula="of:=IF([.F65]&lt;&gt;&quot;reserved&quot;;CONCATENATE(&quot;  static const int &quot;;[.F65];&quot;=0x&quot;;[.D65]);&quot;/* reserved */&quot;)" office:value-type="string" office:string-value="  static const int TEMP_SOURCE=0x40" calcext:value-type="string">
            <text:p><text:s text:c="2"/>static const int TEMP_SOURCE=0x40</text:p>
          </table:table-cell>
          <table:table-cell table:style-name="ce22" table:formula="of:=DEC2HEX([.E65];2)" office:value-type="string" office:string-value="40" calcext:value-type="string">
            <text:p>40</text:p>
          </table:table-cell>
          <table:table-cell table:style-name="ce22" office:value-type="float" office:value="64" calcext:value-type="float">
            <text:p>64</text:p>
          </table:table-cell>
          <table:table-cell table:style-name="ce9" office:value-type="string" calcext:value-type="string">
            <text:p>TEMP_SOURCE</text:p>
          </table:table-cell>
          <table:table-cell table:style-name="ce9" table:formula="of:=FLOOR([.E65]/16)" office:value-type="float" office:value="4" calcext:value-type="float">
            <text:p>4</text:p>
          </table:table-cell>
          <table:table-cell table:style-name="ce9" table:formula="of:=MOD([.E65];16)" office:value-type="float" office:value="0" calcext:value-type="float">
            <text:p>0</text:p>
          </table:table-cell>
          <table:table-cell table:formula="of:=MID(INDEX([.$B$1:.$B$16];[.G65]+1;0);[.H65]*2+1;2)" office:value-type="string" office:string-value="00" calcext:value-type="string">
            <text:p>00</text:p>
          </table:table-cell>
          <table:table-cell table:style-name="ce9" table:formula="of:=HEX2DEC([.I65])" office:value-type="float" office:value="0" calcext:value-type="float">
            <text:p>0</text:p>
          </table:table-cell>
          <table:table-cell table:style-name="ce32" table:formula="of:=HEX2BIN([.I65];8)" office:value-type="string" office:string-value="00000000" calcext:value-type="string">
            <text:p>00000000</text:p>
          </table:table-cell>
          <table:table-cell table:style-name="ce9" office:value-type="string" calcext:value-type="string">
            <text:p>TEMP_Sour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TAND(FLOOR(HEX2DEC([.$I65])/2^([.N65]));2^([.M65]-[.N65]+1)-1)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8"/>
        </table:table-row>
        <table:table-row table:style-name="ro1">
          <table:table-cell table:number-columns-repeated="2"/>
          <table:table-cell table:formula="of:=IF([.F66]&lt;&gt;&quot;reserved&quot;;CONCATENATE(&quot;  static const int &quot;;[.F66];&quot;=0x&quot;;[.D66]);&quot;/* reserved */&quot;)" office:value-type="string" office:string-value="  static const int AXIS_MAP_CONFIG=0x41" calcext:value-type="string">
            <text:p><text:s text:c="2"/>static const int AXIS_MAP_CONFIG=0x41</text:p>
          </table:table-cell>
          <table:table-cell table:style-name="ce22" table:formula="of:=DEC2HEX([.E66];2)" office:value-type="string" office:string-value="41" calcext:value-type="string">
            <text:p>41</text:p>
          </table:table-cell>
          <table:table-cell table:style-name="ce22" office:value-type="float" office:value="65" calcext:value-type="float">
            <text:p>65</text:p>
          </table:table-cell>
          <table:table-cell table:style-name="ce9" office:value-type="string" calcext:value-type="string">
            <text:p>AXIS_MAP_CONFIG</text:p>
          </table:table-cell>
          <table:table-cell table:style-name="ce9" table:formula="of:=FLOOR([.E66]/16)" office:value-type="float" office:value="4" calcext:value-type="float">
            <text:p>4</text:p>
          </table:table-cell>
          <table:table-cell table:style-name="ce9" table:formula="of:=MOD([.E66];16)" office:value-type="float" office:value="1" calcext:value-type="float">
            <text:p>1</text:p>
          </table:table-cell>
          <table:table-cell table:formula="of:=MID(INDEX([.$B$1:.$B$16];[.G66]+1;0);[.H66]*2+1;2)" office:value-type="string" office:string-value="24" calcext:value-type="string">
            <text:p>24</text:p>
          </table:table-cell>
          <table:table-cell table:style-name="ce9" table:formula="of:=HEX2DEC([.I66])" office:value-type="float" office:value="36" calcext:value-type="float">
            <text:p>36</text:p>
          </table:table-cell>
          <table:table-cell table:style-name="ce32" table:formula="of:=HEX2BIN([.I66];8)" office:value-type="string" office:string-value="00100100" calcext:value-type="string">
            <text:p>00100100</text:p>
          </table:table-cell>
          <table:table-cell table:style-name="ce9" office:value-type="string" calcext:value-type="string">
            <text:p>Remapped Z ax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table:formula="of:=BITAND(FLOOR(HEX2DEC([.$I66])/2^([.N66]));2^([.M66]-[.N66]+1)-1)" office:value-type="float" office:value="2" calcext:value-type="float">
            <text:p>2</text:p>
          </table:table-cell>
          <table:table-cell table:style-name="ce9" office:value-type="string" calcext:value-type="string">
            <text:p>Remapped Y ax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6" table:formula="of:=BITAND(FLOOR(HEX2DEC([.$I66])/2^([.R66]));2^([.Q66]-[.R66]+1)-1)" office:value-type="float" office:value="1" calcext:value-type="float">
            <text:p>1</text:p>
          </table:table-cell>
          <table:table-cell table:style-name="ce9" office:value-type="string" calcext:value-type="string">
            <text:p>Remapped X ax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TAND(FLOOR(HEX2DEC([.$I66])/2^([.V66]));2^([.U66]-[.V66]+1)-1)" office:value-type="float" office:value="0" calcext:value-type="float">
            <text:p>0</text:p>
          </table:table-cell>
          <table:table-cell table:style-name="ce9" table:number-columns-repeated="12"/>
          <table:table-cell table:number-columns-repeated="8"/>
        </table:table-row>
        <table:table-row table:style-name="ro1">
          <table:table-cell table:number-columns-repeated="2"/>
          <table:table-cell table:formula="of:=IF([.F67]&lt;&gt;&quot;reserved&quot;;CONCATENATE(&quot;  static const int &quot;;[.F67];&quot;=0x&quot;;[.D67]);&quot;/* reserved */&quot;)" office:value-type="string" office:string-value="  static const int AXIS_MAP_SIGN=0x42" calcext:value-type="string">
            <text:p><text:s text:c="2"/>static const int AXIS_MAP_SIGN=0x42</text:p>
          </table:table-cell>
          <table:table-cell table:style-name="ce22" table:formula="of:=DEC2HEX([.E67];2)" office:value-type="string" office:string-value="42" calcext:value-type="string">
            <text:p>42</text:p>
          </table:table-cell>
          <table:table-cell table:style-name="ce22" office:value-type="float" office:value="66" calcext:value-type="float">
            <text:p>66</text:p>
          </table:table-cell>
          <table:table-cell table:style-name="ce9" office:value-type="string" calcext:value-type="string">
            <text:p>AXIS_MAP_SIGN</text:p>
          </table:table-cell>
          <table:table-cell table:style-name="ce9" table:formula="of:=FLOOR([.E67]/16)" office:value-type="float" office:value="4" calcext:value-type="float">
            <text:p>4</text:p>
          </table:table-cell>
          <table:table-cell table:style-name="ce9" table:formula="of:=MOD([.E67];16)" office:value-type="float" office:value="2" calcext:value-type="float">
            <text:p>2</text:p>
          </table:table-cell>
          <table:table-cell table:formula="of:=MID(INDEX([.$B$1:.$B$16];[.G67]+1;0);[.H67]*2+1;2)" office:value-type="string" office:string-value="00" calcext:value-type="string">
            <text:p>00</text:p>
          </table:table-cell>
          <table:table-cell table:style-name="ce9" table:formula="of:=HEX2DEC([.I67])" office:value-type="float" office:value="0" calcext:value-type="float">
            <text:p>0</text:p>
          </table:table-cell>
          <table:table-cell table:style-name="ce32" table:formula="of:=HEX2BIN([.I67];8)" office:value-type="string" office:string-value="00000000" calcext:value-type="string">
            <text:p>00000000</text:p>
          </table:table-cell>
          <table:table-cell table:style-name="ce9" office:value-type="string" calcext:value-type="string">
            <text:p>Remapped X sig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6" table:formula="of:=BITAND(FLOOR(HEX2DEC([.$I67])/2^([.N67]));2^([.M67]-[.N67]+1)-1)" office:value-type="float" office:value="0" calcext:value-type="float">
            <text:p>0</text:p>
          </table:table-cell>
          <table:table-cell table:style-name="ce9" office:value-type="string" calcext:value-type="string">
            <text:p>Remapped Y sig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TAND(FLOOR(HEX2DEC([.$I67])/2^([.R67]));2^([.Q67]-[.R67]+1)-1)" office:value-type="float" office:value="0" calcext:value-type="float">
            <text:p>0</text:p>
          </table:table-cell>
          <table:table-cell table:style-name="ce9" office:value-type="string" calcext:value-type="string">
            <text:p>Remapped Z sig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TAND(FLOOR(HEX2DEC([.$I67])/2^([.V67]));2^([.U67]-[.V67]+1)-1)" office:value-type="float" office:value="0" calcext:value-type="float">
            <text:p>0</text:p>
          </table:table-cell>
          <table:table-cell table:style-name="ce9" table:number-columns-repeated="12"/>
          <table:table-cell table:number-columns-repeated="8"/>
        </table:table-row>
        <table:table-row table:style-name="ro1">
          <table:table-cell table:number-columns-repeated="2"/>
          <table:table-cell table:formula="of:=IF([.F68]&lt;&gt;&quot;reserved&quot;;CONCATENATE(&quot;  static const int &quot;;[.F68];&quot;=0x&quot;;[.D68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68];2)" office:value-type="string" office:string-value="43" calcext:value-type="string">
            <text:p>43</text:p>
          </table:table-cell>
          <table:table-cell table:style-name="ce24" office:value-type="float" office:value="67" calcext:value-type="float">
            <text:p>67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68]/16)" office:value-type="float" office:value="4" calcext:value-type="float">
            <text:p>4</text:p>
          </table:table-cell>
          <table:table-cell table:style-name="ce30" table:formula="of:=MOD([.E68];16)" office:value-type="float" office:value="3" calcext:value-type="float">
            <text:p>3</text:p>
          </table:table-cell>
          <table:table-cell table:formula="of:=MID(INDEX([.$B$1:.$B$16];[.G68]+1;0);[.H68]*2+1;2)" office:value-type="string" office:string-value="00" calcext:value-type="string">
            <text:p>00</text:p>
          </table:table-cell>
          <table:table-cell table:style-name="ce30" table:formula="of:=HEX2DEC([.I68])" office:value-type="float" office:value="0" calcext:value-type="float">
            <text:p>0</text:p>
          </table:table-cell>
          <table:table-cell table:style-name="ce34" table:formula="of:=HEX2BIN([.I68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69]&lt;&gt;&quot;reserved&quot;;CONCATENATE(&quot;  static const int &quot;;[.F69];&quot;=0x&quot;;[.D69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69];2)" office:value-type="string" office:string-value="44" calcext:value-type="string">
            <text:p>44</text:p>
          </table:table-cell>
          <table:table-cell table:style-name="ce24" office:value-type="float" office:value="68" calcext:value-type="float">
            <text:p>68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69]/16)" office:value-type="float" office:value="4" calcext:value-type="float">
            <text:p>4</text:p>
          </table:table-cell>
          <table:table-cell table:style-name="ce30" table:formula="of:=MOD([.E69];16)" office:value-type="float" office:value="4" calcext:value-type="float">
            <text:p>4</text:p>
          </table:table-cell>
          <table:table-cell table:formula="of:=MID(INDEX([.$B$1:.$B$16];[.G69]+1;0);[.H69]*2+1;2)" office:value-type="string" office:string-value="00" calcext:value-type="string">
            <text:p>00</text:p>
          </table:table-cell>
          <table:table-cell table:style-name="ce30" table:formula="of:=HEX2DEC([.I69])" office:value-type="float" office:value="0" calcext:value-type="float">
            <text:p>0</text:p>
          </table:table-cell>
          <table:table-cell table:style-name="ce34" table:formula="of:=HEX2BIN([.I69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70]&lt;&gt;&quot;reserved&quot;;CONCATENATE(&quot;  static const int &quot;;[.F70];&quot;=0x&quot;;[.D70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70];2)" office:value-type="string" office:string-value="45" calcext:value-type="string">
            <text:p>45</text:p>
          </table:table-cell>
          <table:table-cell table:style-name="ce24" office:value-type="float" office:value="69" calcext:value-type="float">
            <text:p>69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70]/16)" office:value-type="float" office:value="4" calcext:value-type="float">
            <text:p>4</text:p>
          </table:table-cell>
          <table:table-cell table:style-name="ce30" table:formula="of:=MOD([.E70];16)" office:value-type="float" office:value="5" calcext:value-type="float">
            <text:p>5</text:p>
          </table:table-cell>
          <table:table-cell table:formula="of:=MID(INDEX([.$B$1:.$B$16];[.G70]+1;0);[.H70]*2+1;2)" office:value-type="string" office:string-value="00" calcext:value-type="string">
            <text:p>00</text:p>
          </table:table-cell>
          <table:table-cell table:style-name="ce30" table:formula="of:=HEX2DEC([.I70])" office:value-type="float" office:value="0" calcext:value-type="float">
            <text:p>0</text:p>
          </table:table-cell>
          <table:table-cell table:style-name="ce34" table:formula="of:=HEX2BIN([.I70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71]&lt;&gt;&quot;reserved&quot;;CONCATENATE(&quot;  static const int &quot;;[.F71];&quot;=0x&quot;;[.D71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71];2)" office:value-type="string" office:string-value="46" calcext:value-type="string">
            <text:p>46</text:p>
          </table:table-cell>
          <table:table-cell table:style-name="ce24" office:value-type="float" office:value="70" calcext:value-type="float">
            <text:p>70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71]/16)" office:value-type="float" office:value="4" calcext:value-type="float">
            <text:p>4</text:p>
          </table:table-cell>
          <table:table-cell table:style-name="ce30" table:formula="of:=MOD([.E71];16)" office:value-type="float" office:value="6" calcext:value-type="float">
            <text:p>6</text:p>
          </table:table-cell>
          <table:table-cell table:formula="of:=MID(INDEX([.$B$1:.$B$16];[.G71]+1;0);[.H71]*2+1;2)" office:value-type="string" office:string-value="00" calcext:value-type="string">
            <text:p>00</text:p>
          </table:table-cell>
          <table:table-cell table:style-name="ce30" table:formula="of:=HEX2DEC([.I71])" office:value-type="float" office:value="0" calcext:value-type="float">
            <text:p>0</text:p>
          </table:table-cell>
          <table:table-cell table:style-name="ce34" table:formula="of:=HEX2BIN([.I71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72]&lt;&gt;&quot;reserved&quot;;CONCATENATE(&quot;  static const int &quot;;[.F72];&quot;=0x&quot;;[.D72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72];2)" office:value-type="string" office:string-value="47" calcext:value-type="string">
            <text:p>47</text:p>
          </table:table-cell>
          <table:table-cell table:style-name="ce24" office:value-type="float" office:value="71" calcext:value-type="float">
            <text:p>71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72]/16)" office:value-type="float" office:value="4" calcext:value-type="float">
            <text:p>4</text:p>
          </table:table-cell>
          <table:table-cell table:style-name="ce30" table:formula="of:=MOD([.E72];16)" office:value-type="float" office:value="7" calcext:value-type="float">
            <text:p>7</text:p>
          </table:table-cell>
          <table:table-cell table:formula="of:=MID(INDEX([.$B$1:.$B$16];[.G72]+1;0);[.H72]*2+1;2)" office:value-type="string" office:string-value="00" calcext:value-type="string">
            <text:p>00</text:p>
          </table:table-cell>
          <table:table-cell table:style-name="ce30" table:formula="of:=HEX2DEC([.I72])" office:value-type="float" office:value="0" calcext:value-type="float">
            <text:p>0</text:p>
          </table:table-cell>
          <table:table-cell table:style-name="ce34" table:formula="of:=HEX2BIN([.I72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73]&lt;&gt;&quot;reserved&quot;;CONCATENATE(&quot;  static const int &quot;;[.F73];&quot;=0x&quot;;[.D73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73];2)" office:value-type="string" office:string-value="48" calcext:value-type="string">
            <text:p>48</text:p>
          </table:table-cell>
          <table:table-cell table:style-name="ce24" office:value-type="float" office:value="72" calcext:value-type="float">
            <text:p>72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73]/16)" office:value-type="float" office:value="4" calcext:value-type="float">
            <text:p>4</text:p>
          </table:table-cell>
          <table:table-cell table:style-name="ce30" table:formula="of:=MOD([.E73];16)" office:value-type="float" office:value="8" calcext:value-type="float">
            <text:p>8</text:p>
          </table:table-cell>
          <table:table-cell table:formula="of:=MID(INDEX([.$B$1:.$B$16];[.G73]+1;0);[.H73]*2+1;2)" office:value-type="string" office:string-value="00" calcext:value-type="string">
            <text:p>00</text:p>
          </table:table-cell>
          <table:table-cell table:style-name="ce30" table:formula="of:=HEX2DEC([.I73])" office:value-type="float" office:value="0" calcext:value-type="float">
            <text:p>0</text:p>
          </table:table-cell>
          <table:table-cell table:style-name="ce34" table:formula="of:=HEX2BIN([.I73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74]&lt;&gt;&quot;reserved&quot;;CONCATENATE(&quot;  static const int &quot;;[.F74];&quot;=0x&quot;;[.D74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74];2)" office:value-type="string" office:string-value="49" calcext:value-type="string">
            <text:p>49</text:p>
          </table:table-cell>
          <table:table-cell table:style-name="ce24" office:value-type="float" office:value="73" calcext:value-type="float">
            <text:p>73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74]/16)" office:value-type="float" office:value="4" calcext:value-type="float">
            <text:p>4</text:p>
          </table:table-cell>
          <table:table-cell table:style-name="ce30" table:formula="of:=MOD([.E74];16)" office:value-type="float" office:value="9" calcext:value-type="float">
            <text:p>9</text:p>
          </table:table-cell>
          <table:table-cell table:formula="of:=MID(INDEX([.$B$1:.$B$16];[.G74]+1;0);[.H74]*2+1;2)" office:value-type="string" office:string-value="00" calcext:value-type="string">
            <text:p>00</text:p>
          </table:table-cell>
          <table:table-cell table:style-name="ce30" table:formula="of:=HEX2DEC([.I74])" office:value-type="float" office:value="0" calcext:value-type="float">
            <text:p>0</text:p>
          </table:table-cell>
          <table:table-cell table:style-name="ce34" table:formula="of:=HEX2BIN([.I74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75]&lt;&gt;&quot;reserved&quot;;CONCATENATE(&quot;  static const int &quot;;[.F75];&quot;=0x&quot;;[.D75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75];2)" office:value-type="string" office:string-value="4A" calcext:value-type="string">
            <text:p>4A</text:p>
          </table:table-cell>
          <table:table-cell table:style-name="ce24" office:value-type="float" office:value="74" calcext:value-type="float">
            <text:p>74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75]/16)" office:value-type="float" office:value="4" calcext:value-type="float">
            <text:p>4</text:p>
          </table:table-cell>
          <table:table-cell table:style-name="ce30" table:formula="of:=MOD([.E75];16)" office:value-type="float" office:value="10" calcext:value-type="float">
            <text:p>10</text:p>
          </table:table-cell>
          <table:table-cell table:formula="of:=MID(INDEX([.$B$1:.$B$16];[.G75]+1;0);[.H75]*2+1;2)" office:value-type="string" office:string-value="00" calcext:value-type="string">
            <text:p>00</text:p>
          </table:table-cell>
          <table:table-cell table:style-name="ce30" table:formula="of:=HEX2DEC([.I75])" office:value-type="float" office:value="0" calcext:value-type="float">
            <text:p>0</text:p>
          </table:table-cell>
          <table:table-cell table:style-name="ce34" table:formula="of:=HEX2BIN([.I75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76]&lt;&gt;&quot;reserved&quot;;CONCATENATE(&quot;  static const int &quot;;[.F76];&quot;=0x&quot;;[.D76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76];2)" office:value-type="string" office:string-value="4B" calcext:value-type="string">
            <text:p>4B</text:p>
          </table:table-cell>
          <table:table-cell table:style-name="ce24" office:value-type="float" office:value="75" calcext:value-type="float">
            <text:p>75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76]/16)" office:value-type="float" office:value="4" calcext:value-type="float">
            <text:p>4</text:p>
          </table:table-cell>
          <table:table-cell table:style-name="ce30" table:formula="of:=MOD([.E76];16)" office:value-type="float" office:value="11" calcext:value-type="float">
            <text:p>11</text:p>
          </table:table-cell>
          <table:table-cell table:formula="of:=MID(INDEX([.$B$1:.$B$16];[.G76]+1;0);[.H76]*2+1;2)" office:value-type="string" office:string-value="00" calcext:value-type="string">
            <text:p>00</text:p>
          </table:table-cell>
          <table:table-cell table:style-name="ce30" table:formula="of:=HEX2DEC([.I76])" office:value-type="float" office:value="0" calcext:value-type="float">
            <text:p>0</text:p>
          </table:table-cell>
          <table:table-cell table:style-name="ce34" table:formula="of:=HEX2BIN([.I76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77]&lt;&gt;&quot;reserved&quot;;CONCATENATE(&quot;  static const int &quot;;[.F77];&quot;=0x&quot;;[.D77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77];2)" office:value-type="string" office:string-value="4C" calcext:value-type="string">
            <text:p>4C</text:p>
          </table:table-cell>
          <table:table-cell table:style-name="ce24" office:value-type="float" office:value="76" calcext:value-type="float">
            <text:p>76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77]/16)" office:value-type="float" office:value="4" calcext:value-type="float">
            <text:p>4</text:p>
          </table:table-cell>
          <table:table-cell table:style-name="ce30" table:formula="of:=MOD([.E77];16)" office:value-type="float" office:value="12" calcext:value-type="float">
            <text:p>12</text:p>
          </table:table-cell>
          <table:table-cell table:formula="of:=MID(INDEX([.$B$1:.$B$16];[.G77]+1;0);[.H77]*2+1;2)" office:value-type="string" office:string-value="00" calcext:value-type="string">
            <text:p>00</text:p>
          </table:table-cell>
          <table:table-cell table:style-name="ce30" table:formula="of:=HEX2DEC([.I77])" office:value-type="float" office:value="0" calcext:value-type="float">
            <text:p>0</text:p>
          </table:table-cell>
          <table:table-cell table:style-name="ce34" table:formula="of:=HEX2BIN([.I77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78]&lt;&gt;&quot;reserved&quot;;CONCATENATE(&quot;  static const int &quot;;[.F78];&quot;=0x&quot;;[.D78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78];2)" office:value-type="string" office:string-value="4D" calcext:value-type="string">
            <text:p>4D</text:p>
          </table:table-cell>
          <table:table-cell table:style-name="ce24" office:value-type="float" office:value="77" calcext:value-type="float">
            <text:p>77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78]/16)" office:value-type="float" office:value="4" calcext:value-type="float">
            <text:p>4</text:p>
          </table:table-cell>
          <table:table-cell table:style-name="ce30" table:formula="of:=MOD([.E78];16)" office:value-type="float" office:value="13" calcext:value-type="float">
            <text:p>13</text:p>
          </table:table-cell>
          <table:table-cell table:formula="of:=MID(INDEX([.$B$1:.$B$16];[.G78]+1;0);[.H78]*2+1;2)" office:value-type="string" office:string-value="00" calcext:value-type="string">
            <text:p>00</text:p>
          </table:table-cell>
          <table:table-cell table:style-name="ce30" table:formula="of:=HEX2DEC([.I78])" office:value-type="float" office:value="0" calcext:value-type="float">
            <text:p>0</text:p>
          </table:table-cell>
          <table:table-cell table:style-name="ce34" table:formula="of:=HEX2BIN([.I78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79]&lt;&gt;&quot;reserved&quot;;CONCATENATE(&quot;  static const int &quot;;[.F79];&quot;=0x&quot;;[.D79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79];2)" office:value-type="string" office:string-value="4E" calcext:value-type="string">
            <text:p>4E</text:p>
          </table:table-cell>
          <table:table-cell table:style-name="ce24" office:value-type="float" office:value="78" calcext:value-type="float">
            <text:p>78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79]/16)" office:value-type="float" office:value="4" calcext:value-type="float">
            <text:p>4</text:p>
          </table:table-cell>
          <table:table-cell table:style-name="ce30" table:formula="of:=MOD([.E79];16)" office:value-type="float" office:value="14" calcext:value-type="float">
            <text:p>14</text:p>
          </table:table-cell>
          <table:table-cell table:formula="of:=MID(INDEX([.$B$1:.$B$16];[.G79]+1;0);[.H79]*2+1;2)" office:value-type="string" office:string-value="00" calcext:value-type="string">
            <text:p>00</text:p>
          </table:table-cell>
          <table:table-cell table:style-name="ce30" table:formula="of:=HEX2DEC([.I79])" office:value-type="float" office:value="0" calcext:value-type="float">
            <text:p>0</text:p>
          </table:table-cell>
          <table:table-cell table:style-name="ce34" table:formula="of:=HEX2BIN([.I79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80]&lt;&gt;&quot;reserved&quot;;CONCATENATE(&quot;  static const int &quot;;[.F80];&quot;=0x&quot;;[.D80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80];2)" office:value-type="string" office:string-value="4F" calcext:value-type="string">
            <text:p>4F</text:p>
          </table:table-cell>
          <table:table-cell table:style-name="ce24" office:value-type="float" office:value="79" calcext:value-type="float">
            <text:p>79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80]/16)" office:value-type="float" office:value="4" calcext:value-type="float">
            <text:p>4</text:p>
          </table:table-cell>
          <table:table-cell table:style-name="ce30" table:formula="of:=MOD([.E80];16)" office:value-type="float" office:value="15" calcext:value-type="float">
            <text:p>15</text:p>
          </table:table-cell>
          <table:table-cell table:formula="of:=MID(INDEX([.$B$1:.$B$16];[.G80]+1;0);[.H80]*2+1;2)" office:value-type="string" office:string-value="00" calcext:value-type="string">
            <text:p>00</text:p>
          </table:table-cell>
          <table:table-cell table:style-name="ce30" table:formula="of:=HEX2DEC([.I80])" office:value-type="float" office:value="0" calcext:value-type="float">
            <text:p>0</text:p>
          </table:table-cell>
          <table:table-cell table:style-name="ce34" table:formula="of:=HEX2BIN([.I80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81]&lt;&gt;&quot;reserved&quot;;CONCATENATE(&quot;  static const int &quot;;[.F81];&quot;=0x&quot;;[.D81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81];2)" office:value-type="string" office:string-value="50" calcext:value-type="string">
            <text:p>50</text:p>
          </table:table-cell>
          <table:table-cell table:style-name="ce24" office:value-type="float" office:value="80" calcext:value-type="float">
            <text:p>80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81]/16)" office:value-type="float" office:value="5" calcext:value-type="float">
            <text:p>5</text:p>
          </table:table-cell>
          <table:table-cell table:style-name="ce30" table:formula="of:=MOD([.E81];16)" office:value-type="float" office:value="0" calcext:value-type="float">
            <text:p>0</text:p>
          </table:table-cell>
          <table:table-cell table:formula="of:=MID(INDEX([.$B$1:.$B$16];[.G81]+1;0);[.H81]*2+1;2)" office:value-type="string" office:string-value="00" calcext:value-type="string">
            <text:p>00</text:p>
          </table:table-cell>
          <table:table-cell table:style-name="ce30" table:formula="of:=HEX2DEC([.I81])" office:value-type="float" office:value="0" calcext:value-type="float">
            <text:p>0</text:p>
          </table:table-cell>
          <table:table-cell table:style-name="ce34" table:formula="of:=HEX2BIN([.I81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82]&lt;&gt;&quot;reserved&quot;;CONCATENATE(&quot;  static const int &quot;;[.F82];&quot;=0x&quot;;[.D82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82];2)" office:value-type="string" office:string-value="51" calcext:value-type="string">
            <text:p>51</text:p>
          </table:table-cell>
          <table:table-cell table:style-name="ce24" office:value-type="float" office:value="81" calcext:value-type="float">
            <text:p>81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82]/16)" office:value-type="float" office:value="5" calcext:value-type="float">
            <text:p>5</text:p>
          </table:table-cell>
          <table:table-cell table:style-name="ce30" table:formula="of:=MOD([.E82];16)" office:value-type="float" office:value="1" calcext:value-type="float">
            <text:p>1</text:p>
          </table:table-cell>
          <table:table-cell table:formula="of:=MID(INDEX([.$B$1:.$B$16];[.G82]+1;0);[.H82]*2+1;2)" office:value-type="string" office:string-value="00" calcext:value-type="string">
            <text:p>00</text:p>
          </table:table-cell>
          <table:table-cell table:style-name="ce30" table:formula="of:=HEX2DEC([.I82])" office:value-type="float" office:value="0" calcext:value-type="float">
            <text:p>0</text:p>
          </table:table-cell>
          <table:table-cell table:style-name="ce34" table:formula="of:=HEX2BIN([.I82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83]&lt;&gt;&quot;reserved&quot;;CONCATENATE(&quot;  static const int &quot;;[.F83];&quot;=0x&quot;;[.D83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83];2)" office:value-type="string" office:string-value="52" calcext:value-type="string">
            <text:p>52</text:p>
          </table:table-cell>
          <table:table-cell table:style-name="ce24" office:value-type="float" office:value="82" calcext:value-type="float">
            <text:p>82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83]/16)" office:value-type="float" office:value="5" calcext:value-type="float">
            <text:p>5</text:p>
          </table:table-cell>
          <table:table-cell table:style-name="ce30" table:formula="of:=MOD([.E83];16)" office:value-type="float" office:value="2" calcext:value-type="float">
            <text:p>2</text:p>
          </table:table-cell>
          <table:table-cell table:formula="of:=MID(INDEX([.$B$1:.$B$16];[.G83]+1;0);[.H83]*2+1;2)" office:value-type="string" office:string-value="00" calcext:value-type="string">
            <text:p>00</text:p>
          </table:table-cell>
          <table:table-cell table:style-name="ce30" table:formula="of:=HEX2DEC([.I83])" office:value-type="float" office:value="0" calcext:value-type="float">
            <text:p>0</text:p>
          </table:table-cell>
          <table:table-cell table:style-name="ce34" table:formula="of:=HEX2BIN([.I83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84]&lt;&gt;&quot;reserved&quot;;CONCATENATE(&quot;  static const int &quot;;[.F84];&quot;=0x&quot;;[.D84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84];2)" office:value-type="string" office:string-value="53" calcext:value-type="string">
            <text:p>53</text:p>
          </table:table-cell>
          <table:table-cell table:style-name="ce24" office:value-type="float" office:value="83" calcext:value-type="float">
            <text:p>83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84]/16)" office:value-type="float" office:value="5" calcext:value-type="float">
            <text:p>5</text:p>
          </table:table-cell>
          <table:table-cell table:style-name="ce30" table:formula="of:=MOD([.E84];16)" office:value-type="float" office:value="3" calcext:value-type="float">
            <text:p>3</text:p>
          </table:table-cell>
          <table:table-cell table:formula="of:=MID(INDEX([.$B$1:.$B$16];[.G84]+1;0);[.H84]*2+1;2)" office:value-type="string" office:string-value="00" calcext:value-type="string">
            <text:p>00</text:p>
          </table:table-cell>
          <table:table-cell table:style-name="ce30" table:formula="of:=HEX2DEC([.I84])" office:value-type="float" office:value="0" calcext:value-type="float">
            <text:p>0</text:p>
          </table:table-cell>
          <table:table-cell table:style-name="ce34" table:formula="of:=HEX2BIN([.I84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85]&lt;&gt;&quot;reserved&quot;;CONCATENATE(&quot;  static const int &quot;;[.F85];&quot;=0x&quot;;[.D85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85];2)" office:value-type="string" office:string-value="54" calcext:value-type="string">
            <text:p>54</text:p>
          </table:table-cell>
          <table:table-cell table:style-name="ce24" office:value-type="float" office:value="84" calcext:value-type="float">
            <text:p>84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85]/16)" office:value-type="float" office:value="5" calcext:value-type="float">
            <text:p>5</text:p>
          </table:table-cell>
          <table:table-cell table:style-name="ce30" table:formula="of:=MOD([.E85];16)" office:value-type="float" office:value="4" calcext:value-type="float">
            <text:p>4</text:p>
          </table:table-cell>
          <table:table-cell table:formula="of:=MID(INDEX([.$B$1:.$B$16];[.G85]+1;0);[.H85]*2+1;2)" office:value-type="string" office:string-value="00" calcext:value-type="string">
            <text:p>00</text:p>
          </table:table-cell>
          <table:table-cell table:style-name="ce30" table:formula="of:=HEX2DEC([.I85])" office:value-type="float" office:value="0" calcext:value-type="float">
            <text:p>0</text:p>
          </table:table-cell>
          <table:table-cell table:style-name="ce34" table:formula="of:=HEX2BIN([.I85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86]&lt;&gt;&quot;reserved&quot;;CONCATENATE(&quot;  static const int &quot;;[.F86];&quot;=0x&quot;;[.D86]);&quot;/* reserved */&quot;)" office:value-type="string" office:string-value="  static const int ACC_Offset_X_LSB=0x55" calcext:value-type="string">
            <text:p><text:s text:c="2"/>static const int ACC_Offset_X_LSB=0x55</text:p>
          </table:table-cell>
          <table:table-cell table:style-name="ce22" table:formula="of:=DEC2HEX([.E86];2)" office:value-type="string" office:string-value="55" calcext:value-type="string">
            <text:p>55</text:p>
          </table:table-cell>
          <table:table-cell table:style-name="ce22" office:value-type="float" office:value="85" calcext:value-type="float">
            <text:p>85</text:p>
          </table:table-cell>
          <table:table-cell table:style-name="ce9" table:formula="of:=CONCATENATE([.L87];&quot;_LSB&quot;)" office:value-type="string" office:string-value="ACC_Offset_X_LSB" calcext:value-type="string">
            <text:p>ACC_Offset_X_LSB</text:p>
          </table:table-cell>
          <table:table-cell table:style-name="ce9" table:formula="of:=FLOOR([.E86]/16)" office:value-type="float" office:value="5" calcext:value-type="float">
            <text:p>5</text:p>
          </table:table-cell>
          <table:table-cell table:style-name="ce9" table:formula="of:=MOD([.E86];16)" office:value-type="float" office:value="5" calcext:value-type="float">
            <text:p>5</text:p>
          </table:table-cell>
          <table:table-cell table:formula="of:=MID(INDEX([.$B$1:.$B$16];[.G86]+1;0);[.H86]*2+1;2)" office:value-type="string" office:string-value="80" calcext:value-type="string">
            <text:p>80</text:p>
          </table:table-cell>
          <table:table-cell table:style-name="ce9" table:formula="of:=HEX2DEC([.I86])" office:value-type="float" office:value="128" calcext:value-type="float">
            <text:p>128</text:p>
          </table:table-cell>
          <table:table-cell table:style-name="ce32" table:formula="of:=HEX2BIN([.I86];8)" office:value-type="string" office:string-value="10000000" calcext:value-type="string">
            <text:p>1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87]&lt;&gt;&quot;reserved&quot;;CONCATENATE(&quot;  static const int &quot;;[.F87];&quot;=0x&quot;;[.D87]);&quot;/* reserved */&quot;)" office:value-type="string" office:string-value="  static const int ACC_Offset_X_MSB=0x56" calcext:value-type="string">
            <text:p><text:s text:c="2"/>static const int ACC_Offset_X_MSB=0x56</text:p>
          </table:table-cell>
          <table:table-cell table:style-name="ce22" table:formula="of:=DEC2HEX([.E87];2)" office:value-type="string" office:string-value="56" calcext:value-type="string">
            <text:p>56</text:p>
          </table:table-cell>
          <table:table-cell table:style-name="ce22" office:value-type="float" office:value="86" calcext:value-type="float">
            <text:p>86</text:p>
          </table:table-cell>
          <table:table-cell table:style-name="ce9" table:formula="of:=CONCATENATE([.L87];&quot;_MSB&quot;)" office:value-type="string" office:string-value="ACC_Offset_X_MSB" calcext:value-type="string">
            <text:p>ACC_Offset_X_MSB</text:p>
          </table:table-cell>
          <table:table-cell table:style-name="ce9" table:formula="of:=FLOOR([.E87]/16)" office:value-type="float" office:value="5" calcext:value-type="float">
            <text:p>5</text:p>
          </table:table-cell>
          <table:table-cell table:style-name="ce9" table:formula="of:=MOD([.E87];16)" office:value-type="float" office:value="6" calcext:value-type="float">
            <text:p>6</text:p>
          </table:table-cell>
          <table:table-cell table:formula="of:=MID(INDEX([.$B$1:.$B$16];[.G87]+1;0);[.H87]*2+1;2)" office:value-type="string" office:string-value="00" calcext:value-type="string">
            <text:p>00</text:p>
          </table:table-cell>
          <table:table-cell table:style-name="ce9" table:formula="of:=HEX2DEC([.I87])" office:value-type="float" office:value="0" calcext:value-type="float">
            <text:p>0</text:p>
          </table:table-cell>
          <table:table-cell table:style-name="ce32" table:formula="of:=HEX2BIN([.I87];8)" office:value-type="string" office:string-value="00000000" calcext:value-type="string">
            <text:p>00000000</text:p>
          </table:table-cell>
          <table:table-cell table:style-name="ce9" office:value-type="string" calcext:value-type="string">
            <text:p>ACC_Offset_X</text:p>
          </table:table-cell>
          <table:table-cell table:style-name="ce9" table:number-columns-repeated="2"/>
          <table:table-cell table:formula="of:=CONCATENATE([.I87];[.I86])" office:value-type="string" office:string-value="0080" calcext:value-type="string">
            <text:p>0080</text:p>
          </table:table-cell>
          <table:table-cell table:formula="of:=HEX2DEC([.O87])" office:value-type="float" office:value="128" calcext:value-type="float">
            <text:p>128</text:p>
          </table:table-cell>
          <table:table-cell table:style-name="ce9" table:number-columns-repeated="2"/>
          <table:table-cell table:formula="of:=IF([.P87]&gt;32767;[.P87]-65536;[.P87])" office:value-type="float" office:value="128" calcext:value-type="float">
            <text:p>128</text:p>
          </table:table-cell>
          <table:table-cell table:style-name="ce9" table:number-columns-repeated="16"/>
          <table:table-cell table:number-columns-repeated="8"/>
        </table:table-row>
        <table:table-row table:style-name="ro1">
          <table:table-cell table:number-columns-repeated="2"/>
          <table:table-cell table:formula="of:=IF([.F88]&lt;&gt;&quot;reserved&quot;;CONCATENATE(&quot;  static const int &quot;;[.F88];&quot;=0x&quot;;[.D88]);&quot;/* reserved */&quot;)" office:value-type="string" office:string-value="  static const int ACC_Offset_Y_LSB=0x57" calcext:value-type="string">
            <text:p><text:s text:c="2"/>static const int ACC_Offset_Y_LSB=0x57</text:p>
          </table:table-cell>
          <table:table-cell table:style-name="ce22" table:formula="of:=DEC2HEX([.E88];2)" office:value-type="string" office:string-value="57" calcext:value-type="string">
            <text:p>57</text:p>
          </table:table-cell>
          <table:table-cell table:style-name="ce22" office:value-type="float" office:value="87" calcext:value-type="float">
            <text:p>87</text:p>
          </table:table-cell>
          <table:table-cell table:style-name="ce9" table:formula="of:=CONCATENATE([.L89];&quot;_LSB&quot;)" office:value-type="string" office:string-value="ACC_Offset_Y_LSB" calcext:value-type="string">
            <text:p>ACC_Offset_Y_LSB</text:p>
          </table:table-cell>
          <table:table-cell table:style-name="ce9" table:formula="of:=FLOOR([.E88]/16)" office:value-type="float" office:value="5" calcext:value-type="float">
            <text:p>5</text:p>
          </table:table-cell>
          <table:table-cell table:style-name="ce9" table:formula="of:=MOD([.E88];16)" office:value-type="float" office:value="7" calcext:value-type="float">
            <text:p>7</text:p>
          </table:table-cell>
          <table:table-cell table:formula="of:=MID(INDEX([.$B$1:.$B$16];[.G88]+1;0);[.H88]*2+1;2)" office:value-type="string" office:string-value="00" calcext:value-type="string">
            <text:p>00</text:p>
          </table:table-cell>
          <table:table-cell table:style-name="ce9" table:formula="of:=HEX2DEC([.I88])" office:value-type="float" office:value="0" calcext:value-type="float">
            <text:p>0</text:p>
          </table:table-cell>
          <table:table-cell table:style-name="ce32" table:formula="of:=HEX2BIN([.I88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89]&lt;&gt;&quot;reserved&quot;;CONCATENATE(&quot;  static const int &quot;;[.F89];&quot;=0x&quot;;[.D89]);&quot;/* reserved */&quot;)" office:value-type="string" office:string-value="  static const int ACC_Offset_Y_MSB=0x58" calcext:value-type="string">
            <text:p><text:s text:c="2"/>static const int ACC_Offset_Y_MSB=0x58</text:p>
          </table:table-cell>
          <table:table-cell table:style-name="ce22" table:formula="of:=DEC2HEX([.E89];2)" office:value-type="string" office:string-value="58" calcext:value-type="string">
            <text:p>58</text:p>
          </table:table-cell>
          <table:table-cell table:style-name="ce22" office:value-type="float" office:value="88" calcext:value-type="float">
            <text:p>88</text:p>
          </table:table-cell>
          <table:table-cell table:style-name="ce9" table:formula="of:=CONCATENATE([.L89];&quot;_MSB&quot;)" office:value-type="string" office:string-value="ACC_Offset_Y_MSB" calcext:value-type="string">
            <text:p>ACC_Offset_Y_MSB</text:p>
          </table:table-cell>
          <table:table-cell table:style-name="ce9" table:formula="of:=FLOOR([.E89]/16)" office:value-type="float" office:value="5" calcext:value-type="float">
            <text:p>5</text:p>
          </table:table-cell>
          <table:table-cell table:style-name="ce9" table:formula="of:=MOD([.E89];16)" office:value-type="float" office:value="8" calcext:value-type="float">
            <text:p>8</text:p>
          </table:table-cell>
          <table:table-cell table:formula="of:=MID(INDEX([.$B$1:.$B$16];[.G89]+1;0);[.H89]*2+1;2)" office:value-type="string" office:string-value="00" calcext:value-type="string">
            <text:p>00</text:p>
          </table:table-cell>
          <table:table-cell table:style-name="ce9" table:formula="of:=HEX2DEC([.I89])" office:value-type="float" office:value="0" calcext:value-type="float">
            <text:p>0</text:p>
          </table:table-cell>
          <table:table-cell table:style-name="ce32" table:formula="of:=HEX2BIN([.I89];8)" office:value-type="string" office:string-value="00000000" calcext:value-type="string">
            <text:p>00000000</text:p>
          </table:table-cell>
          <table:table-cell table:style-name="ce9" office:value-type="string" calcext:value-type="string">
            <text:p>ACC_Offset_Y</text:p>
          </table:table-cell>
          <table:table-cell table:style-name="ce9" table:number-columns-repeated="2"/>
          <table:table-cell table:formula="of:=CONCATENATE([.I89];[.I88])" office:value-type="string" office:string-value="0000" calcext:value-type="string">
            <text:p>0000</text:p>
          </table:table-cell>
          <table:table-cell table:formula="of:=HEX2DEC([.O89])" office:value-type="float" office:value="0" calcext:value-type="float">
            <text:p>0</text:p>
          </table:table-cell>
          <table:table-cell table:style-name="ce9" table:number-columns-repeated="2"/>
          <table:table-cell table:formula="of:=IF([.P89]&gt;32767;[.P89]-65536;[.P89])" office:value-type="float" office:value="0" calcext:value-type="float">
            <text:p>0</text:p>
          </table:table-cell>
          <table:table-cell table:style-name="ce9" table:number-columns-repeated="16"/>
          <table:table-cell table:number-columns-repeated="8"/>
        </table:table-row>
        <table:table-row table:style-name="ro1">
          <table:table-cell table:number-columns-repeated="2"/>
          <table:table-cell table:formula="of:=IF([.F90]&lt;&gt;&quot;reserved&quot;;CONCATENATE(&quot;  static const int &quot;;[.F90];&quot;=0x&quot;;[.D90]);&quot;/* reserved */&quot;)" office:value-type="string" office:string-value="  static const int ACC_Offset_Z_LSB=0x59" calcext:value-type="string">
            <text:p><text:s text:c="2"/>static const int ACC_Offset_Z_LSB=0x59</text:p>
          </table:table-cell>
          <table:table-cell table:style-name="ce22" table:formula="of:=DEC2HEX([.E90];2)" office:value-type="string" office:string-value="59" calcext:value-type="string">
            <text:p>59</text:p>
          </table:table-cell>
          <table:table-cell table:style-name="ce22" office:value-type="float" office:value="89" calcext:value-type="float">
            <text:p>89</text:p>
          </table:table-cell>
          <table:table-cell table:style-name="ce9" table:formula="of:=CONCATENATE([.L91];&quot;_LSB&quot;)" office:value-type="string" office:string-value="ACC_Offset_Z_LSB" calcext:value-type="string">
            <text:p>ACC_Offset_Z_LSB</text:p>
          </table:table-cell>
          <table:table-cell table:style-name="ce9" table:formula="of:=FLOOR([.E90]/16)" office:value-type="float" office:value="5" calcext:value-type="float">
            <text:p>5</text:p>
          </table:table-cell>
          <table:table-cell table:style-name="ce9" table:formula="of:=MOD([.E90];16)" office:value-type="float" office:value="9" calcext:value-type="float">
            <text:p>9</text:p>
          </table:table-cell>
          <table:table-cell table:formula="of:=MID(INDEX([.$B$1:.$B$16];[.G90]+1;0);[.H90]*2+1;2)" office:value-type="string" office:string-value="00" calcext:value-type="string">
            <text:p>00</text:p>
          </table:table-cell>
          <table:table-cell table:style-name="ce9" table:formula="of:=HEX2DEC([.I90])" office:value-type="float" office:value="0" calcext:value-type="float">
            <text:p>0</text:p>
          </table:table-cell>
          <table:table-cell table:style-name="ce32" table:formula="of:=HEX2BIN([.I90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91]&lt;&gt;&quot;reserved&quot;;CONCATENATE(&quot;  static const int &quot;;[.F91];&quot;=0x&quot;;[.D91]);&quot;/* reserved */&quot;)" office:value-type="string" office:string-value="  static const int ACC_Offset_Z_MSB=0x5A" calcext:value-type="string">
            <text:p><text:s text:c="2"/>static const int ACC_Offset_Z_MSB=0x5A</text:p>
          </table:table-cell>
          <table:table-cell table:style-name="ce22" table:formula="of:=DEC2HEX([.E91];2)" office:value-type="string" office:string-value="5A" calcext:value-type="string">
            <text:p>5A</text:p>
          </table:table-cell>
          <table:table-cell table:style-name="ce22" office:value-type="float" office:value="90" calcext:value-type="float">
            <text:p>90</text:p>
          </table:table-cell>
          <table:table-cell table:style-name="ce9" table:formula="of:=CONCATENATE([.L91];&quot;_MSB&quot;)" office:value-type="string" office:string-value="ACC_Offset_Z_MSB" calcext:value-type="string">
            <text:p>ACC_Offset_Z_MSB</text:p>
          </table:table-cell>
          <table:table-cell table:style-name="ce9" table:formula="of:=FLOOR([.E91]/16)" office:value-type="float" office:value="5" calcext:value-type="float">
            <text:p>5</text:p>
          </table:table-cell>
          <table:table-cell table:style-name="ce9" table:formula="of:=MOD([.E91];16)" office:value-type="float" office:value="10" calcext:value-type="float">
            <text:p>10</text:p>
          </table:table-cell>
          <table:table-cell table:formula="of:=MID(INDEX([.$B$1:.$B$16];[.G91]+1;0);[.H91]*2+1;2)" office:value-type="string" office:string-value="00" calcext:value-type="string">
            <text:p>00</text:p>
          </table:table-cell>
          <table:table-cell table:style-name="ce9" table:formula="of:=HEX2DEC([.I91])" office:value-type="float" office:value="0" calcext:value-type="float">
            <text:p>0</text:p>
          </table:table-cell>
          <table:table-cell table:style-name="ce32" table:formula="of:=HEX2BIN([.I91];8)" office:value-type="string" office:string-value="00000000" calcext:value-type="string">
            <text:p>00000000</text:p>
          </table:table-cell>
          <table:table-cell table:style-name="ce9" office:value-type="string" calcext:value-type="string">
            <text:p>ACC_Offset_Z</text:p>
          </table:table-cell>
          <table:table-cell table:style-name="ce9" table:number-columns-repeated="2"/>
          <table:table-cell table:formula="of:=CONCATENATE([.I91];[.I90])" office:value-type="string" office:string-value="0000" calcext:value-type="string">
            <text:p>0000</text:p>
          </table:table-cell>
          <table:table-cell table:formula="of:=HEX2DEC([.O91])" office:value-type="float" office:value="0" calcext:value-type="float">
            <text:p>0</text:p>
          </table:table-cell>
          <table:table-cell table:style-name="ce9" table:number-columns-repeated="2"/>
          <table:table-cell table:formula="of:=IF([.P91]&gt;32767;[.P91]-65536;[.P91])" office:value-type="float" office:value="0" calcext:value-type="float">
            <text:p>0</text:p>
          </table:table-cell>
          <table:table-cell table:style-name="ce9" table:number-columns-repeated="16"/>
          <table:table-cell table:number-columns-repeated="8"/>
        </table:table-row>
        <table:table-row table:style-name="ro1">
          <table:table-cell table:number-columns-repeated="2"/>
          <table:table-cell table:formula="of:=IF([.F92]&lt;&gt;&quot;reserved&quot;;CONCATENATE(&quot;  static const int &quot;;[.F92];&quot;=0x&quot;;[.D92]);&quot;/* reserved */&quot;)" office:value-type="string" office:string-value="  static const int MAG_Offset_X_LSB=0x5B" calcext:value-type="string">
            <text:p><text:s text:c="2"/>static const int MAG_Offset_X_LSB=0x5B</text:p>
          </table:table-cell>
          <table:table-cell table:style-name="ce22" table:formula="of:=DEC2HEX([.E92];2)" office:value-type="string" office:string-value="5B" calcext:value-type="string">
            <text:p>5B</text:p>
          </table:table-cell>
          <table:table-cell table:style-name="ce22" office:value-type="float" office:value="91" calcext:value-type="float">
            <text:p>91</text:p>
          </table:table-cell>
          <table:table-cell table:style-name="ce9" table:formula="of:=CONCATENATE([.L93];&quot;_LSB&quot;)" office:value-type="string" office:string-value="MAG_Offset_X_LSB" calcext:value-type="string">
            <text:p>MAG_Offset_X_LSB</text:p>
          </table:table-cell>
          <table:table-cell table:style-name="ce9" table:formula="of:=FLOOR([.E92]/16)" office:value-type="float" office:value="5" calcext:value-type="float">
            <text:p>5</text:p>
          </table:table-cell>
          <table:table-cell table:style-name="ce9" table:formula="of:=MOD([.E92];16)" office:value-type="float" office:value="11" calcext:value-type="float">
            <text:p>11</text:p>
          </table:table-cell>
          <table:table-cell table:formula="of:=MID(INDEX([.$B$1:.$B$16];[.G92]+1;0);[.H92]*2+1;2)" office:value-type="string" office:string-value="00" calcext:value-type="string">
            <text:p>00</text:p>
          </table:table-cell>
          <table:table-cell table:style-name="ce9" table:formula="of:=HEX2DEC([.I92])" office:value-type="float" office:value="0" calcext:value-type="float">
            <text:p>0</text:p>
          </table:table-cell>
          <table:table-cell table:style-name="ce32" table:formula="of:=HEX2BIN([.I92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93]&lt;&gt;&quot;reserved&quot;;CONCATENATE(&quot;  static const int &quot;;[.F93];&quot;=0x&quot;;[.D93]);&quot;/* reserved */&quot;)" office:value-type="string" office:string-value="  static const int MAG_Offset_X_MSB=0x5C" calcext:value-type="string">
            <text:p><text:s text:c="2"/>static const int MAG_Offset_X_MSB=0x5C</text:p>
          </table:table-cell>
          <table:table-cell table:style-name="ce22" table:formula="of:=DEC2HEX([.E93];2)" office:value-type="string" office:string-value="5C" calcext:value-type="string">
            <text:p>5C</text:p>
          </table:table-cell>
          <table:table-cell table:style-name="ce22" office:value-type="float" office:value="92" calcext:value-type="float">
            <text:p>92</text:p>
          </table:table-cell>
          <table:table-cell table:style-name="ce9" table:formula="of:=CONCATENATE([.L93];&quot;_MSB&quot;)" office:value-type="string" office:string-value="MAG_Offset_X_MSB" calcext:value-type="string">
            <text:p>MAG_Offset_X_MSB</text:p>
          </table:table-cell>
          <table:table-cell table:style-name="ce9" table:formula="of:=FLOOR([.E93]/16)" office:value-type="float" office:value="5" calcext:value-type="float">
            <text:p>5</text:p>
          </table:table-cell>
          <table:table-cell table:style-name="ce9" table:formula="of:=MOD([.E93];16)" office:value-type="float" office:value="12" calcext:value-type="float">
            <text:p>12</text:p>
          </table:table-cell>
          <table:table-cell table:formula="of:=MID(INDEX([.$B$1:.$B$16];[.G93]+1;0);[.H93]*2+1;2)" office:value-type="string" office:string-value="00" calcext:value-type="string">
            <text:p>00</text:p>
          </table:table-cell>
          <table:table-cell table:style-name="ce9" table:formula="of:=HEX2DEC([.I93])" office:value-type="float" office:value="0" calcext:value-type="float">
            <text:p>0</text:p>
          </table:table-cell>
          <table:table-cell table:style-name="ce32" table:formula="of:=HEX2BIN([.I93];8)" office:value-type="string" office:string-value="00000000" calcext:value-type="string">
            <text:p>00000000</text:p>
          </table:table-cell>
          <table:table-cell table:style-name="ce9" office:value-type="string" calcext:value-type="string">
            <text:p>MAG_Offset_X</text:p>
          </table:table-cell>
          <table:table-cell table:style-name="ce9" table:number-columns-repeated="2"/>
          <table:table-cell table:formula="of:=CONCATENATE([.I93];[.I92])" office:value-type="string" office:string-value="0000" calcext:value-type="string">
            <text:p>0000</text:p>
          </table:table-cell>
          <table:table-cell table:formula="of:=HEX2DEC([.O93])" office:value-type="float" office:value="0" calcext:value-type="float">
            <text:p>0</text:p>
          </table:table-cell>
          <table:table-cell table:style-name="ce9" table:number-columns-repeated="2"/>
          <table:table-cell table:formula="of:=IF([.P93]&gt;32767;[.P93]-65536;[.P93])" office:value-type="float" office:value="0" calcext:value-type="float">
            <text:p>0</text:p>
          </table:table-cell>
          <table:table-cell table:style-name="ce9" table:number-columns-repeated="16"/>
          <table:table-cell table:number-columns-repeated="8"/>
        </table:table-row>
        <table:table-row table:style-name="ro1">
          <table:table-cell table:number-columns-repeated="2"/>
          <table:table-cell table:formula="of:=IF([.F94]&lt;&gt;&quot;reserved&quot;;CONCATENATE(&quot;  static const int &quot;;[.F94];&quot;=0x&quot;;[.D94]);&quot;/* reserved */&quot;)" office:value-type="string" office:string-value="  static const int MAG_Offset_Y_LSB=0x5D" calcext:value-type="string">
            <text:p><text:s text:c="2"/>static const int MAG_Offset_Y_LSB=0x5D</text:p>
          </table:table-cell>
          <table:table-cell table:style-name="ce22" table:formula="of:=DEC2HEX([.E94];2)" office:value-type="string" office:string-value="5D" calcext:value-type="string">
            <text:p>5D</text:p>
          </table:table-cell>
          <table:table-cell table:style-name="ce22" office:value-type="float" office:value="93" calcext:value-type="float">
            <text:p>93</text:p>
          </table:table-cell>
          <table:table-cell table:style-name="ce9" table:formula="of:=CONCATENATE([.L95];&quot;_LSB&quot;)" office:value-type="string" office:string-value="MAG_Offset_Y_LSB" calcext:value-type="string">
            <text:p>MAG_Offset_Y_LSB</text:p>
          </table:table-cell>
          <table:table-cell table:style-name="ce9" table:formula="of:=FLOOR([.E94]/16)" office:value-type="float" office:value="5" calcext:value-type="float">
            <text:p>5</text:p>
          </table:table-cell>
          <table:table-cell table:style-name="ce9" table:formula="of:=MOD([.E94];16)" office:value-type="float" office:value="13" calcext:value-type="float">
            <text:p>13</text:p>
          </table:table-cell>
          <table:table-cell table:formula="of:=MID(INDEX([.$B$1:.$B$16];[.G94]+1;0);[.H94]*2+1;2)" office:value-type="string" office:string-value="00" calcext:value-type="string">
            <text:p>00</text:p>
          </table:table-cell>
          <table:table-cell table:style-name="ce9" table:formula="of:=HEX2DEC([.I94])" office:value-type="float" office:value="0" calcext:value-type="float">
            <text:p>0</text:p>
          </table:table-cell>
          <table:table-cell table:style-name="ce32" table:formula="of:=HEX2BIN([.I94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95]&lt;&gt;&quot;reserved&quot;;CONCATENATE(&quot;  static const int &quot;;[.F95];&quot;=0x&quot;;[.D95]);&quot;/* reserved */&quot;)" office:value-type="string" office:string-value="  static const int MAG_Offset_Y_MSB=0x5E" calcext:value-type="string">
            <text:p><text:s text:c="2"/>static const int MAG_Offset_Y_MSB=0x5E</text:p>
          </table:table-cell>
          <table:table-cell table:style-name="ce22" table:formula="of:=DEC2HEX([.E95];2)" office:value-type="string" office:string-value="5E" calcext:value-type="string">
            <text:p>5E</text:p>
          </table:table-cell>
          <table:table-cell table:style-name="ce22" office:value-type="float" office:value="94" calcext:value-type="float">
            <text:p>94</text:p>
          </table:table-cell>
          <table:table-cell table:style-name="ce9" table:formula="of:=CONCATENATE([.L95];&quot;_MSB&quot;)" office:value-type="string" office:string-value="MAG_Offset_Y_MSB" calcext:value-type="string">
            <text:p>MAG_Offset_Y_MSB</text:p>
          </table:table-cell>
          <table:table-cell table:style-name="ce9" table:formula="of:=FLOOR([.E95]/16)" office:value-type="float" office:value="5" calcext:value-type="float">
            <text:p>5</text:p>
          </table:table-cell>
          <table:table-cell table:style-name="ce9" table:formula="of:=MOD([.E95];16)" office:value-type="float" office:value="14" calcext:value-type="float">
            <text:p>14</text:p>
          </table:table-cell>
          <table:table-cell table:formula="of:=MID(INDEX([.$B$1:.$B$16];[.G95]+1;0);[.H95]*2+1;2)" office:value-type="string" office:string-value="00" calcext:value-type="string">
            <text:p>00</text:p>
          </table:table-cell>
          <table:table-cell table:style-name="ce9" table:formula="of:=HEX2DEC([.I95])" office:value-type="float" office:value="0" calcext:value-type="float">
            <text:p>0</text:p>
          </table:table-cell>
          <table:table-cell table:style-name="ce32" table:formula="of:=HEX2BIN([.I95];8)" office:value-type="string" office:string-value="00000000" calcext:value-type="string">
            <text:p>00000000</text:p>
          </table:table-cell>
          <table:table-cell table:style-name="ce9" office:value-type="string" calcext:value-type="string">
            <text:p>MAG_Offset_Y</text:p>
          </table:table-cell>
          <table:table-cell table:style-name="ce9" table:number-columns-repeated="2"/>
          <table:table-cell table:formula="of:=CONCATENATE([.I95];[.I94])" office:value-type="string" office:string-value="0000" calcext:value-type="string">
            <text:p>0000</text:p>
          </table:table-cell>
          <table:table-cell table:formula="of:=HEX2DEC([.O95])" office:value-type="float" office:value="0" calcext:value-type="float">
            <text:p>0</text:p>
          </table:table-cell>
          <table:table-cell table:style-name="ce9" table:number-columns-repeated="2"/>
          <table:table-cell table:formula="of:=IF([.P95]&gt;32767;[.P95]-65536;[.P95])" office:value-type="float" office:value="0" calcext:value-type="float">
            <text:p>0</text:p>
          </table:table-cell>
          <table:table-cell table:style-name="ce9" table:number-columns-repeated="16"/>
          <table:table-cell table:number-columns-repeated="8"/>
        </table:table-row>
        <table:table-row table:style-name="ro1">
          <table:table-cell table:number-columns-repeated="2"/>
          <table:table-cell table:formula="of:=IF([.F96]&lt;&gt;&quot;reserved&quot;;CONCATENATE(&quot;  static const int &quot;;[.F96];&quot;=0x&quot;;[.D96]);&quot;/* reserved */&quot;)" office:value-type="string" office:string-value="  static const int MAG_Offset_Z_LSB=0x5F" calcext:value-type="string">
            <text:p><text:s text:c="2"/>static const int MAG_Offset_Z_LSB=0x5F</text:p>
          </table:table-cell>
          <table:table-cell table:style-name="ce22" table:formula="of:=DEC2HEX([.E96];2)" office:value-type="string" office:string-value="5F" calcext:value-type="string">
            <text:p>5F</text:p>
          </table:table-cell>
          <table:table-cell table:style-name="ce22" office:value-type="float" office:value="95" calcext:value-type="float">
            <text:p>95</text:p>
          </table:table-cell>
          <table:table-cell table:style-name="ce9" table:formula="of:=CONCATENATE([.L97];&quot;_LSB&quot;)" office:value-type="string" office:string-value="MAG_Offset_Z_LSB" calcext:value-type="string">
            <text:p>MAG_Offset_Z_LSB</text:p>
          </table:table-cell>
          <table:table-cell table:style-name="ce9" table:formula="of:=FLOOR([.E96]/16)" office:value-type="float" office:value="5" calcext:value-type="float">
            <text:p>5</text:p>
          </table:table-cell>
          <table:table-cell table:style-name="ce9" table:formula="of:=MOD([.E96];16)" office:value-type="float" office:value="15" calcext:value-type="float">
            <text:p>15</text:p>
          </table:table-cell>
          <table:table-cell table:formula="of:=MID(INDEX([.$B$1:.$B$16];[.G96]+1;0);[.H96]*2+1;2)" office:value-type="string" office:string-value="00" calcext:value-type="string">
            <text:p>00</text:p>
          </table:table-cell>
          <table:table-cell table:style-name="ce9" table:formula="of:=HEX2DEC([.I96])" office:value-type="float" office:value="0" calcext:value-type="float">
            <text:p>0</text:p>
          </table:table-cell>
          <table:table-cell table:style-name="ce32" table:formula="of:=HEX2BIN([.I96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97]&lt;&gt;&quot;reserved&quot;;CONCATENATE(&quot;  static const int &quot;;[.F97];&quot;=0x&quot;;[.D97]);&quot;/* reserved */&quot;)" office:value-type="string" office:string-value="  static const int MAG_Offset_Z_MSB=0x60" calcext:value-type="string">
            <text:p><text:s text:c="2"/>static const int MAG_Offset_Z_MSB=0x60</text:p>
          </table:table-cell>
          <table:table-cell table:style-name="ce22" table:formula="of:=DEC2HEX([.E97];2)" office:value-type="string" office:string-value="60" calcext:value-type="string">
            <text:p>60</text:p>
          </table:table-cell>
          <table:table-cell table:style-name="ce22" office:value-type="float" office:value="96" calcext:value-type="float">
            <text:p>96</text:p>
          </table:table-cell>
          <table:table-cell table:style-name="ce9" table:formula="of:=CONCATENATE([.L97];&quot;_MSB&quot;)" office:value-type="string" office:string-value="MAG_Offset_Z_MSB" calcext:value-type="string">
            <text:p>MAG_Offset_Z_MSB</text:p>
          </table:table-cell>
          <table:table-cell table:style-name="ce9" table:formula="of:=FLOOR([.E97]/16)" office:value-type="float" office:value="6" calcext:value-type="float">
            <text:p>6</text:p>
          </table:table-cell>
          <table:table-cell table:style-name="ce9" table:formula="of:=MOD([.E97];16)" office:value-type="float" office:value="0" calcext:value-type="float">
            <text:p>0</text:p>
          </table:table-cell>
          <table:table-cell table:formula="of:=MID(INDEX([.$B$1:.$B$16];[.G97]+1;0);[.H97]*2+1;2)" office:value-type="string" office:string-value="00" calcext:value-type="string">
            <text:p>00</text:p>
          </table:table-cell>
          <table:table-cell table:style-name="ce9" table:formula="of:=HEX2DEC([.I97])" office:value-type="float" office:value="0" calcext:value-type="float">
            <text:p>0</text:p>
          </table:table-cell>
          <table:table-cell table:style-name="ce32" table:formula="of:=HEX2BIN([.I97];8)" office:value-type="string" office:string-value="00000000" calcext:value-type="string">
            <text:p>00000000</text:p>
          </table:table-cell>
          <table:table-cell table:style-name="ce9" office:value-type="string" calcext:value-type="string">
            <text:p>MAG_Offset_Z</text:p>
          </table:table-cell>
          <table:table-cell table:style-name="ce9" table:number-columns-repeated="2"/>
          <table:table-cell table:formula="of:=CONCATENATE([.I97];[.I96])" office:value-type="string" office:string-value="0000" calcext:value-type="string">
            <text:p>0000</text:p>
          </table:table-cell>
          <table:table-cell table:formula="of:=HEX2DEC([.O97])" office:value-type="float" office:value="0" calcext:value-type="float">
            <text:p>0</text:p>
          </table:table-cell>
          <table:table-cell table:style-name="ce9" table:number-columns-repeated="2"/>
          <table:table-cell table:formula="of:=IF([.P97]&gt;32767;[.P97]-65536;[.P97])" office:value-type="float" office:value="0" calcext:value-type="float">
            <text:p>0</text:p>
          </table:table-cell>
          <table:table-cell table:style-name="ce9" table:number-columns-repeated="16"/>
          <table:table-cell table:number-columns-repeated="8"/>
        </table:table-row>
        <table:table-row table:style-name="ro1">
          <table:table-cell table:number-columns-repeated="2"/>
          <table:table-cell table:formula="of:=IF([.F98]&lt;&gt;&quot;reserved&quot;;CONCATENATE(&quot;  static const int &quot;;[.F98];&quot;=0x&quot;;[.D98]);&quot;/* reserved */&quot;)" office:value-type="string" office:string-value="  static const int GYR_Offset_X_LSB=0x61" calcext:value-type="string">
            <text:p><text:s text:c="2"/>static const int GYR_Offset_X_LSB=0x61</text:p>
          </table:table-cell>
          <table:table-cell table:style-name="ce22" table:formula="of:=DEC2HEX([.E98];2)" office:value-type="string" office:string-value="61" calcext:value-type="string">
            <text:p>61</text:p>
          </table:table-cell>
          <table:table-cell table:style-name="ce22" office:value-type="float" office:value="97" calcext:value-type="float">
            <text:p>97</text:p>
          </table:table-cell>
          <table:table-cell table:style-name="ce9" table:formula="of:=CONCATENATE([.L99];&quot;_LSB&quot;)" office:value-type="string" office:string-value="GYR_Offset_X_LSB" calcext:value-type="string">
            <text:p>GYR_Offset_X_LSB</text:p>
          </table:table-cell>
          <table:table-cell table:style-name="ce9" table:formula="of:=FLOOR([.E98]/16)" office:value-type="float" office:value="6" calcext:value-type="float">
            <text:p>6</text:p>
          </table:table-cell>
          <table:table-cell table:style-name="ce9" table:formula="of:=MOD([.E98];16)" office:value-type="float" office:value="1" calcext:value-type="float">
            <text:p>1</text:p>
          </table:table-cell>
          <table:table-cell table:formula="of:=MID(INDEX([.$B$1:.$B$16];[.G98]+1;0);[.H98]*2+1;2)" office:value-type="string" office:string-value="00" calcext:value-type="string">
            <text:p>00</text:p>
          </table:table-cell>
          <table:table-cell table:style-name="ce9" table:formula="of:=HEX2DEC([.I98])" office:value-type="float" office:value="0" calcext:value-type="float">
            <text:p>0</text:p>
          </table:table-cell>
          <table:table-cell table:style-name="ce32" table:formula="of:=HEX2BIN([.I98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99]&lt;&gt;&quot;reserved&quot;;CONCATENATE(&quot;  static const int &quot;;[.F99];&quot;=0x&quot;;[.D99]);&quot;/* reserved */&quot;)" office:value-type="string" office:string-value="  static const int GYR_Offset_X_MSB=0x62" calcext:value-type="string">
            <text:p><text:s text:c="2"/>static const int GYR_Offset_X_MSB=0x62</text:p>
          </table:table-cell>
          <table:table-cell table:style-name="ce22" table:formula="of:=DEC2HEX([.E99];2)" office:value-type="string" office:string-value="62" calcext:value-type="string">
            <text:p>62</text:p>
          </table:table-cell>
          <table:table-cell table:style-name="ce22" office:value-type="float" office:value="98" calcext:value-type="float">
            <text:p>98</text:p>
          </table:table-cell>
          <table:table-cell table:style-name="ce9" table:formula="of:=CONCATENATE([.L99];&quot;_MSB&quot;)" office:value-type="string" office:string-value="GYR_Offset_X_MSB" calcext:value-type="string">
            <text:p>GYR_Offset_X_MSB</text:p>
          </table:table-cell>
          <table:table-cell table:style-name="ce9" table:formula="of:=FLOOR([.E99]/16)" office:value-type="float" office:value="6" calcext:value-type="float">
            <text:p>6</text:p>
          </table:table-cell>
          <table:table-cell table:style-name="ce9" table:formula="of:=MOD([.E99];16)" office:value-type="float" office:value="2" calcext:value-type="float">
            <text:p>2</text:p>
          </table:table-cell>
          <table:table-cell table:formula="of:=MID(INDEX([.$B$1:.$B$16];[.G99]+1;0);[.H99]*2+1;2)" office:value-type="string" office:string-value="00" calcext:value-type="string">
            <text:p>00</text:p>
          </table:table-cell>
          <table:table-cell table:style-name="ce9" table:formula="of:=HEX2DEC([.I99])" office:value-type="float" office:value="0" calcext:value-type="float">
            <text:p>0</text:p>
          </table:table-cell>
          <table:table-cell table:style-name="ce32" table:formula="of:=HEX2BIN([.I99];8)" office:value-type="string" office:string-value="00000000" calcext:value-type="string">
            <text:p>00000000</text:p>
          </table:table-cell>
          <table:table-cell table:style-name="ce9" office:value-type="string" calcext:value-type="string">
            <text:p>GYR_Offset_X</text:p>
          </table:table-cell>
          <table:table-cell table:style-name="ce9" table:number-columns-repeated="2"/>
          <table:table-cell table:formula="of:=CONCATENATE([.I99];[.I98])" office:value-type="string" office:string-value="0000" calcext:value-type="string">
            <text:p>0000</text:p>
          </table:table-cell>
          <table:table-cell table:formula="of:=HEX2DEC([.O99])" office:value-type="float" office:value="0" calcext:value-type="float">
            <text:p>0</text:p>
          </table:table-cell>
          <table:table-cell table:style-name="ce9" table:number-columns-repeated="2"/>
          <table:table-cell table:formula="of:=IF([.P99]&gt;32767;[.P99]-65536;[.P99])" office:value-type="float" office:value="0" calcext:value-type="float">
            <text:p>0</text:p>
          </table:table-cell>
          <table:table-cell table:style-name="ce9" table:number-columns-repeated="16"/>
          <table:table-cell table:number-columns-repeated="8"/>
        </table:table-row>
        <table:table-row table:style-name="ro1">
          <table:table-cell table:number-columns-repeated="2"/>
          <table:table-cell table:formula="of:=IF([.F100]&lt;&gt;&quot;reserved&quot;;CONCATENATE(&quot;  static const int &quot;;[.F100];&quot;=0x&quot;;[.D100]);&quot;/* reserved */&quot;)" office:value-type="string" office:string-value="  static const int GYR_Offset_Y_LSB=0x63" calcext:value-type="string">
            <text:p><text:s text:c="2"/>static const int GYR_Offset_Y_LSB=0x63</text:p>
          </table:table-cell>
          <table:table-cell table:style-name="ce22" table:formula="of:=DEC2HEX([.E100];2)" office:value-type="string" office:string-value="63" calcext:value-type="string">
            <text:p>63</text:p>
          </table:table-cell>
          <table:table-cell table:style-name="ce22" office:value-type="float" office:value="99" calcext:value-type="float">
            <text:p>99</text:p>
          </table:table-cell>
          <table:table-cell table:style-name="ce9" table:formula="of:=CONCATENATE([.L101];&quot;_LSB&quot;)" office:value-type="string" office:string-value="GYR_Offset_Y_LSB" calcext:value-type="string">
            <text:p>GYR_Offset_Y_LSB</text:p>
          </table:table-cell>
          <table:table-cell table:style-name="ce9" table:formula="of:=FLOOR([.E100]/16)" office:value-type="float" office:value="6" calcext:value-type="float">
            <text:p>6</text:p>
          </table:table-cell>
          <table:table-cell table:style-name="ce9" table:formula="of:=MOD([.E100];16)" office:value-type="float" office:value="3" calcext:value-type="float">
            <text:p>3</text:p>
          </table:table-cell>
          <table:table-cell table:formula="of:=MID(INDEX([.$B$1:.$B$16];[.G100]+1;0);[.H100]*2+1;2)" office:value-type="string" office:string-value="00" calcext:value-type="string">
            <text:p>00</text:p>
          </table:table-cell>
          <table:table-cell table:style-name="ce9" table:formula="of:=HEX2DEC([.I100])" office:value-type="float" office:value="0" calcext:value-type="float">
            <text:p>0</text:p>
          </table:table-cell>
          <table:table-cell table:style-name="ce32" table:formula="of:=HEX2BIN([.I100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101]&lt;&gt;&quot;reserved&quot;;CONCATENATE(&quot;  static const int &quot;;[.F101];&quot;=0x&quot;;[.D101]);&quot;/* reserved */&quot;)" office:value-type="string" office:string-value="  static const int GYR_Offset_Y_MSB=0x64" calcext:value-type="string">
            <text:p><text:s text:c="2"/>static const int GYR_Offset_Y_MSB=0x64</text:p>
          </table:table-cell>
          <table:table-cell table:style-name="ce22" table:formula="of:=DEC2HEX([.E101];2)" office:value-type="string" office:string-value="64" calcext:value-type="string">
            <text:p>64</text:p>
          </table:table-cell>
          <table:table-cell table:style-name="ce22" office:value-type="float" office:value="100" calcext:value-type="float">
            <text:p>100</text:p>
          </table:table-cell>
          <table:table-cell table:style-name="ce9" table:formula="of:=CONCATENATE([.L101];&quot;_MSB&quot;)" office:value-type="string" office:string-value="GYR_Offset_Y_MSB" calcext:value-type="string">
            <text:p>GYR_Offset_Y_MSB</text:p>
          </table:table-cell>
          <table:table-cell table:style-name="ce9" table:formula="of:=FLOOR([.E101]/16)" office:value-type="float" office:value="6" calcext:value-type="float">
            <text:p>6</text:p>
          </table:table-cell>
          <table:table-cell table:style-name="ce9" table:formula="of:=MOD([.E101];16)" office:value-type="float" office:value="4" calcext:value-type="float">
            <text:p>4</text:p>
          </table:table-cell>
          <table:table-cell table:formula="of:=MID(INDEX([.$B$1:.$B$16];[.G101]+1;0);[.H101]*2+1;2)" office:value-type="string" office:string-value="00" calcext:value-type="string">
            <text:p>00</text:p>
          </table:table-cell>
          <table:table-cell table:style-name="ce9" table:formula="of:=HEX2DEC([.I101])" office:value-type="float" office:value="0" calcext:value-type="float">
            <text:p>0</text:p>
          </table:table-cell>
          <table:table-cell table:style-name="ce32" table:formula="of:=HEX2BIN([.I101];8)" office:value-type="string" office:string-value="00000000" calcext:value-type="string">
            <text:p>00000000</text:p>
          </table:table-cell>
          <table:table-cell table:style-name="ce9" office:value-type="string" calcext:value-type="string">
            <text:p>GYR_Offset_Y</text:p>
          </table:table-cell>
          <table:table-cell table:style-name="ce9" table:number-columns-repeated="2"/>
          <table:table-cell table:formula="of:=CONCATENATE([.I101];[.I100])" office:value-type="string" office:string-value="0000" calcext:value-type="string">
            <text:p>0000</text:p>
          </table:table-cell>
          <table:table-cell table:formula="of:=HEX2DEC([.O101])" office:value-type="float" office:value="0" calcext:value-type="float">
            <text:p>0</text:p>
          </table:table-cell>
          <table:table-cell table:style-name="ce9" table:number-columns-repeated="2"/>
          <table:table-cell table:formula="of:=IF([.P101]&gt;32767;[.P101]-65536;[.P101])" office:value-type="float" office:value="0" calcext:value-type="float">
            <text:p>0</text:p>
          </table:table-cell>
          <table:table-cell table:style-name="ce9" table:number-columns-repeated="16"/>
          <table:table-cell table:number-columns-repeated="8"/>
        </table:table-row>
        <table:table-row table:style-name="ro1">
          <table:table-cell table:number-columns-repeated="2"/>
          <table:table-cell table:formula="of:=IF([.F102]&lt;&gt;&quot;reserved&quot;;CONCATENATE(&quot;  static const int &quot;;[.F102];&quot;=0x&quot;;[.D102]);&quot;/* reserved */&quot;)" office:value-type="string" office:string-value="  static const int GYR_Offset_Z_LSB=0x65" calcext:value-type="string">
            <text:p><text:s text:c="2"/>static const int GYR_Offset_Z_LSB=0x65</text:p>
          </table:table-cell>
          <table:table-cell table:style-name="ce23" table:formula="of:=DEC2HEX([.E102];2)" office:value-type="string" office:string-value="65" calcext:value-type="string">
            <text:p>65</text:p>
          </table:table-cell>
          <table:table-cell table:style-name="ce23" office:value-type="float" office:value="101" calcext:value-type="float">
            <text:p>101</text:p>
          </table:table-cell>
          <table:table-cell table:style-name="ce9" table:formula="of:=CONCATENATE([.L103];&quot;_LSB&quot;)" office:value-type="string" office:string-value="GYR_Offset_Z_LSB" calcext:value-type="string">
            <text:p>GYR_Offset_Z_LSB</text:p>
          </table:table-cell>
          <table:table-cell table:style-name="ce27" table:formula="of:=FLOOR([.E102]/16)" office:value-type="float" office:value="6" calcext:value-type="float">
            <text:p>6</text:p>
          </table:table-cell>
          <table:table-cell table:style-name="ce27" table:formula="of:=MOD([.E102];16)" office:value-type="float" office:value="5" calcext:value-type="float">
            <text:p>5</text:p>
          </table:table-cell>
          <table:table-cell table:formula="of:=MID(INDEX([.$B$1:.$B$16];[.G102]+1;0);[.H102]*2+1;2)" office:value-type="string" office:string-value="00" calcext:value-type="string">
            <text:p>00</text:p>
          </table:table-cell>
          <table:table-cell table:style-name="ce27" table:formula="of:=HEX2DEC([.I102])" office:value-type="float" office:value="0" calcext:value-type="float">
            <text:p>0</text:p>
          </table:table-cell>
          <table:table-cell table:style-name="ce33" table:formula="of:=HEX2BIN([.I102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103]&lt;&gt;&quot;reserved&quot;;CONCATENATE(&quot;  static const int &quot;;[.F103];&quot;=0x&quot;;[.D103]);&quot;/* reserved */&quot;)" office:value-type="string" office:string-value="  static const int GYR_Offset_Z_MSB=0x66" calcext:value-type="string">
            <text:p><text:s text:c="2"/>static const int GYR_Offset_Z_MSB=0x66</text:p>
          </table:table-cell>
          <table:table-cell table:style-name="ce22" table:formula="of:=DEC2HEX([.E103];2)" office:value-type="string" office:string-value="66" calcext:value-type="string">
            <text:p>66</text:p>
          </table:table-cell>
          <table:table-cell table:style-name="ce22" office:value-type="float" office:value="102" calcext:value-type="float">
            <text:p>102</text:p>
          </table:table-cell>
          <table:table-cell table:style-name="ce9" table:formula="of:=CONCATENATE([.L103];&quot;_MSB&quot;)" office:value-type="string" office:string-value="GYR_Offset_Z_MSB" calcext:value-type="string">
            <text:p>GYR_Offset_Z_MSB</text:p>
          </table:table-cell>
          <table:table-cell table:style-name="ce9" table:formula="of:=FLOOR([.E103]/16)" office:value-type="float" office:value="6" calcext:value-type="float">
            <text:p>6</text:p>
          </table:table-cell>
          <table:table-cell table:style-name="ce9" table:formula="of:=MOD([.E103];16)" office:value-type="float" office:value="6" calcext:value-type="float">
            <text:p>6</text:p>
          </table:table-cell>
          <table:table-cell table:formula="of:=MID(INDEX([.$B$1:.$B$16];[.G103]+1;0);[.H103]*2+1;2)" office:value-type="string" office:string-value="00" calcext:value-type="string">
            <text:p>00</text:p>
          </table:table-cell>
          <table:table-cell table:style-name="ce9" table:formula="of:=HEX2DEC([.I103])" office:value-type="float" office:value="0" calcext:value-type="float">
            <text:p>0</text:p>
          </table:table-cell>
          <table:table-cell table:style-name="ce32" table:formula="of:=HEX2BIN([.I103];8)" office:value-type="string" office:string-value="00000000" calcext:value-type="string">
            <text:p>00000000</text:p>
          </table:table-cell>
          <table:table-cell table:style-name="ce9" office:value-type="string" calcext:value-type="string">
            <text:p>GYR_Offset_Z</text:p>
          </table:table-cell>
          <table:table-cell table:style-name="ce9" table:number-columns-repeated="2"/>
          <table:table-cell table:formula="of:=CONCATENATE([.I103];[.I102])" office:value-type="string" office:string-value="0000" calcext:value-type="string">
            <text:p>0000</text:p>
          </table:table-cell>
          <table:table-cell table:formula="of:=HEX2DEC([.O103])" office:value-type="float" office:value="0" calcext:value-type="float">
            <text:p>0</text:p>
          </table:table-cell>
          <table:table-cell table:style-name="ce9" table:number-columns-repeated="2"/>
          <table:table-cell table:formula="of:=IF([.P103]&gt;32767;[.P103]-65536;[.P103])" office:value-type="float" office:value="0" calcext:value-type="float">
            <text:p>0</text:p>
          </table:table-cell>
          <table:table-cell table:style-name="ce9" table:number-columns-repeated="16"/>
          <table:table-cell table:number-columns-repeated="8"/>
        </table:table-row>
        <table:table-row table:style-name="ro1">
          <table:table-cell table:number-columns-repeated="2"/>
          <table:table-cell table:formula="of:=IF([.F104]&lt;&gt;&quot;reserved&quot;;CONCATENATE(&quot;  static const int &quot;;[.F104];&quot;=0x&quot;;[.D104]);&quot;/* reserved */&quot;)" office:value-type="string" office:string-value="  static const int ACC_Radius_LSB=0x67" calcext:value-type="string">
            <text:p><text:s text:c="2"/>static const int ACC_Radius_LSB=0x67</text:p>
          </table:table-cell>
          <table:table-cell table:style-name="ce22" table:formula="of:=DEC2HEX([.E104];2)" office:value-type="string" office:string-value="67" calcext:value-type="string">
            <text:p>67</text:p>
          </table:table-cell>
          <table:table-cell table:style-name="ce22" office:value-type="float" office:value="103" calcext:value-type="float">
            <text:p>103</text:p>
          </table:table-cell>
          <table:table-cell table:style-name="ce9" table:formula="of:=CONCATENATE([.L105];&quot;_LSB&quot;)" office:value-type="string" office:string-value="ACC_Radius_LSB" calcext:value-type="string">
            <text:p>ACC_Radius_LSB</text:p>
          </table:table-cell>
          <table:table-cell table:style-name="ce9" table:formula="of:=FLOOR([.E104]/16)" office:value-type="float" office:value="6" calcext:value-type="float">
            <text:p>6</text:p>
          </table:table-cell>
          <table:table-cell table:style-name="ce9" table:formula="of:=MOD([.E104];16)" office:value-type="float" office:value="7" calcext:value-type="float">
            <text:p>7</text:p>
          </table:table-cell>
          <table:table-cell table:formula="of:=MID(INDEX([.$B$1:.$B$16];[.G104]+1;0);[.H104]*2+1;2)" office:value-type="string" office:string-value="00" calcext:value-type="string">
            <text:p>00</text:p>
          </table:table-cell>
          <table:table-cell table:style-name="ce9" table:formula="of:=HEX2DEC([.I104])" office:value-type="float" office:value="0" calcext:value-type="float">
            <text:p>0</text:p>
          </table:table-cell>
          <table:table-cell table:style-name="ce32" table:formula="of:=HEX2BIN([.I104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105]&lt;&gt;&quot;reserved&quot;;CONCATENATE(&quot;  static const int &quot;;[.F105];&quot;=0x&quot;;[.D105]);&quot;/* reserved */&quot;)" office:value-type="string" office:string-value="  static const int ACC_Radius_MSB=0x68" calcext:value-type="string">
            <text:p><text:s text:c="2"/>static const int ACC_Radius_MSB=0x68</text:p>
          </table:table-cell>
          <table:table-cell table:style-name="ce22" table:formula="of:=DEC2HEX([.E105];2)" office:value-type="string" office:string-value="68" calcext:value-type="string">
            <text:p>68</text:p>
          </table:table-cell>
          <table:table-cell table:style-name="ce22" office:value-type="float" office:value="104" calcext:value-type="float">
            <text:p>104</text:p>
          </table:table-cell>
          <table:table-cell table:style-name="ce9" table:formula="of:=CONCATENATE([.L105];&quot;_MSB&quot;)" office:value-type="string" office:string-value="ACC_Radius_MSB" calcext:value-type="string">
            <text:p>ACC_Radius_MSB</text:p>
          </table:table-cell>
          <table:table-cell table:style-name="ce9" table:formula="of:=FLOOR([.E105]/16)" office:value-type="float" office:value="6" calcext:value-type="float">
            <text:p>6</text:p>
          </table:table-cell>
          <table:table-cell table:style-name="ce9" table:formula="of:=MOD([.E105];16)" office:value-type="float" office:value="8" calcext:value-type="float">
            <text:p>8</text:p>
          </table:table-cell>
          <table:table-cell table:formula="of:=MID(INDEX([.$B$1:.$B$16];[.G105]+1;0);[.H105]*2+1;2)" office:value-type="string" office:string-value="00" calcext:value-type="string">
            <text:p>00</text:p>
          </table:table-cell>
          <table:table-cell table:style-name="ce9" table:formula="of:=HEX2DEC([.I105])" office:value-type="float" office:value="0" calcext:value-type="float">
            <text:p>0</text:p>
          </table:table-cell>
          <table:table-cell table:style-name="ce32" table:formula="of:=HEX2BIN([.I105];8)" office:value-type="string" office:string-value="00000000" calcext:value-type="string">
            <text:p>00000000</text:p>
          </table:table-cell>
          <table:table-cell table:style-name="ce9" office:value-type="string" calcext:value-type="string">
            <text:p>ACC_Radius</text:p>
          </table:table-cell>
          <table:table-cell table:style-name="ce9" table:number-columns-repeated="2"/>
          <table:table-cell table:formula="of:=CONCATENATE([.I105];[.I104])" office:value-type="string" office:string-value="0000" calcext:value-type="string">
            <text:p>0000</text:p>
          </table:table-cell>
          <table:table-cell table:formula="of:=HEX2DEC([.O105])" office:value-type="float" office:value="0" calcext:value-type="float">
            <text:p>0</text:p>
          </table:table-cell>
          <table:table-cell table:style-name="ce9" table:number-columns-repeated="2"/>
          <table:table-cell table:formula="of:=IF([.P105]&gt;32767;[.P105]-65536;[.P105])" office:value-type="float" office:value="0" calcext:value-type="float">
            <text:p>0</text:p>
          </table:table-cell>
          <table:table-cell table:style-name="ce9" table:number-columns-repeated="16"/>
          <table:table-cell table:number-columns-repeated="8"/>
        </table:table-row>
        <table:table-row table:style-name="ro1">
          <table:table-cell table:number-columns-repeated="2"/>
          <table:table-cell table:formula="of:=IF([.F106]&lt;&gt;&quot;reserved&quot;;CONCATENATE(&quot;  static const int &quot;;[.F106];&quot;=0x&quot;;[.D106]);&quot;/* reserved */&quot;)" office:value-type="string" office:string-value="  static const int MAG_Radius_LSB=0x69" calcext:value-type="string">
            <text:p><text:s text:c="2"/>static const int MAG_Radius_LSB=0x69</text:p>
          </table:table-cell>
          <table:table-cell table:style-name="ce22" table:formula="of:=DEC2HEX([.E106];2)" office:value-type="string" office:string-value="69" calcext:value-type="string">
            <text:p>69</text:p>
          </table:table-cell>
          <table:table-cell table:style-name="ce22" office:value-type="float" office:value="105" calcext:value-type="float">
            <text:p>105</text:p>
          </table:table-cell>
          <table:table-cell table:style-name="ce9" table:formula="of:=CONCATENATE([.L107];&quot;_LSB&quot;)" office:value-type="string" office:string-value="MAG_Radius_LSB" calcext:value-type="string">
            <text:p>MAG_Radius_LSB</text:p>
          </table:table-cell>
          <table:table-cell table:style-name="ce9" table:formula="of:=FLOOR([.E106]/16)" office:value-type="float" office:value="6" calcext:value-type="float">
            <text:p>6</text:p>
          </table:table-cell>
          <table:table-cell table:style-name="ce9" table:formula="of:=MOD([.E106];16)" office:value-type="float" office:value="9" calcext:value-type="float">
            <text:p>9</text:p>
          </table:table-cell>
          <table:table-cell table:formula="of:=MID(INDEX([.$B$1:.$B$16];[.G106]+1;0);[.H106]*2+1;2)" office:value-type="string" office:string-value="e0" calcext:value-type="string">
            <text:p>e0</text:p>
          </table:table-cell>
          <table:table-cell table:style-name="ce9" table:formula="of:=HEX2DEC([.I106])" office:value-type="float" office:value="224" calcext:value-type="float">
            <text:p>224</text:p>
          </table:table-cell>
          <table:table-cell table:style-name="ce32" table:formula="of:=HEX2BIN([.I106];8)" office:value-type="string" office:string-value="11100000" calcext:value-type="string">
            <text:p>111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107]&lt;&gt;&quot;reserved&quot;;CONCATENATE(&quot;  static const int &quot;;[.F107];&quot;=0x&quot;;[.D107]);&quot;/* reserved */&quot;)" office:value-type="string" office:string-value="  static const int MAG_Radius_MSB=0x6A" calcext:value-type="string">
            <text:p><text:s text:c="2"/>static const int MAG_Radius_MSB=0x6A</text:p>
          </table:table-cell>
          <table:table-cell table:style-name="ce22" table:formula="of:=DEC2HEX([.E107];2)" office:value-type="string" office:string-value="6A" calcext:value-type="string">
            <text:p>6A</text:p>
          </table:table-cell>
          <table:table-cell table:style-name="ce22" office:value-type="float" office:value="106" calcext:value-type="float">
            <text:p>106</text:p>
          </table:table-cell>
          <table:table-cell table:style-name="ce9" table:formula="of:=CONCATENATE([.L107];&quot;_MSB&quot;)" office:value-type="string" office:string-value="MAG_Radius_MSB" calcext:value-type="string">
            <text:p>MAG_Radius_MSB</text:p>
          </table:table-cell>
          <table:table-cell table:style-name="ce9" table:formula="of:=FLOOR([.E107]/16)" office:value-type="float" office:value="6" calcext:value-type="float">
            <text:p>6</text:p>
          </table:table-cell>
          <table:table-cell table:style-name="ce9" table:formula="of:=MOD([.E107];16)" office:value-type="float" office:value="10" calcext:value-type="float">
            <text:p>10</text:p>
          </table:table-cell>
          <table:table-cell table:formula="of:=MID(INDEX([.$B$1:.$B$16];[.G107]+1;0);[.H107]*2+1;2)" office:value-type="string" office:string-value="01" calcext:value-type="string">
            <text:p>01</text:p>
          </table:table-cell>
          <table:table-cell table:style-name="ce9" table:formula="of:=HEX2DEC([.I107])" office:value-type="float" office:value="1" calcext:value-type="float">
            <text:p>1</text:p>
          </table:table-cell>
          <table:table-cell table:style-name="ce32" table:formula="of:=HEX2BIN([.I107];8)" office:value-type="string" office:string-value="00000001" calcext:value-type="string">
            <text:p>00000001</text:p>
          </table:table-cell>
          <table:table-cell table:style-name="ce9" office:value-type="string" calcext:value-type="string">
            <text:p>MAG_Radius</text:p>
          </table:table-cell>
          <table:table-cell table:style-name="ce9" table:number-columns-repeated="2"/>
          <table:table-cell table:formula="of:=CONCATENATE([.I107];[.I106])" office:value-type="string" office:string-value="01e0" calcext:value-type="string">
            <text:p>01e0</text:p>
          </table:table-cell>
          <table:table-cell table:formula="of:=HEX2DEC([.O107])" office:value-type="float" office:value="480" calcext:value-type="float">
            <text:p>480</text:p>
          </table:table-cell>
          <table:table-cell table:style-name="ce9" table:number-columns-repeated="2"/>
          <table:table-cell table:formula="of:=IF([.P107]&gt;32767;[.P107]-65536;[.P107])" office:value-type="float" office:value="480" calcext:value-type="float">
            <text:p>480</text:p>
          </table:table-cell>
          <table:table-cell table:style-name="ce9" table:number-columns-repeated="16"/>
          <table:table-cell table:number-columns-repeated="8"/>
        </table:table-row>
        <table:table-row table:style-name="ro1">
          <table:table-cell table:number-columns-repeated="2"/>
          <table:table-cell table:formula="of:=IF([.F108]&lt;&gt;&quot;reserved&quot;;CONCATENATE(&quot;  static const int &quot;;[.F108];&quot;=0x&quot;;[.D108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108];2)" office:value-type="string" office:string-value="6B" calcext:value-type="string">
            <text:p>6B</text:p>
          </table:table-cell>
          <table:table-cell table:style-name="ce24" office:value-type="float" office:value="107" calcext:value-type="float">
            <text:p>107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108]/16)" office:value-type="float" office:value="6" calcext:value-type="float">
            <text:p>6</text:p>
          </table:table-cell>
          <table:table-cell table:style-name="ce30" table:formula="of:=MOD([.E108];16)" office:value-type="float" office:value="11" calcext:value-type="float">
            <text:p>11</text:p>
          </table:table-cell>
          <table:table-cell table:formula="of:=MID(INDEX([.$B$1:.$B$16];[.G108]+1;0);[.H108]*2+1;2)" office:value-type="string" office:string-value="00" calcext:value-type="string">
            <text:p>00</text:p>
          </table:table-cell>
          <table:table-cell table:style-name="ce30" table:formula="of:=HEX2DEC([.I108])" office:value-type="float" office:value="0" calcext:value-type="float">
            <text:p>0</text:p>
          </table:table-cell>
          <table:table-cell table:style-name="ce34" table:formula="of:=HEX2BIN([.I108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109]&lt;&gt;&quot;reserved&quot;;CONCATENATE(&quot;  static const int &quot;;[.F109];&quot;=0x&quot;;[.D109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109];2)" office:value-type="string" office:string-value="6C" calcext:value-type="string">
            <text:p>6C</text:p>
          </table:table-cell>
          <table:table-cell table:style-name="ce24" office:value-type="float" office:value="108" calcext:value-type="float">
            <text:p>108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109]/16)" office:value-type="float" office:value="6" calcext:value-type="float">
            <text:p>6</text:p>
          </table:table-cell>
          <table:table-cell table:style-name="ce30" table:formula="of:=MOD([.E109];16)" office:value-type="float" office:value="12" calcext:value-type="float">
            <text:p>12</text:p>
          </table:table-cell>
          <table:table-cell table:formula="of:=MID(INDEX([.$B$1:.$B$16];[.G109]+1;0);[.H109]*2+1;2)" office:value-type="string" office:string-value="00" calcext:value-type="string">
            <text:p>00</text:p>
          </table:table-cell>
          <table:table-cell table:style-name="ce30" table:formula="of:=HEX2DEC([.I109])" office:value-type="float" office:value="0" calcext:value-type="float">
            <text:p>0</text:p>
          </table:table-cell>
          <table:table-cell table:style-name="ce34" table:formula="of:=HEX2BIN([.I109];8)" office:value-type="string" office:string-value="00000000" calcext:value-type="string">
            <text:p>00000000</text:p>
          </table:table-cell>
          <table:table-cell table:style-name="ce9" table:number-columns-repeated="3"/>
          <table:table-cell table:style-name="ce29"/>
          <table:table-cell table:style-name="ce9" table:number-columns-repeated="20"/>
          <table:table-cell table:number-columns-repeated="8"/>
        </table:table-row>
        <table:table-row table:style-name="ro1">
          <table:table-cell table:number-columns-repeated="2"/>
          <table:table-cell table:formula="of:=IF([.F110]&lt;&gt;&quot;reserved&quot;;CONCATENATE(&quot;  static const int &quot;;[.F110];&quot;=0x&quot;;[.D110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110];2)" office:value-type="string" office:string-value="6D" calcext:value-type="string">
            <text:p>6D</text:p>
          </table:table-cell>
          <table:table-cell table:style-name="ce24" office:value-type="float" office:value="109" calcext:value-type="float">
            <text:p>109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110]/16)" office:value-type="float" office:value="6" calcext:value-type="float">
            <text:p>6</text:p>
          </table:table-cell>
          <table:table-cell table:style-name="ce30" table:formula="of:=MOD([.E110];16)" office:value-type="float" office:value="13" calcext:value-type="float">
            <text:p>13</text:p>
          </table:table-cell>
          <table:table-cell table:formula="of:=MID(INDEX([.$B$1:.$B$16];[.G110]+1;0);[.H110]*2+1;2)" office:value-type="string" office:string-value="00" calcext:value-type="string">
            <text:p>00</text:p>
          </table:table-cell>
          <table:table-cell table:style-name="ce30" table:formula="of:=HEX2DEC([.I110])" office:value-type="float" office:value="0" calcext:value-type="float">
            <text:p>0</text:p>
          </table:table-cell>
          <table:table-cell table:style-name="ce34" table:formula="of:=HEX2BIN([.I110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111]&lt;&gt;&quot;reserved&quot;;CONCATENATE(&quot;  static const int &quot;;[.F111];&quot;=0x&quot;;[.D111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111];2)" office:value-type="string" office:string-value="6E" calcext:value-type="string">
            <text:p>6E</text:p>
          </table:table-cell>
          <table:table-cell table:style-name="ce24" office:value-type="float" office:value="110" calcext:value-type="float">
            <text:p>110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111]/16)" office:value-type="float" office:value="6" calcext:value-type="float">
            <text:p>6</text:p>
          </table:table-cell>
          <table:table-cell table:style-name="ce30" table:formula="of:=MOD([.E111];16)" office:value-type="float" office:value="14" calcext:value-type="float">
            <text:p>14</text:p>
          </table:table-cell>
          <table:table-cell table:formula="of:=MID(INDEX([.$B$1:.$B$16];[.G111]+1;0);[.H111]*2+1;2)" office:value-type="string" office:string-value="00" calcext:value-type="string">
            <text:p>00</text:p>
          </table:table-cell>
          <table:table-cell table:style-name="ce30" table:formula="of:=HEX2DEC([.I111])" office:value-type="float" office:value="0" calcext:value-type="float">
            <text:p>0</text:p>
          </table:table-cell>
          <table:table-cell table:style-name="ce34" table:formula="of:=HEX2BIN([.I111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112]&lt;&gt;&quot;reserved&quot;;CONCATENATE(&quot;  static const int &quot;;[.F112];&quot;=0x&quot;;[.D112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112];2)" office:value-type="string" office:string-value="6F" calcext:value-type="string">
            <text:p>6F</text:p>
          </table:table-cell>
          <table:table-cell table:style-name="ce24" office:value-type="float" office:value="111" calcext:value-type="float">
            <text:p>111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112]/16)" office:value-type="float" office:value="6" calcext:value-type="float">
            <text:p>6</text:p>
          </table:table-cell>
          <table:table-cell table:style-name="ce30" table:formula="of:=MOD([.E112];16)" office:value-type="float" office:value="15" calcext:value-type="float">
            <text:p>15</text:p>
          </table:table-cell>
          <table:table-cell table:formula="of:=MID(INDEX([.$B$1:.$B$16];[.G112]+1;0);[.H112]*2+1;2)" office:value-type="string" office:string-value="00" calcext:value-type="string">
            <text:p>00</text:p>
          </table:table-cell>
          <table:table-cell table:style-name="ce30" table:formula="of:=HEX2DEC([.I112])" office:value-type="float" office:value="0" calcext:value-type="float">
            <text:p>0</text:p>
          </table:table-cell>
          <table:table-cell table:style-name="ce34" table:formula="of:=HEX2BIN([.I112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113]&lt;&gt;&quot;reserved&quot;;CONCATENATE(&quot;  static const int &quot;;[.F113];&quot;=0x&quot;;[.D113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113];2)" office:value-type="string" office:string-value="70" calcext:value-type="string">
            <text:p>70</text:p>
          </table:table-cell>
          <table:table-cell table:style-name="ce24" office:value-type="float" office:value="112" calcext:value-type="float">
            <text:p>112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113]/16)" office:value-type="float" office:value="7" calcext:value-type="float">
            <text:p>7</text:p>
          </table:table-cell>
          <table:table-cell table:style-name="ce30" table:formula="of:=MOD([.E113];16)" office:value-type="float" office:value="0" calcext:value-type="float">
            <text:p>0</text:p>
          </table:table-cell>
          <table:table-cell table:formula="of:=MID(INDEX([.$B$1:.$B$16];[.G113]+1;0);[.H113]*2+1;2)" office:value-type="string" office:string-value="00" calcext:value-type="string">
            <text:p>00</text:p>
          </table:table-cell>
          <table:table-cell table:style-name="ce30" table:formula="of:=HEX2DEC([.I113])" office:value-type="float" office:value="0" calcext:value-type="float">
            <text:p>0</text:p>
          </table:table-cell>
          <table:table-cell table:style-name="ce34" table:formula="of:=HEX2BIN([.I113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114]&lt;&gt;&quot;reserved&quot;;CONCATENATE(&quot;  static const int &quot;;[.F114];&quot;=0x&quot;;[.D114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114];2)" office:value-type="string" office:string-value="71" calcext:value-type="string">
            <text:p>71</text:p>
          </table:table-cell>
          <table:table-cell table:style-name="ce24" office:value-type="float" office:value="113" calcext:value-type="float">
            <text:p>113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114]/16)" office:value-type="float" office:value="7" calcext:value-type="float">
            <text:p>7</text:p>
          </table:table-cell>
          <table:table-cell table:style-name="ce30" table:formula="of:=MOD([.E114];16)" office:value-type="float" office:value="1" calcext:value-type="float">
            <text:p>1</text:p>
          </table:table-cell>
          <table:table-cell table:formula="of:=MID(INDEX([.$B$1:.$B$16];[.G114]+1;0);[.H114]*2+1;2)" office:value-type="string" office:string-value="00" calcext:value-type="string">
            <text:p>00</text:p>
          </table:table-cell>
          <table:table-cell table:style-name="ce30" table:formula="of:=HEX2DEC([.I114])" office:value-type="float" office:value="0" calcext:value-type="float">
            <text:p>0</text:p>
          </table:table-cell>
          <table:table-cell table:style-name="ce34" table:formula="of:=HEX2BIN([.I114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115]&lt;&gt;&quot;reserved&quot;;CONCATENATE(&quot;  static const int &quot;;[.F115];&quot;=0x&quot;;[.D115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115];2)" office:value-type="string" office:string-value="72" calcext:value-type="string">
            <text:p>72</text:p>
          </table:table-cell>
          <table:table-cell table:style-name="ce24" office:value-type="float" office:value="114" calcext:value-type="float">
            <text:p>114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115]/16)" office:value-type="float" office:value="7" calcext:value-type="float">
            <text:p>7</text:p>
          </table:table-cell>
          <table:table-cell table:style-name="ce30" table:formula="of:=MOD([.E115];16)" office:value-type="float" office:value="2" calcext:value-type="float">
            <text:p>2</text:p>
          </table:table-cell>
          <table:table-cell table:formula="of:=MID(INDEX([.$B$1:.$B$16];[.G115]+1;0);[.H115]*2+1;2)" office:value-type="string" office:string-value="00" calcext:value-type="string">
            <text:p>00</text:p>
          </table:table-cell>
          <table:table-cell table:style-name="ce30" table:formula="of:=HEX2DEC([.I115])" office:value-type="float" office:value="0" calcext:value-type="float">
            <text:p>0</text:p>
          </table:table-cell>
          <table:table-cell table:style-name="ce34" table:formula="of:=HEX2BIN([.I115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116]&lt;&gt;&quot;reserved&quot;;CONCATENATE(&quot;  static const int &quot;;[.F116];&quot;=0x&quot;;[.D116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116];2)" office:value-type="string" office:string-value="73" calcext:value-type="string">
            <text:p>73</text:p>
          </table:table-cell>
          <table:table-cell table:style-name="ce24" office:value-type="float" office:value="115" calcext:value-type="float">
            <text:p>115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116]/16)" office:value-type="float" office:value="7" calcext:value-type="float">
            <text:p>7</text:p>
          </table:table-cell>
          <table:table-cell table:style-name="ce30" table:formula="of:=MOD([.E116];16)" office:value-type="float" office:value="3" calcext:value-type="float">
            <text:p>3</text:p>
          </table:table-cell>
          <table:table-cell table:formula="of:=MID(INDEX([.$B$1:.$B$16];[.G116]+1;0);[.H116]*2+1;2)" office:value-type="string" office:string-value="00" calcext:value-type="string">
            <text:p>00</text:p>
          </table:table-cell>
          <table:table-cell table:style-name="ce30" table:formula="of:=HEX2DEC([.I116])" office:value-type="float" office:value="0" calcext:value-type="float">
            <text:p>0</text:p>
          </table:table-cell>
          <table:table-cell table:style-name="ce34" table:formula="of:=HEX2BIN([.I116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117]&lt;&gt;&quot;reserved&quot;;CONCATENATE(&quot;  static const int &quot;;[.F117];&quot;=0x&quot;;[.D117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117];2)" office:value-type="string" office:string-value="74" calcext:value-type="string">
            <text:p>74</text:p>
          </table:table-cell>
          <table:table-cell table:style-name="ce24" office:value-type="float" office:value="116" calcext:value-type="float">
            <text:p>116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117]/16)" office:value-type="float" office:value="7" calcext:value-type="float">
            <text:p>7</text:p>
          </table:table-cell>
          <table:table-cell table:style-name="ce30" table:formula="of:=MOD([.E117];16)" office:value-type="float" office:value="4" calcext:value-type="float">
            <text:p>4</text:p>
          </table:table-cell>
          <table:table-cell table:formula="of:=MID(INDEX([.$B$1:.$B$16];[.G117]+1;0);[.H117]*2+1;2)" office:value-type="string" office:string-value="00" calcext:value-type="string">
            <text:p>00</text:p>
          </table:table-cell>
          <table:table-cell table:style-name="ce30" table:formula="of:=HEX2DEC([.I117])" office:value-type="float" office:value="0" calcext:value-type="float">
            <text:p>0</text:p>
          </table:table-cell>
          <table:table-cell table:style-name="ce34" table:formula="of:=HEX2BIN([.I117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118]&lt;&gt;&quot;reserved&quot;;CONCATENATE(&quot;  static const int &quot;;[.F118];&quot;=0x&quot;;[.D118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118];2)" office:value-type="string" office:string-value="75" calcext:value-type="string">
            <text:p>75</text:p>
          </table:table-cell>
          <table:table-cell table:style-name="ce24" office:value-type="float" office:value="117" calcext:value-type="float">
            <text:p>117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118]/16)" office:value-type="float" office:value="7" calcext:value-type="float">
            <text:p>7</text:p>
          </table:table-cell>
          <table:table-cell table:style-name="ce30" table:formula="of:=MOD([.E118];16)" office:value-type="float" office:value="5" calcext:value-type="float">
            <text:p>5</text:p>
          </table:table-cell>
          <table:table-cell table:formula="of:=MID(INDEX([.$B$1:.$B$16];[.G118]+1;0);[.H118]*2+1;2)" office:value-type="string" office:string-value="00" calcext:value-type="string">
            <text:p>00</text:p>
          </table:table-cell>
          <table:table-cell table:style-name="ce30" table:formula="of:=HEX2DEC([.I118])" office:value-type="float" office:value="0" calcext:value-type="float">
            <text:p>0</text:p>
          </table:table-cell>
          <table:table-cell table:style-name="ce34" table:formula="of:=HEX2BIN([.I118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119]&lt;&gt;&quot;reserved&quot;;CONCATENATE(&quot;  static const int &quot;;[.F119];&quot;=0x&quot;;[.D119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119];2)" office:value-type="string" office:string-value="76" calcext:value-type="string">
            <text:p>76</text:p>
          </table:table-cell>
          <table:table-cell table:style-name="ce24" office:value-type="float" office:value="118" calcext:value-type="float">
            <text:p>118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119]/16)" office:value-type="float" office:value="7" calcext:value-type="float">
            <text:p>7</text:p>
          </table:table-cell>
          <table:table-cell table:style-name="ce30" table:formula="of:=MOD([.E119];16)" office:value-type="float" office:value="6" calcext:value-type="float">
            <text:p>6</text:p>
          </table:table-cell>
          <table:table-cell table:formula="of:=MID(INDEX([.$B$1:.$B$16];[.G119]+1;0);[.H119]*2+1;2)" office:value-type="string" office:string-value="00" calcext:value-type="string">
            <text:p>00</text:p>
          </table:table-cell>
          <table:table-cell table:style-name="ce30" table:formula="of:=HEX2DEC([.I119])" office:value-type="float" office:value="0" calcext:value-type="float">
            <text:p>0</text:p>
          </table:table-cell>
          <table:table-cell table:style-name="ce34" table:formula="of:=HEX2BIN([.I119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120]&lt;&gt;&quot;reserved&quot;;CONCATENATE(&quot;  static const int &quot;;[.F120];&quot;=0x&quot;;[.D120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120];2)" office:value-type="string" office:string-value="77" calcext:value-type="string">
            <text:p>77</text:p>
          </table:table-cell>
          <table:table-cell table:style-name="ce24" office:value-type="float" office:value="119" calcext:value-type="float">
            <text:p>119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120]/16)" office:value-type="float" office:value="7" calcext:value-type="float">
            <text:p>7</text:p>
          </table:table-cell>
          <table:table-cell table:style-name="ce30" table:formula="of:=MOD([.E120];16)" office:value-type="float" office:value="7" calcext:value-type="float">
            <text:p>7</text:p>
          </table:table-cell>
          <table:table-cell table:formula="of:=MID(INDEX([.$B$1:.$B$16];[.G120]+1;0);[.H120]*2+1;2)" office:value-type="string" office:string-value="00" calcext:value-type="string">
            <text:p>00</text:p>
          </table:table-cell>
          <table:table-cell table:style-name="ce30" table:formula="of:=HEX2DEC([.I120])" office:value-type="float" office:value="0" calcext:value-type="float">
            <text:p>0</text:p>
          </table:table-cell>
          <table:table-cell table:style-name="ce34" table:formula="of:=HEX2BIN([.I120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121]&lt;&gt;&quot;reserved&quot;;CONCATENATE(&quot;  static const int &quot;;[.F121];&quot;=0x&quot;;[.D121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121];2)" office:value-type="string" office:string-value="78" calcext:value-type="string">
            <text:p>78</text:p>
          </table:table-cell>
          <table:table-cell table:style-name="ce24" office:value-type="float" office:value="120" calcext:value-type="float">
            <text:p>120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121]/16)" office:value-type="float" office:value="7" calcext:value-type="float">
            <text:p>7</text:p>
          </table:table-cell>
          <table:table-cell table:style-name="ce30" table:formula="of:=MOD([.E121];16)" office:value-type="float" office:value="8" calcext:value-type="float">
            <text:p>8</text:p>
          </table:table-cell>
          <table:table-cell table:formula="of:=MID(INDEX([.$B$1:.$B$16];[.G121]+1;0);[.H121]*2+1;2)" office:value-type="string" office:string-value="00" calcext:value-type="string">
            <text:p>00</text:p>
          </table:table-cell>
          <table:table-cell table:style-name="ce30" table:formula="of:=HEX2DEC([.I121])" office:value-type="float" office:value="0" calcext:value-type="float">
            <text:p>0</text:p>
          </table:table-cell>
          <table:table-cell table:style-name="ce34" table:formula="of:=HEX2BIN([.I121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122]&lt;&gt;&quot;reserved&quot;;CONCATENATE(&quot;  static const int &quot;;[.F122];&quot;=0x&quot;;[.D122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122];2)" office:value-type="string" office:string-value="79" calcext:value-type="string">
            <text:p>79</text:p>
          </table:table-cell>
          <table:table-cell table:style-name="ce24" office:value-type="float" office:value="121" calcext:value-type="float">
            <text:p>121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122]/16)" office:value-type="float" office:value="7" calcext:value-type="float">
            <text:p>7</text:p>
          </table:table-cell>
          <table:table-cell table:style-name="ce30" table:formula="of:=MOD([.E122];16)" office:value-type="float" office:value="9" calcext:value-type="float">
            <text:p>9</text:p>
          </table:table-cell>
          <table:table-cell table:formula="of:=MID(INDEX([.$B$1:.$B$16];[.G122]+1;0);[.H122]*2+1;2)" office:value-type="string" office:string-value="00" calcext:value-type="string">
            <text:p>00</text:p>
          </table:table-cell>
          <table:table-cell table:style-name="ce30" table:formula="of:=HEX2DEC([.I122])" office:value-type="float" office:value="0" calcext:value-type="float">
            <text:p>0</text:p>
          </table:table-cell>
          <table:table-cell table:style-name="ce34" table:formula="of:=HEX2BIN([.I122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123]&lt;&gt;&quot;reserved&quot;;CONCATENATE(&quot;  static const int &quot;;[.F123];&quot;=0x&quot;;[.D123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123];2)" office:value-type="string" office:string-value="7A" calcext:value-type="string">
            <text:p>7A</text:p>
          </table:table-cell>
          <table:table-cell table:style-name="ce24" office:value-type="float" office:value="122" calcext:value-type="float">
            <text:p>122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123]/16)" office:value-type="float" office:value="7" calcext:value-type="float">
            <text:p>7</text:p>
          </table:table-cell>
          <table:table-cell table:style-name="ce30" table:formula="of:=MOD([.E123];16)" office:value-type="float" office:value="10" calcext:value-type="float">
            <text:p>10</text:p>
          </table:table-cell>
          <table:table-cell table:formula="of:=MID(INDEX([.$B$1:.$B$16];[.G123]+1;0);[.H123]*2+1;2)" office:value-type="string" office:string-value="00" calcext:value-type="string">
            <text:p>00</text:p>
          </table:table-cell>
          <table:table-cell table:style-name="ce30" table:formula="of:=HEX2DEC([.I123])" office:value-type="float" office:value="0" calcext:value-type="float">
            <text:p>0</text:p>
          </table:table-cell>
          <table:table-cell table:style-name="ce34" table:formula="of:=HEX2BIN([.I123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124]&lt;&gt;&quot;reserved&quot;;CONCATENATE(&quot;  static const int &quot;;[.F124];&quot;=0x&quot;;[.D124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124];2)" office:value-type="string" office:string-value="7B" calcext:value-type="string">
            <text:p>7B</text:p>
          </table:table-cell>
          <table:table-cell table:style-name="ce24" office:value-type="float" office:value="123" calcext:value-type="float">
            <text:p>123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124]/16)" office:value-type="float" office:value="7" calcext:value-type="float">
            <text:p>7</text:p>
          </table:table-cell>
          <table:table-cell table:style-name="ce30" table:formula="of:=MOD([.E124];16)" office:value-type="float" office:value="11" calcext:value-type="float">
            <text:p>11</text:p>
          </table:table-cell>
          <table:table-cell table:formula="of:=MID(INDEX([.$B$1:.$B$16];[.G124]+1;0);[.H124]*2+1;2)" office:value-type="string" office:string-value="00" calcext:value-type="string">
            <text:p>00</text:p>
          </table:table-cell>
          <table:table-cell table:style-name="ce30" table:formula="of:=HEX2DEC([.I124])" office:value-type="float" office:value="0" calcext:value-type="float">
            <text:p>0</text:p>
          </table:table-cell>
          <table:table-cell table:style-name="ce34" table:formula="of:=HEX2BIN([.I124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125]&lt;&gt;&quot;reserved&quot;;CONCATENATE(&quot;  static const int &quot;;[.F125];&quot;=0x&quot;;[.D125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125];2)" office:value-type="string" office:string-value="7C" calcext:value-type="string">
            <text:p>7C</text:p>
          </table:table-cell>
          <table:table-cell table:style-name="ce24" office:value-type="float" office:value="124" calcext:value-type="float">
            <text:p>124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125]/16)" office:value-type="float" office:value="7" calcext:value-type="float">
            <text:p>7</text:p>
          </table:table-cell>
          <table:table-cell table:style-name="ce30" table:formula="of:=MOD([.E125];16)" office:value-type="float" office:value="12" calcext:value-type="float">
            <text:p>12</text:p>
          </table:table-cell>
          <table:table-cell table:formula="of:=MID(INDEX([.$B$1:.$B$16];[.G125]+1;0);[.H125]*2+1;2)" office:value-type="string" office:string-value="00" calcext:value-type="string">
            <text:p>00</text:p>
          </table:table-cell>
          <table:table-cell table:style-name="ce30" table:formula="of:=HEX2DEC([.I125])" office:value-type="float" office:value="0" calcext:value-type="float">
            <text:p>0</text:p>
          </table:table-cell>
          <table:table-cell table:style-name="ce34" table:formula="of:=HEX2BIN([.I125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126]&lt;&gt;&quot;reserved&quot;;CONCATENATE(&quot;  static const int &quot;;[.F126];&quot;=0x&quot;;[.D126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126];2)" office:value-type="string" office:string-value="7D" calcext:value-type="string">
            <text:p>7D</text:p>
          </table:table-cell>
          <table:table-cell table:style-name="ce24" office:value-type="float" office:value="125" calcext:value-type="float">
            <text:p>125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126]/16)" office:value-type="float" office:value="7" calcext:value-type="float">
            <text:p>7</text:p>
          </table:table-cell>
          <table:table-cell table:style-name="ce30" table:formula="of:=MOD([.E126];16)" office:value-type="float" office:value="13" calcext:value-type="float">
            <text:p>13</text:p>
          </table:table-cell>
          <table:table-cell table:formula="of:=MID(INDEX([.$B$1:.$B$16];[.G126]+1;0);[.H126]*2+1;2)" office:value-type="string" office:string-value="00" calcext:value-type="string">
            <text:p>00</text:p>
          </table:table-cell>
          <table:table-cell table:style-name="ce30" table:formula="of:=HEX2DEC([.I126])" office:value-type="float" office:value="0" calcext:value-type="float">
            <text:p>0</text:p>
          </table:table-cell>
          <table:table-cell table:style-name="ce34" table:formula="of:=HEX2BIN([.I126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127]&lt;&gt;&quot;reserved&quot;;CONCATENATE(&quot;  static const int &quot;;[.F127];&quot;=0x&quot;;[.D127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127];2)" office:value-type="string" office:string-value="7E" calcext:value-type="string">
            <text:p>7E</text:p>
          </table:table-cell>
          <table:table-cell table:style-name="ce24" office:value-type="float" office:value="126" calcext:value-type="float">
            <text:p>126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127]/16)" office:value-type="float" office:value="7" calcext:value-type="float">
            <text:p>7</text:p>
          </table:table-cell>
          <table:table-cell table:style-name="ce30" table:formula="of:=MOD([.E127];16)" office:value-type="float" office:value="14" calcext:value-type="float">
            <text:p>14</text:p>
          </table:table-cell>
          <table:table-cell table:formula="of:=MID(INDEX([.$B$1:.$B$16];[.G127]+1;0);[.H127]*2+1;2)" office:value-type="string" office:string-value="00" calcext:value-type="string">
            <text:p>00</text:p>
          </table:table-cell>
          <table:table-cell table:style-name="ce30" table:formula="of:=HEX2DEC([.I127])" office:value-type="float" office:value="0" calcext:value-type="float">
            <text:p>0</text:p>
          </table:table-cell>
          <table:table-cell table:style-name="ce34" table:formula="of:=HEX2BIN([.I127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2"/>
          <table:table-cell table:formula="of:=IF([.F128]&lt;&gt;&quot;reserved&quot;;CONCATENATE(&quot;  static const int &quot;;[.F128];&quot;=0x&quot;;[.D128]);&quot;/* reserved */&quot;)" office:value-type="string" office:string-value="/* reserved */" calcext:value-type="string">
            <text:p>/* reserved */</text:p>
          </table:table-cell>
          <table:table-cell table:style-name="ce24" table:formula="of:=DEC2HEX([.E128];2)" office:value-type="string" office:string-value="7F" calcext:value-type="string">
            <text:p>7F</text:p>
          </table:table-cell>
          <table:table-cell table:style-name="ce24" office:value-type="float" office:value="127" calcext:value-type="float">
            <text:p>127</text:p>
          </table:table-cell>
          <table:table-cell table:style-name="ce28" office:value-type="string" calcext:value-type="string">
            <text:p>reserved</text:p>
          </table:table-cell>
          <table:table-cell table:style-name="ce30" table:formula="of:=FLOOR([.E128]/16)" office:value-type="float" office:value="7" calcext:value-type="float">
            <text:p>7</text:p>
          </table:table-cell>
          <table:table-cell table:style-name="ce30" table:formula="of:=MOD([.E128];16)" office:value-type="float" office:value="15" calcext:value-type="float">
            <text:p>15</text:p>
          </table:table-cell>
          <table:table-cell table:formula="of:=MID(INDEX([.$B$1:.$B$16];[.G128]+1;0);[.H128]*2+1;2)" office:value-type="string" office:string-value="00" calcext:value-type="string">
            <text:p>00</text:p>
          </table:table-cell>
          <table:table-cell table:style-name="ce30" table:formula="of:=HEX2DEC([.I128])" office:value-type="float" office:value="0" calcext:value-type="float">
            <text:p>0</text:p>
          </table:table-cell>
          <table:table-cell table:style-name="ce34" table:formula="of:=HEX2BIN([.I128];8)" office:value-type="string" office:string-value="00000000" calcext:value-type="string">
            <text:p>00000000</text:p>
          </table:table-cell>
          <table:table-cell table:style-name="ce9" table:number-columns-repeated="24"/>
          <table:table-cell table:number-columns-repeated="8"/>
        </table:table-row>
        <table:table-row table:style-name="ro1">
          <table:table-cell table:number-columns-repeated="3"/>
          <table:table-cell table:style-name="ce24" table:formula="of:=DEC2HEX([.E129];2)" office:value-type="string" office:string-value="80" calcext:value-type="string">
            <text:p>80</text:p>
          </table:table-cell>
          <table:table-cell table:style-name="ce24" office:value-type="float" office:value="128" calcext:value-type="float">
            <text:p>128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29]/16)" office:value-type="float" office:value="8" calcext:value-type="float">
            <text:p>8</text:p>
          </table:table-cell>
          <table:table-cell table:style-name="ce9" table:formula="of:=MOD([.E129];16)" office:value-type="float" office:value="0" calcext:value-type="float">
            <text:p>0</text:p>
          </table:table-cell>
          <table:table-cell table:formula="of:=MID(INDEX([.$B$1:.$B$16];[.G129]+1;0);[.H129]*2+1;2)" office:value-type="string" office:string-value="00" calcext:value-type="string">
            <text:p>00</text:p>
          </table:table-cell>
          <table:table-cell table:style-name="ce30" table:formula="of:=HEX2DEC([.I129])" office:value-type="float" office:value="0" calcext:value-type="float">
            <text:p>0</text:p>
          </table:table-cell>
          <table:table-cell table:style-name="ce34" table:formula="of:=HEX2BIN([.I12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30];2)" office:value-type="string" office:string-value="81" calcext:value-type="string">
            <text:p>81</text:p>
          </table:table-cell>
          <table:table-cell table:style-name="ce24" office:value-type="float" office:value="129" calcext:value-type="float">
            <text:p>129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30]/16)" office:value-type="float" office:value="8" calcext:value-type="float">
            <text:p>8</text:p>
          </table:table-cell>
          <table:table-cell table:style-name="ce9" table:formula="of:=MOD([.E130];16)" office:value-type="float" office:value="1" calcext:value-type="float">
            <text:p>1</text:p>
          </table:table-cell>
          <table:table-cell table:formula="of:=MID(INDEX([.$B$1:.$B$16];[.G130]+1;0);[.H130]*2+1;2)" office:value-type="string" office:string-value="00" calcext:value-type="string">
            <text:p>00</text:p>
          </table:table-cell>
          <table:table-cell table:style-name="ce30" table:formula="of:=HEX2DEC([.I130])" office:value-type="float" office:value="0" calcext:value-type="float">
            <text:p>0</text:p>
          </table:table-cell>
          <table:table-cell table:style-name="ce34" table:formula="of:=HEX2BIN([.I130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31];2)" office:value-type="string" office:string-value="82" calcext:value-type="string">
            <text:p>82</text:p>
          </table:table-cell>
          <table:table-cell table:style-name="ce24" office:value-type="float" office:value="130" calcext:value-type="float">
            <text:p>130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31]/16)" office:value-type="float" office:value="8" calcext:value-type="float">
            <text:p>8</text:p>
          </table:table-cell>
          <table:table-cell table:style-name="ce9" table:formula="of:=MOD([.E131];16)" office:value-type="float" office:value="2" calcext:value-type="float">
            <text:p>2</text:p>
          </table:table-cell>
          <table:table-cell table:formula="of:=MID(INDEX([.$B$1:.$B$16];[.G131]+1;0);[.H131]*2+1;2)" office:value-type="string" office:string-value="00" calcext:value-type="string">
            <text:p>00</text:p>
          </table:table-cell>
          <table:table-cell table:style-name="ce30" table:formula="of:=HEX2DEC([.I131])" office:value-type="float" office:value="0" calcext:value-type="float">
            <text:p>0</text:p>
          </table:table-cell>
          <table:table-cell table:style-name="ce34" table:formula="of:=HEX2BIN([.I13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32];2)" office:value-type="string" office:string-value="83" calcext:value-type="string">
            <text:p>83</text:p>
          </table:table-cell>
          <table:table-cell table:style-name="ce24" office:value-type="float" office:value="131" calcext:value-type="float">
            <text:p>131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32]/16)" office:value-type="float" office:value="8" calcext:value-type="float">
            <text:p>8</text:p>
          </table:table-cell>
          <table:table-cell table:style-name="ce9" table:formula="of:=MOD([.E132];16)" office:value-type="float" office:value="3" calcext:value-type="float">
            <text:p>3</text:p>
          </table:table-cell>
          <table:table-cell table:formula="of:=MID(INDEX([.$B$1:.$B$16];[.G132]+1;0);[.H132]*2+1;2)" office:value-type="string" office:string-value="00" calcext:value-type="string">
            <text:p>00</text:p>
          </table:table-cell>
          <table:table-cell table:style-name="ce30" table:formula="of:=HEX2DEC([.I132])" office:value-type="float" office:value="0" calcext:value-type="float">
            <text:p>0</text:p>
          </table:table-cell>
          <table:table-cell table:style-name="ce34" table:formula="of:=HEX2BIN([.I13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33];2)" office:value-type="string" office:string-value="84" calcext:value-type="string">
            <text:p>84</text:p>
          </table:table-cell>
          <table:table-cell table:style-name="ce24" office:value-type="float" office:value="132" calcext:value-type="float">
            <text:p>132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33]/16)" office:value-type="float" office:value="8" calcext:value-type="float">
            <text:p>8</text:p>
          </table:table-cell>
          <table:table-cell table:style-name="ce9" table:formula="of:=MOD([.E133];16)" office:value-type="float" office:value="4" calcext:value-type="float">
            <text:p>4</text:p>
          </table:table-cell>
          <table:table-cell table:formula="of:=MID(INDEX([.$B$1:.$B$16];[.G133]+1;0);[.H133]*2+1;2)" office:value-type="string" office:string-value="00" calcext:value-type="string">
            <text:p>00</text:p>
          </table:table-cell>
          <table:table-cell table:style-name="ce30" table:formula="of:=HEX2DEC([.I133])" office:value-type="float" office:value="0" calcext:value-type="float">
            <text:p>0</text:p>
          </table:table-cell>
          <table:table-cell table:style-name="ce34" table:formula="of:=HEX2BIN([.I13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34];2)" office:value-type="string" office:string-value="85" calcext:value-type="string">
            <text:p>85</text:p>
          </table:table-cell>
          <table:table-cell table:style-name="ce24" office:value-type="float" office:value="133" calcext:value-type="float">
            <text:p>133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34]/16)" office:value-type="float" office:value="8" calcext:value-type="float">
            <text:p>8</text:p>
          </table:table-cell>
          <table:table-cell table:style-name="ce9" table:formula="of:=MOD([.E134];16)" office:value-type="float" office:value="5" calcext:value-type="float">
            <text:p>5</text:p>
          </table:table-cell>
          <table:table-cell table:formula="of:=MID(INDEX([.$B$1:.$B$16];[.G134]+1;0);[.H134]*2+1;2)" office:value-type="string" office:string-value="00" calcext:value-type="string">
            <text:p>00</text:p>
          </table:table-cell>
          <table:table-cell table:style-name="ce30" table:formula="of:=HEX2DEC([.I134])" office:value-type="float" office:value="0" calcext:value-type="float">
            <text:p>0</text:p>
          </table:table-cell>
          <table:table-cell table:style-name="ce34" table:formula="of:=HEX2BIN([.I13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35];2)" office:value-type="string" office:string-value="86" calcext:value-type="string">
            <text:p>86</text:p>
          </table:table-cell>
          <table:table-cell table:style-name="ce24" office:value-type="float" office:value="134" calcext:value-type="float">
            <text:p>134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35]/16)" office:value-type="float" office:value="8" calcext:value-type="float">
            <text:p>8</text:p>
          </table:table-cell>
          <table:table-cell table:style-name="ce9" table:formula="of:=MOD([.E135];16)" office:value-type="float" office:value="6" calcext:value-type="float">
            <text:p>6</text:p>
          </table:table-cell>
          <table:table-cell table:formula="of:=MID(INDEX([.$B$1:.$B$16];[.G135]+1;0);[.H135]*2+1;2)" office:value-type="string" office:string-value="00" calcext:value-type="string">
            <text:p>00</text:p>
          </table:table-cell>
          <table:table-cell table:style-name="ce30" table:formula="of:=HEX2DEC([.I135])" office:value-type="float" office:value="0" calcext:value-type="float">
            <text:p>0</text:p>
          </table:table-cell>
          <table:table-cell table:style-name="ce34" table:formula="of:=HEX2BIN([.I13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2" table:formula="of:=DEC2HEX([.E136];2)" office:value-type="string" office:string-value="87" calcext:value-type="string">
            <text:p>87</text:p>
          </table:table-cell>
          <table:table-cell table:style-name="ce22" office:value-type="float" office:value="135" calcext:value-type="float">
            <text:p>135</text:p>
          </table:table-cell>
          <table:table-cell table:style-name="ce29" office:value-type="string" calcext:value-type="string">
            <text:p>Page ID</text:p>
          </table:table-cell>
          <table:table-cell table:style-name="ce9" table:formula="of:=FLOOR([.E136]/16)" office:value-type="float" office:value="8" calcext:value-type="float">
            <text:p>8</text:p>
          </table:table-cell>
          <table:table-cell table:style-name="ce9" table:formula="of:=MOD([.E136];16)" office:value-type="float" office:value="7" calcext:value-type="float">
            <text:p>7</text:p>
          </table:table-cell>
          <table:table-cell table:style-name="ce9" table:formula="of:=MID(INDEX([.$B$1:.$B$16];[.G136]+1;0);[.H136]*2+1;2)" office:value-type="string" office:string-value="01" calcext:value-type="string">
            <text:p>01</text:p>
          </table:table-cell>
          <table:table-cell table:style-name="ce9" table:formula="of:=HEX2DEC([.I136])" office:value-type="float" office:value="1" calcext:value-type="float">
            <text:p>1</text:p>
          </table:table-cell>
          <table:table-cell table:style-name="ce32" table:formula="of:=HEX2BIN([.I136];8)" office:value-type="string" office:string-value="00000001" calcext:value-type="string">
            <text:p>00000001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2" table:formula="of:=DEC2HEX([.E137];2)" office:value-type="string" office:string-value="88" calcext:value-type="string">
            <text:p>88</text:p>
          </table:table-cell>
          <table:table-cell table:style-name="ce22" office:value-type="float" office:value="136" calcext:value-type="float">
            <text:p>136</text:p>
          </table:table-cell>
          <table:table-cell table:style-name="ce29" office:value-type="string" calcext:value-type="string">
            <text:p>ACC_Config</text:p>
          </table:table-cell>
          <table:table-cell table:style-name="ce9" table:formula="of:=FLOOR([.E137]/16)" office:value-type="float" office:value="8" calcext:value-type="float">
            <text:p>8</text:p>
          </table:table-cell>
          <table:table-cell table:style-name="ce9" table:formula="of:=MOD([.E137];16)" office:value-type="float" office:value="8" calcext:value-type="float">
            <text:p>8</text:p>
          </table:table-cell>
          <table:table-cell table:style-name="ce9" table:formula="of:=MID(INDEX([.$B$1:.$B$16];[.G137]+1;0);[.H137]*2+1;2)" office:value-type="string" office:string-value="0d" calcext:value-type="string">
            <text:p>0d</text:p>
          </table:table-cell>
          <table:table-cell table:style-name="ce9" table:formula="of:=HEX2DEC([.I137])" office:value-type="float" office:value="13" calcext:value-type="float">
            <text:p>13</text:p>
          </table:table-cell>
          <table:table-cell table:style-name="ce32" table:formula="of:=HEX2BIN([.I137];8)" office:value-type="string" office:string-value="00001101" calcext:value-type="string">
            <text:p>00001101</text:p>
          </table:table-cell>
          <table:table-cell office:value-type="string" calcext:value-type="string">
            <text:p>ACC_PWR_MOD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6" table:formula="of:=BITAND(FLOOR(HEX2DEC([.$I137])/2^([.N137]));2^([.M137]-[.N137]+1)-1)" office:value-type="float" office:value="0" calcext:value-type="float">
            <text:p>0</text:p>
          </table:table-cell>
          <table:table-cell office:value-type="string" calcext:value-type="string">
            <text:p>ACC_B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6" table:formula="of:=BITAND(FLOOR(HEX2DEC([.$I137])/2^([.R137]));2^([.Q137]-[.R137]+1)-1)" office:value-type="float" office:value="1" calcext:value-type="float">
            <text:p>1</text:p>
          </table:table-cell>
          <table:table-cell office:value-type="string" calcext:value-type="string">
            <text:p>ACC_Ran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6" table:formula="of:=BITAND(FLOOR(HEX2DEC([.$I137])/2^([.V137]));2^([.U137]-[.V137]+1)-1)"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ce22" table:formula="of:=DEC2HEX([.E138];2)" office:value-type="string" office:string-value="89" calcext:value-type="string">
            <text:p>89</text:p>
          </table:table-cell>
          <table:table-cell table:style-name="ce22" office:value-type="float" office:value="137" calcext:value-type="float">
            <text:p>137</text:p>
          </table:table-cell>
          <table:table-cell table:style-name="ce29" office:value-type="string" calcext:value-type="string">
            <text:p>MAG_Config</text:p>
          </table:table-cell>
          <table:table-cell table:style-name="ce9" table:formula="of:=FLOOR([.E138]/16)" office:value-type="float" office:value="8" calcext:value-type="float">
            <text:p>8</text:p>
          </table:table-cell>
          <table:table-cell table:style-name="ce9" table:formula="of:=MOD([.E138];16)" office:value-type="float" office:value="9" calcext:value-type="float">
            <text:p>9</text:p>
          </table:table-cell>
          <table:table-cell table:style-name="ce9" table:formula="of:=MID(INDEX([.$B$1:.$B$16];[.G138]+1;0);[.H138]*2+1;2)" office:value-type="string" office:string-value="0b" calcext:value-type="string">
            <text:p>0b</text:p>
          </table:table-cell>
          <table:table-cell table:style-name="ce9" table:formula="of:=HEX2DEC([.I138])" office:value-type="float" office:value="11" calcext:value-type="float">
            <text:p>11</text:p>
          </table:table-cell>
          <table:table-cell table:style-name="ce32" table:formula="of:=HEX2BIN([.I138];8)" office:value-type="string" office:string-value="00001011" calcext:value-type="string">
            <text:p>00001011</text:p>
          </table:table-cell>
          <table:table-cell office:value-type="string" calcext:value-type="string">
            <text:p>MAG_Power_mod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6" table:formula="of:=BITAND(FLOOR(HEX2DEC([.$I138])/2^([.N138]));2^([.M138]-[.N138]+1)-1)" office:value-type="float" office:value="0" calcext:value-type="float">
            <text:p>0</text:p>
          </table:table-cell>
          <table:table-cell office:value-type="string" calcext:value-type="string">
            <text:p>MAG_OPR_Mod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6" table:formula="of:=BITAND(FLOOR(HEX2DEC([.$I138])/2^([.R138]));2^([.Q138]-[.R138]+1)-1)" office:value-type="float" office:value="1" calcext:value-type="float">
            <text:p>1</text:p>
          </table:table-cell>
          <table:table-cell office:value-type="string" calcext:value-type="string">
            <text:p>MAG_Data_output_ra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6" table:formula="of:=BITAND(FLOOR(HEX2DEC([.$I138])/2^([.V138]));2^([.U138]-[.V138]+1)-1)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ce22" table:formula="of:=DEC2HEX([.E139];2)" office:value-type="string" office:string-value="8A" calcext:value-type="string">
            <text:p>8A</text:p>
          </table:table-cell>
          <table:table-cell table:style-name="ce22" office:value-type="float" office:value="138" calcext:value-type="float">
            <text:p>138</text:p>
          </table:table-cell>
          <table:table-cell table:style-name="ce29" office:value-type="string" calcext:value-type="string">
            <text:p>GYR_Config0</text:p>
          </table:table-cell>
          <table:table-cell table:style-name="ce9" table:formula="of:=FLOOR([.E139]/16)" office:value-type="float" office:value="8" calcext:value-type="float">
            <text:p>8</text:p>
          </table:table-cell>
          <table:table-cell table:style-name="ce9" table:formula="of:=MOD([.E139];16)" office:value-type="float" office:value="10" calcext:value-type="float">
            <text:p>10</text:p>
          </table:table-cell>
          <table:table-cell table:style-name="ce9" table:formula="of:=MID(INDEX([.$B$1:.$B$16];[.G139]+1;0);[.H139]*2+1;2)" office:value-type="string" office:string-value="38" calcext:value-type="string">
            <text:p>38</text:p>
          </table:table-cell>
          <table:table-cell table:style-name="ce9" table:formula="of:=HEX2DEC([.I139])" office:value-type="float" office:value="56" calcext:value-type="float">
            <text:p>56</text:p>
          </table:table-cell>
          <table:table-cell table:style-name="ce32" table:formula="of:=HEX2BIN([.I139];8)" office:value-type="string" office:string-value="00111000" calcext:value-type="string">
            <text:p>00111000</text:p>
          </table:table-cell>
          <table:table-cell office:value-type="string" calcext:value-type="string">
            <text:p>GYR_bandwidth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6" table:formula="of:=BITAND(FLOOR(HEX2DEC([.$I139])/2^([.N139]));2^([.M139]-[.N139]+1)-1)" office:value-type="float" office:value="7" calcext:value-type="float">
            <text:p>7</text:p>
          </table:table-cell>
          <table:table-cell office:value-type="string" calcext:value-type="string">
            <text:p>GYR_ran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6" table:formula="of:=BITAND(FLOOR(HEX2DEC([.$I139])/2^([.R139]));2^([.Q139]-[.R139]+1)-1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22" table:formula="of:=DEC2HEX([.E140];2)" office:value-type="string" office:string-value="8B" calcext:value-type="string">
            <text:p>8B</text:p>
          </table:table-cell>
          <table:table-cell table:style-name="ce22" office:value-type="float" office:value="139" calcext:value-type="float">
            <text:p>139</text:p>
          </table:table-cell>
          <table:table-cell table:style-name="ce29" office:value-type="string" calcext:value-type="string">
            <text:p>GYR_Config1</text:p>
          </table:table-cell>
          <table:table-cell table:style-name="ce9" table:formula="of:=FLOOR([.E140]/16)" office:value-type="float" office:value="8" calcext:value-type="float">
            <text:p>8</text:p>
          </table:table-cell>
          <table:table-cell table:style-name="ce9" table:formula="of:=MOD([.E140];16)" office:value-type="float" office:value="11" calcext:value-type="float">
            <text:p>11</text:p>
          </table:table-cell>
          <table:table-cell table:style-name="ce9" table:formula="of:=MID(INDEX([.$B$1:.$B$16];[.G140]+1;0);[.H140]*2+1;2)" office:value-type="string" office:string-value="00" calcext:value-type="string">
            <text:p>00</text:p>
          </table:table-cell>
          <table:table-cell table:style-name="ce9" table:formula="of:=HEX2DEC([.I140])" office:value-type="float" office:value="0" calcext:value-type="float">
            <text:p>0</text:p>
          </table:table-cell>
          <table:table-cell table:style-name="ce32" table:formula="of:=HEX2BIN([.I140];8)" office:value-type="string" office:string-value="00000000" calcext:value-type="string">
            <text:p>00000000</text:p>
          </table:table-cell>
          <table:table-cell office:value-type="string" calcext:value-type="string">
            <text:p>GYR_powerMo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6" table:formula="of:=BITAND(FLOOR(HEX2DEC([.$I140])/2^([.N140]));2^([.M140]-[.N140]+1)-1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22" table:formula="of:=DEC2HEX([.E141];2)" office:value-type="string" office:string-value="8C" calcext:value-type="string">
            <text:p>8C</text:p>
          </table:table-cell>
          <table:table-cell table:style-name="ce22" office:value-type="float" office:value="140" calcext:value-type="float">
            <text:p>140</text:p>
          </table:table-cell>
          <table:table-cell table:style-name="ce29" office:value-type="string" calcext:value-type="string">
            <text:p>Acc_Sleep_Config</text:p>
          </table:table-cell>
          <table:table-cell table:style-name="ce9" table:formula="of:=FLOOR([.E141]/16)" office:value-type="float" office:value="8" calcext:value-type="float">
            <text:p>8</text:p>
          </table:table-cell>
          <table:table-cell table:style-name="ce9" table:formula="of:=MOD([.E141];16)" office:value-type="float" office:value="12" calcext:value-type="float">
            <text:p>12</text:p>
          </table:table-cell>
          <table:table-cell table:style-name="ce9" table:formula="of:=MID(INDEX([.$B$1:.$B$16];[.G141]+1;0);[.H141]*2+1;2)" office:value-type="string" office:string-value="00" calcext:value-type="string">
            <text:p>00</text:p>
          </table:table-cell>
          <table:table-cell table:style-name="ce9" table:formula="of:=HEX2DEC([.I141])" office:value-type="float" office:value="0" calcext:value-type="float">
            <text:p>0</text:p>
          </table:table-cell>
          <table:table-cell table:style-name="ce32" table:formula="of:=HEX2BIN([.I141];8)" office:value-type="string" office:string-value="00000000" calcext:value-type="string">
            <text:p>00000000</text:p>
          </table:table-cell>
          <table:table-cell office:value-type="string" calcext:value-type="string">
            <text:p>SLP_Dur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6" table:formula="of:=BITAND(FLOOR(HEX2DEC([.$I141])/2^([.N141]));2^([.M141]-[.N141]+1)-1)" office:value-type="float" office:value="0" calcext:value-type="float">
            <text:p>0</text:p>
          </table:table-cell>
          <table:table-cell office:value-type="string" calcext:value-type="string">
            <text:p>SLP_mod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TAND(FLOOR(HEX2DEC([.$I141])/2^([.R141]));2^([.Q141]-[.R141]+1)-1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22" table:formula="of:=DEC2HEX([.E142];2)" office:value-type="string" office:string-value="8D" calcext:value-type="string">
            <text:p>8D</text:p>
          </table:table-cell>
          <table:table-cell table:style-name="ce22" office:value-type="float" office:value="141" calcext:value-type="float">
            <text:p>141</text:p>
          </table:table-cell>
          <table:table-cell table:style-name="ce29" office:value-type="string" calcext:value-type="string">
            <text:p>GYR_Sleep_Config</text:p>
          </table:table-cell>
          <table:table-cell table:style-name="ce9" table:formula="of:=FLOOR([.E142]/16)" office:value-type="float" office:value="8" calcext:value-type="float">
            <text:p>8</text:p>
          </table:table-cell>
          <table:table-cell table:style-name="ce9" table:formula="of:=MOD([.E142];16)" office:value-type="float" office:value="13" calcext:value-type="float">
            <text:p>13</text:p>
          </table:table-cell>
          <table:table-cell table:style-name="ce9" table:formula="of:=MID(INDEX([.$B$1:.$B$16];[.G142]+1;0);[.H142]*2+1;2)" office:value-type="string" office:string-value="00" calcext:value-type="string">
            <text:p>00</text:p>
          </table:table-cell>
          <table:table-cell table:style-name="ce9" table:formula="of:=HEX2DEC([.I142])" office:value-type="float" office:value="0" calcext:value-type="float">
            <text:p>0</text:p>
          </table:table-cell>
          <table:table-cell table:style-name="ce32" table:formula="of:=HEX2BIN([.I142];8)" office:value-type="string" office:string-value="00000000" calcext:value-type="string">
            <text:p>00000000</text:p>
          </table:table-cell>
          <table:table-cell office:value-type="string" calcext:value-type="string">
            <text:p>AUTO_SLP_DURATI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6" table:formula="of:=BITAND(FLOOR(HEX2DEC([.$I142])/2^([.N142]));2^([.M142]-[.N142]+1)-1)" office:value-type="float" office:value="0" calcext:value-type="float">
            <text:p>0</text:p>
          </table:table-cell>
          <table:table-cell office:value-type="string" calcext:value-type="string">
            <text:p>SLP_DURA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6" table:formula="of:=BITAND(FLOOR(HEX2DEC([.$I142])/2^([.R142]));2^([.Q142]-[.R142]+1)-1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24" table:formula="of:=DEC2HEX([.E143];2)" office:value-type="string" office:string-value="8E" calcext:value-type="string">
            <text:p>8E</text:p>
          </table:table-cell>
          <table:table-cell table:style-name="ce24" office:value-type="float" office:value="142" calcext:value-type="float">
            <text:p>142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43]/16)" office:value-type="float" office:value="8" calcext:value-type="float">
            <text:p>8</text:p>
          </table:table-cell>
          <table:table-cell table:style-name="ce9" table:formula="of:=MOD([.E143];16)" office:value-type="float" office:value="14" calcext:value-type="float">
            <text:p>14</text:p>
          </table:table-cell>
          <table:table-cell table:formula="of:=MID(INDEX([.$B$1:.$B$16];[.G143]+1;0);[.H143]*2+1;2)" office:value-type="string" office:string-value="00" calcext:value-type="string">
            <text:p>00</text:p>
          </table:table-cell>
          <table:table-cell table:style-name="ce30" table:formula="of:=HEX2DEC([.I143])" office:value-type="float" office:value="0" calcext:value-type="float">
            <text:p>0</text:p>
          </table:table-cell>
          <table:table-cell table:style-name="ce34" table:formula="of:=HEX2BIN([.I14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5" table:formula="of:=DEC2HEX([.E144];2)" office:value-type="string" office:string-value="8F" calcext:value-type="string">
            <text:p>8F</text:p>
          </table:table-cell>
          <table:table-cell table:style-name="ce25" office:value-type="float" office:value="143" calcext:value-type="float">
            <text:p>143</text:p>
          </table:table-cell>
          <table:table-cell table:style-name="ce29" office:value-type="string" calcext:value-type="string">
            <text:p>INT_MSK</text:p>
          </table:table-cell>
          <table:table-cell table:style-name="ce29" table:formula="of:=FLOOR([.E144]/16)" office:value-type="float" office:value="8" calcext:value-type="float">
            <text:p>8</text:p>
          </table:table-cell>
          <table:table-cell table:style-name="ce29" table:formula="of:=MOD([.E144];16)" office:value-type="float" office:value="15" calcext:value-type="float">
            <text:p>15</text:p>
          </table:table-cell>
          <table:table-cell table:style-name="ce29" table:formula="of:=MID(INDEX([.$B$1:.$B$16];[.G144]+1;0);[.H144]*2+1;2)" office:value-type="string" office:string-value="80" calcext:value-type="string">
            <text:p>80</text:p>
          </table:table-cell>
          <table:table-cell table:style-name="ce29" table:formula="of:=HEX2DEC([.I144])" office:value-type="float" office:value="128" calcext:value-type="float">
            <text:p>128</text:p>
          </table:table-cell>
          <table:table-cell table:style-name="ce35" table:formula="of:=HEX2BIN([.I144];8)" office:value-type="string" office:string-value="10000000" calcext:value-type="string">
            <text:p>10000000</text:p>
          </table:table-cell>
          <table:table-cell office:value-type="string" calcext:value-type="string">
            <text:p>ACC_NM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" table:formula="of:=BITAND(FLOOR(HEX2DEC([.$I144])/2^([.N144]));2^([.M144]-[.N144]+1)-1)" office:value-type="float" office:value="1" calcext:value-type="float">
            <text:p>1</text:p>
          </table:table-cell>
          <table:table-cell office:value-type="string" calcext:value-type="string">
            <text:p>ACC_AM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6" table:formula="of:=BITAND(FLOOR(HEX2DEC([.$I144])/2^([.R144]));2^([.Q144]-[.R144]+1)-1)" office:value-type="float" office:value="0" calcext:value-type="float">
            <text:p>0</text:p>
          </table:table-cell>
          <table:table-cell office:value-type="string" calcext:value-type="string">
            <text:p>ACC_HIGH_G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table:formula="of:=BITAND(FLOOR(HEX2DEC([.$I144])/2^([.V144]));2^([.U144]-[.V144]+1)-1)" office:value-type="float" office:value="0" calcext:value-type="float">
            <text:p>0</text:p>
          </table:table-cell>
          <table:table-cell office:value-type="string" calcext:value-type="string">
            <text:p>GYR_HIGH_RAT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6" table:formula="of:=BITAND(FLOOR(HEX2DEC([.$I144])/2^([.Z144]));2^([.Y144]-[.Z144]+1)-1)" office:value-type="float" office:value="0" calcext:value-type="float">
            <text:p>0</text:p>
          </table:table-cell>
          <table:table-cell office:value-type="string" calcext:value-type="string">
            <text:p>GYRO_AM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6" table:formula="of:=BITAND(FLOOR(HEX2DEC([.$I144])/2^([.AD144]));2^([.AC144]-[.AD144]+1)-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5" table:formula="of:=DEC2HEX([.E145];2)" office:value-type="string" office:string-value="90" calcext:value-type="string">
            <text:p>90</text:p>
          </table:table-cell>
          <table:table-cell table:style-name="ce25" office:value-type="float" office:value="144" calcext:value-type="float">
            <text:p>144</text:p>
          </table:table-cell>
          <table:table-cell table:style-name="ce29" office:value-type="string" calcext:value-type="string">
            <text:p>INT_EN</text:p>
          </table:table-cell>
          <table:table-cell table:style-name="ce29" table:formula="of:=FLOOR([.E145]/16)" office:value-type="float" office:value="9" calcext:value-type="float">
            <text:p>9</text:p>
          </table:table-cell>
          <table:table-cell table:style-name="ce29" table:formula="of:=MOD([.E145];16)" office:value-type="float" office:value="0" calcext:value-type="float">
            <text:p>0</text:p>
          </table:table-cell>
          <table:table-cell table:style-name="ce29" table:formula="of:=MID(INDEX([.$B$1:.$B$16];[.G145]+1;0);[.H145]*2+1;2)" office:value-type="string" office:string-value="00" calcext:value-type="string">
            <text:p>00</text:p>
          </table:table-cell>
          <table:table-cell table:style-name="ce29" table:formula="of:=HEX2DEC([.I145])" office:value-type="float" office:value="0" calcext:value-type="float">
            <text:p>0</text:p>
          </table:table-cell>
          <table:table-cell table:style-name="ce35" table:formula="of:=HEX2BIN([.I145];8)" office:value-type="string" office:string-value="00000000" calcext:value-type="string">
            <text:p>00000000</text:p>
          </table:table-cell>
          <table:table-cell table:formula="of:=[.L144]" office:value-type="string" office:string-value="ACC_NM" calcext:value-type="string">
            <text:p>ACC_NM</text:p>
          </table:table-cell>
          <table:table-cell table:formula="of:=[.M144]" office:value-type="float" office:value="7" calcext:value-type="float">
            <text:p>7</text:p>
          </table:table-cell>
          <table:table-cell table:formula="of:=[.N144]" office:value-type="float" office:value="7" calcext:value-type="float">
            <text:p>7</text:p>
          </table:table-cell>
          <table:table-cell table:style-name="ce16" table:formula="of:=BITAND(FLOOR(HEX2DEC([.$I145])/2^([.N145]));2^([.M145]-[.N145]+1)-1)" office:value-type="float" office:value="0" calcext:value-type="float">
            <text:p>0</text:p>
          </table:table-cell>
          <table:table-cell table:formula="of:=[.P144]" office:value-type="string" office:string-value="ACC_AM" calcext:value-type="string">
            <text:p>ACC_AM</text:p>
          </table:table-cell>
          <table:table-cell table:formula="of:=[.Q144]" office:value-type="float" office:value="6" calcext:value-type="float">
            <text:p>6</text:p>
          </table:table-cell>
          <table:table-cell table:formula="of:=[.R144]" office:value-type="float" office:value="6" calcext:value-type="float">
            <text:p>6</text:p>
          </table:table-cell>
          <table:table-cell table:style-name="ce16" table:formula="of:=BITAND(FLOOR(HEX2DEC([.$I145])/2^([.R145]));2^([.Q145]-[.R145]+1)-1)" office:value-type="float" office:value="0" calcext:value-type="float">
            <text:p>0</text:p>
          </table:table-cell>
          <table:table-cell table:formula="of:=[.T144]" office:value-type="string" office:string-value="ACC_HIGH_G" calcext:value-type="string">
            <text:p>ACC_HIGH_G</text:p>
          </table:table-cell>
          <table:table-cell table:formula="of:=[.U144]" office:value-type="float" office:value="5" calcext:value-type="float">
            <text:p>5</text:p>
          </table:table-cell>
          <table:table-cell table:formula="of:=[.V144]" office:value-type="float" office:value="5" calcext:value-type="float">
            <text:p>5</text:p>
          </table:table-cell>
          <table:table-cell table:style-name="ce16" table:formula="of:=BITAND(FLOOR(HEX2DEC([.$I145])/2^([.V145]));2^([.U145]-[.V145]+1)-1)" office:value-type="float" office:value="0" calcext:value-type="float">
            <text:p>0</text:p>
          </table:table-cell>
          <table:table-cell table:formula="of:=[.X144]" office:value-type="string" office:string-value="GYR_HIGH_RATE" calcext:value-type="string">
            <text:p>GYR_HIGH_RATE</text:p>
          </table:table-cell>
          <table:table-cell table:formula="of:=[.Y144]" office:value-type="float" office:value="3" calcext:value-type="float">
            <text:p>3</text:p>
          </table:table-cell>
          <table:table-cell table:formula="of:=[.Z144]" office:value-type="float" office:value="3" calcext:value-type="float">
            <text:p>3</text:p>
          </table:table-cell>
          <table:table-cell table:style-name="ce16" table:formula="of:=BITAND(FLOOR(HEX2DEC([.$I145])/2^([.Z145]));2^([.Y145]-[.Z145]+1)-1)" office:value-type="float" office:value="0" calcext:value-type="float">
            <text:p>0</text:p>
          </table:table-cell>
          <table:table-cell table:formula="of:=[.AB144]" office:value-type="string" office:string-value="GYRO_AM" calcext:value-type="string">
            <text:p>GYRO_AM</text:p>
          </table:table-cell>
          <table:table-cell table:formula="of:=[.AC144]" office:value-type="float" office:value="2" calcext:value-type="float">
            <text:p>2</text:p>
          </table:table-cell>
          <table:table-cell table:formula="of:=[.AD144]" office:value-type="float" office:value="2" calcext:value-type="float">
            <text:p>2</text:p>
          </table:table-cell>
          <table:table-cell table:style-name="ce16" table:formula="of:=BITAND(FLOOR(HEX2DEC([.$I145])/2^([.AD145]));2^([.AC145]-[.AD145]+1)-1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5" table:formula="of:=DEC2HEX([.E146];2)" office:value-type="string" office:string-value="91" calcext:value-type="string">
            <text:p>91</text:p>
          </table:table-cell>
          <table:table-cell table:style-name="ce25" office:value-type="float" office:value="145" calcext:value-type="float">
            <text:p>145</text:p>
          </table:table-cell>
          <table:table-cell table:style-name="ce29" office:value-type="string" calcext:value-type="string">
            <text:p>ACC_AM_THRES</text:p>
          </table:table-cell>
          <table:table-cell table:style-name="ce29" table:formula="of:=FLOOR([.E146]/16)" office:value-type="float" office:value="9" calcext:value-type="float">
            <text:p>9</text:p>
          </table:table-cell>
          <table:table-cell table:style-name="ce29" table:formula="of:=MOD([.E146];16)" office:value-type="float" office:value="1" calcext:value-type="float">
            <text:p>1</text:p>
          </table:table-cell>
          <table:table-cell table:style-name="ce29" table:formula="of:=MID(INDEX([.$B$1:.$B$16];[.G146]+1;0);[.H146]*2+1;2)" office:value-type="string" office:string-value="14" calcext:value-type="string">
            <text:p>14</text:p>
          </table:table-cell>
          <table:table-cell table:style-name="ce29" table:formula="of:=HEX2DEC([.I146])" office:value-type="float" office:value="20" calcext:value-type="float">
            <text:p>20</text:p>
          </table:table-cell>
          <table:table-cell table:style-name="ce35" table:formula="of:=HEX2BIN([.I146];8)" office:value-type="string" office:string-value="00010100" calcext:value-type="string">
            <text:p>00010100</text:p>
          </table:table-cell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 table:number-columns-repeated="3"/>
          <table:table-cell table:style-name="ce25" table:formula="of:=DEC2HEX([.E147];2)" office:value-type="string" office:string-value="92" calcext:value-type="string">
            <text:p>92</text:p>
          </table:table-cell>
          <table:table-cell table:style-name="ce25" office:value-type="float" office:value="146" calcext:value-type="float">
            <text:p>146</text:p>
          </table:table-cell>
          <table:table-cell table:style-name="ce29" office:value-type="string" calcext:value-type="string">
            <text:p>ACC_INT_Settings</text:p>
          </table:table-cell>
          <table:table-cell table:style-name="ce29" table:formula="of:=FLOOR([.E147]/16)" office:value-type="float" office:value="9" calcext:value-type="float">
            <text:p>9</text:p>
          </table:table-cell>
          <table:table-cell table:style-name="ce29" table:formula="of:=MOD([.E147];16)" office:value-type="float" office:value="2" calcext:value-type="float">
            <text:p>2</text:p>
          </table:table-cell>
          <table:table-cell table:style-name="ce29" table:formula="of:=MID(INDEX([.$B$1:.$B$16];[.G147]+1;0);[.H147]*2+1;2)" office:value-type="string" office:string-value="03" calcext:value-type="string">
            <text:p>03</text:p>
          </table:table-cell>
          <table:table-cell table:style-name="ce29" table:formula="of:=HEX2DEC([.I147])" office:value-type="float" office:value="3" calcext:value-type="float">
            <text:p>3</text:p>
          </table:table-cell>
          <table:table-cell table:style-name="ce35" table:formula="of:=HEX2BIN([.I147];8)" office:value-type="string" office:string-value="00000011" calcext:value-type="string">
            <text:p>00000011</text:p>
          </table:table-cell>
          <table:table-cell office:value-type="string" calcext:value-type="string">
            <text:p>HG_Z_AXIS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" table:formula="of:=BITAND(FLOOR(HEX2DEC([.$I147])/2^([.N147]));2^([.M147]-[.N147]+1)-1)" office:value-type="float" office:value="0" calcext:value-type="float">
            <text:p>0</text:p>
          </table:table-cell>
          <table:table-cell office:value-type="string" calcext:value-type="string">
            <text:p>HG_Y_AXIS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6" table:formula="of:=BITAND(FLOOR(HEX2DEC([.$I147])/2^([.R147]));2^([.Q147]-[.R147]+1)-1)" office:value-type="float" office:value="0" calcext:value-type="float">
            <text:p>0</text:p>
          </table:table-cell>
          <table:table-cell office:value-type="string" calcext:value-type="string">
            <text:p>HG_X_AXIS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table:formula="of:=BITAND(FLOOR(HEX2DEC([.$I147])/2^([.V147]));2^([.U147]-[.V147]+1)-1)" office:value-type="float" office:value="0" calcext:value-type="float">
            <text:p>0</text:p>
          </table:table-cell>
          <table:table-cell office:value-type="string" calcext:value-type="string">
            <text:p>AM/NM_Z_AXI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" table:formula="of:=BITAND(FLOOR(HEX2DEC([.$I147])/2^([.Z147]));2^([.Y147]-[.Z147]+1)-1)" office:value-type="float" office:value="0" calcext:value-type="float">
            <text:p>0</text:p>
          </table:table-cell>
          <table:table-cell office:value-type="string" calcext:value-type="string">
            <text:p>AM/NM_Y_AXIS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6" table:formula="of:=BITAND(FLOOR(HEX2DEC([.$I147])/2^([.AD147]));2^([.AC147]-[.AD147]+1)-1)" office:value-type="float" office:value="0" calcext:value-type="float">
            <text:p>0</text:p>
          </table:table-cell>
          <table:table-cell office:value-type="string" calcext:value-type="string">
            <text:p>AM/NM_X_AXIS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6" table:formula="of:=BITAND(FLOOR(HEX2DEC([.$I147])/2^([.AH147]));2^([.AG147]-[.AH147]+1)-1)" office:value-type="float" office:value="0" calcext:value-type="float">
            <text:p>0</text:p>
          </table:table-cell>
          <table:table-cell office:value-type="string" calcext:value-type="string">
            <text:p>AM_DU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TAND(FLOOR(HEX2DEC([.$I147])/2^([.AL147]));2^([.AK147]-[.AL147]+1)-1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5" table:formula="of:=DEC2HEX([.E148];2)" office:value-type="string" office:string-value="93" calcext:value-type="string">
            <text:p>93</text:p>
          </table:table-cell>
          <table:table-cell table:style-name="ce25" office:value-type="float" office:value="147" calcext:value-type="float">
            <text:p>147</text:p>
          </table:table-cell>
          <table:table-cell table:style-name="ce29" office:value-type="string" calcext:value-type="string">
            <text:p>ACC_HG_DURATION</text:p>
          </table:table-cell>
          <table:table-cell table:style-name="ce29" table:formula="of:=FLOOR([.E148]/16)" office:value-type="float" office:value="9" calcext:value-type="float">
            <text:p>9</text:p>
          </table:table-cell>
          <table:table-cell table:style-name="ce29" table:formula="of:=MOD([.E148];16)" office:value-type="float" office:value="3" calcext:value-type="float">
            <text:p>3</text:p>
          </table:table-cell>
          <table:table-cell table:style-name="ce29" table:formula="of:=MID(INDEX([.$B$1:.$B$16];[.G148]+1;0);[.H148]*2+1;2)" office:value-type="string" office:string-value="0f" calcext:value-type="string">
            <text:p>0f</text:p>
          </table:table-cell>
          <table:table-cell table:style-name="ce29" table:formula="of:=HEX2DEC([.I148])" office:value-type="float" office:value="15" calcext:value-type="float">
            <text:p>15</text:p>
          </table:table-cell>
          <table:table-cell table:style-name="ce35" table:formula="of:=HEX2BIN([.I148];8)" office:value-type="string" office:string-value="00001111" calcext:value-type="string">
            <text:p>00001111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5" table:formula="of:=DEC2HEX([.E149];2)" office:value-type="string" office:string-value="94" calcext:value-type="string">
            <text:p>94</text:p>
          </table:table-cell>
          <table:table-cell table:style-name="ce25" office:value-type="float" office:value="148" calcext:value-type="float">
            <text:p>148</text:p>
          </table:table-cell>
          <table:table-cell table:style-name="ce29" office:value-type="string" calcext:value-type="string">
            <text:p>ACC_HG_THRES</text:p>
          </table:table-cell>
          <table:table-cell table:style-name="ce29" table:formula="of:=FLOOR([.E149]/16)" office:value-type="float" office:value="9" calcext:value-type="float">
            <text:p>9</text:p>
          </table:table-cell>
          <table:table-cell table:style-name="ce29" table:formula="of:=MOD([.E149];16)" office:value-type="float" office:value="4" calcext:value-type="float">
            <text:p>4</text:p>
          </table:table-cell>
          <table:table-cell table:style-name="ce29" table:formula="of:=MID(INDEX([.$B$1:.$B$16];[.G149]+1;0);[.H149]*2+1;2)" office:value-type="string" office:string-value="c0" calcext:value-type="string">
            <text:p>c0</text:p>
          </table:table-cell>
          <table:table-cell table:style-name="ce29" table:formula="of:=HEX2DEC([.I149])" office:value-type="float" office:value="192" calcext:value-type="float">
            <text:p>192</text:p>
          </table:table-cell>
          <table:table-cell table:style-name="ce35" table:formula="of:=HEX2BIN([.I149];8)" office:value-type="string" office:string-value="11000000" calcext:value-type="string">
            <text:p>11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5" table:formula="of:=DEC2HEX([.E150];2)" office:value-type="string" office:string-value="95" calcext:value-type="string">
            <text:p>95</text:p>
          </table:table-cell>
          <table:table-cell table:style-name="ce25" office:value-type="float" office:value="149" calcext:value-type="float">
            <text:p>149</text:p>
          </table:table-cell>
          <table:table-cell table:style-name="ce29" office:value-type="string" calcext:value-type="string">
            <text:p>ACC_NM_THRES</text:p>
          </table:table-cell>
          <table:table-cell table:style-name="ce29" table:formula="of:=FLOOR([.E150]/16)" office:value-type="float" office:value="9" calcext:value-type="float">
            <text:p>9</text:p>
          </table:table-cell>
          <table:table-cell table:style-name="ce29" table:formula="of:=MOD([.E150];16)" office:value-type="float" office:value="5" calcext:value-type="float">
            <text:p>5</text:p>
          </table:table-cell>
          <table:table-cell table:style-name="ce29" table:formula="of:=MID(INDEX([.$B$1:.$B$16];[.G150]+1;0);[.H150]*2+1;2)" office:value-type="string" office:string-value="0a" calcext:value-type="string">
            <text:p>0a</text:p>
          </table:table-cell>
          <table:table-cell table:style-name="ce29" table:formula="of:=HEX2DEC([.I150])" office:value-type="float" office:value="10" calcext:value-type="float">
            <text:p>10</text:p>
          </table:table-cell>
          <table:table-cell table:style-name="ce35" table:formula="of:=HEX2BIN([.I150];8)" office:value-type="string" office:string-value="00001010" calcext:value-type="string">
            <text:p>0000101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5" table:formula="of:=DEC2HEX([.E151];2)" office:value-type="string" office:string-value="96" calcext:value-type="string">
            <text:p>96</text:p>
          </table:table-cell>
          <table:table-cell table:style-name="ce25" office:value-type="float" office:value="150" calcext:value-type="float">
            <text:p>150</text:p>
          </table:table-cell>
          <table:table-cell table:style-name="ce29" office:value-type="string" calcext:value-type="string">
            <text:p>ACC_NM_SET</text:p>
          </table:table-cell>
          <table:table-cell table:style-name="ce29" table:formula="of:=FLOOR([.E151]/16)" office:value-type="float" office:value="9" calcext:value-type="float">
            <text:p>9</text:p>
          </table:table-cell>
          <table:table-cell table:style-name="ce29" table:formula="of:=MOD([.E151];16)" office:value-type="float" office:value="6" calcext:value-type="float">
            <text:p>6</text:p>
          </table:table-cell>
          <table:table-cell table:style-name="ce29" table:formula="of:=MID(INDEX([.$B$1:.$B$16];[.G151]+1;0);[.H151]*2+1;2)" office:value-type="string" office:string-value="0b" calcext:value-type="string">
            <text:p>0b</text:p>
          </table:table-cell>
          <table:table-cell table:style-name="ce29" table:formula="of:=HEX2DEC([.I151])" office:value-type="float" office:value="11" calcext:value-type="float">
            <text:p>11</text:p>
          </table:table-cell>
          <table:table-cell table:style-name="ce35" table:formula="of:=HEX2BIN([.I151];8)" office:value-type="string" office:string-value="00001011" calcext:value-type="string">
            <text:p>00001011</text:p>
          </table:table-cell>
          <table:table-cell office:value-type="string" calcext:value-type="string">
            <text:p>NO/SLOW motion durati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6" table:formula="of:=BITAND(FLOOR(HEX2DEC([.$I151])/2^([.N151]));2^([.M151]-[.N151]+1)-1)" office:value-type="float" office:value="5" calcext:value-type="float">
            <text:p>5</text:p>
          </table:table-cell>
          <table:table-cell office:value-type="string" calcext:value-type="string">
            <text:p>SMNM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TAND(FLOOR(HEX2DEC([.$I151])/2^([.R151]));2^([.Q151]-[.R151]+1)-1)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25" table:formula="of:=DEC2HEX([.E152];2)" office:value-type="string" office:string-value="97" calcext:value-type="string">
            <text:p>97</text:p>
          </table:table-cell>
          <table:table-cell table:style-name="ce25" office:value-type="float" office:value="151" calcext:value-type="float">
            <text:p>151</text:p>
          </table:table-cell>
          <table:table-cell table:style-name="ce29" office:value-type="string" calcext:value-type="string">
            <text:p>GYR_INT_SETING</text:p>
          </table:table-cell>
          <table:table-cell table:style-name="ce29" table:formula="of:=FLOOR([.E152]/16)" office:value-type="float" office:value="9" calcext:value-type="float">
            <text:p>9</text:p>
          </table:table-cell>
          <table:table-cell table:style-name="ce29" table:formula="of:=MOD([.E152];16)" office:value-type="float" office:value="7" calcext:value-type="float">
            <text:p>7</text:p>
          </table:table-cell>
          <table:table-cell table:style-name="ce29" table:formula="of:=MID(INDEX([.$B$1:.$B$16];[.G152]+1;0);[.H152]*2+1;2)" office:value-type="string" office:string-value="00" calcext:value-type="string">
            <text:p>00</text:p>
          </table:table-cell>
          <table:table-cell table:style-name="ce29" table:formula="of:=HEX2DEC([.I152])" office:value-type="float" office:value="0" calcext:value-type="float">
            <text:p>0</text:p>
          </table:table-cell>
          <table:table-cell table:style-name="ce35" table:formula="of:=HEX2BIN([.I152];8)" office:value-type="string" office:string-value="00000000" calcext:value-type="string">
            <text:p>00000000</text:p>
          </table:table-cell>
          <table:table-cell office:value-type="string" calcext:value-type="string">
            <text:p>HR_FILT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" table:formula="of:=BITAND(FLOOR(HEX2DEC([.$I152])/2^([.N152]));2^([.M152]-[.N152]+1)-1)" office:value-type="float" office:value="0" calcext:value-type="float">
            <text:p>0</text:p>
          </table:table-cell>
          <table:table-cell office:value-type="string" calcext:value-type="string">
            <text:p>AM_FIL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6" table:formula="of:=BITAND(FLOOR(HEX2DEC([.$I152])/2^([.R152]));2^([.Q152]-[.R152]+1)-1)" office:value-type="float" office:value="0" calcext:value-type="float">
            <text:p>0</text:p>
          </table:table-cell>
          <table:table-cell office:value-type="string" calcext:value-type="string">
            <text:p>HR_Z_AXIS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table:formula="of:=BITAND(FLOOR(HEX2DEC([.$I152])/2^([.V152]));2^([.U152]-[.V152]+1)-1)" office:value-type="float" office:value="0" calcext:value-type="float">
            <text:p>0</text:p>
          </table:table-cell>
          <table:table-cell office:value-type="string" calcext:value-type="string">
            <text:p>HR_Y_AXI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" table:formula="of:=BITAND(FLOOR(HEX2DEC([.$I152])/2^([.Z152]));2^([.Y152]-[.Z152]+1)-1)" office:value-type="float" office:value="0" calcext:value-type="float">
            <text:p>0</text:p>
          </table:table-cell>
          <table:table-cell office:value-type="string" calcext:value-type="string">
            <text:p>HR_X_AXIS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6" table:formula="of:=BITAND(FLOOR(HEX2DEC([.$I152])/2^([.AD152]));2^([.AC152]-[.AD152]+1)-1)" office:value-type="float" office:value="0" calcext:value-type="float">
            <text:p>0</text:p>
          </table:table-cell>
          <table:table-cell office:value-type="string" calcext:value-type="string">
            <text:p>AM_Z_AXIS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6" table:formula="of:=BITAND(FLOOR(HEX2DEC([.$I152])/2^([.AH152]));2^([.AG152]-[.AH152]+1)-1)" office:value-type="float" office:value="0" calcext:value-type="float">
            <text:p>0</text:p>
          </table:table-cell>
          <table:table-cell office:value-type="string" calcext:value-type="string">
            <text:p>AM_Y_AXI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TAND(FLOOR(HEX2DEC([.$I152])/2^([.AL152]));2^([.AK152]-[.AL152]+1)-1)" office:value-type="float" office:value="0" calcext:value-type="float">
            <text:p>0</text:p>
          </table:table-cell>
          <table:table-cell office:value-type="string" calcext:value-type="string">
            <text:p>AM_X_AXI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TAND(FLOOR(HEX2DEC([.$I152])/2^([.AP152]));2^([.AO152]-[.AP152]+1)-1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25" table:formula="of:=DEC2HEX([.E153];2)" office:value-type="string" office:string-value="98" calcext:value-type="string">
            <text:p>98</text:p>
          </table:table-cell>
          <table:table-cell table:style-name="ce25" office:value-type="float" office:value="152" calcext:value-type="float">
            <text:p>152</text:p>
          </table:table-cell>
          <table:table-cell table:style-name="ce29" office:value-type="string" calcext:value-type="string">
            <text:p>GYR_HR_X_SET</text:p>
          </table:table-cell>
          <table:table-cell table:style-name="ce29" table:formula="of:=FLOOR([.E153]/16)" office:value-type="float" office:value="9" calcext:value-type="float">
            <text:p>9</text:p>
          </table:table-cell>
          <table:table-cell table:style-name="ce29" table:formula="of:=MOD([.E153];16)" office:value-type="float" office:value="8" calcext:value-type="float">
            <text:p>8</text:p>
          </table:table-cell>
          <table:table-cell table:style-name="ce29" table:formula="of:=MID(INDEX([.$B$1:.$B$16];[.G153]+1;0);[.H153]*2+1;2)" office:value-type="string" office:string-value="01" calcext:value-type="string">
            <text:p>01</text:p>
          </table:table-cell>
          <table:table-cell table:style-name="ce29" table:formula="of:=HEX2DEC([.I153])" office:value-type="float" office:value="1" calcext:value-type="float">
            <text:p>1</text:p>
          </table:table-cell>
          <table:table-cell table:style-name="ce35" table:formula="of:=HEX2BIN([.I153];8)" office:value-type="string" office:string-value="00000001" calcext:value-type="string">
            <text:p>00000001</text:p>
          </table:table-cell>
          <table:table-cell office:value-type="string" calcext:value-type="string">
            <text:p>HR_X_THRES_HYS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6" table:formula="of:=BITAND(FLOOR(HEX2DEC([.$I153])/2^([.N153]));2^([.M153]-[.N153]+1)-1)" office:value-type="float" office:value="0" calcext:value-type="float">
            <text:p>0</text:p>
          </table:table-cell>
          <table:table-cell office:value-type="string" calcext:value-type="string">
            <text:p>HR_X_threshol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6" table:formula="of:=BITAND(FLOOR(HEX2DEC([.$I153])/2^([.R153]));2^([.Q153]-[.R153]+1)-1)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25" table:formula="of:=DEC2HEX([.E154];2)" office:value-type="string" office:string-value="99" calcext:value-type="string">
            <text:p>99</text:p>
          </table:table-cell>
          <table:table-cell table:style-name="ce25" office:value-type="float" office:value="153" calcext:value-type="float">
            <text:p>153</text:p>
          </table:table-cell>
          <table:table-cell table:style-name="ce29" office:value-type="string" calcext:value-type="string">
            <text:p>GYR_DUR_X</text:p>
          </table:table-cell>
          <table:table-cell table:style-name="ce29" table:formula="of:=FLOOR([.E154]/16)" office:value-type="float" office:value="9" calcext:value-type="float">
            <text:p>9</text:p>
          </table:table-cell>
          <table:table-cell table:style-name="ce29" table:formula="of:=MOD([.E154];16)" office:value-type="float" office:value="9" calcext:value-type="float">
            <text:p>9</text:p>
          </table:table-cell>
          <table:table-cell table:style-name="ce29" table:formula="of:=MID(INDEX([.$B$1:.$B$16];[.G154]+1;0);[.H154]*2+1;2)" office:value-type="string" office:string-value="19" calcext:value-type="string">
            <text:p>19</text:p>
          </table:table-cell>
          <table:table-cell table:style-name="ce29" table:formula="of:=HEX2DEC([.I154])" office:value-type="float" office:value="25" calcext:value-type="float">
            <text:p>25</text:p>
          </table:table-cell>
          <table:table-cell table:style-name="ce35" table:formula="of:=HEX2BIN([.I154];8)" office:value-type="string" office:string-value="00011001" calcext:value-type="string">
            <text:p>00011001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5" table:formula="of:=DEC2HEX([.E155];2)" office:value-type="string" office:string-value="9A" calcext:value-type="string">
            <text:p>9A</text:p>
          </table:table-cell>
          <table:table-cell table:style-name="ce25" office:value-type="float" office:value="154" calcext:value-type="float">
            <text:p>154</text:p>
          </table:table-cell>
          <table:table-cell table:style-name="ce29" office:value-type="string" calcext:value-type="string">
            <text:p>GYR_HR_Y_SET</text:p>
          </table:table-cell>
          <table:table-cell table:style-name="ce29" table:formula="of:=FLOOR([.E155]/16)" office:value-type="float" office:value="9" calcext:value-type="float">
            <text:p>9</text:p>
          </table:table-cell>
          <table:table-cell table:style-name="ce29" table:formula="of:=MOD([.E155];16)" office:value-type="float" office:value="10" calcext:value-type="float">
            <text:p>10</text:p>
          </table:table-cell>
          <table:table-cell table:style-name="ce29" table:formula="of:=MID(INDEX([.$B$1:.$B$16];[.G155]+1;0);[.H155]*2+1;2)" office:value-type="string" office:string-value="01" calcext:value-type="string">
            <text:p>01</text:p>
          </table:table-cell>
          <table:table-cell table:style-name="ce29" table:formula="of:=HEX2DEC([.I155])" office:value-type="float" office:value="1" calcext:value-type="float">
            <text:p>1</text:p>
          </table:table-cell>
          <table:table-cell table:style-name="ce35" table:formula="of:=HEX2BIN([.I155];8)" office:value-type="string" office:string-value="00000001" calcext:value-type="string">
            <text:p>00000001</text:p>
          </table:table-cell>
          <table:table-cell office:value-type="string" calcext:value-type="string">
            <text:p>HR_Y_THRES_HYS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6" table:formula="of:=BITAND(FLOOR(HEX2DEC([.$I155])/2^([.N155]));2^([.M155]-[.N155]+1)-1)" office:value-type="float" office:value="0" calcext:value-type="float">
            <text:p>0</text:p>
          </table:table-cell>
          <table:table-cell office:value-type="string" calcext:value-type="string">
            <text:p>HR_Y_threshol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6" table:formula="of:=BITAND(FLOOR(HEX2DEC([.$I155])/2^([.R155]));2^([.Q155]-[.R155]+1)-1)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25" table:formula="of:=DEC2HEX([.E156];2)" office:value-type="string" office:string-value="9B" calcext:value-type="string">
            <text:p>9B</text:p>
          </table:table-cell>
          <table:table-cell table:style-name="ce25" office:value-type="float" office:value="155" calcext:value-type="float">
            <text:p>155</text:p>
          </table:table-cell>
          <table:table-cell table:style-name="ce29" office:value-type="string" calcext:value-type="string">
            <text:p>GYR_DUR_Y</text:p>
          </table:table-cell>
          <table:table-cell table:style-name="ce29" table:formula="of:=FLOOR([.E156]/16)" office:value-type="float" office:value="9" calcext:value-type="float">
            <text:p>9</text:p>
          </table:table-cell>
          <table:table-cell table:style-name="ce29" table:formula="of:=MOD([.E156];16)" office:value-type="float" office:value="11" calcext:value-type="float">
            <text:p>11</text:p>
          </table:table-cell>
          <table:table-cell table:style-name="ce29" table:formula="of:=MID(INDEX([.$B$1:.$B$16];[.G156]+1;0);[.H156]*2+1;2)" office:value-type="string" office:string-value="19" calcext:value-type="string">
            <text:p>19</text:p>
          </table:table-cell>
          <table:table-cell table:style-name="ce29" table:formula="of:=HEX2DEC([.I156])" office:value-type="float" office:value="25" calcext:value-type="float">
            <text:p>25</text:p>
          </table:table-cell>
          <table:table-cell table:style-name="ce35" table:formula="of:=HEX2BIN([.I156];8)" office:value-type="string" office:string-value="00011001" calcext:value-type="string">
            <text:p>00011001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5" table:formula="of:=DEC2HEX([.E157];2)" office:value-type="string" office:string-value="9C" calcext:value-type="string">
            <text:p>9C</text:p>
          </table:table-cell>
          <table:table-cell table:style-name="ce25" office:value-type="float" office:value="156" calcext:value-type="float">
            <text:p>156</text:p>
          </table:table-cell>
          <table:table-cell table:style-name="ce29" office:value-type="string" calcext:value-type="string">
            <text:p>GYR_HR_Z_SET</text:p>
          </table:table-cell>
          <table:table-cell table:style-name="ce29" table:formula="of:=FLOOR([.E157]/16)" office:value-type="float" office:value="9" calcext:value-type="float">
            <text:p>9</text:p>
          </table:table-cell>
          <table:table-cell table:style-name="ce29" table:formula="of:=MOD([.E157];16)" office:value-type="float" office:value="12" calcext:value-type="float">
            <text:p>12</text:p>
          </table:table-cell>
          <table:table-cell table:style-name="ce29" table:formula="of:=MID(INDEX([.$B$1:.$B$16];[.G157]+1;0);[.H157]*2+1;2)" office:value-type="string" office:string-value="01" calcext:value-type="string">
            <text:p>01</text:p>
          </table:table-cell>
          <table:table-cell table:style-name="ce29" table:formula="of:=HEX2DEC([.I157])" office:value-type="float" office:value="1" calcext:value-type="float">
            <text:p>1</text:p>
          </table:table-cell>
          <table:table-cell table:style-name="ce35" table:formula="of:=HEX2BIN([.I157];8)" office:value-type="string" office:string-value="00000001" calcext:value-type="string">
            <text:p>00000001</text:p>
          </table:table-cell>
          <table:table-cell office:value-type="string" calcext:value-type="string">
            <text:p>HR_Z_THRES_HYS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6" table:formula="of:=BITAND(FLOOR(HEX2DEC([.$I157])/2^([.N157]));2^([.M157]-[.N157]+1)-1)" office:value-type="float" office:value="0" calcext:value-type="float">
            <text:p>0</text:p>
          </table:table-cell>
          <table:table-cell office:value-type="string" calcext:value-type="string">
            <text:p>HR_Z_threshol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6" table:formula="of:=BITAND(FLOOR(HEX2DEC([.$I157])/2^([.R157]));2^([.Q157]-[.R157]+1)-1)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25" table:formula="of:=DEC2HEX([.E158];2)" office:value-type="string" office:string-value="9D" calcext:value-type="string">
            <text:p>9D</text:p>
          </table:table-cell>
          <table:table-cell table:style-name="ce25" office:value-type="float" office:value="157" calcext:value-type="float">
            <text:p>157</text:p>
          </table:table-cell>
          <table:table-cell table:style-name="ce29" office:value-type="string" calcext:value-type="string">
            <text:p>GYR_DUR_Z</text:p>
          </table:table-cell>
          <table:table-cell table:style-name="ce29" table:formula="of:=FLOOR([.E158]/16)" office:value-type="float" office:value="9" calcext:value-type="float">
            <text:p>9</text:p>
          </table:table-cell>
          <table:table-cell table:style-name="ce29" table:formula="of:=MOD([.E158];16)" office:value-type="float" office:value="13" calcext:value-type="float">
            <text:p>13</text:p>
          </table:table-cell>
          <table:table-cell table:style-name="ce29" table:formula="of:=MID(INDEX([.$B$1:.$B$16];[.G158]+1;0);[.H158]*2+1;2)" office:value-type="string" office:string-value="19" calcext:value-type="string">
            <text:p>19</text:p>
          </table:table-cell>
          <table:table-cell table:style-name="ce29" table:formula="of:=HEX2DEC([.I158])" office:value-type="float" office:value="25" calcext:value-type="float">
            <text:p>25</text:p>
          </table:table-cell>
          <table:table-cell table:style-name="ce35" table:formula="of:=HEX2BIN([.I158];8)" office:value-type="string" office:string-value="00011001" calcext:value-type="string">
            <text:p>00011001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5" table:formula="of:=DEC2HEX([.E159];2)" office:value-type="string" office:string-value="9E" calcext:value-type="string">
            <text:p>9E</text:p>
          </table:table-cell>
          <table:table-cell table:style-name="ce25" office:value-type="float" office:value="158" calcext:value-type="float">
            <text:p>158</text:p>
          </table:table-cell>
          <table:table-cell table:style-name="ce29" office:value-type="string" calcext:value-type="string">
            <text:p>GYR_AM_THRES</text:p>
          </table:table-cell>
          <table:table-cell table:style-name="ce29" table:formula="of:=FLOOR([.E159]/16)" office:value-type="float" office:value="9" calcext:value-type="float">
            <text:p>9</text:p>
          </table:table-cell>
          <table:table-cell table:style-name="ce29" table:formula="of:=MOD([.E159];16)" office:value-type="float" office:value="14" calcext:value-type="float">
            <text:p>14</text:p>
          </table:table-cell>
          <table:table-cell table:style-name="ce29" table:formula="of:=MID(INDEX([.$B$1:.$B$16];[.G159]+1;0);[.H159]*2+1;2)" office:value-type="string" office:string-value="04" calcext:value-type="string">
            <text:p>04</text:p>
          </table:table-cell>
          <table:table-cell table:style-name="ce29" table:formula="of:=HEX2DEC([.I159])" office:value-type="float" office:value="4" calcext:value-type="float">
            <text:p>4</text:p>
          </table:table-cell>
          <table:table-cell table:style-name="ce35" table:formula="of:=HEX2BIN([.I159];8)" office:value-type="string" office:string-value="00000100" calcext:value-type="string">
            <text:p>000001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5" table:formula="of:=DEC2HEX([.E160];2)" office:value-type="string" office:string-value="9F" calcext:value-type="string">
            <text:p>9F</text:p>
          </table:table-cell>
          <table:table-cell table:style-name="ce25" office:value-type="float" office:value="159" calcext:value-type="float">
            <text:p>159</text:p>
          </table:table-cell>
          <table:table-cell table:style-name="ce29" office:value-type="string" calcext:value-type="string">
            <text:p>GYR_AM_SET</text:p>
          </table:table-cell>
          <table:table-cell table:style-name="ce29" table:formula="of:=FLOOR([.E160]/16)" office:value-type="float" office:value="9" calcext:value-type="float">
            <text:p>9</text:p>
          </table:table-cell>
          <table:table-cell table:style-name="ce29" table:formula="of:=MOD([.E160];16)" office:value-type="float" office:value="15" calcext:value-type="float">
            <text:p>15</text:p>
          </table:table-cell>
          <table:table-cell table:style-name="ce29" table:formula="of:=MID(INDEX([.$B$1:.$B$16];[.G160]+1;0);[.H160]*2+1;2)" office:value-type="string" office:string-value="0a" calcext:value-type="string">
            <text:p>0a</text:p>
          </table:table-cell>
          <table:table-cell table:style-name="ce29" table:formula="of:=HEX2DEC([.I160])" office:value-type="float" office:value="10" calcext:value-type="float">
            <text:p>10</text:p>
          </table:table-cell>
          <table:table-cell table:style-name="ce35" table:formula="of:=HEX2BIN([.I160];8)" office:value-type="string" office:string-value="00001010" calcext:value-type="string">
            <text:p>00001010</text:p>
          </table:table-cell>
          <table:table-cell office:value-type="string" calcext:value-type="string">
            <text:p>Awake Dur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6" table:formula="of:=BITAND(FLOOR(HEX2DEC([.$I160])/2^([.N160]));2^([.M160]-[.N160]+1)-1)" office:value-type="float" office:value="2" calcext:value-type="float">
            <text:p>2</text:p>
          </table:table-cell>
          <table:table-cell office:value-type="string" calcext:value-type="string">
            <text:p>Slope Samp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TAND(FLOOR(HEX2DEC([.$I160])/2^([.R160]));2^([.Q160]-[.R160]+1)-1)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24" table:formula="of:=DEC2HEX([.E161];2)" office:value-type="string" office:string-value="A0" calcext:value-type="string">
            <text:p>A0</text:p>
          </table:table-cell>
          <table:table-cell table:style-name="ce24" office:value-type="float" office:value="160" calcext:value-type="float">
            <text:p>160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61]/16)" office:value-type="float" office:value="10" calcext:value-type="float">
            <text:p>10</text:p>
          </table:table-cell>
          <table:table-cell table:style-name="ce9" table:formula="of:=MOD([.E161];16)" office:value-type="float" office:value="0" calcext:value-type="float">
            <text:p>0</text:p>
          </table:table-cell>
          <table:table-cell table:formula="of:=MID(INDEX([.$B$1:.$B$16];[.G161]+1;0);[.H161]*2+1;2)" office:value-type="string" office:string-value="00" calcext:value-type="string">
            <text:p>00</text:p>
          </table:table-cell>
          <table:table-cell table:style-name="ce30" table:formula="of:=HEX2DEC([.I161])" office:value-type="float" office:value="0" calcext:value-type="float">
            <text:p>0</text:p>
          </table:table-cell>
          <table:table-cell table:style-name="ce34" table:formula="of:=HEX2BIN([.I16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62];2)" office:value-type="string" office:string-value="A1" calcext:value-type="string">
            <text:p>A1</text:p>
          </table:table-cell>
          <table:table-cell table:style-name="ce24" office:value-type="float" office:value="161" calcext:value-type="float">
            <text:p>161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62]/16)" office:value-type="float" office:value="10" calcext:value-type="float">
            <text:p>10</text:p>
          </table:table-cell>
          <table:table-cell table:style-name="ce9" table:formula="of:=MOD([.E162];16)" office:value-type="float" office:value="1" calcext:value-type="float">
            <text:p>1</text:p>
          </table:table-cell>
          <table:table-cell table:formula="of:=MID(INDEX([.$B$1:.$B$16];[.G162]+1;0);[.H162]*2+1;2)" office:value-type="string" office:string-value="00" calcext:value-type="string">
            <text:p>00</text:p>
          </table:table-cell>
          <table:table-cell table:style-name="ce30" table:formula="of:=HEX2DEC([.I162])" office:value-type="float" office:value="0" calcext:value-type="float">
            <text:p>0</text:p>
          </table:table-cell>
          <table:table-cell table:style-name="ce34" table:formula="of:=HEX2BIN([.I16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63];2)" office:value-type="string" office:string-value="A2" calcext:value-type="string">
            <text:p>A2</text:p>
          </table:table-cell>
          <table:table-cell table:style-name="ce24" office:value-type="float" office:value="162" calcext:value-type="float">
            <text:p>162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63]/16)" office:value-type="float" office:value="10" calcext:value-type="float">
            <text:p>10</text:p>
          </table:table-cell>
          <table:table-cell table:style-name="ce9" table:formula="of:=MOD([.E163];16)" office:value-type="float" office:value="2" calcext:value-type="float">
            <text:p>2</text:p>
          </table:table-cell>
          <table:table-cell table:formula="of:=MID(INDEX([.$B$1:.$B$16];[.G163]+1;0);[.H163]*2+1;2)" office:value-type="string" office:string-value="00" calcext:value-type="string">
            <text:p>00</text:p>
          </table:table-cell>
          <table:table-cell table:style-name="ce30" table:formula="of:=HEX2DEC([.I163])" office:value-type="float" office:value="0" calcext:value-type="float">
            <text:p>0</text:p>
          </table:table-cell>
          <table:table-cell table:style-name="ce34" table:formula="of:=HEX2BIN([.I16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64];2)" office:value-type="string" office:string-value="A3" calcext:value-type="string">
            <text:p>A3</text:p>
          </table:table-cell>
          <table:table-cell table:style-name="ce24" office:value-type="float" office:value="163" calcext:value-type="float">
            <text:p>163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64]/16)" office:value-type="float" office:value="10" calcext:value-type="float">
            <text:p>10</text:p>
          </table:table-cell>
          <table:table-cell table:style-name="ce9" table:formula="of:=MOD([.E164];16)" office:value-type="float" office:value="3" calcext:value-type="float">
            <text:p>3</text:p>
          </table:table-cell>
          <table:table-cell table:formula="of:=MID(INDEX([.$B$1:.$B$16];[.G164]+1;0);[.H164]*2+1;2)" office:value-type="string" office:string-value="00" calcext:value-type="string">
            <text:p>00</text:p>
          </table:table-cell>
          <table:table-cell table:style-name="ce30" table:formula="of:=HEX2DEC([.I164])" office:value-type="float" office:value="0" calcext:value-type="float">
            <text:p>0</text:p>
          </table:table-cell>
          <table:table-cell table:style-name="ce34" table:formula="of:=HEX2BIN([.I16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65];2)" office:value-type="string" office:string-value="A4" calcext:value-type="string">
            <text:p>A4</text:p>
          </table:table-cell>
          <table:table-cell table:style-name="ce24" office:value-type="float" office:value="164" calcext:value-type="float">
            <text:p>164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65]/16)" office:value-type="float" office:value="10" calcext:value-type="float">
            <text:p>10</text:p>
          </table:table-cell>
          <table:table-cell table:style-name="ce9" table:formula="of:=MOD([.E165];16)" office:value-type="float" office:value="4" calcext:value-type="float">
            <text:p>4</text:p>
          </table:table-cell>
          <table:table-cell table:formula="of:=MID(INDEX([.$B$1:.$B$16];[.G165]+1;0);[.H165]*2+1;2)" office:value-type="string" office:string-value="00" calcext:value-type="string">
            <text:p>00</text:p>
          </table:table-cell>
          <table:table-cell table:style-name="ce30" table:formula="of:=HEX2DEC([.I165])" office:value-type="float" office:value="0" calcext:value-type="float">
            <text:p>0</text:p>
          </table:table-cell>
          <table:table-cell table:style-name="ce34" table:formula="of:=HEX2BIN([.I16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66];2)" office:value-type="string" office:string-value="A5" calcext:value-type="string">
            <text:p>A5</text:p>
          </table:table-cell>
          <table:table-cell table:style-name="ce24" office:value-type="float" office:value="165" calcext:value-type="float">
            <text:p>165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66]/16)" office:value-type="float" office:value="10" calcext:value-type="float">
            <text:p>10</text:p>
          </table:table-cell>
          <table:table-cell table:style-name="ce9" table:formula="of:=MOD([.E166];16)" office:value-type="float" office:value="5" calcext:value-type="float">
            <text:p>5</text:p>
          </table:table-cell>
          <table:table-cell table:formula="of:=MID(INDEX([.$B$1:.$B$16];[.G166]+1;0);[.H166]*2+1;2)" office:value-type="string" office:string-value="00" calcext:value-type="string">
            <text:p>00</text:p>
          </table:table-cell>
          <table:table-cell table:style-name="ce30" table:formula="of:=HEX2DEC([.I166])" office:value-type="float" office:value="0" calcext:value-type="float">
            <text:p>0</text:p>
          </table:table-cell>
          <table:table-cell table:style-name="ce34" table:formula="of:=HEX2BIN([.I166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67];2)" office:value-type="string" office:string-value="A6" calcext:value-type="string">
            <text:p>A6</text:p>
          </table:table-cell>
          <table:table-cell table:style-name="ce24" office:value-type="float" office:value="166" calcext:value-type="float">
            <text:p>166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67]/16)" office:value-type="float" office:value="10" calcext:value-type="float">
            <text:p>10</text:p>
          </table:table-cell>
          <table:table-cell table:style-name="ce9" table:formula="of:=MOD([.E167];16)" office:value-type="float" office:value="6" calcext:value-type="float">
            <text:p>6</text:p>
          </table:table-cell>
          <table:table-cell table:formula="of:=MID(INDEX([.$B$1:.$B$16];[.G167]+1;0);[.H167]*2+1;2)" office:value-type="string" office:string-value="00" calcext:value-type="string">
            <text:p>00</text:p>
          </table:table-cell>
          <table:table-cell table:style-name="ce30" table:formula="of:=HEX2DEC([.I167])" office:value-type="float" office:value="0" calcext:value-type="float">
            <text:p>0</text:p>
          </table:table-cell>
          <table:table-cell table:style-name="ce34" table:formula="of:=HEX2BIN([.I167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68];2)" office:value-type="string" office:string-value="A7" calcext:value-type="string">
            <text:p>A7</text:p>
          </table:table-cell>
          <table:table-cell table:style-name="ce24" office:value-type="float" office:value="167" calcext:value-type="float">
            <text:p>167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68]/16)" office:value-type="float" office:value="10" calcext:value-type="float">
            <text:p>10</text:p>
          </table:table-cell>
          <table:table-cell table:style-name="ce9" table:formula="of:=MOD([.E168];16)" office:value-type="float" office:value="7" calcext:value-type="float">
            <text:p>7</text:p>
          </table:table-cell>
          <table:table-cell table:formula="of:=MID(INDEX([.$B$1:.$B$16];[.G168]+1;0);[.H168]*2+1;2)" office:value-type="string" office:string-value="00" calcext:value-type="string">
            <text:p>00</text:p>
          </table:table-cell>
          <table:table-cell table:style-name="ce30" table:formula="of:=HEX2DEC([.I168])" office:value-type="float" office:value="0" calcext:value-type="float">
            <text:p>0</text:p>
          </table:table-cell>
          <table:table-cell table:style-name="ce34" table:formula="of:=HEX2BIN([.I16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69];2)" office:value-type="string" office:string-value="A8" calcext:value-type="string">
            <text:p>A8</text:p>
          </table:table-cell>
          <table:table-cell table:style-name="ce24" office:value-type="float" office:value="168" calcext:value-type="float">
            <text:p>168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69]/16)" office:value-type="float" office:value="10" calcext:value-type="float">
            <text:p>10</text:p>
          </table:table-cell>
          <table:table-cell table:style-name="ce9" table:formula="of:=MOD([.E169];16)" office:value-type="float" office:value="8" calcext:value-type="float">
            <text:p>8</text:p>
          </table:table-cell>
          <table:table-cell table:formula="of:=MID(INDEX([.$B$1:.$B$16];[.G169]+1;0);[.H169]*2+1;2)" office:value-type="string" office:string-value="00" calcext:value-type="string">
            <text:p>00</text:p>
          </table:table-cell>
          <table:table-cell table:style-name="ce30" table:formula="of:=HEX2DEC([.I169])" office:value-type="float" office:value="0" calcext:value-type="float">
            <text:p>0</text:p>
          </table:table-cell>
          <table:table-cell table:style-name="ce34" table:formula="of:=HEX2BIN([.I16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70];2)" office:value-type="string" office:string-value="A9" calcext:value-type="string">
            <text:p>A9</text:p>
          </table:table-cell>
          <table:table-cell table:style-name="ce24" office:value-type="float" office:value="169" calcext:value-type="float">
            <text:p>169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70]/16)" office:value-type="float" office:value="10" calcext:value-type="float">
            <text:p>10</text:p>
          </table:table-cell>
          <table:table-cell table:style-name="ce9" table:formula="of:=MOD([.E170];16)" office:value-type="float" office:value="9" calcext:value-type="float">
            <text:p>9</text:p>
          </table:table-cell>
          <table:table-cell table:formula="of:=MID(INDEX([.$B$1:.$B$16];[.G170]+1;0);[.H170]*2+1;2)" office:value-type="string" office:string-value="00" calcext:value-type="string">
            <text:p>00</text:p>
          </table:table-cell>
          <table:table-cell table:style-name="ce30" table:formula="of:=HEX2DEC([.I170])" office:value-type="float" office:value="0" calcext:value-type="float">
            <text:p>0</text:p>
          </table:table-cell>
          <table:table-cell table:style-name="ce34" table:formula="of:=HEX2BIN([.I170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71];2)" office:value-type="string" office:string-value="AA" calcext:value-type="string">
            <text:p>AA</text:p>
          </table:table-cell>
          <table:table-cell table:style-name="ce24" office:value-type="float" office:value="170" calcext:value-type="float">
            <text:p>170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71]/16)" office:value-type="float" office:value="10" calcext:value-type="float">
            <text:p>10</text:p>
          </table:table-cell>
          <table:table-cell table:style-name="ce9" table:formula="of:=MOD([.E171];16)" office:value-type="float" office:value="10" calcext:value-type="float">
            <text:p>10</text:p>
          </table:table-cell>
          <table:table-cell table:formula="of:=MID(INDEX([.$B$1:.$B$16];[.G171]+1;0);[.H171]*2+1;2)" office:value-type="string" office:string-value="00" calcext:value-type="string">
            <text:p>00</text:p>
          </table:table-cell>
          <table:table-cell table:style-name="ce30" table:formula="of:=HEX2DEC([.I171])" office:value-type="float" office:value="0" calcext:value-type="float">
            <text:p>0</text:p>
          </table:table-cell>
          <table:table-cell table:style-name="ce34" table:formula="of:=HEX2BIN([.I17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72];2)" office:value-type="string" office:string-value="AB" calcext:value-type="string">
            <text:p>AB</text:p>
          </table:table-cell>
          <table:table-cell table:style-name="ce24" office:value-type="float" office:value="171" calcext:value-type="float">
            <text:p>171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72]/16)" office:value-type="float" office:value="10" calcext:value-type="float">
            <text:p>10</text:p>
          </table:table-cell>
          <table:table-cell table:style-name="ce9" table:formula="of:=MOD([.E172];16)" office:value-type="float" office:value="11" calcext:value-type="float">
            <text:p>11</text:p>
          </table:table-cell>
          <table:table-cell table:formula="of:=MID(INDEX([.$B$1:.$B$16];[.G172]+1;0);[.H172]*2+1;2)" office:value-type="string" office:string-value="00" calcext:value-type="string">
            <text:p>00</text:p>
          </table:table-cell>
          <table:table-cell table:style-name="ce30" table:formula="of:=HEX2DEC([.I172])" office:value-type="float" office:value="0" calcext:value-type="float">
            <text:p>0</text:p>
          </table:table-cell>
          <table:table-cell table:style-name="ce34" table:formula="of:=HEX2BIN([.I17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73];2)" office:value-type="string" office:string-value="AC" calcext:value-type="string">
            <text:p>AC</text:p>
          </table:table-cell>
          <table:table-cell table:style-name="ce24" office:value-type="float" office:value="172" calcext:value-type="float">
            <text:p>172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73]/16)" office:value-type="float" office:value="10" calcext:value-type="float">
            <text:p>10</text:p>
          </table:table-cell>
          <table:table-cell table:style-name="ce9" table:formula="of:=MOD([.E173];16)" office:value-type="float" office:value="12" calcext:value-type="float">
            <text:p>12</text:p>
          </table:table-cell>
          <table:table-cell table:formula="of:=MID(INDEX([.$B$1:.$B$16];[.G173]+1;0);[.H173]*2+1;2)" office:value-type="string" office:string-value="00" calcext:value-type="string">
            <text:p>00</text:p>
          </table:table-cell>
          <table:table-cell table:style-name="ce30" table:formula="of:=HEX2DEC([.I173])" office:value-type="float" office:value="0" calcext:value-type="float">
            <text:p>0</text:p>
          </table:table-cell>
          <table:table-cell table:style-name="ce34" table:formula="of:=HEX2BIN([.I17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74];2)" office:value-type="string" office:string-value="AD" calcext:value-type="string">
            <text:p>AD</text:p>
          </table:table-cell>
          <table:table-cell table:style-name="ce24" office:value-type="float" office:value="173" calcext:value-type="float">
            <text:p>173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74]/16)" office:value-type="float" office:value="10" calcext:value-type="float">
            <text:p>10</text:p>
          </table:table-cell>
          <table:table-cell table:style-name="ce9" table:formula="of:=MOD([.E174];16)" office:value-type="float" office:value="13" calcext:value-type="float">
            <text:p>13</text:p>
          </table:table-cell>
          <table:table-cell table:formula="of:=MID(INDEX([.$B$1:.$B$16];[.G174]+1;0);[.H174]*2+1;2)" office:value-type="string" office:string-value="00" calcext:value-type="string">
            <text:p>00</text:p>
          </table:table-cell>
          <table:table-cell table:style-name="ce30" table:formula="of:=HEX2DEC([.I174])" office:value-type="float" office:value="0" calcext:value-type="float">
            <text:p>0</text:p>
          </table:table-cell>
          <table:table-cell table:style-name="ce34" table:formula="of:=HEX2BIN([.I17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75];2)" office:value-type="string" office:string-value="AE" calcext:value-type="string">
            <text:p>AE</text:p>
          </table:table-cell>
          <table:table-cell table:style-name="ce24" office:value-type="float" office:value="174" calcext:value-type="float">
            <text:p>174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75]/16)" office:value-type="float" office:value="10" calcext:value-type="float">
            <text:p>10</text:p>
          </table:table-cell>
          <table:table-cell table:style-name="ce9" table:formula="of:=MOD([.E175];16)" office:value-type="float" office:value="14" calcext:value-type="float">
            <text:p>14</text:p>
          </table:table-cell>
          <table:table-cell table:formula="of:=MID(INDEX([.$B$1:.$B$16];[.G175]+1;0);[.H175]*2+1;2)" office:value-type="string" office:string-value="00" calcext:value-type="string">
            <text:p>00</text:p>
          </table:table-cell>
          <table:table-cell table:style-name="ce30" table:formula="of:=HEX2DEC([.I175])" office:value-type="float" office:value="0" calcext:value-type="float">
            <text:p>0</text:p>
          </table:table-cell>
          <table:table-cell table:style-name="ce34" table:formula="of:=HEX2BIN([.I17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76];2)" office:value-type="string" office:string-value="AF" calcext:value-type="string">
            <text:p>AF</text:p>
          </table:table-cell>
          <table:table-cell table:style-name="ce24" office:value-type="float" office:value="175" calcext:value-type="float">
            <text:p>175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76]/16)" office:value-type="float" office:value="10" calcext:value-type="float">
            <text:p>10</text:p>
          </table:table-cell>
          <table:table-cell table:style-name="ce9" table:formula="of:=MOD([.E176];16)" office:value-type="float" office:value="15" calcext:value-type="float">
            <text:p>15</text:p>
          </table:table-cell>
          <table:table-cell table:formula="of:=MID(INDEX([.$B$1:.$B$16];[.G176]+1;0);[.H176]*2+1;2)" office:value-type="string" office:string-value="00" calcext:value-type="string">
            <text:p>00</text:p>
          </table:table-cell>
          <table:table-cell table:style-name="ce30" table:formula="of:=HEX2DEC([.I176])" office:value-type="float" office:value="0" calcext:value-type="float">
            <text:p>0</text:p>
          </table:table-cell>
          <table:table-cell table:style-name="ce34" table:formula="of:=HEX2BIN([.I176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77];2)" office:value-type="string" office:string-value="B0" calcext:value-type="string">
            <text:p>B0</text:p>
          </table:table-cell>
          <table:table-cell table:style-name="ce24" office:value-type="float" office:value="176" calcext:value-type="float">
            <text:p>176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77]/16)" office:value-type="float" office:value="11" calcext:value-type="float">
            <text:p>11</text:p>
          </table:table-cell>
          <table:table-cell table:style-name="ce9" table:formula="of:=MOD([.E177];16)" office:value-type="float" office:value="0" calcext:value-type="float">
            <text:p>0</text:p>
          </table:table-cell>
          <table:table-cell table:formula="of:=MID(INDEX([.$B$1:.$B$16];[.G177]+1;0);[.H177]*2+1;2)" office:value-type="string" office:string-value="00" calcext:value-type="string">
            <text:p>00</text:p>
          </table:table-cell>
          <table:table-cell table:style-name="ce30" table:formula="of:=HEX2DEC([.I177])" office:value-type="float" office:value="0" calcext:value-type="float">
            <text:p>0</text:p>
          </table:table-cell>
          <table:table-cell table:style-name="ce34" table:formula="of:=HEX2BIN([.I177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78];2)" office:value-type="string" office:string-value="B1" calcext:value-type="string">
            <text:p>B1</text:p>
          </table:table-cell>
          <table:table-cell table:style-name="ce24" office:value-type="float" office:value="177" calcext:value-type="float">
            <text:p>177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78]/16)" office:value-type="float" office:value="11" calcext:value-type="float">
            <text:p>11</text:p>
          </table:table-cell>
          <table:table-cell table:style-name="ce9" table:formula="of:=MOD([.E178];16)" office:value-type="float" office:value="1" calcext:value-type="float">
            <text:p>1</text:p>
          </table:table-cell>
          <table:table-cell table:formula="of:=MID(INDEX([.$B$1:.$B$16];[.G178]+1;0);[.H178]*2+1;2)" office:value-type="string" office:string-value="00" calcext:value-type="string">
            <text:p>00</text:p>
          </table:table-cell>
          <table:table-cell table:style-name="ce30" table:formula="of:=HEX2DEC([.I178])" office:value-type="float" office:value="0" calcext:value-type="float">
            <text:p>0</text:p>
          </table:table-cell>
          <table:table-cell table:style-name="ce34" table:formula="of:=HEX2BIN([.I17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79];2)" office:value-type="string" office:string-value="B2" calcext:value-type="string">
            <text:p>B2</text:p>
          </table:table-cell>
          <table:table-cell table:style-name="ce24" office:value-type="float" office:value="178" calcext:value-type="float">
            <text:p>178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79]/16)" office:value-type="float" office:value="11" calcext:value-type="float">
            <text:p>11</text:p>
          </table:table-cell>
          <table:table-cell table:style-name="ce9" table:formula="of:=MOD([.E179];16)" office:value-type="float" office:value="2" calcext:value-type="float">
            <text:p>2</text:p>
          </table:table-cell>
          <table:table-cell table:formula="of:=MID(INDEX([.$B$1:.$B$16];[.G179]+1;0);[.H179]*2+1;2)" office:value-type="string" office:string-value="00" calcext:value-type="string">
            <text:p>00</text:p>
          </table:table-cell>
          <table:table-cell table:style-name="ce30" table:formula="of:=HEX2DEC([.I179])" office:value-type="float" office:value="0" calcext:value-type="float">
            <text:p>0</text:p>
          </table:table-cell>
          <table:table-cell table:style-name="ce34" table:formula="of:=HEX2BIN([.I17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80];2)" office:value-type="string" office:string-value="B3" calcext:value-type="string">
            <text:p>B3</text:p>
          </table:table-cell>
          <table:table-cell table:style-name="ce24" office:value-type="float" office:value="179" calcext:value-type="float">
            <text:p>179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80]/16)" office:value-type="float" office:value="11" calcext:value-type="float">
            <text:p>11</text:p>
          </table:table-cell>
          <table:table-cell table:style-name="ce9" table:formula="of:=MOD([.E180];16)" office:value-type="float" office:value="3" calcext:value-type="float">
            <text:p>3</text:p>
          </table:table-cell>
          <table:table-cell table:formula="of:=MID(INDEX([.$B$1:.$B$16];[.G180]+1;0);[.H180]*2+1;2)" office:value-type="string" office:string-value="00" calcext:value-type="string">
            <text:p>00</text:p>
          </table:table-cell>
          <table:table-cell table:style-name="ce30" table:formula="of:=HEX2DEC([.I180])" office:value-type="float" office:value="0" calcext:value-type="float">
            <text:p>0</text:p>
          </table:table-cell>
          <table:table-cell table:style-name="ce34" table:formula="of:=HEX2BIN([.I180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81];2)" office:value-type="string" office:string-value="B4" calcext:value-type="string">
            <text:p>B4</text:p>
          </table:table-cell>
          <table:table-cell table:style-name="ce24" office:value-type="float" office:value="180" calcext:value-type="float">
            <text:p>180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81]/16)" office:value-type="float" office:value="11" calcext:value-type="float">
            <text:p>11</text:p>
          </table:table-cell>
          <table:table-cell table:style-name="ce9" table:formula="of:=MOD([.E181];16)" office:value-type="float" office:value="4" calcext:value-type="float">
            <text:p>4</text:p>
          </table:table-cell>
          <table:table-cell table:formula="of:=MID(INDEX([.$B$1:.$B$16];[.G181]+1;0);[.H181]*2+1;2)" office:value-type="string" office:string-value="00" calcext:value-type="string">
            <text:p>00</text:p>
          </table:table-cell>
          <table:table-cell table:style-name="ce30" table:formula="of:=HEX2DEC([.I181])" office:value-type="float" office:value="0" calcext:value-type="float">
            <text:p>0</text:p>
          </table:table-cell>
          <table:table-cell table:style-name="ce34" table:formula="of:=HEX2BIN([.I18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82];2)" office:value-type="string" office:string-value="B5" calcext:value-type="string">
            <text:p>B5</text:p>
          </table:table-cell>
          <table:table-cell table:style-name="ce24" office:value-type="float" office:value="181" calcext:value-type="float">
            <text:p>181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82]/16)" office:value-type="float" office:value="11" calcext:value-type="float">
            <text:p>11</text:p>
          </table:table-cell>
          <table:table-cell table:style-name="ce9" table:formula="of:=MOD([.E182];16)" office:value-type="float" office:value="5" calcext:value-type="float">
            <text:p>5</text:p>
          </table:table-cell>
          <table:table-cell table:formula="of:=MID(INDEX([.$B$1:.$B$16];[.G182]+1;0);[.H182]*2+1;2)" office:value-type="string" office:string-value="00" calcext:value-type="string">
            <text:p>00</text:p>
          </table:table-cell>
          <table:table-cell table:style-name="ce30" table:formula="of:=HEX2DEC([.I182])" office:value-type="float" office:value="0" calcext:value-type="float">
            <text:p>0</text:p>
          </table:table-cell>
          <table:table-cell table:style-name="ce34" table:formula="of:=HEX2BIN([.I18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83];2)" office:value-type="string" office:string-value="B6" calcext:value-type="string">
            <text:p>B6</text:p>
          </table:table-cell>
          <table:table-cell table:style-name="ce24" office:value-type="float" office:value="182" calcext:value-type="float">
            <text:p>182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83]/16)" office:value-type="float" office:value="11" calcext:value-type="float">
            <text:p>11</text:p>
          </table:table-cell>
          <table:table-cell table:style-name="ce9" table:formula="of:=MOD([.E183];16)" office:value-type="float" office:value="6" calcext:value-type="float">
            <text:p>6</text:p>
          </table:table-cell>
          <table:table-cell table:formula="of:=MID(INDEX([.$B$1:.$B$16];[.G183]+1;0);[.H183]*2+1;2)" office:value-type="string" office:string-value="00" calcext:value-type="string">
            <text:p>00</text:p>
          </table:table-cell>
          <table:table-cell table:style-name="ce30" table:formula="of:=HEX2DEC([.I183])" office:value-type="float" office:value="0" calcext:value-type="float">
            <text:p>0</text:p>
          </table:table-cell>
          <table:table-cell table:style-name="ce34" table:formula="of:=HEX2BIN([.I18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84];2)" office:value-type="string" office:string-value="B7" calcext:value-type="string">
            <text:p>B7</text:p>
          </table:table-cell>
          <table:table-cell table:style-name="ce24" office:value-type="float" office:value="183" calcext:value-type="float">
            <text:p>183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84]/16)" office:value-type="float" office:value="11" calcext:value-type="float">
            <text:p>11</text:p>
          </table:table-cell>
          <table:table-cell table:style-name="ce9" table:formula="of:=MOD([.E184];16)" office:value-type="float" office:value="7" calcext:value-type="float">
            <text:p>7</text:p>
          </table:table-cell>
          <table:table-cell table:formula="of:=MID(INDEX([.$B$1:.$B$16];[.G184]+1;0);[.H184]*2+1;2)" office:value-type="string" office:string-value="00" calcext:value-type="string">
            <text:p>00</text:p>
          </table:table-cell>
          <table:table-cell table:style-name="ce30" table:formula="of:=HEX2DEC([.I184])" office:value-type="float" office:value="0" calcext:value-type="float">
            <text:p>0</text:p>
          </table:table-cell>
          <table:table-cell table:style-name="ce34" table:formula="of:=HEX2BIN([.I18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85];2)" office:value-type="string" office:string-value="B8" calcext:value-type="string">
            <text:p>B8</text:p>
          </table:table-cell>
          <table:table-cell table:style-name="ce24" office:value-type="float" office:value="184" calcext:value-type="float">
            <text:p>184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85]/16)" office:value-type="float" office:value="11" calcext:value-type="float">
            <text:p>11</text:p>
          </table:table-cell>
          <table:table-cell table:style-name="ce9" table:formula="of:=MOD([.E185];16)" office:value-type="float" office:value="8" calcext:value-type="float">
            <text:p>8</text:p>
          </table:table-cell>
          <table:table-cell table:formula="of:=MID(INDEX([.$B$1:.$B$16];[.G185]+1;0);[.H185]*2+1;2)" office:value-type="string" office:string-value="00" calcext:value-type="string">
            <text:p>00</text:p>
          </table:table-cell>
          <table:table-cell table:style-name="ce30" table:formula="of:=HEX2DEC([.I185])" office:value-type="float" office:value="0" calcext:value-type="float">
            <text:p>0</text:p>
          </table:table-cell>
          <table:table-cell table:style-name="ce34" table:formula="of:=HEX2BIN([.I18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86];2)" office:value-type="string" office:string-value="B9" calcext:value-type="string">
            <text:p>B9</text:p>
          </table:table-cell>
          <table:table-cell table:style-name="ce24" office:value-type="float" office:value="185" calcext:value-type="float">
            <text:p>185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86]/16)" office:value-type="float" office:value="11" calcext:value-type="float">
            <text:p>11</text:p>
          </table:table-cell>
          <table:table-cell table:style-name="ce9" table:formula="of:=MOD([.E186];16)" office:value-type="float" office:value="9" calcext:value-type="float">
            <text:p>9</text:p>
          </table:table-cell>
          <table:table-cell table:formula="of:=MID(INDEX([.$B$1:.$B$16];[.G186]+1;0);[.H186]*2+1;2)" office:value-type="string" office:string-value="00" calcext:value-type="string">
            <text:p>00</text:p>
          </table:table-cell>
          <table:table-cell table:style-name="ce30" table:formula="of:=HEX2DEC([.I186])" office:value-type="float" office:value="0" calcext:value-type="float">
            <text:p>0</text:p>
          </table:table-cell>
          <table:table-cell table:style-name="ce34" table:formula="of:=HEX2BIN([.I186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87];2)" office:value-type="string" office:string-value="BA" calcext:value-type="string">
            <text:p>BA</text:p>
          </table:table-cell>
          <table:table-cell table:style-name="ce24" office:value-type="float" office:value="186" calcext:value-type="float">
            <text:p>186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87]/16)" office:value-type="float" office:value="11" calcext:value-type="float">
            <text:p>11</text:p>
          </table:table-cell>
          <table:table-cell table:style-name="ce9" table:formula="of:=MOD([.E187];16)" office:value-type="float" office:value="10" calcext:value-type="float">
            <text:p>10</text:p>
          </table:table-cell>
          <table:table-cell table:formula="of:=MID(INDEX([.$B$1:.$B$16];[.G187]+1;0);[.H187]*2+1;2)" office:value-type="string" office:string-value="00" calcext:value-type="string">
            <text:p>00</text:p>
          </table:table-cell>
          <table:table-cell table:style-name="ce30" table:formula="of:=HEX2DEC([.I187])" office:value-type="float" office:value="0" calcext:value-type="float">
            <text:p>0</text:p>
          </table:table-cell>
          <table:table-cell table:style-name="ce34" table:formula="of:=HEX2BIN([.I187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88];2)" office:value-type="string" office:string-value="BB" calcext:value-type="string">
            <text:p>BB</text:p>
          </table:table-cell>
          <table:table-cell table:style-name="ce24" office:value-type="float" office:value="187" calcext:value-type="float">
            <text:p>187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88]/16)" office:value-type="float" office:value="11" calcext:value-type="float">
            <text:p>11</text:p>
          </table:table-cell>
          <table:table-cell table:style-name="ce9" table:formula="of:=MOD([.E188];16)" office:value-type="float" office:value="11" calcext:value-type="float">
            <text:p>11</text:p>
          </table:table-cell>
          <table:table-cell table:formula="of:=MID(INDEX([.$B$1:.$B$16];[.G188]+1;0);[.H188]*2+1;2)" office:value-type="string" office:string-value="00" calcext:value-type="string">
            <text:p>00</text:p>
          </table:table-cell>
          <table:table-cell table:style-name="ce30" table:formula="of:=HEX2DEC([.I188])" office:value-type="float" office:value="0" calcext:value-type="float">
            <text:p>0</text:p>
          </table:table-cell>
          <table:table-cell table:style-name="ce34" table:formula="of:=HEX2BIN([.I18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89];2)" office:value-type="string" office:string-value="BC" calcext:value-type="string">
            <text:p>BC</text:p>
          </table:table-cell>
          <table:table-cell table:style-name="ce24" office:value-type="float" office:value="188" calcext:value-type="float">
            <text:p>188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89]/16)" office:value-type="float" office:value="11" calcext:value-type="float">
            <text:p>11</text:p>
          </table:table-cell>
          <table:table-cell table:style-name="ce9" table:formula="of:=MOD([.E189];16)" office:value-type="float" office:value="12" calcext:value-type="float">
            <text:p>12</text:p>
          </table:table-cell>
          <table:table-cell table:formula="of:=MID(INDEX([.$B$1:.$B$16];[.G189]+1;0);[.H189]*2+1;2)" office:value-type="string" office:string-value="00" calcext:value-type="string">
            <text:p>00</text:p>
          </table:table-cell>
          <table:table-cell table:style-name="ce30" table:formula="of:=HEX2DEC([.I189])" office:value-type="float" office:value="0" calcext:value-type="float">
            <text:p>0</text:p>
          </table:table-cell>
          <table:table-cell table:style-name="ce34" table:formula="of:=HEX2BIN([.I18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90];2)" office:value-type="string" office:string-value="BD" calcext:value-type="string">
            <text:p>BD</text:p>
          </table:table-cell>
          <table:table-cell table:style-name="ce24" office:value-type="float" office:value="189" calcext:value-type="float">
            <text:p>189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90]/16)" office:value-type="float" office:value="11" calcext:value-type="float">
            <text:p>11</text:p>
          </table:table-cell>
          <table:table-cell table:style-name="ce9" table:formula="of:=MOD([.E190];16)" office:value-type="float" office:value="13" calcext:value-type="float">
            <text:p>13</text:p>
          </table:table-cell>
          <table:table-cell table:formula="of:=MID(INDEX([.$B$1:.$B$16];[.G190]+1;0);[.H190]*2+1;2)" office:value-type="string" office:string-value="00" calcext:value-type="string">
            <text:p>00</text:p>
          </table:table-cell>
          <table:table-cell table:style-name="ce30" table:formula="of:=HEX2DEC([.I190])" office:value-type="float" office:value="0" calcext:value-type="float">
            <text:p>0</text:p>
          </table:table-cell>
          <table:table-cell table:style-name="ce34" table:formula="of:=HEX2BIN([.I190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91];2)" office:value-type="string" office:string-value="BE" calcext:value-type="string">
            <text:p>BE</text:p>
          </table:table-cell>
          <table:table-cell table:style-name="ce24" office:value-type="float" office:value="190" calcext:value-type="float">
            <text:p>190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91]/16)" office:value-type="float" office:value="11" calcext:value-type="float">
            <text:p>11</text:p>
          </table:table-cell>
          <table:table-cell table:style-name="ce9" table:formula="of:=MOD([.E191];16)" office:value-type="float" office:value="14" calcext:value-type="float">
            <text:p>14</text:p>
          </table:table-cell>
          <table:table-cell table:formula="of:=MID(INDEX([.$B$1:.$B$16];[.G191]+1;0);[.H191]*2+1;2)" office:value-type="string" office:string-value="00" calcext:value-type="string">
            <text:p>00</text:p>
          </table:table-cell>
          <table:table-cell table:style-name="ce30" table:formula="of:=HEX2DEC([.I191])" office:value-type="float" office:value="0" calcext:value-type="float">
            <text:p>0</text:p>
          </table:table-cell>
          <table:table-cell table:style-name="ce34" table:formula="of:=HEX2BIN([.I19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92];2)" office:value-type="string" office:string-value="BF" calcext:value-type="string">
            <text:p>BF</text:p>
          </table:table-cell>
          <table:table-cell table:style-name="ce24" office:value-type="float" office:value="191" calcext:value-type="float">
            <text:p>191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92]/16)" office:value-type="float" office:value="11" calcext:value-type="float">
            <text:p>11</text:p>
          </table:table-cell>
          <table:table-cell table:style-name="ce9" table:formula="of:=MOD([.E192];16)" office:value-type="float" office:value="15" calcext:value-type="float">
            <text:p>15</text:p>
          </table:table-cell>
          <table:table-cell table:formula="of:=MID(INDEX([.$B$1:.$B$16];[.G192]+1;0);[.H192]*2+1;2)" office:value-type="string" office:string-value="00" calcext:value-type="string">
            <text:p>00</text:p>
          </table:table-cell>
          <table:table-cell table:style-name="ce30" table:formula="of:=HEX2DEC([.I192])" office:value-type="float" office:value="0" calcext:value-type="float">
            <text:p>0</text:p>
          </table:table-cell>
          <table:table-cell table:style-name="ce34" table:formula="of:=HEX2BIN([.I19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93];2)" office:value-type="string" office:string-value="C0" calcext:value-type="string">
            <text:p>C0</text:p>
          </table:table-cell>
          <table:table-cell table:style-name="ce24" office:value-type="float" office:value="192" calcext:value-type="float">
            <text:p>192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93]/16)" office:value-type="float" office:value="12" calcext:value-type="float">
            <text:p>12</text:p>
          </table:table-cell>
          <table:table-cell table:style-name="ce9" table:formula="of:=MOD([.E193];16)" office:value-type="float" office:value="0" calcext:value-type="float">
            <text:p>0</text:p>
          </table:table-cell>
          <table:table-cell table:formula="of:=MID(INDEX([.$B$1:.$B$16];[.G193]+1;0);[.H193]*2+1;2)" office:value-type="string" office:string-value="00" calcext:value-type="string">
            <text:p>00</text:p>
          </table:table-cell>
          <table:table-cell table:style-name="ce30" table:formula="of:=HEX2DEC([.I193])" office:value-type="float" office:value="0" calcext:value-type="float">
            <text:p>0</text:p>
          </table:table-cell>
          <table:table-cell table:style-name="ce34" table:formula="of:=HEX2BIN([.I19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94];2)" office:value-type="string" office:string-value="C1" calcext:value-type="string">
            <text:p>C1</text:p>
          </table:table-cell>
          <table:table-cell table:style-name="ce24" office:value-type="float" office:value="193" calcext:value-type="float">
            <text:p>193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94]/16)" office:value-type="float" office:value="12" calcext:value-type="float">
            <text:p>12</text:p>
          </table:table-cell>
          <table:table-cell table:style-name="ce9" table:formula="of:=MOD([.E194];16)" office:value-type="float" office:value="1" calcext:value-type="float">
            <text:p>1</text:p>
          </table:table-cell>
          <table:table-cell table:formula="of:=MID(INDEX([.$B$1:.$B$16];[.G194]+1;0);[.H194]*2+1;2)" office:value-type="string" office:string-value="00" calcext:value-type="string">
            <text:p>00</text:p>
          </table:table-cell>
          <table:table-cell table:style-name="ce30" table:formula="of:=HEX2DEC([.I194])" office:value-type="float" office:value="0" calcext:value-type="float">
            <text:p>0</text:p>
          </table:table-cell>
          <table:table-cell table:style-name="ce34" table:formula="of:=HEX2BIN([.I19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95];2)" office:value-type="string" office:string-value="C2" calcext:value-type="string">
            <text:p>C2</text:p>
          </table:table-cell>
          <table:table-cell table:style-name="ce24" office:value-type="float" office:value="194" calcext:value-type="float">
            <text:p>194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95]/16)" office:value-type="float" office:value="12" calcext:value-type="float">
            <text:p>12</text:p>
          </table:table-cell>
          <table:table-cell table:style-name="ce9" table:formula="of:=MOD([.E195];16)" office:value-type="float" office:value="2" calcext:value-type="float">
            <text:p>2</text:p>
          </table:table-cell>
          <table:table-cell table:formula="of:=MID(INDEX([.$B$1:.$B$16];[.G195]+1;0);[.H195]*2+1;2)" office:value-type="string" office:string-value="00" calcext:value-type="string">
            <text:p>00</text:p>
          </table:table-cell>
          <table:table-cell table:style-name="ce30" table:formula="of:=HEX2DEC([.I195])" office:value-type="float" office:value="0" calcext:value-type="float">
            <text:p>0</text:p>
          </table:table-cell>
          <table:table-cell table:style-name="ce34" table:formula="of:=HEX2BIN([.I19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96];2)" office:value-type="string" office:string-value="C3" calcext:value-type="string">
            <text:p>C3</text:p>
          </table:table-cell>
          <table:table-cell table:style-name="ce24" office:value-type="float" office:value="195" calcext:value-type="float">
            <text:p>195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96]/16)" office:value-type="float" office:value="12" calcext:value-type="float">
            <text:p>12</text:p>
          </table:table-cell>
          <table:table-cell table:style-name="ce9" table:formula="of:=MOD([.E196];16)" office:value-type="float" office:value="3" calcext:value-type="float">
            <text:p>3</text:p>
          </table:table-cell>
          <table:table-cell table:formula="of:=MID(INDEX([.$B$1:.$B$16];[.G196]+1;0);[.H196]*2+1;2)" office:value-type="string" office:string-value="00" calcext:value-type="string">
            <text:p>00</text:p>
          </table:table-cell>
          <table:table-cell table:style-name="ce30" table:formula="of:=HEX2DEC([.I196])" office:value-type="float" office:value="0" calcext:value-type="float">
            <text:p>0</text:p>
          </table:table-cell>
          <table:table-cell table:style-name="ce34" table:formula="of:=HEX2BIN([.I196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97];2)" office:value-type="string" office:string-value="C4" calcext:value-type="string">
            <text:p>C4</text:p>
          </table:table-cell>
          <table:table-cell table:style-name="ce24" office:value-type="float" office:value="196" calcext:value-type="float">
            <text:p>196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97]/16)" office:value-type="float" office:value="12" calcext:value-type="float">
            <text:p>12</text:p>
          </table:table-cell>
          <table:table-cell table:style-name="ce9" table:formula="of:=MOD([.E197];16)" office:value-type="float" office:value="4" calcext:value-type="float">
            <text:p>4</text:p>
          </table:table-cell>
          <table:table-cell table:formula="of:=MID(INDEX([.$B$1:.$B$16];[.G197]+1;0);[.H197]*2+1;2)" office:value-type="string" office:string-value="00" calcext:value-type="string">
            <text:p>00</text:p>
          </table:table-cell>
          <table:table-cell table:style-name="ce30" table:formula="of:=HEX2DEC([.I197])" office:value-type="float" office:value="0" calcext:value-type="float">
            <text:p>0</text:p>
          </table:table-cell>
          <table:table-cell table:style-name="ce34" table:formula="of:=HEX2BIN([.I197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98];2)" office:value-type="string" office:string-value="C5" calcext:value-type="string">
            <text:p>C5</text:p>
          </table:table-cell>
          <table:table-cell table:style-name="ce24" office:value-type="float" office:value="197" calcext:value-type="float">
            <text:p>197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98]/16)" office:value-type="float" office:value="12" calcext:value-type="float">
            <text:p>12</text:p>
          </table:table-cell>
          <table:table-cell table:style-name="ce9" table:formula="of:=MOD([.E198];16)" office:value-type="float" office:value="5" calcext:value-type="float">
            <text:p>5</text:p>
          </table:table-cell>
          <table:table-cell table:formula="of:=MID(INDEX([.$B$1:.$B$16];[.G198]+1;0);[.H198]*2+1;2)" office:value-type="string" office:string-value="00" calcext:value-type="string">
            <text:p>00</text:p>
          </table:table-cell>
          <table:table-cell table:style-name="ce30" table:formula="of:=HEX2DEC([.I198])" office:value-type="float" office:value="0" calcext:value-type="float">
            <text:p>0</text:p>
          </table:table-cell>
          <table:table-cell table:style-name="ce34" table:formula="of:=HEX2BIN([.I19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199];2)" office:value-type="string" office:string-value="C6" calcext:value-type="string">
            <text:p>C6</text:p>
          </table:table-cell>
          <table:table-cell table:style-name="ce24" office:value-type="float" office:value="198" calcext:value-type="float">
            <text:p>198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199]/16)" office:value-type="float" office:value="12" calcext:value-type="float">
            <text:p>12</text:p>
          </table:table-cell>
          <table:table-cell table:style-name="ce9" table:formula="of:=MOD([.E199];16)" office:value-type="float" office:value="6" calcext:value-type="float">
            <text:p>6</text:p>
          </table:table-cell>
          <table:table-cell table:formula="of:=MID(INDEX([.$B$1:.$B$16];[.G199]+1;0);[.H199]*2+1;2)" office:value-type="string" office:string-value="00" calcext:value-type="string">
            <text:p>00</text:p>
          </table:table-cell>
          <table:table-cell table:style-name="ce30" table:formula="of:=HEX2DEC([.I199])" office:value-type="float" office:value="0" calcext:value-type="float">
            <text:p>0</text:p>
          </table:table-cell>
          <table:table-cell table:style-name="ce34" table:formula="of:=HEX2BIN([.I19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00];2)" office:value-type="string" office:string-value="C7" calcext:value-type="string">
            <text:p>C7</text:p>
          </table:table-cell>
          <table:table-cell table:style-name="ce24" office:value-type="float" office:value="199" calcext:value-type="float">
            <text:p>199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00]/16)" office:value-type="float" office:value="12" calcext:value-type="float">
            <text:p>12</text:p>
          </table:table-cell>
          <table:table-cell table:style-name="ce9" table:formula="of:=MOD([.E200];16)" office:value-type="float" office:value="7" calcext:value-type="float">
            <text:p>7</text:p>
          </table:table-cell>
          <table:table-cell table:formula="of:=MID(INDEX([.$B$1:.$B$16];[.G200]+1;0);[.H200]*2+1;2)" office:value-type="string" office:string-value="00" calcext:value-type="string">
            <text:p>00</text:p>
          </table:table-cell>
          <table:table-cell table:style-name="ce30" table:formula="of:=HEX2DEC([.I200])" office:value-type="float" office:value="0" calcext:value-type="float">
            <text:p>0</text:p>
          </table:table-cell>
          <table:table-cell table:style-name="ce34" table:formula="of:=HEX2BIN([.I200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01];2)" office:value-type="string" office:string-value="C8" calcext:value-type="string">
            <text:p>C8</text:p>
          </table:table-cell>
          <table:table-cell table:style-name="ce24" office:value-type="float" office:value="200" calcext:value-type="float">
            <text:p>200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01]/16)" office:value-type="float" office:value="12" calcext:value-type="float">
            <text:p>12</text:p>
          </table:table-cell>
          <table:table-cell table:style-name="ce9" table:formula="of:=MOD([.E201];16)" office:value-type="float" office:value="8" calcext:value-type="float">
            <text:p>8</text:p>
          </table:table-cell>
          <table:table-cell table:formula="of:=MID(INDEX([.$B$1:.$B$16];[.G201]+1;0);[.H201]*2+1;2)" office:value-type="string" office:string-value="00" calcext:value-type="string">
            <text:p>00</text:p>
          </table:table-cell>
          <table:table-cell table:style-name="ce30" table:formula="of:=HEX2DEC([.I201])" office:value-type="float" office:value="0" calcext:value-type="float">
            <text:p>0</text:p>
          </table:table-cell>
          <table:table-cell table:style-name="ce34" table:formula="of:=HEX2BIN([.I20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02];2)" office:value-type="string" office:string-value="C9" calcext:value-type="string">
            <text:p>C9</text:p>
          </table:table-cell>
          <table:table-cell table:style-name="ce24" office:value-type="float" office:value="201" calcext:value-type="float">
            <text:p>201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02]/16)" office:value-type="float" office:value="12" calcext:value-type="float">
            <text:p>12</text:p>
          </table:table-cell>
          <table:table-cell table:style-name="ce9" table:formula="of:=MOD([.E202];16)" office:value-type="float" office:value="9" calcext:value-type="float">
            <text:p>9</text:p>
          </table:table-cell>
          <table:table-cell table:formula="of:=MID(INDEX([.$B$1:.$B$16];[.G202]+1;0);[.H202]*2+1;2)" office:value-type="string" office:string-value="00" calcext:value-type="string">
            <text:p>00</text:p>
          </table:table-cell>
          <table:table-cell table:style-name="ce30" table:formula="of:=HEX2DEC([.I202])" office:value-type="float" office:value="0" calcext:value-type="float">
            <text:p>0</text:p>
          </table:table-cell>
          <table:table-cell table:style-name="ce34" table:formula="of:=HEX2BIN([.I20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03];2)" office:value-type="string" office:string-value="CA" calcext:value-type="string">
            <text:p>CA</text:p>
          </table:table-cell>
          <table:table-cell table:style-name="ce24" office:value-type="float" office:value="202" calcext:value-type="float">
            <text:p>202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03]/16)" office:value-type="float" office:value="12" calcext:value-type="float">
            <text:p>12</text:p>
          </table:table-cell>
          <table:table-cell table:style-name="ce9" table:formula="of:=MOD([.E203];16)" office:value-type="float" office:value="10" calcext:value-type="float">
            <text:p>10</text:p>
          </table:table-cell>
          <table:table-cell table:formula="of:=MID(INDEX([.$B$1:.$B$16];[.G203]+1;0);[.H203]*2+1;2)" office:value-type="string" office:string-value="00" calcext:value-type="string">
            <text:p>00</text:p>
          </table:table-cell>
          <table:table-cell table:style-name="ce30" table:formula="of:=HEX2DEC([.I203])" office:value-type="float" office:value="0" calcext:value-type="float">
            <text:p>0</text:p>
          </table:table-cell>
          <table:table-cell table:style-name="ce34" table:formula="of:=HEX2BIN([.I20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04];2)" office:value-type="string" office:string-value="CB" calcext:value-type="string">
            <text:p>CB</text:p>
          </table:table-cell>
          <table:table-cell table:style-name="ce24" office:value-type="float" office:value="203" calcext:value-type="float">
            <text:p>203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04]/16)" office:value-type="float" office:value="12" calcext:value-type="float">
            <text:p>12</text:p>
          </table:table-cell>
          <table:table-cell table:style-name="ce9" table:formula="of:=MOD([.E204];16)" office:value-type="float" office:value="11" calcext:value-type="float">
            <text:p>11</text:p>
          </table:table-cell>
          <table:table-cell table:formula="of:=MID(INDEX([.$B$1:.$B$16];[.G204]+1;0);[.H204]*2+1;2)" office:value-type="string" office:string-value="00" calcext:value-type="string">
            <text:p>00</text:p>
          </table:table-cell>
          <table:table-cell table:style-name="ce30" table:formula="of:=HEX2DEC([.I204])" office:value-type="float" office:value="0" calcext:value-type="float">
            <text:p>0</text:p>
          </table:table-cell>
          <table:table-cell table:style-name="ce34" table:formula="of:=HEX2BIN([.I20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05];2)" office:value-type="string" office:string-value="CC" calcext:value-type="string">
            <text:p>CC</text:p>
          </table:table-cell>
          <table:table-cell table:style-name="ce24" office:value-type="float" office:value="204" calcext:value-type="float">
            <text:p>204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05]/16)" office:value-type="float" office:value="12" calcext:value-type="float">
            <text:p>12</text:p>
          </table:table-cell>
          <table:table-cell table:style-name="ce9" table:formula="of:=MOD([.E205];16)" office:value-type="float" office:value="12" calcext:value-type="float">
            <text:p>12</text:p>
          </table:table-cell>
          <table:table-cell table:formula="of:=MID(INDEX([.$B$1:.$B$16];[.G205]+1;0);[.H205]*2+1;2)" office:value-type="string" office:string-value="00" calcext:value-type="string">
            <text:p>00</text:p>
          </table:table-cell>
          <table:table-cell table:style-name="ce30" table:formula="of:=HEX2DEC([.I205])" office:value-type="float" office:value="0" calcext:value-type="float">
            <text:p>0</text:p>
          </table:table-cell>
          <table:table-cell table:style-name="ce34" table:formula="of:=HEX2BIN([.I20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06];2)" office:value-type="string" office:string-value="CD" calcext:value-type="string">
            <text:p>CD</text:p>
          </table:table-cell>
          <table:table-cell table:style-name="ce24" office:value-type="float" office:value="205" calcext:value-type="float">
            <text:p>205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06]/16)" office:value-type="float" office:value="12" calcext:value-type="float">
            <text:p>12</text:p>
          </table:table-cell>
          <table:table-cell table:style-name="ce9" table:formula="of:=MOD([.E206];16)" office:value-type="float" office:value="13" calcext:value-type="float">
            <text:p>13</text:p>
          </table:table-cell>
          <table:table-cell table:formula="of:=MID(INDEX([.$B$1:.$B$16];[.G206]+1;0);[.H206]*2+1;2)" office:value-type="string" office:string-value="00" calcext:value-type="string">
            <text:p>00</text:p>
          </table:table-cell>
          <table:table-cell table:style-name="ce30" table:formula="of:=HEX2DEC([.I206])" office:value-type="float" office:value="0" calcext:value-type="float">
            <text:p>0</text:p>
          </table:table-cell>
          <table:table-cell table:style-name="ce34" table:formula="of:=HEX2BIN([.I206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07];2)" office:value-type="string" office:string-value="CE" calcext:value-type="string">
            <text:p>CE</text:p>
          </table:table-cell>
          <table:table-cell table:style-name="ce24" office:value-type="float" office:value="206" calcext:value-type="float">
            <text:p>206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07]/16)" office:value-type="float" office:value="12" calcext:value-type="float">
            <text:p>12</text:p>
          </table:table-cell>
          <table:table-cell table:style-name="ce9" table:formula="of:=MOD([.E207];16)" office:value-type="float" office:value="14" calcext:value-type="float">
            <text:p>14</text:p>
          </table:table-cell>
          <table:table-cell table:formula="of:=MID(INDEX([.$B$1:.$B$16];[.G207]+1;0);[.H207]*2+1;2)" office:value-type="string" office:string-value="00" calcext:value-type="string">
            <text:p>00</text:p>
          </table:table-cell>
          <table:table-cell table:style-name="ce30" table:formula="of:=HEX2DEC([.I207])" office:value-type="float" office:value="0" calcext:value-type="float">
            <text:p>0</text:p>
          </table:table-cell>
          <table:table-cell table:style-name="ce34" table:formula="of:=HEX2BIN([.I207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08];2)" office:value-type="string" office:string-value="CF" calcext:value-type="string">
            <text:p>CF</text:p>
          </table:table-cell>
          <table:table-cell table:style-name="ce24" office:value-type="float" office:value="207" calcext:value-type="float">
            <text:p>207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08]/16)" office:value-type="float" office:value="12" calcext:value-type="float">
            <text:p>12</text:p>
          </table:table-cell>
          <table:table-cell table:style-name="ce9" table:formula="of:=MOD([.E208];16)" office:value-type="float" office:value="15" calcext:value-type="float">
            <text:p>15</text:p>
          </table:table-cell>
          <table:table-cell table:formula="of:=MID(INDEX([.$B$1:.$B$16];[.G208]+1;0);[.H208]*2+1;2)" office:value-type="string" office:string-value="00" calcext:value-type="string">
            <text:p>00</text:p>
          </table:table-cell>
          <table:table-cell table:style-name="ce30" table:formula="of:=HEX2DEC([.I208])" office:value-type="float" office:value="0" calcext:value-type="float">
            <text:p>0</text:p>
          </table:table-cell>
          <table:table-cell table:style-name="ce34" table:formula="of:=HEX2BIN([.I20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2" table:formula="of:=DEC2HEX([.E209];2)" office:value-type="string" office:string-value="D0" calcext:value-type="string">
            <text:p>D0</text:p>
          </table:table-cell>
          <table:table-cell table:style-name="ce22" office:value-type="float" office:value="208" calcext:value-type="float">
            <text:p>208</text:p>
          </table:table-cell>
          <table:table-cell table:style-name="ce29" table:formula="of:=CONCATENATE(&quot;UNIQUE_ID&quot;;DEC2HEX([.E209]-[.$E$209];1))" office:value-type="string" office:string-value="UNIQUE_ID0" calcext:value-type="string">
            <text:p>UNIQUE_ID0</text:p>
          </table:table-cell>
          <table:table-cell table:style-name="ce9" table:formula="of:=FLOOR([.E209]/16)" office:value-type="float" office:value="13" calcext:value-type="float">
            <text:p>13</text:p>
          </table:table-cell>
          <table:table-cell table:style-name="ce9" table:formula="of:=MOD([.E209];16)" office:value-type="float" office:value="0" calcext:value-type="float">
            <text:p>0</text:p>
          </table:table-cell>
          <table:table-cell table:style-name="ce9" table:formula="of:=MID(INDEX([.$B$1:.$B$16];[.G209]+1;0);[.H209]*2+1;2)" office:value-type="string" office:string-value="3a" calcext:value-type="string">
            <text:p>3a</text:p>
          </table:table-cell>
          <table:table-cell table:style-name="ce9" table:formula="of:=HEX2DEC([.I209])" office:value-type="float" office:value="58" calcext:value-type="float">
            <text:p>58</text:p>
          </table:table-cell>
          <table:table-cell table:style-name="ce32" table:formula="of:=HEX2BIN([.I209];8)" office:value-type="string" office:string-value="00111010" calcext:value-type="string">
            <text:p>0011101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2" table:formula="of:=DEC2HEX([.E210];2)" office:value-type="string" office:string-value="D1" calcext:value-type="string">
            <text:p>D1</text:p>
          </table:table-cell>
          <table:table-cell table:style-name="ce22" office:value-type="float" office:value="209" calcext:value-type="float">
            <text:p>209</text:p>
          </table:table-cell>
          <table:table-cell table:style-name="ce29" table:formula="of:=CONCATENATE(&quot;UNIQUE_ID&quot;;DEC2HEX([.E210]-[.$E$209];1))" office:value-type="string" office:string-value="UNIQUE_ID1" calcext:value-type="string">
            <text:p>UNIQUE_ID1</text:p>
          </table:table-cell>
          <table:table-cell table:style-name="ce9" table:formula="of:=FLOOR([.E210]/16)" office:value-type="float" office:value="13" calcext:value-type="float">
            <text:p>13</text:p>
          </table:table-cell>
          <table:table-cell table:style-name="ce9" table:formula="of:=MOD([.E210];16)" office:value-type="float" office:value="1" calcext:value-type="float">
            <text:p>1</text:p>
          </table:table-cell>
          <table:table-cell table:style-name="ce9" table:formula="of:=MID(INDEX([.$B$1:.$B$16];[.G210]+1;0);[.H210]*2+1;2)" office:value-type="string" office:string-value="03" calcext:value-type="string">
            <text:p>03</text:p>
          </table:table-cell>
          <table:table-cell table:style-name="ce9" table:formula="of:=HEX2DEC([.I210])" office:value-type="float" office:value="3" calcext:value-type="float">
            <text:p>3</text:p>
          </table:table-cell>
          <table:table-cell table:style-name="ce32" table:formula="of:=HEX2BIN([.I210];8)" office:value-type="string" office:string-value="00000011" calcext:value-type="string">
            <text:p>00000011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2" table:formula="of:=DEC2HEX([.E211];2)" office:value-type="string" office:string-value="D2" calcext:value-type="string">
            <text:p>D2</text:p>
          </table:table-cell>
          <table:table-cell table:style-name="ce22" office:value-type="float" office:value="210" calcext:value-type="float">
            <text:p>210</text:p>
          </table:table-cell>
          <table:table-cell table:style-name="ce29" table:formula="of:=CONCATENATE(&quot;UNIQUE_ID&quot;;DEC2HEX([.E211]-[.$E$209];1))" office:value-type="string" office:string-value="UNIQUE_ID2" calcext:value-type="string">
            <text:p>UNIQUE_ID2</text:p>
          </table:table-cell>
          <table:table-cell table:style-name="ce9" table:formula="of:=FLOOR([.E211]/16)" office:value-type="float" office:value="13" calcext:value-type="float">
            <text:p>13</text:p>
          </table:table-cell>
          <table:table-cell table:style-name="ce9" table:formula="of:=MOD([.E211];16)" office:value-type="float" office:value="2" calcext:value-type="float">
            <text:p>2</text:p>
          </table:table-cell>
          <table:table-cell table:style-name="ce9" table:formula="of:=MID(INDEX([.$B$1:.$B$16];[.G211]+1;0);[.H211]*2+1;2)" office:value-type="string" office:string-value="98" calcext:value-type="string">
            <text:p>98</text:p>
          </table:table-cell>
          <table:table-cell table:style-name="ce9" table:formula="of:=HEX2DEC([.I211])" office:value-type="float" office:value="152" calcext:value-type="float">
            <text:p>152</text:p>
          </table:table-cell>
          <table:table-cell table:style-name="ce32" table:formula="of:=HEX2BIN([.I211];8)" office:value-type="string" office:string-value="10011000" calcext:value-type="string">
            <text:p>10011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2" table:formula="of:=DEC2HEX([.E212];2)" office:value-type="string" office:string-value="D3" calcext:value-type="string">
            <text:p>D3</text:p>
          </table:table-cell>
          <table:table-cell table:style-name="ce22" office:value-type="float" office:value="211" calcext:value-type="float">
            <text:p>211</text:p>
          </table:table-cell>
          <table:table-cell table:style-name="ce29" table:formula="of:=CONCATENATE(&quot;UNIQUE_ID&quot;;DEC2HEX([.E212]-[.$E$209];1))" office:value-type="string" office:string-value="UNIQUE_ID3" calcext:value-type="string">
            <text:p>UNIQUE_ID3</text:p>
          </table:table-cell>
          <table:table-cell table:style-name="ce9" table:formula="of:=FLOOR([.E212]/16)" office:value-type="float" office:value="13" calcext:value-type="float">
            <text:p>13</text:p>
          </table:table-cell>
          <table:table-cell table:style-name="ce9" table:formula="of:=MOD([.E212];16)" office:value-type="float" office:value="3" calcext:value-type="float">
            <text:p>3</text:p>
          </table:table-cell>
          <table:table-cell table:style-name="ce9" table:formula="of:=MID(INDEX([.$B$1:.$B$16];[.G212]+1;0);[.H212]*2+1;2)" office:value-type="string" office:string-value="17" calcext:value-type="string">
            <text:p>17</text:p>
          </table:table-cell>
          <table:table-cell table:style-name="ce9" table:formula="of:=HEX2DEC([.I212])" office:value-type="float" office:value="23" calcext:value-type="float">
            <text:p>23</text:p>
          </table:table-cell>
          <table:table-cell table:style-name="ce32" table:formula="of:=HEX2BIN([.I212];8)" office:value-type="string" office:string-value="00010111" calcext:value-type="string">
            <text:p>00010111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2" table:formula="of:=DEC2HEX([.E213];2)" office:value-type="string" office:string-value="D4" calcext:value-type="string">
            <text:p>D4</text:p>
          </table:table-cell>
          <table:table-cell table:style-name="ce22" office:value-type="float" office:value="212" calcext:value-type="float">
            <text:p>212</text:p>
          </table:table-cell>
          <table:table-cell table:style-name="ce29" table:formula="of:=CONCATENATE(&quot;UNIQUE_ID&quot;;DEC2HEX([.E213]-[.$E$209];1))" office:value-type="string" office:string-value="UNIQUE_ID4" calcext:value-type="string">
            <text:p>UNIQUE_ID4</text:p>
          </table:table-cell>
          <table:table-cell table:style-name="ce9" table:formula="of:=FLOOR([.E213]/16)" office:value-type="float" office:value="13" calcext:value-type="float">
            <text:p>13</text:p>
          </table:table-cell>
          <table:table-cell table:style-name="ce9" table:formula="of:=MOD([.E213];16)" office:value-type="float" office:value="4" calcext:value-type="float">
            <text:p>4</text:p>
          </table:table-cell>
          <table:table-cell table:style-name="ce9" table:formula="of:=MID(INDEX([.$B$1:.$B$16];[.G213]+1;0);[.H213]*2+1;2)" office:value-type="string" office:string-value="50" calcext:value-type="string">
            <text:p>50</text:p>
          </table:table-cell>
          <table:table-cell table:style-name="ce9" table:formula="of:=HEX2DEC([.I213])" office:value-type="float" office:value="80" calcext:value-type="float">
            <text:p>80</text:p>
          </table:table-cell>
          <table:table-cell table:style-name="ce32" table:formula="of:=HEX2BIN([.I213];8)" office:value-type="string" office:string-value="01010000" calcext:value-type="string">
            <text:p>0101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2" table:formula="of:=DEC2HEX([.E214];2)" office:value-type="string" office:string-value="D5" calcext:value-type="string">
            <text:p>D5</text:p>
          </table:table-cell>
          <table:table-cell table:style-name="ce22" office:value-type="float" office:value="213" calcext:value-type="float">
            <text:p>213</text:p>
          </table:table-cell>
          <table:table-cell table:style-name="ce29" table:formula="of:=CONCATENATE(&quot;UNIQUE_ID&quot;;DEC2HEX([.E214]-[.$E$209];1))" office:value-type="string" office:string-value="UNIQUE_ID5" calcext:value-type="string">
            <text:p>UNIQUE_ID5</text:p>
          </table:table-cell>
          <table:table-cell table:style-name="ce9" table:formula="of:=FLOOR([.E214]/16)" office:value-type="float" office:value="13" calcext:value-type="float">
            <text:p>13</text:p>
          </table:table-cell>
          <table:table-cell table:style-name="ce9" table:formula="of:=MOD([.E214];16)" office:value-type="float" office:value="5" calcext:value-type="float">
            <text:p>5</text:p>
          </table:table-cell>
          <table:table-cell table:style-name="ce9" table:formula="of:=MID(INDEX([.$B$1:.$B$16];[.G214]+1;0);[.H214]*2+1;2)" office:value-type="string" office:string-value="46" calcext:value-type="string">
            <text:p>46</text:p>
          </table:table-cell>
          <table:table-cell table:style-name="ce9" table:formula="of:=HEX2DEC([.I214])" office:value-type="float" office:value="70" calcext:value-type="float">
            <text:p>70</text:p>
          </table:table-cell>
          <table:table-cell table:style-name="ce32" table:formula="of:=HEX2BIN([.I214];8)" office:value-type="string" office:string-value="01000110" calcext:value-type="string">
            <text:p>0100011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2" table:formula="of:=DEC2HEX([.E215];2)" office:value-type="string" office:string-value="D6" calcext:value-type="string">
            <text:p>D6</text:p>
          </table:table-cell>
          <table:table-cell table:style-name="ce22" office:value-type="float" office:value="214" calcext:value-type="float">
            <text:p>214</text:p>
          </table:table-cell>
          <table:table-cell table:style-name="ce29" table:formula="of:=CONCATENATE(&quot;UNIQUE_ID&quot;;DEC2HEX([.E215]-[.$E$209];1))" office:value-type="string" office:string-value="UNIQUE_ID6" calcext:value-type="string">
            <text:p>UNIQUE_ID6</text:p>
          </table:table-cell>
          <table:table-cell table:style-name="ce9" table:formula="of:=FLOOR([.E215]/16)" office:value-type="float" office:value="13" calcext:value-type="float">
            <text:p>13</text:p>
          </table:table-cell>
          <table:table-cell table:style-name="ce9" table:formula="of:=MOD([.E215];16)" office:value-type="float" office:value="6" calcext:value-type="float">
            <text:p>6</text:p>
          </table:table-cell>
          <table:table-cell table:style-name="ce9" table:formula="of:=MID(INDEX([.$B$1:.$B$16];[.G215]+1;0);[.H215]*2+1;2)" office:value-type="string" office:string-value="4d" calcext:value-type="string">
            <text:p>4d</text:p>
          </table:table-cell>
          <table:table-cell table:style-name="ce9" table:formula="of:=HEX2DEC([.I215])" office:value-type="float" office:value="77" calcext:value-type="float">
            <text:p>77</text:p>
          </table:table-cell>
          <table:table-cell table:style-name="ce32" table:formula="of:=HEX2BIN([.I215];8)" office:value-type="string" office:string-value="01001101" calcext:value-type="string">
            <text:p>01001101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2" table:formula="of:=DEC2HEX([.E216];2)" office:value-type="string" office:string-value="D7" calcext:value-type="string">
            <text:p>D7</text:p>
          </table:table-cell>
          <table:table-cell table:style-name="ce22" office:value-type="float" office:value="215" calcext:value-type="float">
            <text:p>215</text:p>
          </table:table-cell>
          <table:table-cell table:style-name="ce29" table:formula="of:=CONCATENATE(&quot;UNIQUE_ID&quot;;DEC2HEX([.E216]-[.$E$209];1))" office:value-type="string" office:string-value="UNIQUE_ID7" calcext:value-type="string">
            <text:p>UNIQUE_ID7</text:p>
          </table:table-cell>
          <table:table-cell table:style-name="ce9" table:formula="of:=FLOOR([.E216]/16)" office:value-type="float" office:value="13" calcext:value-type="float">
            <text:p>13</text:p>
          </table:table-cell>
          <table:table-cell table:style-name="ce9" table:formula="of:=MOD([.E216];16)" office:value-type="float" office:value="7" calcext:value-type="float">
            <text:p>7</text:p>
          </table:table-cell>
          <table:table-cell table:style-name="ce9" table:formula="of:=MID(INDEX([.$B$1:.$B$16];[.G216]+1;0);[.H216]*2+1;2)" office:value-type="string" office:string-value="51" calcext:value-type="string">
            <text:p>51</text:p>
          </table:table-cell>
          <table:table-cell table:style-name="ce9" table:formula="of:=HEX2DEC([.I216])" office:value-type="float" office:value="81" calcext:value-type="float">
            <text:p>81</text:p>
          </table:table-cell>
          <table:table-cell table:style-name="ce32" table:formula="of:=HEX2BIN([.I216];8)" office:value-type="string" office:string-value="01010001" calcext:value-type="string">
            <text:p>01010001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2" table:formula="of:=DEC2HEX([.E217];2)" office:value-type="string" office:string-value="D8" calcext:value-type="string">
            <text:p>D8</text:p>
          </table:table-cell>
          <table:table-cell table:style-name="ce22" office:value-type="float" office:value="216" calcext:value-type="float">
            <text:p>216</text:p>
          </table:table-cell>
          <table:table-cell table:style-name="ce29" table:formula="of:=CONCATENATE(&quot;UNIQUE_ID&quot;;DEC2HEX([.E217]-[.$E$209];1))" office:value-type="string" office:string-value="UNIQUE_ID8" calcext:value-type="string">
            <text:p>UNIQUE_ID8</text:p>
          </table:table-cell>
          <table:table-cell table:style-name="ce9" table:formula="of:=FLOOR([.E217]/16)" office:value-type="float" office:value="13" calcext:value-type="float">
            <text:p>13</text:p>
          </table:table-cell>
          <table:table-cell table:style-name="ce9" table:formula="of:=MOD([.E217];16)" office:value-type="float" office:value="8" calcext:value-type="float">
            <text:p>8</text:p>
          </table:table-cell>
          <table:table-cell table:style-name="ce9" table:formula="of:=MID(INDEX([.$B$1:.$B$16];[.G217]+1;0);[.H217]*2+1;2)" office:value-type="string" office:string-value="20" calcext:value-type="string">
            <text:p>20</text:p>
          </table:table-cell>
          <table:table-cell table:style-name="ce9" table:formula="of:=HEX2DEC([.I217])" office:value-type="float" office:value="32" calcext:value-type="float">
            <text:p>32</text:p>
          </table:table-cell>
          <table:table-cell table:style-name="ce32" table:formula="of:=HEX2BIN([.I217];8)" office:value-type="string" office:string-value="00100000" calcext:value-type="string">
            <text:p>001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2" table:formula="of:=DEC2HEX([.E218];2)" office:value-type="string" office:string-value="D9" calcext:value-type="string">
            <text:p>D9</text:p>
          </table:table-cell>
          <table:table-cell table:style-name="ce22" office:value-type="float" office:value="217" calcext:value-type="float">
            <text:p>217</text:p>
          </table:table-cell>
          <table:table-cell table:style-name="ce29" table:formula="of:=CONCATENATE(&quot;UNIQUE_ID&quot;;DEC2HEX([.E218]-[.$E$209];1))" office:value-type="string" office:string-value="UNIQUE_ID9" calcext:value-type="string">
            <text:p>UNIQUE_ID9</text:p>
          </table:table-cell>
          <table:table-cell table:style-name="ce9" table:formula="of:=FLOOR([.E218]/16)" office:value-type="float" office:value="13" calcext:value-type="float">
            <text:p>13</text:p>
          </table:table-cell>
          <table:table-cell table:style-name="ce9" table:formula="of:=MOD([.E218];16)" office:value-type="float" office:value="9" calcext:value-type="float">
            <text:p>9</text:p>
          </table:table-cell>
          <table:table-cell table:style-name="ce9" table:formula="of:=MID(INDEX([.$B$1:.$B$16];[.G218]+1;0);[.H218]*2+1;2)" office:value-type="string" office:string-value="20" calcext:value-type="string">
            <text:p>20</text:p>
          </table:table-cell>
          <table:table-cell table:style-name="ce9" table:formula="of:=HEX2DEC([.I218])" office:value-type="float" office:value="32" calcext:value-type="float">
            <text:p>32</text:p>
          </table:table-cell>
          <table:table-cell table:style-name="ce32" table:formula="of:=HEX2BIN([.I218];8)" office:value-type="string" office:string-value="00100000" calcext:value-type="string">
            <text:p>001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2" table:formula="of:=DEC2HEX([.E219];2)" office:value-type="string" office:string-value="DA" calcext:value-type="string">
            <text:p>DA</text:p>
          </table:table-cell>
          <table:table-cell table:style-name="ce22" office:value-type="float" office:value="218" calcext:value-type="float">
            <text:p>218</text:p>
          </table:table-cell>
          <table:table-cell table:style-name="ce29" table:formula="of:=CONCATENATE(&quot;UNIQUE_ID&quot;;DEC2HEX([.E219]-[.$E$209];1))" office:value-type="string" office:string-value="UNIQUE_IDA" calcext:value-type="string">
            <text:p>UNIQUE_IDA</text:p>
          </table:table-cell>
          <table:table-cell table:style-name="ce9" table:formula="of:=FLOOR([.E219]/16)" office:value-type="float" office:value="13" calcext:value-type="float">
            <text:p>13</text:p>
          </table:table-cell>
          <table:table-cell table:style-name="ce9" table:formula="of:=MOD([.E219];16)" office:value-type="float" office:value="10" calcext:value-type="float">
            <text:p>10</text:p>
          </table:table-cell>
          <table:table-cell table:style-name="ce9" table:formula="of:=MID(INDEX([.$B$1:.$B$16];[.G219]+1;0);[.H219]*2+1;2)" office:value-type="string" office:string-value="20" calcext:value-type="string">
            <text:p>20</text:p>
          </table:table-cell>
          <table:table-cell table:style-name="ce9" table:formula="of:=HEX2DEC([.I219])" office:value-type="float" office:value="32" calcext:value-type="float">
            <text:p>32</text:p>
          </table:table-cell>
          <table:table-cell table:style-name="ce32" table:formula="of:=HEX2BIN([.I219];8)" office:value-type="string" office:string-value="00100000" calcext:value-type="string">
            <text:p>001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2" table:formula="of:=DEC2HEX([.E220];2)" office:value-type="string" office:string-value="DB" calcext:value-type="string">
            <text:p>DB</text:p>
          </table:table-cell>
          <table:table-cell table:style-name="ce22" office:value-type="float" office:value="219" calcext:value-type="float">
            <text:p>219</text:p>
          </table:table-cell>
          <table:table-cell table:style-name="ce29" table:formula="of:=CONCATENATE(&quot;UNIQUE_ID&quot;;DEC2HEX([.E220]-[.$E$209];1))" office:value-type="string" office:string-value="UNIQUE_IDB" calcext:value-type="string">
            <text:p>UNIQUE_IDB</text:p>
          </table:table-cell>
          <table:table-cell table:style-name="ce9" table:formula="of:=FLOOR([.E220]/16)" office:value-type="float" office:value="13" calcext:value-type="float">
            <text:p>13</text:p>
          </table:table-cell>
          <table:table-cell table:style-name="ce9" table:formula="of:=MOD([.E220];16)" office:value-type="float" office:value="11" calcext:value-type="float">
            <text:p>11</text:p>
          </table:table-cell>
          <table:table-cell table:style-name="ce9" table:formula="of:=MID(INDEX([.$B$1:.$B$16];[.G220]+1;0);[.H220]*2+1;2)" office:value-type="string" office:string-value="33" calcext:value-type="string">
            <text:p>33</text:p>
          </table:table-cell>
          <table:table-cell table:style-name="ce9" table:formula="of:=HEX2DEC([.I220])" office:value-type="float" office:value="51" calcext:value-type="float">
            <text:p>51</text:p>
          </table:table-cell>
          <table:table-cell table:style-name="ce32" table:formula="of:=HEX2BIN([.I220];8)" office:value-type="string" office:string-value="00110011" calcext:value-type="string">
            <text:p>00110011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2" table:formula="of:=DEC2HEX([.E221];2)" office:value-type="string" office:string-value="DC" calcext:value-type="string">
            <text:p>DC</text:p>
          </table:table-cell>
          <table:table-cell table:style-name="ce22" office:value-type="float" office:value="220" calcext:value-type="float">
            <text:p>220</text:p>
          </table:table-cell>
          <table:table-cell table:style-name="ce29" table:formula="of:=CONCATENATE(&quot;UNIQUE_ID&quot;;DEC2HEX([.E221]-[.$E$209];1))" office:value-type="string" office:string-value="UNIQUE_IDC" calcext:value-type="string">
            <text:p>UNIQUE_IDC</text:p>
          </table:table-cell>
          <table:table-cell table:style-name="ce9" table:formula="of:=FLOOR([.E221]/16)" office:value-type="float" office:value="13" calcext:value-type="float">
            <text:p>13</text:p>
          </table:table-cell>
          <table:table-cell table:style-name="ce9" table:formula="of:=MOD([.E221];16)" office:value-type="float" office:value="12" calcext:value-type="float">
            <text:p>12</text:p>
          </table:table-cell>
          <table:table-cell table:style-name="ce9" table:formula="of:=MID(INDEX([.$B$1:.$B$16];[.G221]+1;0);[.H221]*2+1;2)" office:value-type="string" office:string-value="2e" calcext:value-type="string">
            <text:p>2e</text:p>
          </table:table-cell>
          <table:table-cell table:style-name="ce9" table:formula="of:=HEX2DEC([.I221])" office:value-type="float" office:value="46" calcext:value-type="float">
            <text:p>46</text:p>
          </table:table-cell>
          <table:table-cell table:style-name="ce32" table:formula="of:=HEX2BIN([.I221];8)" office:value-type="string" office:string-value="00101110" calcext:value-type="string">
            <text:p>0010111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2" table:formula="of:=DEC2HEX([.E222];2)" office:value-type="string" office:string-value="DD" calcext:value-type="string">
            <text:p>DD</text:p>
          </table:table-cell>
          <table:table-cell table:style-name="ce22" office:value-type="float" office:value="221" calcext:value-type="float">
            <text:p>221</text:p>
          </table:table-cell>
          <table:table-cell table:style-name="ce29" table:formula="of:=CONCATENATE(&quot;UNIQUE_ID&quot;;DEC2HEX([.E222]-[.$E$209];1))" office:value-type="string" office:string-value="UNIQUE_IDD" calcext:value-type="string">
            <text:p>UNIQUE_IDD</text:p>
          </table:table-cell>
          <table:table-cell table:style-name="ce9" table:formula="of:=FLOOR([.E222]/16)" office:value-type="float" office:value="13" calcext:value-type="float">
            <text:p>13</text:p>
          </table:table-cell>
          <table:table-cell table:style-name="ce9" table:formula="of:=MOD([.E222];16)" office:value-type="float" office:value="13" calcext:value-type="float">
            <text:p>13</text:p>
          </table:table-cell>
          <table:table-cell table:style-name="ce9" table:formula="of:=MID(INDEX([.$B$1:.$B$16];[.G222]+1;0);[.H222]*2+1;2)" office:value-type="string" office:string-value="2e" calcext:value-type="string">
            <text:p>2e</text:p>
          </table:table-cell>
          <table:table-cell table:style-name="ce9" table:formula="of:=HEX2DEC([.I222])" office:value-type="float" office:value="46" calcext:value-type="float">
            <text:p>46</text:p>
          </table:table-cell>
          <table:table-cell table:style-name="ce32" table:formula="of:=HEX2BIN([.I222];8)" office:value-type="string" office:string-value="00101110" calcext:value-type="string">
            <text:p>0010111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2" table:formula="of:=DEC2HEX([.E223];2)" office:value-type="string" office:string-value="DE" calcext:value-type="string">
            <text:p>DE</text:p>
          </table:table-cell>
          <table:table-cell table:style-name="ce22" office:value-type="float" office:value="222" calcext:value-type="float">
            <text:p>222</text:p>
          </table:table-cell>
          <table:table-cell table:style-name="ce29" table:formula="of:=CONCATENATE(&quot;UNIQUE_ID&quot;;DEC2HEX([.E223]-[.$E$209];1))" office:value-type="string" office:string-value="UNIQUE_IDE" calcext:value-type="string">
            <text:p>UNIQUE_IDE</text:p>
          </table:table-cell>
          <table:table-cell table:style-name="ce9" table:formula="of:=FLOOR([.E223]/16)" office:value-type="float" office:value="13" calcext:value-type="float">
            <text:p>13</text:p>
          </table:table-cell>
          <table:table-cell table:style-name="ce9" table:formula="of:=MOD([.E223];16)" office:value-type="float" office:value="14" calcext:value-type="float">
            <text:p>14</text:p>
          </table:table-cell>
          <table:table-cell table:style-name="ce9" table:formula="of:=MID(INDEX([.$B$1:.$B$16];[.G223]+1;0);[.H223]*2+1;2)" office:value-type="string" office:string-value="09" calcext:value-type="string">
            <text:p>09</text:p>
          </table:table-cell>
          <table:table-cell table:style-name="ce9" table:formula="of:=HEX2DEC([.I223])" office:value-type="float" office:value="9" calcext:value-type="float">
            <text:p>9</text:p>
          </table:table-cell>
          <table:table-cell table:style-name="ce32" table:formula="of:=HEX2BIN([.I223];8)" office:value-type="string" office:string-value="00001001" calcext:value-type="string">
            <text:p>00001001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2" table:formula="of:=DEC2HEX([.E224];2)" office:value-type="string" office:string-value="DF" calcext:value-type="string">
            <text:p>DF</text:p>
          </table:table-cell>
          <table:table-cell table:style-name="ce22" office:value-type="float" office:value="223" calcext:value-type="float">
            <text:p>223</text:p>
          </table:table-cell>
          <table:table-cell table:style-name="ce29" table:formula="of:=CONCATENATE(&quot;UNIQUE_ID&quot;;DEC2HEX([.E224]-[.$E$209];1))" office:value-type="string" office:string-value="UNIQUE_IDF" calcext:value-type="string">
            <text:p>UNIQUE_IDF</text:p>
          </table:table-cell>
          <table:table-cell table:style-name="ce9" table:formula="of:=FLOOR([.E224]/16)" office:value-type="float" office:value="13" calcext:value-type="float">
            <text:p>13</text:p>
          </table:table-cell>
          <table:table-cell table:style-name="ce9" table:formula="of:=MOD([.E224];16)" office:value-type="float" office:value="15" calcext:value-type="float">
            <text:p>15</text:p>
          </table:table-cell>
          <table:table-cell table:style-name="ce9" table:formula="of:=MID(INDEX([.$B$1:.$B$16];[.G224]+1;0);[.H224]*2+1;2)" office:value-type="string" office:string-value="ff" calcext:value-type="string">
            <text:p>ff</text:p>
          </table:table-cell>
          <table:table-cell table:style-name="ce9" table:formula="of:=HEX2DEC([.I224])" office:value-type="float" office:value="255" calcext:value-type="float">
            <text:p>255</text:p>
          </table:table-cell>
          <table:table-cell table:style-name="ce32" table:formula="of:=HEX2BIN([.I224];8)" office:value-type="string" office:string-value="11111111" calcext:value-type="string">
            <text:p>11111111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25];2)" office:value-type="string" office:string-value="E0" calcext:value-type="string">
            <text:p>E0</text:p>
          </table:table-cell>
          <table:table-cell table:style-name="ce24" office:value-type="float" office:value="224" calcext:value-type="float">
            <text:p>224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25]/16)" office:value-type="float" office:value="14" calcext:value-type="float">
            <text:p>14</text:p>
          </table:table-cell>
          <table:table-cell table:style-name="ce9" table:formula="of:=MOD([.E225];16)" office:value-type="float" office:value="0" calcext:value-type="float">
            <text:p>0</text:p>
          </table:table-cell>
          <table:table-cell table:formula="of:=MID(INDEX([.$B$1:.$B$16];[.G225]+1;0);[.H225]*2+1;2)" office:value-type="string" office:string-value="00" calcext:value-type="string">
            <text:p>00</text:p>
          </table:table-cell>
          <table:table-cell table:style-name="ce30" table:formula="of:=HEX2DEC([.I225])" office:value-type="float" office:value="0" calcext:value-type="float">
            <text:p>0</text:p>
          </table:table-cell>
          <table:table-cell table:style-name="ce34" table:formula="of:=HEX2BIN([.I22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26];2)" office:value-type="string" office:string-value="E1" calcext:value-type="string">
            <text:p>E1</text:p>
          </table:table-cell>
          <table:table-cell table:style-name="ce24" office:value-type="float" office:value="225" calcext:value-type="float">
            <text:p>225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26]/16)" office:value-type="float" office:value="14" calcext:value-type="float">
            <text:p>14</text:p>
          </table:table-cell>
          <table:table-cell table:style-name="ce9" table:formula="of:=MOD([.E226];16)" office:value-type="float" office:value="1" calcext:value-type="float">
            <text:p>1</text:p>
          </table:table-cell>
          <table:table-cell table:formula="of:=MID(INDEX([.$B$1:.$B$16];[.G226]+1;0);[.H226]*2+1;2)" office:value-type="string" office:string-value="00" calcext:value-type="string">
            <text:p>00</text:p>
          </table:table-cell>
          <table:table-cell table:style-name="ce30" table:formula="of:=HEX2DEC([.I226])" office:value-type="float" office:value="0" calcext:value-type="float">
            <text:p>0</text:p>
          </table:table-cell>
          <table:table-cell table:style-name="ce34" table:formula="of:=HEX2BIN([.I226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27];2)" office:value-type="string" office:string-value="E2" calcext:value-type="string">
            <text:p>E2</text:p>
          </table:table-cell>
          <table:table-cell table:style-name="ce24" office:value-type="float" office:value="226" calcext:value-type="float">
            <text:p>226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27]/16)" office:value-type="float" office:value="14" calcext:value-type="float">
            <text:p>14</text:p>
          </table:table-cell>
          <table:table-cell table:style-name="ce9" table:formula="of:=MOD([.E227];16)" office:value-type="float" office:value="2" calcext:value-type="float">
            <text:p>2</text:p>
          </table:table-cell>
          <table:table-cell table:formula="of:=MID(INDEX([.$B$1:.$B$16];[.G227]+1;0);[.H227]*2+1;2)" office:value-type="string" office:string-value="00" calcext:value-type="string">
            <text:p>00</text:p>
          </table:table-cell>
          <table:table-cell table:style-name="ce30" table:formula="of:=HEX2DEC([.I227])" office:value-type="float" office:value="0" calcext:value-type="float">
            <text:p>0</text:p>
          </table:table-cell>
          <table:table-cell table:style-name="ce34" table:formula="of:=HEX2BIN([.I227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28];2)" office:value-type="string" office:string-value="E3" calcext:value-type="string">
            <text:p>E3</text:p>
          </table:table-cell>
          <table:table-cell table:style-name="ce24" office:value-type="float" office:value="227" calcext:value-type="float">
            <text:p>227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28]/16)" office:value-type="float" office:value="14" calcext:value-type="float">
            <text:p>14</text:p>
          </table:table-cell>
          <table:table-cell table:style-name="ce9" table:formula="of:=MOD([.E228];16)" office:value-type="float" office:value="3" calcext:value-type="float">
            <text:p>3</text:p>
          </table:table-cell>
          <table:table-cell table:formula="of:=MID(INDEX([.$B$1:.$B$16];[.G228]+1;0);[.H228]*2+1;2)" office:value-type="string" office:string-value="00" calcext:value-type="string">
            <text:p>00</text:p>
          </table:table-cell>
          <table:table-cell table:style-name="ce30" table:formula="of:=HEX2DEC([.I228])" office:value-type="float" office:value="0" calcext:value-type="float">
            <text:p>0</text:p>
          </table:table-cell>
          <table:table-cell table:style-name="ce34" table:formula="of:=HEX2BIN([.I22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29];2)" office:value-type="string" office:string-value="E4" calcext:value-type="string">
            <text:p>E4</text:p>
          </table:table-cell>
          <table:table-cell table:style-name="ce24" office:value-type="float" office:value="228" calcext:value-type="float">
            <text:p>228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29]/16)" office:value-type="float" office:value="14" calcext:value-type="float">
            <text:p>14</text:p>
          </table:table-cell>
          <table:table-cell table:style-name="ce9" table:formula="of:=MOD([.E229];16)" office:value-type="float" office:value="4" calcext:value-type="float">
            <text:p>4</text:p>
          </table:table-cell>
          <table:table-cell table:formula="of:=MID(INDEX([.$B$1:.$B$16];[.G229]+1;0);[.H229]*2+1;2)" office:value-type="string" office:string-value="00" calcext:value-type="string">
            <text:p>00</text:p>
          </table:table-cell>
          <table:table-cell table:style-name="ce30" table:formula="of:=HEX2DEC([.I229])" office:value-type="float" office:value="0" calcext:value-type="float">
            <text:p>0</text:p>
          </table:table-cell>
          <table:table-cell table:style-name="ce34" table:formula="of:=HEX2BIN([.I22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30];2)" office:value-type="string" office:string-value="E5" calcext:value-type="string">
            <text:p>E5</text:p>
          </table:table-cell>
          <table:table-cell table:style-name="ce24" office:value-type="float" office:value="229" calcext:value-type="float">
            <text:p>229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30]/16)" office:value-type="float" office:value="14" calcext:value-type="float">
            <text:p>14</text:p>
          </table:table-cell>
          <table:table-cell table:style-name="ce9" table:formula="of:=MOD([.E230];16)" office:value-type="float" office:value="5" calcext:value-type="float">
            <text:p>5</text:p>
          </table:table-cell>
          <table:table-cell table:formula="of:=MID(INDEX([.$B$1:.$B$16];[.G230]+1;0);[.H230]*2+1;2)" office:value-type="string" office:string-value="00" calcext:value-type="string">
            <text:p>00</text:p>
          </table:table-cell>
          <table:table-cell table:style-name="ce30" table:formula="of:=HEX2DEC([.I230])" office:value-type="float" office:value="0" calcext:value-type="float">
            <text:p>0</text:p>
          </table:table-cell>
          <table:table-cell table:style-name="ce34" table:formula="of:=HEX2BIN([.I230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31];2)" office:value-type="string" office:string-value="E6" calcext:value-type="string">
            <text:p>E6</text:p>
          </table:table-cell>
          <table:table-cell table:style-name="ce24" office:value-type="float" office:value="230" calcext:value-type="float">
            <text:p>230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31]/16)" office:value-type="float" office:value="14" calcext:value-type="float">
            <text:p>14</text:p>
          </table:table-cell>
          <table:table-cell table:style-name="ce9" table:formula="of:=MOD([.E231];16)" office:value-type="float" office:value="6" calcext:value-type="float">
            <text:p>6</text:p>
          </table:table-cell>
          <table:table-cell table:formula="of:=MID(INDEX([.$B$1:.$B$16];[.G231]+1;0);[.H231]*2+1;2)" office:value-type="string" office:string-value="00" calcext:value-type="string">
            <text:p>00</text:p>
          </table:table-cell>
          <table:table-cell table:style-name="ce30" table:formula="of:=HEX2DEC([.I231])" office:value-type="float" office:value="0" calcext:value-type="float">
            <text:p>0</text:p>
          </table:table-cell>
          <table:table-cell table:style-name="ce34" table:formula="of:=HEX2BIN([.I23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32];2)" office:value-type="string" office:string-value="E7" calcext:value-type="string">
            <text:p>E7</text:p>
          </table:table-cell>
          <table:table-cell table:style-name="ce24" office:value-type="float" office:value="231" calcext:value-type="float">
            <text:p>231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32]/16)" office:value-type="float" office:value="14" calcext:value-type="float">
            <text:p>14</text:p>
          </table:table-cell>
          <table:table-cell table:style-name="ce9" table:formula="of:=MOD([.E232];16)" office:value-type="float" office:value="7" calcext:value-type="float">
            <text:p>7</text:p>
          </table:table-cell>
          <table:table-cell table:formula="of:=MID(INDEX([.$B$1:.$B$16];[.G232]+1;0);[.H232]*2+1;2)" office:value-type="string" office:string-value="00" calcext:value-type="string">
            <text:p>00</text:p>
          </table:table-cell>
          <table:table-cell table:style-name="ce30" table:formula="of:=HEX2DEC([.I232])" office:value-type="float" office:value="0" calcext:value-type="float">
            <text:p>0</text:p>
          </table:table-cell>
          <table:table-cell table:style-name="ce34" table:formula="of:=HEX2BIN([.I23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33];2)" office:value-type="string" office:string-value="E8" calcext:value-type="string">
            <text:p>E8</text:p>
          </table:table-cell>
          <table:table-cell table:style-name="ce24" office:value-type="float" office:value="232" calcext:value-type="float">
            <text:p>232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33]/16)" office:value-type="float" office:value="14" calcext:value-type="float">
            <text:p>14</text:p>
          </table:table-cell>
          <table:table-cell table:style-name="ce9" table:formula="of:=MOD([.E233];16)" office:value-type="float" office:value="8" calcext:value-type="float">
            <text:p>8</text:p>
          </table:table-cell>
          <table:table-cell table:formula="of:=MID(INDEX([.$B$1:.$B$16];[.G233]+1;0);[.H233]*2+1;2)" office:value-type="string" office:string-value="00" calcext:value-type="string">
            <text:p>00</text:p>
          </table:table-cell>
          <table:table-cell table:style-name="ce30" table:formula="of:=HEX2DEC([.I233])" office:value-type="float" office:value="0" calcext:value-type="float">
            <text:p>0</text:p>
          </table:table-cell>
          <table:table-cell table:style-name="ce34" table:formula="of:=HEX2BIN([.I23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34];2)" office:value-type="string" office:string-value="E9" calcext:value-type="string">
            <text:p>E9</text:p>
          </table:table-cell>
          <table:table-cell table:style-name="ce24" office:value-type="float" office:value="233" calcext:value-type="float">
            <text:p>233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34]/16)" office:value-type="float" office:value="14" calcext:value-type="float">
            <text:p>14</text:p>
          </table:table-cell>
          <table:table-cell table:style-name="ce9" table:formula="of:=MOD([.E234];16)" office:value-type="float" office:value="9" calcext:value-type="float">
            <text:p>9</text:p>
          </table:table-cell>
          <table:table-cell table:formula="of:=MID(INDEX([.$B$1:.$B$16];[.G234]+1;0);[.H234]*2+1;2)" office:value-type="string" office:string-value="00" calcext:value-type="string">
            <text:p>00</text:p>
          </table:table-cell>
          <table:table-cell table:style-name="ce30" table:formula="of:=HEX2DEC([.I234])" office:value-type="float" office:value="0" calcext:value-type="float">
            <text:p>0</text:p>
          </table:table-cell>
          <table:table-cell table:style-name="ce34" table:formula="of:=HEX2BIN([.I23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35];2)" office:value-type="string" office:string-value="EA" calcext:value-type="string">
            <text:p>EA</text:p>
          </table:table-cell>
          <table:table-cell table:style-name="ce24" office:value-type="float" office:value="234" calcext:value-type="float">
            <text:p>234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35]/16)" office:value-type="float" office:value="14" calcext:value-type="float">
            <text:p>14</text:p>
          </table:table-cell>
          <table:table-cell table:style-name="ce9" table:formula="of:=MOD([.E235];16)" office:value-type="float" office:value="10" calcext:value-type="float">
            <text:p>10</text:p>
          </table:table-cell>
          <table:table-cell table:formula="of:=MID(INDEX([.$B$1:.$B$16];[.G235]+1;0);[.H235]*2+1;2)" office:value-type="string" office:string-value="00" calcext:value-type="string">
            <text:p>00</text:p>
          </table:table-cell>
          <table:table-cell table:style-name="ce30" table:formula="of:=HEX2DEC([.I235])" office:value-type="float" office:value="0" calcext:value-type="float">
            <text:p>0</text:p>
          </table:table-cell>
          <table:table-cell table:style-name="ce34" table:formula="of:=HEX2BIN([.I23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36];2)" office:value-type="string" office:string-value="EB" calcext:value-type="string">
            <text:p>EB</text:p>
          </table:table-cell>
          <table:table-cell table:style-name="ce24" office:value-type="float" office:value="235" calcext:value-type="float">
            <text:p>235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36]/16)" office:value-type="float" office:value="14" calcext:value-type="float">
            <text:p>14</text:p>
          </table:table-cell>
          <table:table-cell table:style-name="ce9" table:formula="of:=MOD([.E236];16)" office:value-type="float" office:value="11" calcext:value-type="float">
            <text:p>11</text:p>
          </table:table-cell>
          <table:table-cell table:formula="of:=MID(INDEX([.$B$1:.$B$16];[.G236]+1;0);[.H236]*2+1;2)" office:value-type="string" office:string-value="00" calcext:value-type="string">
            <text:p>00</text:p>
          </table:table-cell>
          <table:table-cell table:style-name="ce30" table:formula="of:=HEX2DEC([.I236])" office:value-type="float" office:value="0" calcext:value-type="float">
            <text:p>0</text:p>
          </table:table-cell>
          <table:table-cell table:style-name="ce34" table:formula="of:=HEX2BIN([.I236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37];2)" office:value-type="string" office:string-value="EC" calcext:value-type="string">
            <text:p>EC</text:p>
          </table:table-cell>
          <table:table-cell table:style-name="ce24" office:value-type="float" office:value="236" calcext:value-type="float">
            <text:p>236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37]/16)" office:value-type="float" office:value="14" calcext:value-type="float">
            <text:p>14</text:p>
          </table:table-cell>
          <table:table-cell table:style-name="ce9" table:formula="of:=MOD([.E237];16)" office:value-type="float" office:value="12" calcext:value-type="float">
            <text:p>12</text:p>
          </table:table-cell>
          <table:table-cell table:formula="of:=MID(INDEX([.$B$1:.$B$16];[.G237]+1;0);[.H237]*2+1;2)" office:value-type="string" office:string-value="00" calcext:value-type="string">
            <text:p>00</text:p>
          </table:table-cell>
          <table:table-cell table:style-name="ce30" table:formula="of:=HEX2DEC([.I237])" office:value-type="float" office:value="0" calcext:value-type="float">
            <text:p>0</text:p>
          </table:table-cell>
          <table:table-cell table:style-name="ce34" table:formula="of:=HEX2BIN([.I237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38];2)" office:value-type="string" office:string-value="ED" calcext:value-type="string">
            <text:p>ED</text:p>
          </table:table-cell>
          <table:table-cell table:style-name="ce24" office:value-type="float" office:value="237" calcext:value-type="float">
            <text:p>237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38]/16)" office:value-type="float" office:value="14" calcext:value-type="float">
            <text:p>14</text:p>
          </table:table-cell>
          <table:table-cell table:style-name="ce9" table:formula="of:=MOD([.E238];16)" office:value-type="float" office:value="13" calcext:value-type="float">
            <text:p>13</text:p>
          </table:table-cell>
          <table:table-cell table:formula="of:=MID(INDEX([.$B$1:.$B$16];[.G238]+1;0);[.H238]*2+1;2)" office:value-type="string" office:string-value="00" calcext:value-type="string">
            <text:p>00</text:p>
          </table:table-cell>
          <table:table-cell table:style-name="ce30" table:formula="of:=HEX2DEC([.I238])" office:value-type="float" office:value="0" calcext:value-type="float">
            <text:p>0</text:p>
          </table:table-cell>
          <table:table-cell table:style-name="ce34" table:formula="of:=HEX2BIN([.I23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39];2)" office:value-type="string" office:string-value="EE" calcext:value-type="string">
            <text:p>EE</text:p>
          </table:table-cell>
          <table:table-cell table:style-name="ce24" office:value-type="float" office:value="238" calcext:value-type="float">
            <text:p>238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39]/16)" office:value-type="float" office:value="14" calcext:value-type="float">
            <text:p>14</text:p>
          </table:table-cell>
          <table:table-cell table:style-name="ce9" table:formula="of:=MOD([.E239];16)" office:value-type="float" office:value="14" calcext:value-type="float">
            <text:p>14</text:p>
          </table:table-cell>
          <table:table-cell table:formula="of:=MID(INDEX([.$B$1:.$B$16];[.G239]+1;0);[.H239]*2+1;2)" office:value-type="string" office:string-value="00" calcext:value-type="string">
            <text:p>00</text:p>
          </table:table-cell>
          <table:table-cell table:style-name="ce30" table:formula="of:=HEX2DEC([.I239])" office:value-type="float" office:value="0" calcext:value-type="float">
            <text:p>0</text:p>
          </table:table-cell>
          <table:table-cell table:style-name="ce34" table:formula="of:=HEX2BIN([.I23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40];2)" office:value-type="string" office:string-value="EF" calcext:value-type="string">
            <text:p>EF</text:p>
          </table:table-cell>
          <table:table-cell table:style-name="ce24" office:value-type="float" office:value="239" calcext:value-type="float">
            <text:p>239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40]/16)" office:value-type="float" office:value="14" calcext:value-type="float">
            <text:p>14</text:p>
          </table:table-cell>
          <table:table-cell table:style-name="ce9" table:formula="of:=MOD([.E240];16)" office:value-type="float" office:value="15" calcext:value-type="float">
            <text:p>15</text:p>
          </table:table-cell>
          <table:table-cell table:formula="of:=MID(INDEX([.$B$1:.$B$16];[.G240]+1;0);[.H240]*2+1;2)" office:value-type="string" office:string-value="00" calcext:value-type="string">
            <text:p>00</text:p>
          </table:table-cell>
          <table:table-cell table:style-name="ce30" table:formula="of:=HEX2DEC([.I240])" office:value-type="float" office:value="0" calcext:value-type="float">
            <text:p>0</text:p>
          </table:table-cell>
          <table:table-cell table:style-name="ce34" table:formula="of:=HEX2BIN([.I240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41];2)" office:value-type="string" office:string-value="F0" calcext:value-type="string">
            <text:p>F0</text:p>
          </table:table-cell>
          <table:table-cell table:style-name="ce24" office:value-type="float" office:value="240" calcext:value-type="float">
            <text:p>240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41]/16)" office:value-type="float" office:value="15" calcext:value-type="float">
            <text:p>15</text:p>
          </table:table-cell>
          <table:table-cell table:style-name="ce9" table:formula="of:=MOD([.E241];16)" office:value-type="float" office:value="0" calcext:value-type="float">
            <text:p>0</text:p>
          </table:table-cell>
          <table:table-cell table:formula="of:=MID(INDEX([.$B$1:.$B$16];[.G241]+1;0);[.H241]*2+1;2)" office:value-type="string" office:string-value="00" calcext:value-type="string">
            <text:p>00</text:p>
          </table:table-cell>
          <table:table-cell table:style-name="ce30" table:formula="of:=HEX2DEC([.I241])" office:value-type="float" office:value="0" calcext:value-type="float">
            <text:p>0</text:p>
          </table:table-cell>
          <table:table-cell table:style-name="ce34" table:formula="of:=HEX2BIN([.I24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42];2)" office:value-type="string" office:string-value="F1" calcext:value-type="string">
            <text:p>F1</text:p>
          </table:table-cell>
          <table:table-cell table:style-name="ce24" office:value-type="float" office:value="241" calcext:value-type="float">
            <text:p>241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42]/16)" office:value-type="float" office:value="15" calcext:value-type="float">
            <text:p>15</text:p>
          </table:table-cell>
          <table:table-cell table:style-name="ce9" table:formula="of:=MOD([.E242];16)" office:value-type="float" office:value="1" calcext:value-type="float">
            <text:p>1</text:p>
          </table:table-cell>
          <table:table-cell table:formula="of:=MID(INDEX([.$B$1:.$B$16];[.G242]+1;0);[.H242]*2+1;2)" office:value-type="string" office:string-value="00" calcext:value-type="string">
            <text:p>00</text:p>
          </table:table-cell>
          <table:table-cell table:style-name="ce30" table:formula="of:=HEX2DEC([.I242])" office:value-type="float" office:value="0" calcext:value-type="float">
            <text:p>0</text:p>
          </table:table-cell>
          <table:table-cell table:style-name="ce34" table:formula="of:=HEX2BIN([.I24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43];2)" office:value-type="string" office:string-value="F2" calcext:value-type="string">
            <text:p>F2</text:p>
          </table:table-cell>
          <table:table-cell table:style-name="ce24" office:value-type="float" office:value="242" calcext:value-type="float">
            <text:p>242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43]/16)" office:value-type="float" office:value="15" calcext:value-type="float">
            <text:p>15</text:p>
          </table:table-cell>
          <table:table-cell table:style-name="ce9" table:formula="of:=MOD([.E243];16)" office:value-type="float" office:value="2" calcext:value-type="float">
            <text:p>2</text:p>
          </table:table-cell>
          <table:table-cell table:formula="of:=MID(INDEX([.$B$1:.$B$16];[.G243]+1;0);[.H243]*2+1;2)" office:value-type="string" office:string-value="00" calcext:value-type="string">
            <text:p>00</text:p>
          </table:table-cell>
          <table:table-cell table:style-name="ce30" table:formula="of:=HEX2DEC([.I243])" office:value-type="float" office:value="0" calcext:value-type="float">
            <text:p>0</text:p>
          </table:table-cell>
          <table:table-cell table:style-name="ce34" table:formula="of:=HEX2BIN([.I24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44];2)" office:value-type="string" office:string-value="F3" calcext:value-type="string">
            <text:p>F3</text:p>
          </table:table-cell>
          <table:table-cell table:style-name="ce24" office:value-type="float" office:value="243" calcext:value-type="float">
            <text:p>243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44]/16)" office:value-type="float" office:value="15" calcext:value-type="float">
            <text:p>15</text:p>
          </table:table-cell>
          <table:table-cell table:style-name="ce9" table:formula="of:=MOD([.E244];16)" office:value-type="float" office:value="3" calcext:value-type="float">
            <text:p>3</text:p>
          </table:table-cell>
          <table:table-cell table:formula="of:=MID(INDEX([.$B$1:.$B$16];[.G244]+1;0);[.H244]*2+1;2)" office:value-type="string" office:string-value="00" calcext:value-type="string">
            <text:p>00</text:p>
          </table:table-cell>
          <table:table-cell table:style-name="ce30" table:formula="of:=HEX2DEC([.I244])" office:value-type="float" office:value="0" calcext:value-type="float">
            <text:p>0</text:p>
          </table:table-cell>
          <table:table-cell table:style-name="ce34" table:formula="of:=HEX2BIN([.I24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45];2)" office:value-type="string" office:string-value="F4" calcext:value-type="string">
            <text:p>F4</text:p>
          </table:table-cell>
          <table:table-cell table:style-name="ce24" office:value-type="float" office:value="244" calcext:value-type="float">
            <text:p>244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45]/16)" office:value-type="float" office:value="15" calcext:value-type="float">
            <text:p>15</text:p>
          </table:table-cell>
          <table:table-cell table:style-name="ce9" table:formula="of:=MOD([.E245];16)" office:value-type="float" office:value="4" calcext:value-type="float">
            <text:p>4</text:p>
          </table:table-cell>
          <table:table-cell table:formula="of:=MID(INDEX([.$B$1:.$B$16];[.G245]+1;0);[.H245]*2+1;2)" office:value-type="string" office:string-value="00" calcext:value-type="string">
            <text:p>00</text:p>
          </table:table-cell>
          <table:table-cell table:style-name="ce30" table:formula="of:=HEX2DEC([.I245])" office:value-type="float" office:value="0" calcext:value-type="float">
            <text:p>0</text:p>
          </table:table-cell>
          <table:table-cell table:style-name="ce34" table:formula="of:=HEX2BIN([.I24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46];2)" office:value-type="string" office:string-value="F5" calcext:value-type="string">
            <text:p>F5</text:p>
          </table:table-cell>
          <table:table-cell table:style-name="ce24" office:value-type="float" office:value="245" calcext:value-type="float">
            <text:p>245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46]/16)" office:value-type="float" office:value="15" calcext:value-type="float">
            <text:p>15</text:p>
          </table:table-cell>
          <table:table-cell table:style-name="ce9" table:formula="of:=MOD([.E246];16)" office:value-type="float" office:value="5" calcext:value-type="float">
            <text:p>5</text:p>
          </table:table-cell>
          <table:table-cell table:formula="of:=MID(INDEX([.$B$1:.$B$16];[.G246]+1;0);[.H246]*2+1;2)" office:value-type="string" office:string-value="00" calcext:value-type="string">
            <text:p>00</text:p>
          </table:table-cell>
          <table:table-cell table:style-name="ce30" table:formula="of:=HEX2DEC([.I246])" office:value-type="float" office:value="0" calcext:value-type="float">
            <text:p>0</text:p>
          </table:table-cell>
          <table:table-cell table:style-name="ce34" table:formula="of:=HEX2BIN([.I246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47];2)" office:value-type="string" office:string-value="F6" calcext:value-type="string">
            <text:p>F6</text:p>
          </table:table-cell>
          <table:table-cell table:style-name="ce24" office:value-type="float" office:value="246" calcext:value-type="float">
            <text:p>246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47]/16)" office:value-type="float" office:value="15" calcext:value-type="float">
            <text:p>15</text:p>
          </table:table-cell>
          <table:table-cell table:style-name="ce9" table:formula="of:=MOD([.E247];16)" office:value-type="float" office:value="6" calcext:value-type="float">
            <text:p>6</text:p>
          </table:table-cell>
          <table:table-cell table:formula="of:=MID(INDEX([.$B$1:.$B$16];[.G247]+1;0);[.H247]*2+1;2)" office:value-type="string" office:string-value="00" calcext:value-type="string">
            <text:p>00</text:p>
          </table:table-cell>
          <table:table-cell table:style-name="ce30" table:formula="of:=HEX2DEC([.I247])" office:value-type="float" office:value="0" calcext:value-type="float">
            <text:p>0</text:p>
          </table:table-cell>
          <table:table-cell table:style-name="ce34" table:formula="of:=HEX2BIN([.I247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48];2)" office:value-type="string" office:string-value="F7" calcext:value-type="string">
            <text:p>F7</text:p>
          </table:table-cell>
          <table:table-cell table:style-name="ce24" office:value-type="float" office:value="247" calcext:value-type="float">
            <text:p>247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48]/16)" office:value-type="float" office:value="15" calcext:value-type="float">
            <text:p>15</text:p>
          </table:table-cell>
          <table:table-cell table:style-name="ce9" table:formula="of:=MOD([.E248];16)" office:value-type="float" office:value="7" calcext:value-type="float">
            <text:p>7</text:p>
          </table:table-cell>
          <table:table-cell table:formula="of:=MID(INDEX([.$B$1:.$B$16];[.G248]+1;0);[.H248]*2+1;2)" office:value-type="string" office:string-value="00" calcext:value-type="string">
            <text:p>00</text:p>
          </table:table-cell>
          <table:table-cell table:style-name="ce30" table:formula="of:=HEX2DEC([.I248])" office:value-type="float" office:value="0" calcext:value-type="float">
            <text:p>0</text:p>
          </table:table-cell>
          <table:table-cell table:style-name="ce34" table:formula="of:=HEX2BIN([.I248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49];2)" office:value-type="string" office:string-value="F8" calcext:value-type="string">
            <text:p>F8</text:p>
          </table:table-cell>
          <table:table-cell table:style-name="ce24" office:value-type="float" office:value="248" calcext:value-type="float">
            <text:p>248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49]/16)" office:value-type="float" office:value="15" calcext:value-type="float">
            <text:p>15</text:p>
          </table:table-cell>
          <table:table-cell table:style-name="ce9" table:formula="of:=MOD([.E249];16)" office:value-type="float" office:value="8" calcext:value-type="float">
            <text:p>8</text:p>
          </table:table-cell>
          <table:table-cell table:formula="of:=MID(INDEX([.$B$1:.$B$16];[.G249]+1;0);[.H249]*2+1;2)" office:value-type="string" office:string-value="00" calcext:value-type="string">
            <text:p>00</text:p>
          </table:table-cell>
          <table:table-cell table:style-name="ce30" table:formula="of:=HEX2DEC([.I249])" office:value-type="float" office:value="0" calcext:value-type="float">
            <text:p>0</text:p>
          </table:table-cell>
          <table:table-cell table:style-name="ce34" table:formula="of:=HEX2BIN([.I249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50];2)" office:value-type="string" office:string-value="F9" calcext:value-type="string">
            <text:p>F9</text:p>
          </table:table-cell>
          <table:table-cell table:style-name="ce24" office:value-type="float" office:value="249" calcext:value-type="float">
            <text:p>249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50]/16)" office:value-type="float" office:value="15" calcext:value-type="float">
            <text:p>15</text:p>
          </table:table-cell>
          <table:table-cell table:style-name="ce9" table:formula="of:=MOD([.E250];16)" office:value-type="float" office:value="9" calcext:value-type="float">
            <text:p>9</text:p>
          </table:table-cell>
          <table:table-cell table:formula="of:=MID(INDEX([.$B$1:.$B$16];[.G250]+1;0);[.H250]*2+1;2)" office:value-type="string" office:string-value="00" calcext:value-type="string">
            <text:p>00</text:p>
          </table:table-cell>
          <table:table-cell table:style-name="ce30" table:formula="of:=HEX2DEC([.I250])" office:value-type="float" office:value="0" calcext:value-type="float">
            <text:p>0</text:p>
          </table:table-cell>
          <table:table-cell table:style-name="ce34" table:formula="of:=HEX2BIN([.I250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51];2)" office:value-type="string" office:string-value="FA" calcext:value-type="string">
            <text:p>FA</text:p>
          </table:table-cell>
          <table:table-cell table:style-name="ce24" office:value-type="float" office:value="250" calcext:value-type="float">
            <text:p>250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51]/16)" office:value-type="float" office:value="15" calcext:value-type="float">
            <text:p>15</text:p>
          </table:table-cell>
          <table:table-cell table:style-name="ce9" table:formula="of:=MOD([.E251];16)" office:value-type="float" office:value="10" calcext:value-type="float">
            <text:p>10</text:p>
          </table:table-cell>
          <table:table-cell table:formula="of:=MID(INDEX([.$B$1:.$B$16];[.G251]+1;0);[.H251]*2+1;2)" office:value-type="string" office:string-value="00" calcext:value-type="string">
            <text:p>00</text:p>
          </table:table-cell>
          <table:table-cell table:style-name="ce30" table:formula="of:=HEX2DEC([.I251])" office:value-type="float" office:value="0" calcext:value-type="float">
            <text:p>0</text:p>
          </table:table-cell>
          <table:table-cell table:style-name="ce34" table:formula="of:=HEX2BIN([.I251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52];2)" office:value-type="string" office:string-value="FB" calcext:value-type="string">
            <text:p>FB</text:p>
          </table:table-cell>
          <table:table-cell table:style-name="ce24" office:value-type="float" office:value="251" calcext:value-type="float">
            <text:p>251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52]/16)" office:value-type="float" office:value="15" calcext:value-type="float">
            <text:p>15</text:p>
          </table:table-cell>
          <table:table-cell table:style-name="ce9" table:formula="of:=MOD([.E252];16)" office:value-type="float" office:value="11" calcext:value-type="float">
            <text:p>11</text:p>
          </table:table-cell>
          <table:table-cell table:formula="of:=MID(INDEX([.$B$1:.$B$16];[.G252]+1;0);[.H252]*2+1;2)" office:value-type="string" office:string-value="00" calcext:value-type="string">
            <text:p>00</text:p>
          </table:table-cell>
          <table:table-cell table:style-name="ce30" table:formula="of:=HEX2DEC([.I252])" office:value-type="float" office:value="0" calcext:value-type="float">
            <text:p>0</text:p>
          </table:table-cell>
          <table:table-cell table:style-name="ce34" table:formula="of:=HEX2BIN([.I252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53];2)" office:value-type="string" office:string-value="FC" calcext:value-type="string">
            <text:p>FC</text:p>
          </table:table-cell>
          <table:table-cell table:style-name="ce24" office:value-type="float" office:value="252" calcext:value-type="float">
            <text:p>252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53]/16)" office:value-type="float" office:value="15" calcext:value-type="float">
            <text:p>15</text:p>
          </table:table-cell>
          <table:table-cell table:style-name="ce9" table:formula="of:=MOD([.E253];16)" office:value-type="float" office:value="12" calcext:value-type="float">
            <text:p>12</text:p>
          </table:table-cell>
          <table:table-cell table:formula="of:=MID(INDEX([.$B$1:.$B$16];[.G253]+1;0);[.H253]*2+1;2)" office:value-type="string" office:string-value="00" calcext:value-type="string">
            <text:p>00</text:p>
          </table:table-cell>
          <table:table-cell table:style-name="ce30" table:formula="of:=HEX2DEC([.I253])" office:value-type="float" office:value="0" calcext:value-type="float">
            <text:p>0</text:p>
          </table:table-cell>
          <table:table-cell table:style-name="ce34" table:formula="of:=HEX2BIN([.I253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54];2)" office:value-type="string" office:string-value="FD" calcext:value-type="string">
            <text:p>FD</text:p>
          </table:table-cell>
          <table:table-cell table:style-name="ce24" office:value-type="float" office:value="253" calcext:value-type="float">
            <text:p>253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54]/16)" office:value-type="float" office:value="15" calcext:value-type="float">
            <text:p>15</text:p>
          </table:table-cell>
          <table:table-cell table:style-name="ce9" table:formula="of:=MOD([.E254];16)" office:value-type="float" office:value="13" calcext:value-type="float">
            <text:p>13</text:p>
          </table:table-cell>
          <table:table-cell table:formula="of:=MID(INDEX([.$B$1:.$B$16];[.G254]+1;0);[.H254]*2+1;2)" office:value-type="string" office:string-value="00" calcext:value-type="string">
            <text:p>00</text:p>
          </table:table-cell>
          <table:table-cell table:style-name="ce30" table:formula="of:=HEX2DEC([.I254])" office:value-type="float" office:value="0" calcext:value-type="float">
            <text:p>0</text:p>
          </table:table-cell>
          <table:table-cell table:style-name="ce34" table:formula="of:=HEX2BIN([.I254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55];2)" office:value-type="string" office:string-value="FE" calcext:value-type="string">
            <text:p>FE</text:p>
          </table:table-cell>
          <table:table-cell table:style-name="ce24" office:value-type="float" office:value="254" calcext:value-type="float">
            <text:p>254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55]/16)" office:value-type="float" office:value="15" calcext:value-type="float">
            <text:p>15</text:p>
          </table:table-cell>
          <table:table-cell table:style-name="ce9" table:formula="of:=MOD([.E255];16)" office:value-type="float" office:value="14" calcext:value-type="float">
            <text:p>14</text:p>
          </table:table-cell>
          <table:table-cell table:formula="of:=MID(INDEX([.$B$1:.$B$16];[.G255]+1;0);[.H255]*2+1;2)" office:value-type="string" office:string-value="00" calcext:value-type="string">
            <text:p>00</text:p>
          </table:table-cell>
          <table:table-cell table:style-name="ce30" table:formula="of:=HEX2DEC([.I255])" office:value-type="float" office:value="0" calcext:value-type="float">
            <text:p>0</text:p>
          </table:table-cell>
          <table:table-cell table:style-name="ce34" table:formula="of:=HEX2BIN([.I255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4" table:formula="of:=DEC2HEX([.E256];2)" office:value-type="string" office:string-value="FF" calcext:value-type="string">
            <text:p>FF</text:p>
          </table:table-cell>
          <table:table-cell table:style-name="ce24" office:value-type="float" office:value="255" calcext:value-type="float">
            <text:p>255</text:p>
          </table:table-cell>
          <table:table-cell table:style-name="ce28" office:value-type="string" calcext:value-type="string">
            <text:p>reserved</text:p>
          </table:table-cell>
          <table:table-cell table:style-name="ce9" table:formula="of:=FLOOR([.E256]/16)" office:value-type="float" office:value="15" calcext:value-type="float">
            <text:p>15</text:p>
          </table:table-cell>
          <table:table-cell table:style-name="ce9" table:formula="of:=MOD([.E256];16)" office:value-type="float" office:value="15" calcext:value-type="float">
            <text:p>15</text:p>
          </table:table-cell>
          <table:table-cell table:formula="of:=MID(INDEX([.$B$1:.$B$16];[.G256]+1;0);[.H256]*2+1;2)" office:value-type="string" office:string-value="00" calcext:value-type="string">
            <text:p>00</text:p>
          </table:table-cell>
          <table:table-cell table:style-name="ce30" table:formula="of:=HEX2DEC([.I256])" office:value-type="float" office:value="0" calcext:value-type="float">
            <text:p>0</text:p>
          </table:table-cell>
          <table:table-cell table:style-name="ce34" table:formula="of:=HEX2BIN([.I256];8)" office:value-type="string" office:string-value="00000000" calcext:value-type="string">
            <text:p>00000000</text:p>
          </table:table-cell>
          <table:table-cell table:number-columns-repeated="32"/>
        </table:table-row>
        <table:table-row table:style-name="ro1" table:number-rows-repeated="1048319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7">00/00/0000</text:date>, <text:time style:data-style-name="N2" text:time-value="13:40:40.665268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1:43:27.014618488</meta:creation-date>
    <dc:date>2018-01-17T16:52:10.814583867</dc:date>
    <meta:editing-duration>PT20H6M55S</meta:editing-duration>
    <meta:editing-cycles>8</meta:editing-cycles>
    <meta:generator>LibreOffice/5.4.2.2$Linux_X86_64 LibreOffice_project/40m0$Build-2</meta:generator>
    <meta:document-statistic meta:table-count="1" meta:cell-count="2671" meta:object-count="0"/>
  </office:meta>
</office:document-meta>
</file>